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101cm" style:rel-column-width="2489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3cm" style:rel-column-width="603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8a629ed" officeooo:paragraph-rsid="18a629ed" style:font-style-asian="italic" style:font-style-complex="italic"/>
    </style:style>
    <style:style style:name="P5" style:family="paragraph" style:parent-style-name="Text_20_body">
      <style:text-properties fo:font-style="italic" officeooo:rsid="18e87d0d" officeooo:paragraph-rsid="18e940a5" style:font-style-asian="italic" style:font-style-complex="italic"/>
    </style:style>
    <style:style style:name="P6" style:family="paragraph" style:parent-style-name="Text_20_body">
      <style:text-properties fo:font-style="italic" officeooo:rsid="18ee82d5" officeooo:paragraph-rsid="18ee82d5" style:font-style-asian="italic" style:font-style-complex="italic"/>
    </style:style>
    <style:style style:name="P7" style:family="paragraph" style:parent-style-name="Text_20_body">
      <style:text-properties fo:font-style="italic" officeooo:rsid="18f8f928" officeooo:paragraph-rsid="18f8f928" style:font-style-asian="italic" style:font-style-complex="italic"/>
    </style:style>
    <style:style style:name="P8" style:family="paragraph" style:parent-style-name="Text_20_body">
      <style:text-properties fo:font-style="italic" officeooo:rsid="18f8f928" officeooo:paragraph-rsid="1d721808" style:font-style-asian="italic" style:font-style-complex="italic"/>
    </style:style>
    <style:style style:name="P9" style:family="paragraph" style:parent-style-name="Text_20_body">
      <style:text-properties fo:font-style="italic" officeooo:rsid="19037035" officeooo:paragraph-rsid="19037035" style:font-style-asian="italic" style:font-style-complex="italic"/>
    </style:style>
    <style:style style:name="P10" style:family="paragraph" style:parent-style-name="Text_20_body">
      <style:text-properties fo:font-style="italic" officeooo:rsid="189c7ad6" officeooo:paragraph-rsid="18b133a2" style:font-style-asian="italic" style:font-style-complex="italic"/>
    </style:style>
    <style:style style:name="P11" style:family="paragraph" style:parent-style-name="Text_20_body">
      <style:text-properties fo:font-style="italic" officeooo:rsid="18e8f20c" officeooo:paragraph-rsid="18e940a5" style:font-style-asian="italic" style:font-style-complex="italic"/>
    </style:style>
    <style:style style:name="P12" style:family="paragraph" style:parent-style-name="Text_20_body">
      <style:text-properties fo:font-style="italic" officeooo:rsid="19682f89" officeooo:paragraph-rsid="19d3a8f0" style:font-style-asian="italic" style:font-style-complex="italic"/>
    </style:style>
    <style:style style:name="P13" style:family="paragraph" style:parent-style-name="Text_20_body">
      <style:text-properties fo:font-style="italic" officeooo:rsid="19cdc9f0" officeooo:paragraph-rsid="19cdc9f0" style:font-style-asian="italic" style:font-style-complex="italic"/>
    </style:style>
    <style:style style:name="P14" style:family="paragraph" style:parent-style-name="Text_20_body">
      <style:text-properties fo:font-style="italic" officeooo:rsid="1570c2b1" officeooo:paragraph-rsid="17205437" style:font-style-asian="italic" style:font-style-complex="italic"/>
    </style:style>
    <style:style style:name="P15" style:family="paragraph" style:parent-style-name="Text_20_body">
      <style:text-properties fo:font-style="italic" officeooo:rsid="15520144" officeooo:paragraph-rsid="17205437" style:font-style-asian="italic" style:font-style-complex="italic"/>
    </style:style>
    <style:style style:name="P16" style:family="paragraph" style:parent-style-name="Text_20_body">
      <style:text-properties fo:font-style="italic" officeooo:rsid="1a272546" officeooo:paragraph-rsid="1a272546" style:font-style-asian="italic" style:font-style-complex="italic"/>
    </style:style>
    <style:style style:name="P17" style:family="paragraph" style:parent-style-name="Text_20_body">
      <style:text-properties fo:font-style="italic" officeooo:rsid="1a03d4ff" officeooo:paragraph-rsid="19d3a8f0" style:font-style-asian="italic" style:font-style-complex="italic"/>
    </style:style>
    <style:style style:name="P18" style:family="paragraph" style:parent-style-name="Text_20_body">
      <style:text-properties fo:font-style="italic" officeooo:rsid="19168136" officeooo:paragraph-rsid="1aac0adc" style:font-style-asian="italic" style:font-style-complex="italic"/>
    </style:style>
    <style:style style:name="P19" style:family="paragraph" style:parent-style-name="Text_20_body">
      <style:text-properties fo:font-style="italic" officeooo:rsid="15426ded" officeooo:paragraph-rsid="1aac0adc" style:font-style-asian="italic" style:font-style-complex="italic"/>
    </style:style>
    <style:style style:name="P20" style:family="paragraph" style:parent-style-name="Text_20_body">
      <style:text-properties fo:font-style="italic" officeooo:rsid="17f2c093" officeooo:paragraph-rsid="1aa9a78a" style:font-style-asian="italic" style:font-style-complex="italic"/>
    </style:style>
    <style:style style:name="P21" style:family="paragraph" style:parent-style-name="Text_20_body">
      <style:text-properties fo:font-style="italic" officeooo:rsid="1a579e39" officeooo:paragraph-rsid="1a59fbf0" style:font-style-asian="italic" style:font-style-complex="italic"/>
    </style:style>
    <style:style style:name="P22" style:family="paragraph" style:parent-style-name="Text_20_body">
      <style:text-properties fo:font-style="italic" officeooo:rsid="190d6d44" officeooo:paragraph-rsid="1aac0adc" style:font-style-asian="italic" style:font-style-complex="italic"/>
    </style:style>
    <style:style style:name="P23" style:family="paragraph" style:parent-style-name="Text_20_body">
      <style:text-properties fo:font-style="italic" officeooo:rsid="19100872" officeooo:paragraph-rsid="1aac0adc" style:font-style-asian="italic" style:font-style-complex="italic"/>
    </style:style>
    <style:style style:name="P24" style:family="paragraph" style:parent-style-name="Text_20_body">
      <style:text-properties fo:font-style="italic" officeooo:rsid="1543b540" officeooo:paragraph-rsid="1aac0adc" style:font-style-asian="italic" style:font-style-complex="italic"/>
    </style:style>
    <style:style style:name="P25" style:family="paragraph" style:parent-style-name="Text_20_body">
      <style:text-properties fo:font-style="italic" officeooo:rsid="196af6b0" officeooo:paragraph-rsid="1aac0adc" style:font-style-asian="italic" style:font-style-complex="italic"/>
    </style:style>
    <style:style style:name="P26" style:family="paragraph" style:parent-style-name="Text_20_body">
      <style:text-properties fo:font-style="italic" officeooo:rsid="182b2710" officeooo:paragraph-rsid="1aac0adc" style:font-style-asian="italic" style:font-style-complex="italic"/>
    </style:style>
    <style:style style:name="P27" style:family="paragraph" style:parent-style-name="Text_20_body">
      <style:text-properties fo:font-style="italic" officeooo:rsid="17b74c9b" officeooo:paragraph-rsid="1aac0adc" style:font-style-asian="italic" style:font-style-complex="italic"/>
    </style:style>
    <style:style style:name="P28" style:family="paragraph" style:parent-style-name="Text_20_body">
      <style:text-properties fo:font-style="italic" officeooo:rsid="17aa0a03" officeooo:paragraph-rsid="1aac0adc" style:font-style-asian="italic" style:font-style-complex="italic"/>
    </style:style>
    <style:style style:name="P29" style:family="paragraph" style:parent-style-name="Text_20_body">
      <style:text-properties fo:font-style="italic" officeooo:rsid="17aaa137" officeooo:paragraph-rsid="1aac0adc" style:font-style-asian="italic" style:font-style-complex="italic"/>
    </style:style>
    <style:style style:name="P30" style:family="paragraph" style:parent-style-name="Text_20_body">
      <style:text-properties fo:font-style="italic" officeooo:rsid="192ade04" officeooo:paragraph-rsid="1aac0adc" style:font-style-asian="italic" style:font-style-complex="italic"/>
    </style:style>
    <style:style style:name="P31" style:family="paragraph" style:parent-style-name="Text_20_body">
      <style:text-properties fo:font-style="italic" officeooo:rsid="1b8dcbac" officeooo:paragraph-rsid="1b8dcbac" style:font-style-asian="italic" style:font-style-complex="italic"/>
    </style:style>
    <style:style style:name="P32" style:family="paragraph" style:parent-style-name="Text_20_body">
      <style:text-properties fo:font-style="italic" officeooo:rsid="1b99ed7e" officeooo:paragraph-rsid="1b99ed7e" style:font-style-asian="italic" style:font-style-complex="italic"/>
    </style:style>
    <style:style style:name="P33" style:family="paragraph" style:parent-style-name="Text_20_body">
      <style:text-properties fo:font-style="italic" officeooo:rsid="1bca54bf" officeooo:paragraph-rsid="1bca54bf" style:font-style-asian="italic" style:font-style-complex="italic"/>
    </style:style>
    <style:style style:name="P34" style:family="paragraph" style:parent-style-name="Text_20_body">
      <style:text-properties fo:font-style="italic" officeooo:rsid="15b247f5" officeooo:paragraph-rsid="17205437" style:font-style-asian="italic" style:font-style-complex="italic"/>
    </style:style>
    <style:style style:name="P35" style:family="paragraph" style:parent-style-name="Text_20_body">
      <style:text-properties fo:font-style="italic" officeooo:rsid="1c32db2b" officeooo:paragraph-rsid="1c32db2b" style:font-style-asian="italic" style:font-style-complex="italic"/>
    </style:style>
    <style:style style:name="P36" style:family="paragraph" style:parent-style-name="Text_20_body">
      <style:text-properties fo:font-style="italic" officeooo:rsid="1c82dd2c" officeooo:paragraph-rsid="1c9dbd6e" style:font-style-asian="italic" style:font-style-complex="italic"/>
    </style:style>
    <style:style style:name="P37" style:family="paragraph" style:parent-style-name="Text_20_body">
      <style:text-properties fo:font-style="italic" officeooo:rsid="1c82dd2c" officeooo:paragraph-rsid="1d4999ce" style:font-style-asian="italic" style:font-style-complex="italic"/>
    </style:style>
    <style:style style:name="P38" style:family="paragraph" style:parent-style-name="Text_20_body">
      <style:text-properties fo:font-style="italic" officeooo:rsid="15ac19ce" officeooo:paragraph-rsid="17205437" style:font-style-asian="italic" style:font-style-complex="italic"/>
    </style:style>
    <style:style style:name="P39" style:family="paragraph" style:parent-style-name="Text_20_body">
      <style:text-properties fo:font-style="italic" officeooo:rsid="1caa881e" officeooo:paragraph-rsid="1caa881e" style:font-style-asian="italic" style:font-style-complex="italic"/>
    </style:style>
    <style:style style:name="P40" style:family="paragraph" style:parent-style-name="Text_20_body">
      <style:text-properties fo:font-style="italic" officeooo:rsid="1c9e1742" officeooo:paragraph-rsid="1d121150" style:font-style-asian="italic" style:font-style-complex="italic"/>
    </style:style>
    <style:style style:name="P41" style:family="paragraph" style:parent-style-name="Text_20_body">
      <style:text-properties fo:font-style="italic" officeooo:rsid="1c9e1742" officeooo:paragraph-rsid="1c9e1742" style:font-style-asian="italic" style:font-style-complex="italic"/>
    </style:style>
    <style:style style:name="P42" style:family="paragraph" style:parent-style-name="Text_20_body">
      <style:text-properties fo:font-style="italic" officeooo:rsid="1d11737a" officeooo:paragraph-rsid="1d11737a" style:font-style-asian="italic" style:font-style-complex="italic"/>
    </style:style>
    <style:style style:name="P43" style:family="paragraph" style:parent-style-name="Text_20_body">
      <style:text-properties fo:font-style="italic" officeooo:rsid="1d11737a" officeooo:paragraph-rsid="1d121150" style:font-style-asian="italic" style:font-style-complex="italic"/>
    </style:style>
    <style:style style:name="P44" style:family="paragraph" style:parent-style-name="Text_20_body">
      <style:text-properties fo:font-style="italic" officeooo:rsid="1d1a7fb6" officeooo:paragraph-rsid="1d1a7fb6" style:font-style-asian="italic" style:font-style-complex="italic"/>
    </style:style>
    <style:style style:name="P45" style:family="paragraph" style:parent-style-name="Text_20_body">
      <style:text-properties fo:font-style="italic" officeooo:rsid="1d67446e" officeooo:paragraph-rsid="1d67446e" style:font-style-asian="italic" style:font-style-complex="italic"/>
    </style:style>
    <style:style style:name="P46" style:family="paragraph" style:parent-style-name="Text_20_body">
      <style:text-properties fo:font-style="italic" officeooo:rsid="1d69db0a" officeooo:paragraph-rsid="1d69db0a" style:font-style-asian="italic" style:font-style-complex="italic"/>
    </style:style>
    <style:style style:name="P47" style:family="paragraph" style:parent-style-name="Text_20_body">
      <style:text-properties fo:font-style="italic" officeooo:rsid="1d7e301a" officeooo:paragraph-rsid="1da85e96" style:font-style-asian="italic" style:font-style-complex="italic"/>
    </style:style>
    <style:style style:name="P48" style:family="paragraph" style:parent-style-name="Text_20_body">
      <style:text-properties fo:font-style="italic" officeooo:rsid="1d997504" officeooo:paragraph-rsid="1d997504" style:font-style-asian="italic" style:font-style-complex="italic"/>
    </style:style>
    <style:style style:name="P49" style:family="paragraph" style:parent-style-name="Text_20_body">
      <style:text-properties fo:font-style="italic" officeooo:rsid="1d3968dc" officeooo:paragraph-rsid="1d3968dc" style:font-style-asian="italic" style:font-style-complex="italic"/>
    </style:style>
    <style:style style:name="P50" style:family="paragraph" style:parent-style-name="Text_20_body">
      <style:text-properties fo:font-style="italic" officeooo:rsid="1a463594" officeooo:paragraph-rsid="17205437" style:font-style-asian="italic" style:font-style-complex="italic"/>
    </style:style>
    <style:style style:name="P51" style:family="paragraph" style:parent-style-name="Text_20_body">
      <style:text-properties fo:font-style="italic" officeooo:rsid="15e6b6dc" officeooo:paragraph-rsid="17205437" style:font-style-asian="italic" style:font-style-complex="italic"/>
    </style:style>
    <style:style style:name="P52" style:family="paragraph" style:parent-style-name="Text_20_body">
      <style:text-properties fo:font-style="italic" style:text-underline-style="none" officeooo:rsid="1779b628" officeooo:paragraph-rsid="1779b628" style:font-style-asian="italic" style:font-style-complex="italic"/>
    </style:style>
    <style:style style:name="P53" style:family="paragraph" style:parent-style-name="Text_20_body">
      <style:text-properties fo:language="cs" fo:country="CZ" fo:font-style="italic" officeooo:rsid="176aaf3b" officeooo:paragraph-rsid="176aaf3b" style:font-style-asian="italic" style:font-style-complex="italic"/>
    </style:style>
    <style:style style:name="P54" style:family="paragraph" style:parent-style-name="Text_20_body">
      <style:text-properties fo:language="cs" fo:country="CZ" fo:font-style="italic" officeooo:rsid="1ad54024" officeooo:paragraph-rsid="1ad54024" style:font-style-asian="italic" style:font-style-complex="italic"/>
    </style:style>
    <style:style style:name="P55" style:family="paragraph" style:parent-style-name="Text_20_body">
      <style:text-properties fo:language="cs" fo:country="CZ" fo:font-style="italic" officeooo:rsid="1b5e1c0d" officeooo:paragraph-rsid="1b5e1c0d" style:font-style-asian="italic" style:font-style-complex="italic"/>
    </style:style>
    <style:style style:name="P56"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57" style:family="paragraph" style:parent-style-name="Text_20_body">
      <style:text-properties fo:font-style="normal" officeooo:rsid="1533b4e0" officeooo:paragraph-rsid="17205437" style:font-style-asian="normal" style:font-style-complex="normal"/>
    </style:style>
    <style:style style:name="P58" style:family="paragraph" style:parent-style-name="Text_20_body">
      <style:text-properties fo:font-style="normal" officeooo:rsid="1b6e1d4e" officeooo:paragraph-rsid="1b6e1d4e" style:font-style-asian="normal" style:font-style-complex="normal"/>
    </style:style>
    <style:style style:name="P59" style:family="paragraph" style:parent-style-name="Text_20_body">
      <style:text-properties fo:font-style="normal" officeooo:rsid="191f564a" officeooo:paragraph-rsid="1b7638ff" style:font-style-asian="normal" style:font-style-complex="normal"/>
    </style:style>
    <style:style style:name="P60" style:family="paragraph" style:parent-style-name="Text_20_body">
      <style:text-properties fo:font-style="normal" officeooo:rsid="1d1a6e80" officeooo:paragraph-rsid="1d1a6e80" style:font-style-asian="normal" style:font-style-complex="normal"/>
    </style:style>
    <style:style style:name="P61" style:family="paragraph" style:parent-style-name="Text_20_body">
      <style:text-properties fo:font-style="normal" officeooo:rsid="1d8a2e78" officeooo:paragraph-rsid="1d8a2e78" style:font-style-asian="normal" style:font-style-complex="normal"/>
    </style:style>
    <style:style style:name="P6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4"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7"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68"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69"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0"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1" style:family="paragraph" style:parent-style-name="Text_20_body">
      <style:text-properties officeooo:paragraph-rsid="17205437"/>
    </style:style>
    <style:style style:name="P72" style:family="paragraph" style:parent-style-name="Text_20_body">
      <style:text-properties officeooo:rsid="160397eb" officeooo:paragraph-rsid="17205437"/>
    </style:style>
    <style:style style:name="P73" style:family="paragraph" style:parent-style-name="Text_20_body">
      <style:text-properties officeooo:rsid="160397eb" officeooo:paragraph-rsid="1cf1f7ac"/>
    </style:style>
    <style:style style:name="P74" style:family="paragraph" style:parent-style-name="Text_20_body">
      <style:text-properties officeooo:rsid="160397eb" officeooo:paragraph-rsid="1d33530c"/>
    </style:style>
    <style:style style:name="P75" style:family="paragraph" style:parent-style-name="Text_20_body">
      <style:text-properties officeooo:rsid="160397eb" officeooo:paragraph-rsid="1df010fc"/>
    </style:style>
    <style:style style:name="P76" style:family="paragraph" style:parent-style-name="Text_20_body">
      <style:text-properties officeooo:rsid="160397eb" officeooo:paragraph-rsid="1e30a59e"/>
    </style:style>
    <style:style style:name="P77" style:family="paragraph" style:parent-style-name="Text_20_body">
      <style:text-properties officeooo:rsid="160397eb" officeooo:paragraph-rsid="1f7f789a"/>
    </style:style>
    <style:style style:name="P78" style:family="paragraph" style:parent-style-name="Text_20_body">
      <style:text-properties officeooo:rsid="142dd805" officeooo:paragraph-rsid="17205437"/>
    </style:style>
    <style:style style:name="P79" style:family="paragraph" style:parent-style-name="Text_20_body">
      <style:text-properties officeooo:rsid="1470ab33" officeooo:paragraph-rsid="17205437"/>
    </style:style>
    <style:style style:name="P80" style:family="paragraph" style:parent-style-name="Text_20_body">
      <style:text-properties officeooo:rsid="12bd1159" officeooo:paragraph-rsid="17205437"/>
    </style:style>
    <style:style style:name="P81" style:family="paragraph" style:parent-style-name="Text_20_body">
      <style:text-properties officeooo:rsid="17d7660b" officeooo:paragraph-rsid="17d7660b"/>
    </style:style>
    <style:style style:name="P82" style:family="paragraph" style:parent-style-name="Text_20_body">
      <style:text-properties style:font-name="Georgia3"/>
    </style:style>
    <style:style style:name="P83"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4"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5" style:family="paragraph" style:parent-style-name="Text_20_body">
      <style:text-properties officeooo:rsid="18b5f457" officeooo:paragraph-rsid="18b5f457"/>
    </style:style>
    <style:style style:name="P86" style:family="paragraph" style:parent-style-name="Text_20_body">
      <style:text-properties officeooo:rsid="191f564a" officeooo:paragraph-rsid="191f564a"/>
    </style:style>
    <style:style style:name="P87" style:family="paragraph" style:parent-style-name="Text_20_body">
      <style:text-properties officeooo:rsid="1215a39f" officeooo:paragraph-rsid="17205437"/>
    </style:style>
    <style:style style:name="P88" style:family="paragraph" style:parent-style-name="Text_20_body">
      <style:text-properties officeooo:paragraph-rsid="19dd4a30"/>
    </style:style>
    <style:style style:name="P89" style:family="paragraph" style:parent-style-name="Text_20_body">
      <style:text-properties officeooo:paragraph-rsid="1a69b621"/>
    </style:style>
    <style:style style:name="P90" style:family="paragraph" style:parent-style-name="Text_20_body">
      <style:text-properties officeooo:rsid="17beb1df" officeooo:paragraph-rsid="1aac0adc"/>
    </style:style>
    <style:style style:name="P91" style:family="paragraph" style:parent-style-name="Text_20_body">
      <style:text-properties officeooo:paragraph-rsid="1a0cd988"/>
    </style:style>
    <style:style style:name="P92" style:family="paragraph" style:parent-style-name="Text_20_body">
      <style:text-properties officeooo:rsid="18059df4" officeooo:paragraph-rsid="1aaab28b"/>
    </style:style>
    <style:style style:name="P93" style:family="paragraph" style:parent-style-name="Text_20_body">
      <style:text-properties fo:font-weight="bold" officeooo:rsid="18162dee" officeooo:paragraph-rsid="1aac0adc" style:font-weight-asian="bold" style:font-weight-complex="bold"/>
    </style:style>
    <style:style style:name="P94" style:family="paragraph" style:parent-style-name="Text_20_body">
      <style:text-properties fo:font-weight="bold" officeooo:rsid="1b155c13" officeooo:paragraph-rsid="1b155c13" style:font-weight-asian="bold" style:font-weight-complex="bold"/>
    </style:style>
    <style:style style:name="P95" style:family="paragraph" style:parent-style-name="Text_20_body">
      <style:text-properties fo:font-weight="bold" officeooo:rsid="1c1ff74f" officeooo:paragraph-rsid="1c1ff74f" style:font-weight-asian="bold" style:font-weight-complex="bold"/>
    </style:style>
    <style:style style:name="P96" style:family="paragraph" style:parent-style-name="Text_20_body">
      <style:text-properties fo:font-weight="bold" officeooo:rsid="147f0178" officeooo:paragraph-rsid="177bac92" style:font-weight-asian="bold" style:font-weight-complex="bold"/>
    </style:style>
    <style:style style:name="P97" style:family="paragraph" style:parent-style-name="Text_20_body">
      <style:text-properties fo:font-weight="bold" officeooo:rsid="19435a84" officeooo:paragraph-rsid="19435a84" style:font-weight-asian="bold" style:font-weight-complex="bold"/>
    </style:style>
    <style:style style:name="P98" style:family="paragraph" style:parent-style-name="Text_20_body">
      <style:text-properties officeooo:rsid="14b72b10" officeooo:paragraph-rsid="1aac0adc"/>
    </style:style>
    <style:style style:name="P99" style:family="paragraph" style:parent-style-name="Text_20_body">
      <style:text-properties officeooo:rsid="1828bdf5" officeooo:paragraph-rsid="1aac0adc"/>
    </style:style>
    <style:style style:name="P100" style:family="paragraph" style:parent-style-name="Text_20_body">
      <style:text-properties officeooo:rsid="179fb25b" officeooo:paragraph-rsid="1aac0adc"/>
    </style:style>
    <style:style style:name="P101" style:family="paragraph" style:parent-style-name="Text_20_body">
      <style:text-properties officeooo:rsid="14c38be7" officeooo:paragraph-rsid="1a66f08b"/>
    </style:style>
    <style:style style:name="P102" style:family="paragraph" style:parent-style-name="Text_20_body">
      <style:text-properties officeooo:rsid="1521bb62" officeooo:paragraph-rsid="1b1a5bf4"/>
    </style:style>
    <style:style style:name="P103" style:family="paragraph" style:parent-style-name="Text_20_body">
      <style:text-properties officeooo:rsid="1b611a13" officeooo:paragraph-rsid="1b611a13"/>
    </style:style>
    <style:style style:name="P104" style:family="paragraph" style:parent-style-name="Text_20_body">
      <style:text-properties officeooo:rsid="1b7028ed" officeooo:paragraph-rsid="1b7028ed"/>
    </style:style>
    <style:style style:name="P105" style:family="paragraph" style:parent-style-name="Text_20_body">
      <style:text-properties officeooo:rsid="14f3c9c1" officeooo:paragraph-rsid="17205437"/>
    </style:style>
    <style:style style:name="P106" style:family="paragraph" style:parent-style-name="Text_20_body">
      <style:text-properties officeooo:paragraph-rsid="1cba1e95"/>
    </style:style>
    <style:style style:name="P107" style:family="paragraph" style:parent-style-name="Text_20_body">
      <style:text-properties officeooo:paragraph-rsid="1d11026e"/>
    </style:style>
    <style:style style:name="P108" style:family="paragraph" style:parent-style-name="Text_20_body">
      <style:text-properties fo:color="#007fff" fo:font-style="normal" style:text-underline-style="none" officeooo:rsid="1d008339" officeooo:paragraph-rsid="1d008339" style:font-style-asian="normal" style:font-style-complex="normal"/>
    </style:style>
    <style:style style:name="P109" style:family="paragraph" style:parent-style-name="Text_20_body">
      <style:text-properties fo:language="en" fo:country="US" fo:font-style="italic" officeooo:rsid="1d7874ab" officeooo:paragraph-rsid="1d7874ab" style:font-style-asian="italic" style:font-style-complex="italic"/>
    </style:style>
    <style:style style:name="P110" style:family="paragraph" style:parent-style-name="Text_20_body">
      <style:text-properties officeooo:rsid="1471fc0d" officeooo:paragraph-rsid="1e573006"/>
    </style:style>
    <style:style style:name="P111" style:family="paragraph" style:parent-style-name="Text_20_body">
      <style:text-properties officeooo:rsid="1e650113" officeooo:paragraph-rsid="1e650113"/>
    </style:style>
    <style:style style:name="P112" style:family="paragraph" style:parent-style-name="Text_20_body">
      <style:text-properties officeooo:rsid="1ac3a729" officeooo:paragraph-rsid="1eae0bfd"/>
    </style:style>
    <style:style style:name="P113" style:family="paragraph" style:parent-style-name="Text_20_body">
      <style:text-properties officeooo:paragraph-rsid="1a894516"/>
    </style:style>
    <style:style style:name="P114" style:family="paragraph" style:parent-style-name="Text_20_body">
      <style:text-properties officeooo:rsid="19306b54" officeooo:paragraph-rsid="19306b54"/>
    </style:style>
    <style:style style:name="P115" style:family="paragraph" style:parent-style-name="Text_20_body">
      <style:text-properties officeooo:rsid="1d433671" officeooo:paragraph-rsid="1f6bfdc1"/>
    </style:style>
    <style:style style:name="P116" style:family="paragraph" style:parent-style-name="Text_20_body">
      <style:text-properties officeooo:paragraph-rsid="1b676195"/>
    </style:style>
    <style:style style:name="P117" style:family="paragraph" style:parent-style-name="Text_20_body">
      <style:text-properties officeooo:paragraph-rsid="1f77660e"/>
    </style:style>
    <style:style style:name="P118" style:family="paragraph" style:parent-style-name="Text_20_body">
      <style:text-properties officeooo:rsid="1d8fe60c" officeooo:paragraph-rsid="1d8fe60c"/>
    </style:style>
    <style:style style:name="P119" style:family="paragraph" style:parent-style-name="Text_20_body">
      <style:text-properties officeooo:rsid="1ff514e4" officeooo:paragraph-rsid="1ff514e4"/>
    </style:style>
    <style:style style:name="P12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2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23"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24" style:family="paragraph" style:parent-style-name="Standard">
      <style:paragraph-properties fo:text-align="center" style:justify-single-word="false"/>
      <style:text-properties style:font-name="Georgia3" officeooo:rsid="057aae1d" officeooo:paragraph-rsid="057aae1d"/>
    </style:style>
    <style:style style:name="P125" style:family="paragraph" style:parent-style-name="Example_20_Header">
      <style:text-properties officeooo:paragraph-rsid="0ce95318"/>
    </style:style>
    <style:style style:name="P126" style:family="paragraph" style:parent-style-name="Text_20_Body_20_Full_20_Page">
      <style:text-properties officeooo:paragraph-rsid="17205437"/>
    </style:style>
    <style:style style:name="P127" style:family="paragraph" style:parent-style-name="Text_20_body">
      <style:paragraph-properties fo:margin-left="0cm" fo:margin-right="0cm" fo:text-indent="0cm" style:auto-text-indent="false"/>
      <style:text-properties officeooo:rsid="160397eb" officeooo:paragraph-rsid="1cc64564"/>
    </style:style>
    <style:style style:name="P128"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29" style:family="paragraph" style:parent-style-name="Table_20_Contents">
      <style:text-properties fo:font-style="normal" officeooo:rsid="1ff80449" officeooo:paragraph-rsid="1ffa3fc7" style:font-style-asian="normal" style:font-style-complex="normal"/>
    </style:style>
    <style:style style:name="P130" style:family="paragraph" style:parent-style-name="Table_20_Contents">
      <style:text-properties fo:font-style="normal" officeooo:rsid="2010415d" officeooo:paragraph-rsid="1ffa3fc7" style:font-style-asian="normal" style:font-style-complex="normal"/>
    </style:style>
    <style:style style:name="P131" style:family="paragraph" style:parent-style-name="Table_20_Contents">
      <style:text-properties fo:font-style="normal" officeooo:rsid="2010415d" officeooo:paragraph-rsid="2010415d" style:font-style-asian="normal" style:font-style-complex="normal"/>
    </style:style>
    <style:style style:name="P132"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33"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34"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rsid="1ff514e4" officeooo:paragraph-rsid="1ff514e4"/>
    </style:style>
    <style:style style:name="P137" style:family="paragraph" style:parent-style-name="Table_20_Contents">
      <style:paragraph-properties fo:text-align="center" style:justify-single-word="false"/>
      <style:text-properties officeooo:rsid="1ffa3fc7" officeooo:paragraph-rsid="1ffa3fc7"/>
    </style:style>
    <style:style style:name="P138" style:family="paragraph" style:parent-style-name="Table_20_Contents">
      <style:paragraph-properties fo:text-align="center" style:justify-single-word="false"/>
      <style:text-properties officeooo:rsid="1ffb9ff7" officeooo:paragraph-rsid="1ffb9ff7"/>
    </style:style>
    <style:style style:name="P139" style:family="paragraph" style:parent-style-name="Table_20_Contents">
      <style:paragraph-properties fo:text-align="center" style:justify-single-word="false"/>
      <style:text-properties officeooo:rsid="1ffbbadf" officeooo:paragraph-rsid="1ffbbadf"/>
    </style:style>
    <style:style style:name="P140" style:family="paragraph" style:parent-style-name="Table_20_Contents">
      <style:paragraph-properties fo:text-align="center" style:justify-single-word="false"/>
      <style:text-properties officeooo:rsid="1ffce479" officeooo:paragraph-rsid="1ffce479"/>
    </style:style>
    <style:style style:name="P141" style:family="paragraph" style:parent-style-name="Table_20_Contents">
      <style:paragraph-properties fo:text-align="center" style:justify-single-word="false"/>
      <style:text-properties officeooo:rsid="1ffda665" officeooo:paragraph-rsid="1ffda665"/>
    </style:style>
    <style:style style:name="P142" style:family="paragraph" style:parent-style-name="Table_20_Contents">
      <style:paragraph-properties fo:text-align="center" style:justify-single-word="false"/>
      <style:text-properties officeooo:rsid="1fff41cd" officeooo:paragraph-rsid="1fff41cd"/>
    </style:style>
    <style:style style:name="P143" style:family="paragraph" style:parent-style-name="Table_20_Contents">
      <style:paragraph-properties fo:text-align="center" style:justify-single-word="false"/>
      <style:text-properties officeooo:rsid="20004e49" officeooo:paragraph-rsid="20004e49"/>
    </style:style>
    <style:style style:name="P144" style:family="paragraph" style:parent-style-name="Table_20_Contents">
      <style:paragraph-properties fo:text-align="center" style:justify-single-word="false"/>
      <style:text-properties officeooo:rsid="20027fda" officeooo:paragraph-rsid="20027fda"/>
    </style:style>
    <style:style style:name="P145" style:family="paragraph" style:parent-style-name="Table_20_Contents">
      <style:paragraph-properties fo:text-align="center" style:justify-single-word="false"/>
      <style:text-properties officeooo:rsid="2002d8d3" officeooo:paragraph-rsid="2002d8d3"/>
    </style:style>
    <style:style style:name="P146" style:family="paragraph" style:parent-style-name="Table_20_Contents">
      <style:paragraph-properties fo:text-align="center" style:justify-single-word="false"/>
      <style:text-properties officeooo:rsid="2003ce8f" officeooo:paragraph-rsid="2003ce8f"/>
    </style:style>
    <style:style style:name="P147" style:family="paragraph" style:parent-style-name="Table_20_Contents">
      <style:paragraph-properties fo:text-align="center" style:justify-single-word="false"/>
      <style:text-properties officeooo:rsid="2004a8e4" officeooo:paragraph-rsid="2004a8e4"/>
    </style:style>
    <style:style style:name="P148" style:family="paragraph" style:parent-style-name="Table_20_Contents">
      <style:paragraph-properties fo:text-align="center" style:justify-single-word="false"/>
      <style:text-properties officeooo:rsid="2006169d" officeooo:paragraph-rsid="2006169d"/>
    </style:style>
    <style:style style:name="P149" style:family="paragraph" style:parent-style-name="Table_20_Contents">
      <style:paragraph-properties fo:text-align="center" style:justify-single-word="false"/>
      <style:text-properties officeooo:rsid="200644d6" officeooo:paragraph-rsid="200644d6"/>
    </style:style>
    <style:style style:name="P150" style:family="paragraph" style:parent-style-name="Table_20_Contents">
      <style:paragraph-properties fo:text-align="center" style:justify-single-word="false"/>
      <style:text-properties officeooo:rsid="2007af55" officeooo:paragraph-rsid="2007af55"/>
    </style:style>
    <style:style style:name="P151" style:family="paragraph" style:parent-style-name="Table_20_Contents">
      <style:paragraph-properties fo:text-align="center" style:justify-single-word="false"/>
      <style:text-properties officeooo:rsid="2008c822" officeooo:paragraph-rsid="2008c822"/>
    </style:style>
    <style:style style:name="P152" style:family="paragraph" style:parent-style-name="Table_20_Contents">
      <style:paragraph-properties fo:text-align="center" style:justify-single-word="false"/>
      <style:text-properties officeooo:rsid="200a9156" officeooo:paragraph-rsid="200a9156"/>
    </style:style>
    <style:style style:name="P153" style:family="paragraph" style:parent-style-name="Table_20_Contents">
      <style:paragraph-properties fo:text-align="center" style:justify-single-word="false"/>
      <style:text-properties officeooo:rsid="200c7bd7" officeooo:paragraph-rsid="200c7bd7"/>
    </style:style>
    <style:style style:name="P154" style:family="paragraph" style:parent-style-name="Table_20_Contents">
      <style:paragraph-properties fo:text-align="center" style:justify-single-word="false"/>
      <style:text-properties officeooo:rsid="200e0280" officeooo:paragraph-rsid="200e0280"/>
    </style:style>
    <style:style style:name="P155" style:family="paragraph" style:parent-style-name="Table_20_Contents">
      <style:paragraph-properties fo:text-align="center" style:justify-single-word="false"/>
      <style:text-properties officeooo:rsid="200f5d25" officeooo:paragraph-rsid="200f5d25"/>
    </style:style>
    <style:style style:name="P156" style:family="paragraph" style:parent-style-name="Table_20_Contents">
      <style:paragraph-properties fo:text-align="center" style:justify-single-word="false"/>
      <style:text-properties officeooo:rsid="2011b307" officeooo:paragraph-rsid="2011b307"/>
    </style:style>
    <style:style style:name="P157" style:family="paragraph" style:parent-style-name="Table_20_Contents">
      <style:paragraph-properties fo:text-align="center" style:justify-single-word="false"/>
      <style:text-properties officeooo:rsid="2011cfcc" officeooo:paragraph-rsid="2011cfcc"/>
    </style:style>
    <style:style style:name="P158" style:family="paragraph" style:parent-style-name="Table_20_Contents">
      <style:paragraph-properties fo:text-align="center" style:justify-single-word="false"/>
      <style:text-properties officeooo:rsid="201337ea" officeooo:paragraph-rsid="201337ea"/>
    </style:style>
    <style:style style:name="P159" style:family="paragraph" style:parent-style-name="Table_20_Contents">
      <style:paragraph-properties fo:text-align="center" style:justify-single-word="false"/>
      <style:text-properties officeooo:rsid="20146691" officeooo:paragraph-rsid="20146691"/>
    </style:style>
    <style:style style:name="P160" style:family="paragraph" style:parent-style-name="Table_20_Contents">
      <style:paragraph-properties fo:text-align="center" style:justify-single-word="false"/>
      <style:text-properties fo:language="en" fo:country="US" officeooo:rsid="20169b3e" officeooo:paragraph-rsid="20169b3e"/>
    </style:style>
    <style:style style:name="P161" style:family="paragraph" style:parent-style-name="Table_20_Contents">
      <style:paragraph-properties fo:text-align="center" style:justify-single-word="false"/>
      <style:text-properties fo:language="en" fo:country="US" officeooo:rsid="2017adee" officeooo:paragraph-rsid="2017adee"/>
    </style:style>
    <style:style style:name="P162" style:family="paragraph" style:parent-style-name="Table_20_Contents">
      <style:paragraph-properties fo:text-align="center" style:justify-single-word="false"/>
      <style:text-properties fo:language="en" fo:country="US" officeooo:rsid="20185079" officeooo:paragraph-rsid="20185079"/>
    </style:style>
    <style:style style:name="P163" style:family="paragraph" style:parent-style-name="Table_20_Contents">
      <style:paragraph-properties fo:text-align="center" style:justify-single-word="false"/>
      <style:text-properties fo:language="en" fo:country="US" officeooo:rsid="2019174a" officeooo:paragraph-rsid="2019174a"/>
    </style:style>
    <style:style style:name="P164" style:family="paragraph" style:parent-style-name="Table_20_Contents">
      <style:paragraph-properties fo:text-align="center" style:justify-single-word="false"/>
      <style:text-properties fo:language="en" fo:country="US" officeooo:rsid="201928d5" officeooo:paragraph-rsid="201928d5"/>
    </style:style>
    <style:style style:name="P165" style:family="paragraph" style:parent-style-name="Table_20_Contents">
      <style:paragraph-properties fo:text-align="center" style:justify-single-word="false"/>
      <style:text-properties fo:language="en" fo:country="US" officeooo:rsid="201a2cb0" officeooo:paragraph-rsid="201a2cb0"/>
    </style:style>
    <style:style style:name="P166" style:family="paragraph" style:parent-style-name="Table_20_Contents">
      <style:paragraph-properties fo:text-align="center" style:justify-single-word="false"/>
      <style:text-properties fo:language="en" fo:country="US" officeooo:rsid="201be08f" officeooo:paragraph-rsid="201be08f"/>
    </style:style>
    <style:style style:name="P167" style:family="paragraph" style:parent-style-name="Table_20_Contents">
      <style:paragraph-properties fo:text-align="center" style:justify-single-word="false"/>
      <style:text-properties fo:language="en" fo:country="US" officeooo:rsid="201d1026" officeooo:paragraph-rsid="201d1026"/>
    </style:style>
    <style:style style:name="P168" style:family="paragraph" style:parent-style-name="Table_20_Contents">
      <style:paragraph-properties fo:text-align="center" style:justify-single-word="false"/>
      <style:text-properties fo:language="en" fo:country="US" officeooo:rsid="201eac04" officeooo:paragraph-rsid="201eac04"/>
    </style:style>
    <style:style style:name="P169" style:family="paragraph" style:parent-style-name="Table_20_Contents">
      <style:paragraph-properties fo:text-align="center" style:justify-single-word="false"/>
      <style:text-properties fo:language="en" fo:country="US" officeooo:rsid="201faea2" officeooo:paragraph-rsid="201faea2"/>
    </style:style>
    <style:style style:name="P170" style:family="paragraph" style:parent-style-name="Table_20_Contents">
      <style:paragraph-properties fo:text-align="center" style:justify-single-word="false"/>
      <style:text-properties fo:language="en" fo:country="US" officeooo:rsid="201ff5b0" officeooo:paragraph-rsid="201ff5b0"/>
    </style:style>
    <style:style style:name="P171" style:family="paragraph" style:parent-style-name="Table_20_Contents">
      <style:paragraph-properties fo:text-align="center" style:justify-single-word="false"/>
      <style:text-properties fo:language="en" fo:country="US" officeooo:rsid="20201219" officeooo:paragraph-rsid="20201219"/>
    </style:style>
    <style:style style:name="P172" style:family="paragraph" style:parent-style-name="Table_20_Contents">
      <style:paragraph-properties fo:text-align="center" style:justify-single-word="false"/>
      <style:text-properties fo:language="en" fo:country="US" officeooo:rsid="20205a5c" officeooo:paragraph-rsid="20205a5c"/>
    </style:style>
    <style:style style:name="P173" style:family="paragraph" style:parent-style-name="Table_20_Contents">
      <style:paragraph-properties fo:text-align="center" style:justify-single-word="false"/>
      <style:text-properties fo:language="en" fo:country="US" officeooo:rsid="20207a9f" officeooo:paragraph-rsid="20207a9f"/>
    </style:style>
    <style:style style:name="P174" style:family="paragraph" style:parent-style-name="Table_20_Contents">
      <style:paragraph-properties fo:text-align="center" style:justify-single-word="false"/>
      <style:text-properties fo:language="en" fo:country="US" officeooo:rsid="2022373a" officeooo:paragraph-rsid="2022373a"/>
    </style:style>
    <style:style style:name="P175" style:family="paragraph" style:parent-style-name="Table_20_Contents">
      <style:paragraph-properties fo:text-align="center" style:justify-single-word="false"/>
      <style:text-properties fo:language="en" fo:country="US" officeooo:rsid="20242577" officeooo:paragraph-rsid="20242577"/>
    </style:style>
    <style:style style:name="P176" style:family="paragraph" style:parent-style-name="Table_20_Contents">
      <style:paragraph-properties fo:text-align="center" style:justify-single-word="false"/>
      <style:text-properties fo:language="en" fo:country="US" officeooo:rsid="20249fc0" officeooo:paragraph-rsid="20249fc0"/>
    </style:style>
    <style:style style:name="P177" style:family="paragraph" style:parent-style-name="Table_20_Contents">
      <style:paragraph-properties fo:text-align="center" style:justify-single-word="false"/>
      <style:text-properties fo:language="en" fo:country="US" officeooo:rsid="202612cc" officeooo:paragraph-rsid="202612cc"/>
    </style:style>
    <style:style style:name="P178" style:family="paragraph" style:parent-style-name="Table_20_Contents">
      <style:paragraph-properties fo:text-align="center" style:justify-single-word="false"/>
      <style:text-properties fo:language="en" fo:country="US" officeooo:rsid="2026f42c" officeooo:paragraph-rsid="2026f42c"/>
    </style:style>
    <style:style style:name="P179" style:family="paragraph" style:parent-style-name="Table_20_Contents">
      <style:paragraph-properties fo:text-align="center" style:justify-single-word="false"/>
      <style:text-properties fo:language="en" fo:country="US" officeooo:rsid="2027fae7" officeooo:paragraph-rsid="2027fae7"/>
    </style:style>
    <style:style style:name="P180" style:family="paragraph" style:parent-style-name="Table_20_Contents">
      <style:paragraph-properties fo:text-align="center" style:justify-single-word="false"/>
      <style:text-properties fo:language="en" fo:country="US" officeooo:rsid="20283196" officeooo:paragraph-rsid="20283196"/>
    </style:style>
    <style:style style:name="P181" style:family="paragraph" style:parent-style-name="Contents_20_1">
      <style:paragraph-properties>
        <style:tab-stops>
          <style:tab-stop style:position="14.801cm" style:type="right" style:leader-style="dotted" style:leader-text="."/>
        </style:tab-stops>
      </style:paragraph-properties>
    </style:style>
    <style:style style:name="P182" style:family="paragraph" style:parent-style-name="Contents_20_2">
      <style:paragraph-properties>
        <style:tab-stops>
          <style:tab-stop style:position="14.801cm" style:type="right" style:leader-style="dotted" style:leader-text="."/>
        </style:tab-stops>
      </style:paragraph-properties>
    </style:style>
    <style:style style:name="P183" style:family="paragraph" style:parent-style-name="Heading_20_3">
      <style:text-properties officeooo:paragraph-rsid="17205437"/>
    </style:style>
    <style:style style:name="P184" style:family="paragraph" style:parent-style-name="Heading_20_3">
      <style:text-properties officeooo:rsid="199c9f8e" officeooo:paragraph-rsid="199c9f8e"/>
    </style:style>
    <style:style style:name="P185" style:family="paragraph" style:parent-style-name="Heading_20_3">
      <style:text-properties officeooo:rsid="196348ba" officeooo:paragraph-rsid="196348ba"/>
    </style:style>
    <style:style style:name="P186" style:family="paragraph" style:parent-style-name="Heading_20_3">
      <style:text-properties officeooo:rsid="199ecb14" officeooo:paragraph-rsid="199ecb14"/>
    </style:style>
    <style:style style:name="P187" style:family="paragraph" style:parent-style-name="Heading_20_3">
      <style:text-properties officeooo:rsid="1963ff4f" officeooo:paragraph-rsid="1963ff4f"/>
    </style:style>
    <style:style style:name="P188" style:family="paragraph" style:parent-style-name="Heading_20_3">
      <style:text-properties officeooo:rsid="189c7ad6" officeooo:paragraph-rsid="189c7ad6"/>
    </style:style>
    <style:style style:name="P189" style:family="paragraph" style:parent-style-name="Heading_20_3">
      <style:text-properties officeooo:rsid="1c9e1742" officeooo:paragraph-rsid="1c9e1742"/>
    </style:style>
    <style:style style:name="P190" style:family="paragraph" style:parent-style-name="Heading_20_3">
      <style:text-properties officeooo:rsid="18e87d0d" officeooo:paragraph-rsid="18e87d0d"/>
    </style:style>
    <style:style style:name="P191" style:family="paragraph" style:parent-style-name="Heading_20_3">
      <style:text-properties officeooo:rsid="18ebce8e" officeooo:paragraph-rsid="18ebce8e"/>
    </style:style>
    <style:style style:name="P192" style:family="paragraph" style:parent-style-name="Heading_20_3">
      <style:text-properties officeooo:rsid="192584cc" officeooo:paragraph-rsid="192584cc"/>
    </style:style>
    <style:style style:name="P193" style:family="paragraph" style:parent-style-name="Heading_20_3">
      <style:text-properties officeooo:paragraph-rsid="1bc6ea06"/>
    </style:style>
    <style:style style:name="P194" style:family="paragraph" style:parent-style-name="Heading_20_3">
      <style:text-properties officeooo:paragraph-rsid="1da85e96"/>
    </style:style>
    <style:style style:name="P195" style:family="paragraph" style:parent-style-name="Heading_20_3">
      <style:text-properties officeooo:rsid="1c9c170c" officeooo:paragraph-rsid="1c9c170c"/>
    </style:style>
    <style:style style:name="P196" style:family="paragraph" style:parent-style-name="Heading_20_3">
      <style:text-properties officeooo:paragraph-rsid="1bc785f1"/>
    </style:style>
    <style:style style:name="P197" style:family="paragraph" style:parent-style-name="Heading_20_3">
      <style:text-properties officeooo:paragraph-rsid="1aa9a78a"/>
    </style:style>
    <style:style style:name="P198" style:family="paragraph" style:parent-style-name="Heading_20_3">
      <style:text-properties officeooo:paragraph-rsid="1aaab28b"/>
    </style:style>
    <style:style style:name="P199" style:family="paragraph" style:parent-style-name="Heading_20_3">
      <style:text-properties officeooo:rsid="17ca5d5b" officeooo:paragraph-rsid="1a894516"/>
    </style:style>
    <style:style style:name="P200" style:family="paragraph" style:parent-style-name="Heading_20_3">
      <style:text-properties officeooo:paragraph-rsid="1aac0adc"/>
    </style:style>
    <style:style style:name="P201" style:family="paragraph" style:parent-style-name="Heading_20_3">
      <style:text-properties officeooo:rsid="17a0e9db" officeooo:paragraph-rsid="1aac0adc"/>
    </style:style>
    <style:style style:name="P202" style:family="paragraph" style:parent-style-name="Heading_20_3">
      <style:text-properties officeooo:rsid="1836b5be" officeooo:paragraph-rsid="1836b5be"/>
    </style:style>
    <style:style style:name="P203" style:family="paragraph" style:parent-style-name="Heading_20_3">
      <style:text-properties officeooo:rsid="190c854f" officeooo:paragraph-rsid="1aac0adc"/>
    </style:style>
    <style:style style:name="P204" style:family="paragraph" style:parent-style-name="Heading_20_3">
      <style:text-properties officeooo:rsid="1bc3a86a" officeooo:paragraph-rsid="1bc3a86a"/>
    </style:style>
    <style:style style:name="P205" style:family="paragraph" style:parent-style-name="Heading_20_3">
      <style:text-properties officeooo:rsid="1bc3a86a" officeooo:paragraph-rsid="1c9dbd6e"/>
    </style:style>
    <style:style style:name="P206" style:family="paragraph" style:parent-style-name="Heading_20_3">
      <style:text-properties officeooo:rsid="1bc3a86a" officeooo:paragraph-rsid="1bc6ea06"/>
    </style:style>
    <style:style style:name="P207" style:family="paragraph" style:parent-style-name="Heading_20_3">
      <style:text-properties officeooo:paragraph-rsid="1ac21d32"/>
    </style:style>
    <style:style style:name="P208" style:family="paragraph" style:parent-style-name="Heading_20_3">
      <style:text-properties officeooo:rsid="1c9dbd6e" officeooo:paragraph-rsid="1c9dbd6e"/>
    </style:style>
    <style:style style:name="P209" style:family="paragraph" style:parent-style-name="Heading_20_3">
      <style:text-properties officeooo:paragraph-rsid="1c9dbd6e"/>
    </style:style>
    <style:style style:name="P210" style:family="paragraph" style:parent-style-name="Heading_20_2">
      <style:text-properties officeooo:paragraph-rsid="17205437"/>
    </style:style>
    <style:style style:name="P211" style:family="paragraph" style:parent-style-name="Heading_20_2">
      <style:text-properties officeooo:rsid="146d70b4" officeooo:paragraph-rsid="17205437"/>
    </style:style>
    <style:style style:name="P212" style:family="paragraph" style:parent-style-name="Heading_20_2">
      <style:text-properties officeooo:rsid="1e738991"/>
    </style:style>
    <style:style style:name="P213" style:family="paragraph" style:parent-style-name="Heading_20_4">
      <style:text-properties officeooo:rsid="1543b540" officeooo:paragraph-rsid="1aac0adc"/>
    </style:style>
    <style:style style:name="P214" style:family="paragraph" style:parent-style-name="Heading_20_4">
      <style:text-properties officeooo:paragraph-rsid="1aac0adc"/>
    </style:style>
    <style:style style:name="P215" style:family="paragraph" style:parent-style-name="Heading_20_4">
      <style:text-properties fo:font-style="italic" officeooo:rsid="19306b54" officeooo:paragraph-rsid="1f6bfdc1" style:font-style-asian="italic" style:font-style-complex="italic"/>
    </style:style>
    <style:style style:name="P216" style:family="paragraph" style:parent-style-name="Heading_20_1" style:master-page-name="Standard">
      <style:paragraph-properties style:page-number="auto" fo:break-before="page"/>
    </style:style>
    <style:style style:name="P217" style:family="paragraph" style:parent-style-name="Text_20_body" style:master-page-name="Standard">
      <style:paragraph-properties fo:text-align="end" style:justify-single-word="false" style:page-number="auto"/>
    </style:style>
    <style:style style:name="P218" style:family="paragraph" style:parent-style-name="Text_20_body" style:list-style-name="L1">
      <style:text-properties officeooo:rsid="14585935" officeooo:paragraph-rsid="17205437"/>
    </style:style>
    <style:style style:name="P219" style:family="paragraph" style:parent-style-name="Text_20_body" style:list-style-name="L2">
      <style:text-properties officeooo:rsid="14585935" officeooo:paragraph-rsid="17205437"/>
    </style:style>
    <style:style style:name="P220" style:family="paragraph" style:parent-style-name="Text_20_body" style:list-style-name="L2">
      <style:text-properties officeooo:rsid="1455f337" officeooo:paragraph-rsid="17205437"/>
    </style:style>
    <style:style style:name="P221" style:family="paragraph" style:parent-style-name="Text_20_body" style:list-style-name="L2">
      <style:text-properties officeooo:rsid="145c504d" officeooo:paragraph-rsid="17205437"/>
    </style:style>
    <style:style style:name="P222" style:family="paragraph" style:parent-style-name="Text_20_body" style:list-style-name="L2">
      <style:text-properties officeooo:rsid="14d526cd" officeooo:paragraph-rsid="1e5d0c9f"/>
    </style:style>
    <style:style style:name="P223" style:family="paragraph" style:parent-style-name="Text_20_body" style:list-style-name="L2">
      <style:text-properties officeooo:rsid="145722f9" officeooo:paragraph-rsid="17205437"/>
    </style:style>
    <style:style style:name="P224" style:family="paragraph" style:parent-style-name="Text_20_body" style:list-style-name="L2">
      <style:text-properties officeooo:rsid="14d3e335" officeooo:paragraph-rsid="17205437"/>
    </style:style>
    <style:style style:name="P225" style:family="paragraph" style:parent-style-name="Text_20_body" style:list-style-name="L2">
      <style:text-properties officeooo:rsid="14641de2" officeooo:paragraph-rsid="17205437"/>
    </style:style>
    <style:style style:name="P226" style:family="paragraph" style:parent-style-name="Text_20_body" style:list-style-name="L3">
      <style:text-properties officeooo:rsid="1e650113" officeooo:paragraph-rsid="1e650113"/>
    </style:style>
    <style:style style:name="P227" style:family="paragraph" style:parent-style-name="Text_20_body" style:list-style-name="L4">
      <style:text-properties officeooo:rsid="1e650113" officeooo:paragraph-rsid="1d3b7456"/>
    </style:style>
    <style:style style:name="P228" style:family="paragraph" style:parent-style-name="Text_20_body" style:list-style-name="L5">
      <style:text-properties officeooo:rsid="1ac3a729" officeooo:paragraph-rsid="1eb1ccb8"/>
    </style:style>
    <style:style style:name="P229" style:family="paragraph" style:parent-style-name="Text_20_body" style:list-style-name="L5">
      <style:text-properties officeooo:rsid="1ac3a729" officeooo:paragraph-rsid="1eae0bfd"/>
    </style:style>
    <style:style style:name="P230" style:family="paragraph" style:parent-style-name="Text_20_body" style:list-style-name="L5">
      <style:text-properties officeooo:rsid="1eaf2fd7" officeooo:paragraph-rsid="1eaf2fd7"/>
    </style:style>
    <style:style style:name="P231" style:family="paragraph" style:parent-style-name="Text_20_body" style:list-style-name="L6"/>
    <style:style style:name="P232" style:family="paragraph" style:parent-style-name="Text_20_body" style:list-style-name="L6">
      <style:text-properties officeooo:rsid="1a579e39" officeooo:paragraph-rsid="1a579e39"/>
    </style:style>
    <style:style style:name="P233" style:family="paragraph" style:parent-style-name="Text_20_body" style:list-style-name="L7">
      <style:text-properties officeooo:rsid="15c3be93" officeooo:paragraph-rsid="19dd4a30"/>
    </style:style>
    <style:style style:name="P234" style:family="paragraph" style:parent-style-name="Text_20_body" style:list-style-name="L7">
      <style:text-properties fo:font-style="italic" officeooo:rsid="15c64218" officeooo:paragraph-rsid="19dd4a30" style:font-style-asian="italic" style:font-style-complex="italic"/>
    </style:style>
    <style:style style:name="P235" style:family="paragraph" style:parent-style-name="Text_20_body" style:list-style-name="L8">
      <style:text-properties fo:font-style="italic" officeooo:rsid="198998f7" officeooo:paragraph-rsid="198998f7" style:font-style-asian="italic" style:font-style-complex="italic"/>
    </style:style>
    <style:style style:name="P236" style:family="paragraph" style:parent-style-name="Text_20_body" style:list-style-name="L8">
      <style:text-properties fo:font-style="italic" officeooo:rsid="19856c73" officeooo:paragraph-rsid="19d69cdb" style:font-style-asian="italic" style:font-style-complex="italic"/>
    </style:style>
    <style:style style:name="P237" style:family="paragraph" style:parent-style-name="Text_20_body" style:list-style-name="L9">
      <style:text-properties fo:font-style="italic" officeooo:rsid="19870822" officeooo:paragraph-rsid="19870822" style:font-style-asian="italic" style:font-style-complex="italic"/>
    </style:style>
    <style:style style:name="P238" style:family="paragraph" style:parent-style-name="Text_20_body" style:list-style-name="L13">
      <style:text-properties fo:font-style="italic" officeooo:rsid="1a33278c" officeooo:paragraph-rsid="1a7edccc" style:font-style-asian="italic" style:font-style-complex="italic"/>
    </style:style>
    <style:style style:name="P239" style:family="paragraph" style:parent-style-name="Text_20_body" style:list-style-name="L13">
      <style:text-properties fo:font-style="italic" officeooo:rsid="1a303286" officeooo:paragraph-rsid="1a2c1f67" style:font-style-asian="italic" style:font-style-complex="italic"/>
    </style:style>
    <style:style style:name="P240" style:family="paragraph" style:parent-style-name="Text_20_body" style:list-style-name="L13">
      <style:text-properties fo:font-style="italic" officeooo:rsid="1a33d965" officeooo:paragraph-rsid="1a33d965" style:font-style-asian="italic" style:font-style-complex="italic"/>
    </style:style>
    <style:style style:name="P241" style:family="paragraph" style:parent-style-name="Text_20_body" style:list-style-name="L13">
      <style:text-properties fo:font-style="italic" officeooo:rsid="1a36bd1a" officeooo:paragraph-rsid="1a39e533" style:font-style-asian="italic" style:font-style-complex="italic"/>
    </style:style>
    <style:style style:name="P242" style:family="paragraph" style:parent-style-name="Text_20_body" style:list-style-name="L13">
      <style:text-properties fo:font-style="italic" officeooo:rsid="1a39f519" officeooo:paragraph-rsid="1a39f519" style:font-style-asian="italic" style:font-style-complex="italic"/>
    </style:style>
    <style:style style:name="P243" style:family="paragraph" style:parent-style-name="Text_20_body" style:list-style-name="L13">
      <style:text-properties fo:font-style="italic" officeooo:rsid="1d9b28a1" officeooo:paragraph-rsid="1d9b28a1" style:font-style-asian="italic" style:font-style-complex="italic"/>
    </style:style>
    <style:style style:name="P244" style:family="paragraph" style:parent-style-name="Text_20_body" style:list-style-name="L14">
      <style:text-properties fo:font-style="italic" officeooo:rsid="1b903f5a" officeooo:paragraph-rsid="1bb576b5" style:font-style-asian="italic" style:font-style-complex="italic"/>
    </style:style>
    <style:style style:name="P245" style:family="paragraph" style:parent-style-name="Text_20_body" style:list-style-name="L14">
      <style:text-properties fo:font-style="italic" officeooo:rsid="1bb712fc" officeooo:paragraph-rsid="1bb712fc" style:font-style-asian="italic" style:font-style-complex="italic"/>
    </style:style>
    <style:style style:name="P246" style:family="paragraph" style:parent-style-name="Text_20_body" style:list-style-name="L16">
      <style:text-properties fo:font-style="italic" officeooo:rsid="15957b2a" officeooo:paragraph-rsid="17205437" style:font-style-asian="italic" style:font-style-complex="italic"/>
    </style:style>
    <style:style style:name="P247" style:family="paragraph" style:parent-style-name="Text_20_body" style:list-style-name="L27">
      <style:text-properties fo:font-style="italic" officeooo:rsid="18bab3a2" officeooo:paragraph-rsid="18bab3a2" style:font-style-asian="italic" style:font-style-complex="italic"/>
    </style:style>
    <style:style style:name="P248" style:family="paragraph" style:parent-style-name="Text_20_body" style:list-style-name="L27">
      <style:text-properties fo:font-style="italic" officeooo:rsid="18bbb28d" officeooo:paragraph-rsid="18bbb28d" style:font-style-asian="italic" style:font-style-complex="italic"/>
    </style:style>
    <style:style style:name="P249" style:family="paragraph" style:parent-style-name="Text_20_body" style:list-style-name="L27">
      <style:text-properties fo:font-style="italic" officeooo:rsid="18e0c1bb" officeooo:paragraph-rsid="18e0c1bb" style:font-style-asian="italic" style:font-style-complex="italic"/>
    </style:style>
    <style:style style:name="P250" style:family="paragraph" style:parent-style-name="Text_20_body" style:list-style-name="L27">
      <style:text-properties fo:font-style="italic" officeooo:rsid="18e7f060" officeooo:paragraph-rsid="18e7f060" style:font-style-asian="italic" style:font-style-complex="italic"/>
    </style:style>
    <style:style style:name="P251" style:family="paragraph" style:parent-style-name="Text_20_body" style:list-style-name="L28">
      <style:text-properties fo:font-style="italic" officeooo:rsid="18e940a5" officeooo:paragraph-rsid="1ee56f5b" style:font-style-asian="italic" style:font-style-complex="italic"/>
    </style:style>
    <style:style style:name="P252" style:family="paragraph" style:parent-style-name="Text_20_body" style:list-style-name="L28">
      <style:text-properties fo:font-style="italic" officeooo:rsid="1ee56f5b" officeooo:paragraph-rsid="1ee56f5b" style:font-style-asian="italic" style:font-style-complex="italic"/>
    </style:style>
    <style:style style:name="P253" style:family="paragraph" style:parent-style-name="Text_20_body" style:list-style-name="L29">
      <style:text-properties fo:font-style="italic" officeooo:rsid="18ee82d5" officeooo:paragraph-rsid="18ee82d5" style:font-style-asian="italic" style:font-style-complex="italic"/>
    </style:style>
    <style:style style:name="P254" style:family="paragraph" style:parent-style-name="Text_20_body" style:list-style-name="L30">
      <style:text-properties fo:font-style="italic" officeooo:rsid="18ee82d5" officeooo:paragraph-rsid="18ee82d5" style:font-style-asian="italic" style:font-style-complex="italic"/>
    </style:style>
    <style:style style:name="P255" style:family="paragraph" style:parent-style-name="Text_20_body" style:list-style-name="L31">
      <style:text-properties fo:font-style="italic" officeooo:rsid="18f8f928" officeooo:paragraph-rsid="18f8f928" style:font-style-asian="italic" style:font-style-complex="italic"/>
    </style:style>
    <style:style style:name="P256" style:family="paragraph" style:parent-style-name="Text_20_body" style:list-style-name="L31">
      <style:text-properties fo:font-style="italic" officeooo:rsid="18f8f928" officeooo:paragraph-rsid="1d721808" style:font-style-asian="italic" style:font-style-complex="italic"/>
    </style:style>
    <style:style style:name="P257" style:family="paragraph" style:parent-style-name="Text_20_body" style:list-style-name="L32">
      <style:text-properties fo:font-style="italic" officeooo:rsid="1d13a54a" officeooo:paragraph-rsid="1d13a54a" style:font-style-asian="italic" style:font-style-complex="italic"/>
    </style:style>
    <style:style style:name="P258" style:family="paragraph" style:parent-style-name="Text_20_body" style:list-style-name="L33">
      <style:text-properties fo:font-style="italic" officeooo:rsid="1d13a54a" officeooo:paragraph-rsid="1d13a54a" style:font-style-asian="italic" style:font-style-complex="italic"/>
    </style:style>
    <style:style style:name="P259" style:family="paragraph" style:parent-style-name="Text_20_body" style:list-style-name="L34">
      <style:text-properties fo:font-style="italic" officeooo:rsid="1d1ab5d0" officeooo:paragraph-rsid="1d1b16f3" style:font-style-asian="italic" style:font-style-complex="italic"/>
    </style:style>
    <style:style style:name="P260" style:family="paragraph" style:parent-style-name="Text_20_body" style:list-style-name="L34">
      <style:text-properties fo:font-style="italic" officeooo:paragraph-rsid="1d1b1210" style:font-style-asian="italic" style:font-style-complex="italic"/>
    </style:style>
    <style:style style:name="P261" style:family="paragraph" style:parent-style-name="Text_20_body" style:list-style-name="L34">
      <style:text-properties fo:font-style="italic" officeooo:rsid="1d1d5d11" officeooo:paragraph-rsid="1d1d5d11" style:font-style-asian="italic" style:font-style-complex="italic"/>
    </style:style>
    <style:style style:name="P262" style:family="paragraph" style:parent-style-name="Text_20_body" style:list-style-name="L40">
      <style:text-properties fo:font-style="italic" officeooo:rsid="15399d64" officeooo:paragraph-rsid="17205437" style:font-style-asian="italic" style:font-style-complex="italic"/>
    </style:style>
    <style:style style:name="P263" style:family="paragraph" style:parent-style-name="Text_20_body" style:list-style-name="L41">
      <style:text-properties fo:font-style="italic" officeooo:rsid="1d977631" officeooo:paragraph-rsid="1d977631" style:font-style-asian="italic" style:font-style-complex="italic"/>
    </style:style>
    <style:style style:name="P264" style:family="paragraph" style:parent-style-name="Text_20_body" style:list-style-name="L43">
      <style:text-properties fo:font-style="italic" officeooo:rsid="1dbb95e8" officeooo:paragraph-rsid="1dbb95e8" style:font-style-asian="italic" style:font-style-complex="italic"/>
    </style:style>
    <style:style style:name="P265" style:family="paragraph" style:parent-style-name="Text_20_body" style:list-style-name="L44">
      <style:text-properties fo:font-style="italic" officeooo:rsid="1d85c671" officeooo:paragraph-rsid="1da85e96" style:font-style-asian="italic" style:font-style-complex="italic"/>
    </style:style>
    <style:style style:name="P266" style:family="paragraph" style:parent-style-name="Text_20_body" style:list-style-name="L44">
      <style:text-properties fo:font-style="italic" officeooo:rsid="1d8623ba" officeooo:paragraph-rsid="1da85e96" style:font-style-asian="italic" style:font-style-complex="italic"/>
    </style:style>
    <style:style style:name="P267" style:family="paragraph" style:parent-style-name="Text_20_body" style:list-style-name="L52">
      <style:text-properties fo:font-style="italic" officeooo:rsid="1d3968dc" officeooo:paragraph-rsid="1d3968dc" style:font-style-asian="italic" style:font-style-complex="italic"/>
    </style:style>
    <style:style style:name="P268" style:family="paragraph" style:parent-style-name="Text_20_body" style:list-style-name="L52">
      <style:text-properties fo:font-style="italic" officeooo:rsid="151b1d44" officeooo:paragraph-rsid="1d3968dc" style:font-style-asian="italic" style:font-style-complex="italic"/>
    </style:style>
    <style:style style:name="P269" style:family="paragraph" style:parent-style-name="Text_20_body" style:list-style-name="L52">
      <style:text-properties fo:font-style="italic" officeooo:rsid="151cf1f3" officeooo:paragraph-rsid="17205437" style:font-style-asian="italic" style:font-style-complex="italic"/>
    </style:style>
    <style:style style:name="P270" style:family="paragraph" style:parent-style-name="Text_20_body" style:list-style-name="L52">
      <style:text-properties fo:font-style="italic" officeooo:rsid="1d89163c" officeooo:paragraph-rsid="1d89163c" style:font-style-asian="italic" style:font-style-complex="italic"/>
    </style:style>
    <style:style style:name="P271" style:family="paragraph" style:parent-style-name="Text_20_body" style:list-style-name="L52">
      <style:text-properties fo:font-style="italic" officeooo:rsid="1d89163c" officeooo:paragraph-rsid="1d892528" style:font-style-asian="italic" style:font-style-complex="italic"/>
    </style:style>
    <style:style style:name="P272" style:family="paragraph" style:parent-style-name="Text_20_body" style:list-style-name="L52">
      <style:text-properties fo:font-style="italic" officeooo:rsid="1e4123eb" officeooo:paragraph-rsid="1e4123eb" style:font-style-asian="italic" style:font-style-complex="italic"/>
    </style:style>
    <style:style style:name="P273" style:family="paragraph" style:parent-style-name="Text_20_body" style:list-style-name="L58">
      <style:text-properties fo:font-style="italic" officeooo:rsid="17480cd3" officeooo:paragraph-rsid="17480cd3" style:font-style-asian="italic" style:font-style-complex="italic"/>
    </style:style>
    <style:style style:name="P274" style:family="paragraph" style:parent-style-name="Text_20_body" style:list-style-name="L58">
      <style:text-properties fo:font-style="italic" officeooo:rsid="160397eb" officeooo:paragraph-rsid="1e0d2c3e" style:font-style-asian="italic" style:font-style-complex="italic"/>
    </style:style>
    <style:style style:name="P275" style:family="paragraph" style:parent-style-name="Text_20_body" style:list-style-name="L58">
      <style:text-properties fo:font-style="italic" officeooo:rsid="1e1438b4" officeooo:paragraph-rsid="1e294604" style:font-style-asian="italic" style:font-style-complex="italic"/>
    </style:style>
    <style:style style:name="P276" style:family="paragraph" style:parent-style-name="Text_20_body" style:list-style-name="L60">
      <style:text-properties fo:font-style="italic" officeooo:rsid="17f2c093" officeooo:paragraph-rsid="1ac7dbc8" style:font-style-asian="italic" style:font-style-complex="italic"/>
    </style:style>
    <style:style style:name="P277" style:family="paragraph" style:parent-style-name="Text_20_body" style:list-style-name="L69">
      <style:text-properties fo:font-style="italic" officeooo:rsid="1522bb40" officeooo:paragraph-rsid="1af7085e" style:font-style-asian="italic" style:font-style-complex="italic"/>
    </style:style>
    <style:style style:name="P278" style:family="paragraph" style:parent-style-name="Text_20_body" style:list-style-name="L69">
      <style:text-properties fo:font-style="italic" officeooo:rsid="182d5c9f" officeooo:paragraph-rsid="1af7085e" style:font-style-asian="italic" style:font-style-complex="italic"/>
    </style:style>
    <style:style style:name="P279" style:family="paragraph" style:parent-style-name="Text_20_body" style:list-style-name="L70">
      <style:text-properties fo:font-style="italic" officeooo:rsid="15426ded" officeooo:paragraph-rsid="1aac0adc" style:font-style-asian="italic" style:font-style-complex="italic"/>
    </style:style>
    <style:style style:name="P280" style:family="paragraph" style:parent-style-name="Text_20_body" style:list-style-name="L70">
      <style:text-properties fo:font-style="italic" officeooo:rsid="1b0c8ae0" officeooo:paragraph-rsid="1b0c8ae0" style:font-style-asian="italic" style:font-style-complex="italic"/>
    </style:style>
    <style:style style:name="P281" style:family="paragraph" style:parent-style-name="Text_20_body" style:list-style-name="L70">
      <style:text-properties fo:font-style="italic" officeooo:rsid="179d54b0" officeooo:paragraph-rsid="1b0c8ae0" style:font-style-asian="italic" style:font-style-complex="italic"/>
    </style:style>
    <style:style style:name="P282" style:family="paragraph" style:parent-style-name="Text_20_body" style:list-style-name="L74">
      <style:text-properties fo:font-style="italic" officeooo:rsid="14b72b10" officeooo:paragraph-rsid="1aac0adc" style:font-style-asian="italic" style:font-style-complex="italic"/>
    </style:style>
    <style:style style:name="P283" style:family="paragraph" style:parent-style-name="Text_20_body" style:list-style-name="L84">
      <style:text-properties fo:font-style="italic" officeooo:rsid="14b72b10" officeooo:paragraph-rsid="1aac0adc" style:font-style-asian="italic" style:font-style-complex="italic"/>
    </style:style>
    <style:style style:name="P284" style:family="paragraph" style:parent-style-name="Text_20_body" style:list-style-name="L74">
      <style:text-properties fo:font-style="italic" officeooo:rsid="1c348b20" officeooo:paragraph-rsid="1c348b20" style:font-style-asian="italic" style:font-style-complex="italic"/>
    </style:style>
    <style:style style:name="P285" style:family="paragraph" style:parent-style-name="Text_20_body" style:list-style-name="L74">
      <style:text-properties fo:font-style="italic" officeooo:rsid="18c8e7b8" officeooo:paragraph-rsid="1aac0adc" style:font-style-asian="italic" style:font-style-complex="italic"/>
    </style:style>
    <style:style style:name="P286" style:family="paragraph" style:parent-style-name="Text_20_body" style:list-style-name="L81">
      <style:text-properties fo:font-style="italic" officeooo:rsid="18162dee" officeooo:paragraph-rsid="1aac0adc" style:font-style-asian="italic" style:font-style-complex="italic"/>
    </style:style>
    <style:style style:name="P287" style:family="paragraph" style:parent-style-name="Text_20_body" style:list-style-name="L84">
      <style:text-properties fo:font-style="italic" officeooo:rsid="1c4d1425" officeooo:paragraph-rsid="1c4d1425" style:font-style-asian="italic" style:font-style-complex="italic"/>
    </style:style>
    <style:style style:name="P288" style:family="paragraph" style:parent-style-name="Text_20_body" style:list-style-name="L91">
      <style:text-properties fo:font-style="italic" officeooo:rsid="192ade04" officeooo:paragraph-rsid="1b62eac8" style:font-style-asian="italic" style:font-style-complex="italic"/>
    </style:style>
    <style:style style:name="P289" style:family="paragraph" style:parent-style-name="Text_20_body" style:list-style-name="L100">
      <style:text-properties fo:font-style="italic" officeooo:rsid="19168136" officeooo:paragraph-rsid="1aac0adc" style:font-style-asian="italic" style:font-style-complex="italic"/>
    </style:style>
    <style:style style:name="P290" style:family="paragraph" style:parent-style-name="Text_20_body" style:list-style-name="L104">
      <style:text-properties fo:font-style="italic" officeooo:rsid="1c81d622" officeooo:paragraph-rsid="1c9dbd6e" style:font-style-asian="italic" style:font-style-complex="italic"/>
    </style:style>
    <style:style style:name="P291" style:family="paragraph" style:parent-style-name="Text_20_body" style:list-style-name="L104">
      <style:text-properties fo:font-style="italic" officeooo:rsid="1c81d622" officeooo:paragraph-rsid="1d4999ce" style:font-style-asian="italic" style:font-style-complex="italic"/>
    </style:style>
    <style:style style:name="P292" style:family="paragraph" style:parent-style-name="Text_20_body" style:list-style-name="L104">
      <style:text-properties fo:font-style="italic" officeooo:rsid="1c83c954" officeooo:paragraph-rsid="1c9dbd6e" style:font-style-asian="italic" style:font-style-complex="italic"/>
    </style:style>
    <style:style style:name="P293" style:family="paragraph" style:parent-style-name="Text_20_body" style:list-style-name="L104">
      <style:text-properties fo:font-style="italic" officeooo:rsid="1c8150d0" officeooo:paragraph-rsid="1c9dbd6e" style:font-style-asian="italic" style:font-style-complex="italic"/>
    </style:style>
    <style:style style:name="P294" style:family="paragraph" style:parent-style-name="Text_20_body" style:list-style-name="L104">
      <style:text-properties fo:font-style="italic" officeooo:rsid="1d550640" officeooo:paragraph-rsid="1d4999ce" style:font-style-asian="italic" style:font-style-complex="italic"/>
    </style:style>
    <style:style style:name="P295" style:family="paragraph" style:parent-style-name="Text_20_body" style:list-style-name="L104">
      <style:text-properties fo:font-style="italic" officeooo:rsid="1d4a11c6" officeooo:paragraph-rsid="1d550640" style:font-style-asian="italic" style:font-style-complex="italic"/>
    </style:style>
    <style:style style:name="P296" style:family="paragraph" style:parent-style-name="Text_20_body" style:list-style-name="L104">
      <style:text-properties fo:font-style="italic" officeooo:rsid="1d4bbf9b" officeooo:paragraph-rsid="1d53e4a5" style:font-style-asian="italic" style:font-style-complex="italic"/>
    </style:style>
    <style:style style:name="P297" style:family="paragraph" style:parent-style-name="Text_20_body" style:list-style-name="L107">
      <style:text-properties fo:font-style="italic" officeooo:rsid="1bba1812" officeooo:paragraph-rsid="1bba1812" style:font-style-asian="italic" style:font-style-complex="italic"/>
    </style:style>
    <style:style style:name="P298" style:family="paragraph" style:parent-style-name="Text_20_body" style:list-style-name="L108">
      <style:text-properties fo:font-style="italic" officeooo:rsid="1bba1812" officeooo:paragraph-rsid="1bbb9db4" style:font-style-asian="italic" style:font-style-complex="italic"/>
    </style:style>
    <style:style style:name="P299" style:family="paragraph" style:parent-style-name="Text_20_body" style:list-style-name="L107">
      <style:text-properties fo:font-style="italic" officeooo:rsid="1bbb5a5e" officeooo:paragraph-rsid="1bbb5a5e" style:font-style-asian="italic" style:font-style-complex="italic"/>
    </style:style>
    <style:style style:name="P300" style:family="paragraph" style:parent-style-name="Text_20_body" style:list-style-name="L108">
      <style:text-properties fo:font-style="italic" officeooo:rsid="1bd0abba" officeooo:paragraph-rsid="1d4c0d3d" style:font-style-asian="italic" style:font-style-complex="italic"/>
    </style:style>
    <style:style style:name="P301" style:family="paragraph" style:parent-style-name="Text_20_body" style:list-style-name="L108">
      <style:text-properties fo:font-style="italic" officeooo:rsid="137e9b5b" officeooo:paragraph-rsid="1de43098" style:font-style-asian="italic" style:font-style-complex="italic"/>
    </style:style>
    <style:style style:name="P302" style:family="paragraph" style:parent-style-name="Text_20_body" style:list-style-name="L108">
      <style:text-properties fo:font-style="italic" officeooo:rsid="1bbdb9ef" officeooo:paragraph-rsid="1bbdb9ef" style:font-style-asian="italic" style:font-style-complex="italic"/>
    </style:style>
    <style:style style:name="P303" style:family="paragraph" style:parent-style-name="Text_20_body" style:list-style-name="L108">
      <style:text-properties fo:font-style="italic" officeooo:rsid="1be7bb4e" officeooo:paragraph-rsid="1be7bb4e" style:font-style-asian="italic" style:font-style-complex="italic"/>
    </style:style>
    <style:style style:name="P304" style:family="paragraph" style:parent-style-name="Text_20_body" style:list-style-name="L108">
      <style:text-properties fo:font-style="italic" officeooo:rsid="1dd990c4" officeooo:paragraph-rsid="1ddf5a6c" style:font-style-asian="italic" style:font-style-complex="italic"/>
    </style:style>
    <style:style style:name="P305" style:family="paragraph" style:parent-style-name="Text_20_body" style:list-style-name="L53">
      <style:text-properties fo:font-style="italic" officeooo:rsid="1caa881e" officeooo:paragraph-rsid="1caa881e" style:font-style-asian="italic" style:font-style-complex="italic"/>
    </style:style>
    <style:style style:name="P306" style:family="paragraph" style:parent-style-name="Text_20_body" style:list-style-name="L112">
      <style:text-properties fo:font-style="italic" officeooo:rsid="1bfb018b" officeooo:paragraph-rsid="1bfffc6a" style:font-style-asian="italic" style:font-style-complex="italic"/>
    </style:style>
    <style:style style:name="P307" style:family="paragraph" style:parent-style-name="Text_20_body" style:list-style-name="L113">
      <style:text-properties fo:font-style="italic" officeooo:rsid="15b53645" officeooo:paragraph-rsid="17205437" style:font-style-asian="italic" style:font-style-complex="italic"/>
    </style:style>
    <style:style style:name="P308" style:family="paragraph" style:parent-style-name="Text_20_body">
      <style:text-properties fo:font-style="italic" officeooo:rsid="202d51f4" officeooo:paragraph-rsid="202d51f4" style:font-style-asian="italic" style:font-style-complex="italic"/>
    </style:style>
    <style:style style:name="P309" style:family="paragraph" style:parent-style-name="Text_20_body" style:list-style-name="L46">
      <style:text-properties fo:font-style="italic" fo:font-weight="normal" officeooo:rsid="1fc7330d" officeooo:paragraph-rsid="1fcbd679" style:font-style-asian="italic" style:font-weight-asian="normal" style:font-style-complex="italic" style:font-weight-complex="normal"/>
    </style:style>
    <style:style style:name="P310" style:family="paragraph" style:parent-style-name="Text_20_body" style:list-style-name="L59">
      <style:text-properties fo:font-style="italic" style:text-underline-style="none" officeooo:rsid="13af653d" officeooo:paragraph-rsid="19e334b1" style:font-style-asian="italic" style:font-style-complex="italic"/>
    </style:style>
    <style:style style:name="P311" style:family="paragraph" style:parent-style-name="Text_20_body" style:list-style-name="L58">
      <style:text-properties fo:font-style="italic" style:text-underline-style="none" officeooo:rsid="15f88ec1" officeooo:paragraph-rsid="17205437" style:font-style-asian="italic" style:font-style-complex="italic"/>
    </style:style>
    <style:style style:name="P312" style:family="paragraph" style:parent-style-name="Text_20_body" style:list-style-name="L58">
      <style:text-properties fo:font-style="italic" style:text-underline-style="none" officeooo:rsid="15e6b6dc" officeooo:paragraph-rsid="17205437" style:font-style-asian="italic" style:font-style-complex="italic"/>
    </style:style>
    <style:style style:name="P313" style:family="paragraph" style:parent-style-name="Text_20_body" style:list-style-name="L7">
      <style:text-properties officeooo:rsid="15c9b72a" officeooo:paragraph-rsid="19dd4a30"/>
    </style:style>
    <style:style style:name="P314" style:family="paragraph" style:parent-style-name="Text_20_body" style:list-style-name="L7">
      <style:text-properties officeooo:rsid="1c35b1cf" officeooo:paragraph-rsid="1e756c05"/>
    </style:style>
    <style:style style:name="P315" style:family="paragraph" style:parent-style-name="Text_20_body" style:list-style-name="L7">
      <style:text-properties officeooo:rsid="13e91469" officeooo:paragraph-rsid="19dd4a30"/>
    </style:style>
    <style:style style:name="P316" style:family="paragraph" style:parent-style-name="Text_20_body" style:list-style-name="L7">
      <style:text-properties officeooo:rsid="19e265e8" officeooo:paragraph-rsid="19e782be"/>
    </style:style>
    <style:style style:name="P317" style:family="paragraph" style:parent-style-name="Text_20_body" style:list-style-name="L7">
      <style:text-properties officeooo:rsid="15cc79cb" officeooo:paragraph-rsid="19e68ce2"/>
    </style:style>
    <style:style style:name="P318" style:family="paragraph" style:parent-style-name="Text_20_body" style:list-style-name="L9">
      <style:text-properties fo:font-style="normal" officeooo:rsid="19910f6e" officeooo:paragraph-rsid="19910f6e" style:font-style-asian="normal" style:font-style-complex="normal"/>
    </style:style>
    <style:style style:name="P319" style:family="paragraph" style:parent-style-name="Text_20_body" style:list-style-name="L9">
      <style:text-properties fo:font-style="normal" officeooo:rsid="19910f6e" officeooo:paragraph-rsid="19d5448a" style:font-style-asian="normal" style:font-style-complex="normal"/>
    </style:style>
    <style:style style:name="P320" style:family="paragraph" style:parent-style-name="Text_20_body" style:list-style-name="L9">
      <style:text-properties fo:font-style="normal" officeooo:rsid="19b42789" officeooo:paragraph-rsid="19ca2dd9" style:font-style-asian="normal" style:font-style-complex="normal"/>
    </style:style>
    <style:style style:name="P321" style:family="paragraph" style:parent-style-name="Text_20_body" style:list-style-name="L10">
      <style:text-properties fo:font-style="normal" officeooo:rsid="14c28908" officeooo:paragraph-rsid="1a69b621" style:font-style-asian="normal" style:font-style-complex="normal"/>
    </style:style>
    <style:style style:name="P322" style:family="paragraph" style:parent-style-name="Text_20_body" style:list-style-name="L13">
      <style:text-properties fo:font-style="normal" officeooo:rsid="1a7edccc" officeooo:paragraph-rsid="1a7edccc" style:font-style-asian="normal" style:font-style-complex="normal"/>
    </style:style>
    <style:style style:name="P323" style:family="paragraph" style:parent-style-name="Text_20_body" style:list-style-name="L13">
      <style:text-properties fo:font-style="normal" officeooo:rsid="1a8039f6" officeooo:paragraph-rsid="1a8039f6" style:font-style-asian="normal" style:font-style-complex="normal"/>
    </style:style>
    <style:style style:name="P324" style:family="paragraph" style:parent-style-name="Text_20_body" style:list-style-name="L13">
      <style:text-properties fo:font-style="normal" officeooo:rsid="1a39f519" officeooo:paragraph-rsid="1a39f519" style:font-style-asian="normal" style:font-style-complex="normal"/>
    </style:style>
    <style:style style:name="P325" style:family="paragraph" style:parent-style-name="Text_20_body" style:list-style-name="L13">
      <style:text-properties fo:font-style="normal" officeooo:rsid="1d9ccc4f" officeooo:paragraph-rsid="1d9ccc4f" style:font-style-asian="normal" style:font-style-complex="normal"/>
    </style:style>
    <style:style style:name="P326" style:family="paragraph" style:parent-style-name="Text_20_body" style:list-style-name="L13">
      <style:text-properties fo:font-style="normal" officeooo:rsid="1d9b28a1" officeooo:paragraph-rsid="1d9b28a1" style:font-style-asian="normal" style:font-style-complex="normal"/>
    </style:style>
    <style:style style:name="P327" style:family="paragraph" style:parent-style-name="Text_20_body" style:list-style-name="L13">
      <style:text-properties fo:font-style="normal" officeooo:rsid="1d9c3bd1" officeooo:paragraph-rsid="1d9c3bd1" style:font-style-asian="normal" style:font-style-complex="normal"/>
    </style:style>
    <style:style style:name="P328" style:family="paragraph" style:parent-style-name="Text_20_body" style:list-style-name="L13">
      <style:text-properties fo:font-style="normal" officeooo:rsid="1d9c7091" officeooo:paragraph-rsid="1d9c7091" style:font-style-asian="normal" style:font-style-complex="normal"/>
    </style:style>
    <style:style style:name="P329" style:family="paragraph" style:parent-style-name="Text_20_body" style:list-style-name="L18">
      <style:text-properties fo:font-style="normal" officeooo:rsid="18bc925c" officeooo:paragraph-rsid="1cba1e95" style:font-style-asian="normal" style:font-style-complex="normal"/>
    </style:style>
    <style:style style:name="P330" style:family="paragraph" style:parent-style-name="Text_20_body" style:list-style-name="L18">
      <style:text-properties fo:font-style="normal" officeooo:rsid="1cba1e95" officeooo:paragraph-rsid="1cba1e95" style:font-style-asian="normal" style:font-style-complex="normal"/>
    </style:style>
    <style:style style:name="P331" style:family="paragraph" style:parent-style-name="Text_20_body" style:list-style-name="L27">
      <style:text-properties fo:font-style="normal" officeooo:rsid="1cba1e95" officeooo:paragraph-rsid="1cba1e95" style:font-style-asian="normal" style:font-style-complex="normal"/>
    </style:style>
    <style:style style:name="P332" style:family="paragraph" style:parent-style-name="Text_20_body" style:list-style-name="L18">
      <style:text-properties fo:font-style="normal" officeooo:rsid="18db3469" officeooo:paragraph-rsid="1f83e655" style:font-style-asian="normal" style:font-style-complex="normal"/>
    </style:style>
    <style:style style:name="P333" style:family="paragraph" style:parent-style-name="Text_20_body" style:list-style-name="L18">
      <style:text-properties fo:font-style="normal" officeooo:rsid="1eec2ec2" officeooo:paragraph-rsid="1ef2a730" style:font-style-asian="normal" style:font-style-complex="normal"/>
    </style:style>
    <style:style style:name="P334" style:family="paragraph" style:parent-style-name="Text_20_body" style:list-style-name="L21">
      <style:text-properties fo:font-style="normal" officeooo:rsid="18a52033" officeooo:paragraph-rsid="1de1c071" style:font-style-asian="normal" style:font-style-complex="normal"/>
    </style:style>
    <style:style style:name="P335" style:family="paragraph" style:parent-style-name="Text_20_body" style:list-style-name="L21">
      <style:text-properties fo:font-style="normal" officeooo:rsid="1de227ab" officeooo:paragraph-rsid="1de227ab" style:font-style-asian="normal" style:font-style-complex="normal"/>
    </style:style>
    <style:style style:name="P336" style:family="paragraph" style:parent-style-name="Text_20_body" style:list-style-name="L22">
      <style:text-properties fo:font-style="normal" officeooo:rsid="1ee0be79" officeooo:paragraph-rsid="1ee0be79" style:font-style-asian="normal" style:font-style-complex="normal"/>
    </style:style>
    <style:style style:name="P337" style:family="paragraph" style:parent-style-name="Text_20_body" style:list-style-name="L22">
      <style:text-properties fo:font-style="normal" officeooo:rsid="1906ea01" officeooo:paragraph-rsid="1906ea01" style:font-style-asian="normal" style:font-style-complex="normal"/>
    </style:style>
    <style:style style:name="P338" style:family="paragraph" style:parent-style-name="Text_20_body" style:list-style-name="L24">
      <style:text-properties fo:font-style="normal" officeooo:rsid="18a72360" officeooo:paragraph-rsid="18a72360" style:font-style-asian="normal" style:font-style-complex="normal"/>
    </style:style>
    <style:style style:name="P339" style:family="paragraph" style:parent-style-name="Text_20_body" style:list-style-name="L27">
      <style:text-properties fo:font-style="normal" officeooo:rsid="18d732a7" officeooo:paragraph-rsid="18d732a7" style:font-style-asian="normal" style:font-style-complex="normal"/>
    </style:style>
    <style:style style:name="P340" style:family="paragraph" style:parent-style-name="Text_20_body" style:list-style-name="L27">
      <style:text-properties fo:font-style="normal" officeooo:rsid="18d199ee" officeooo:paragraph-rsid="18d199ee" style:font-style-asian="normal" style:font-style-complex="normal"/>
    </style:style>
    <style:style style:name="P341" style:family="paragraph" style:parent-style-name="Text_20_body" style:list-style-name="L27">
      <style:text-properties fo:font-style="normal" officeooo:rsid="18d25fda" officeooo:paragraph-rsid="18d25fda" style:font-style-asian="normal" style:font-style-complex="normal"/>
    </style:style>
    <style:style style:name="P342" style:family="paragraph" style:parent-style-name="Text_20_body" style:list-style-name="L27">
      <style:text-properties fo:font-style="normal" officeooo:rsid="18cf0f68" officeooo:paragraph-rsid="18cf0f68" style:font-style-asian="normal" style:font-style-complex="normal"/>
    </style:style>
    <style:style style:name="P343" style:family="paragraph" style:parent-style-name="Text_20_body" style:list-style-name="L31">
      <style:text-properties fo:font-style="normal" officeooo:rsid="18f8f928" officeooo:paragraph-rsid="1eef7cba" style:font-style-asian="normal" style:font-style-complex="normal"/>
    </style:style>
    <style:style style:name="P344" style:family="paragraph" style:parent-style-name="Text_20_body" style:list-style-name="L31">
      <style:text-properties fo:font-style="normal" officeooo:rsid="18f8f928" officeooo:paragraph-rsid="1f821cc4" style:font-style-asian="normal" style:font-style-complex="normal"/>
    </style:style>
    <style:style style:name="P345" style:family="paragraph" style:parent-style-name="Text_20_body" style:list-style-name="L31">
      <style:text-properties fo:font-style="normal" officeooo:rsid="1d712657" officeooo:paragraph-rsid="1d712657" style:font-style-asian="normal" style:font-style-complex="normal"/>
    </style:style>
    <style:style style:name="P346" style:family="paragraph" style:parent-style-name="Text_20_body" style:list-style-name="L31">
      <style:text-properties fo:font-style="normal" officeooo:rsid="1d712657" officeooo:paragraph-rsid="1d721808" style:font-style-asian="normal" style:font-style-complex="normal"/>
    </style:style>
    <style:style style:name="P347" style:family="paragraph" style:parent-style-name="Text_20_body" style:list-style-name="L31">
      <style:text-properties fo:font-style="normal" officeooo:rsid="1d734c79" officeooo:paragraph-rsid="1d734c79" style:font-style-asian="normal" style:font-style-complex="normal"/>
    </style:style>
    <style:style style:name="P348" style:family="paragraph" style:parent-style-name="Text_20_body" style:list-style-name="L32">
      <style:text-properties fo:font-style="normal" officeooo:rsid="1caa881e" officeooo:paragraph-rsid="1d1a6e80" style:font-style-asian="normal" style:font-style-complex="normal"/>
    </style:style>
    <style:style style:name="P349" style:family="paragraph" style:parent-style-name="Text_20_body" style:list-style-name="L53">
      <style:text-properties fo:font-style="normal" officeooo:rsid="1caa881e" officeooo:paragraph-rsid="1caa881e" style:font-style-asian="normal" style:font-style-complex="normal"/>
    </style:style>
    <style:style style:name="P350" style:family="paragraph" style:parent-style-name="Text_20_body" style:list-style-name="L33">
      <style:text-properties fo:font-style="normal" officeooo:rsid="1d13a54a" officeooo:paragraph-rsid="1d13a54a" style:font-style-asian="normal" style:font-style-complex="normal"/>
    </style:style>
    <style:style style:name="P351" style:family="paragraph" style:parent-style-name="Text_20_body" style:list-style-name="L33">
      <style:text-properties fo:font-style="normal" officeooo:rsid="1d1716c4" officeooo:paragraph-rsid="1d1716c4" style:font-style-asian="normal" style:font-style-complex="normal"/>
    </style:style>
    <style:style style:name="P352" style:family="paragraph" style:parent-style-name="Text_20_body" style:list-style-name="L33">
      <style:text-properties fo:font-style="normal" officeooo:rsid="1d1697ea" officeooo:paragraph-rsid="1d1697ea" style:font-style-asian="normal" style:font-style-complex="normal"/>
    </style:style>
    <style:style style:name="P353" style:family="paragraph" style:parent-style-name="Text_20_body" style:list-style-name="L34">
      <style:text-properties fo:font-style="normal" officeooo:rsid="1ec97f10" officeooo:paragraph-rsid="1ec97f10" style:font-style-asian="normal" style:font-style-complex="normal"/>
    </style:style>
    <style:style style:name="P354" style:family="paragraph" style:parent-style-name="Text_20_body" style:list-style-name="L34">
      <style:text-properties fo:font-style="normal" officeooo:rsid="1d1ab5d0" officeooo:paragraph-rsid="1ecb109c" style:font-style-asian="normal" style:font-style-complex="normal"/>
    </style:style>
    <style:style style:name="P355" style:family="paragraph" style:parent-style-name="Text_20_body" style:list-style-name="L34">
      <style:text-properties fo:font-style="normal" officeooo:rsid="1d1ab5d0" officeooo:paragraph-rsid="1d1b1210" style:font-style-asian="normal" style:font-style-complex="normal"/>
    </style:style>
    <style:style style:name="P356" style:family="paragraph" style:parent-style-name="Text_20_body" style:list-style-name="L31">
      <style:text-properties fo:font-style="normal" officeooo:rsid="127cc581" officeooo:paragraph-rsid="1d721808" style:font-style-asian="normal" style:font-style-complex="normal"/>
    </style:style>
    <style:style style:name="P357" style:family="paragraph" style:parent-style-name="Text_20_body" style:list-style-name="L40">
      <style:text-properties fo:font-style="normal" officeooo:rsid="1538965f" officeooo:paragraph-rsid="17205437" style:font-style-asian="normal" style:font-style-complex="normal"/>
    </style:style>
    <style:style style:name="P358" style:family="paragraph" style:parent-style-name="Text_20_body" style:list-style-name="L41">
      <style:text-properties fo:font-style="normal" officeooo:rsid="1533db2f" officeooo:paragraph-rsid="17205437" style:font-style-asian="normal" style:font-style-complex="normal"/>
    </style:style>
    <style:style style:name="P359" style:family="paragraph" style:parent-style-name="Text_20_body" style:list-style-name="L41">
      <style:text-properties fo:font-style="normal" officeooo:rsid="1d977631" officeooo:paragraph-rsid="1d977631" style:font-style-asian="normal" style:font-style-complex="normal"/>
    </style:style>
    <style:style style:name="P360" style:family="paragraph" style:parent-style-name="Text_20_body" style:list-style-name="L43">
      <style:text-properties fo:font-style="normal" officeooo:rsid="1dcd09fb" officeooo:paragraph-rsid="1f15a314" style:font-style-asian="normal" style:font-style-complex="normal"/>
    </style:style>
    <style:style style:name="P361" style:family="paragraph" style:parent-style-name="Text_20_body" style:list-style-name="L43">
      <style:text-properties fo:font-style="normal" officeooo:rsid="1dcd3388" officeooo:paragraph-rsid="1dcd3388" style:font-style-asian="normal" style:font-style-complex="normal"/>
    </style:style>
    <style:style style:name="P362" style:family="paragraph" style:parent-style-name="Text_20_body" style:list-style-name="L43">
      <style:text-properties fo:font-style="normal" officeooo:rsid="1dd04c24" officeooo:paragraph-rsid="1dd04c24" style:font-style-asian="normal" style:font-style-complex="normal"/>
    </style:style>
    <style:style style:name="P363" style:family="paragraph" style:parent-style-name="Text_20_body" style:list-style-name="L43">
      <style:text-properties fo:font-style="normal" officeooo:rsid="1e05238b" officeooo:paragraph-rsid="1e05238b" style:font-style-asian="normal" style:font-style-complex="normal"/>
    </style:style>
    <style:style style:name="P364" style:family="paragraph" style:parent-style-name="Text_20_body" style:list-style-name="L43">
      <style:text-properties fo:font-style="normal" officeooo:rsid="1e05e0a4" officeooo:paragraph-rsid="1e05e0a4" style:font-style-asian="normal" style:font-style-complex="normal"/>
    </style:style>
    <style:style style:name="P365" style:family="paragraph" style:parent-style-name="Text_20_body" style:list-style-name="L45">
      <style:text-properties fo:font-style="normal" officeooo:rsid="1d7c05dc" officeooo:paragraph-rsid="1da85e96" style:font-style-asian="normal" style:font-style-complex="normal"/>
    </style:style>
    <style:style style:name="P366" style:family="paragraph" style:parent-style-name="Text_20_body" style:list-style-name="L45">
      <style:text-properties fo:font-style="normal" officeooo:rsid="1d7ff2e4" officeooo:paragraph-rsid="1da85e96" style:font-style-asian="normal" style:font-style-complex="normal"/>
    </style:style>
    <style:style style:name="P367" style:family="paragraph" style:parent-style-name="Text_20_body" style:list-style-name="L45">
      <style:text-properties fo:font-style="normal" officeooo:rsid="1fa1e491" officeooo:paragraph-rsid="1fa44ad3" style:font-style-asian="normal" style:font-style-complex="normal"/>
    </style:style>
    <style:style style:name="P368" style:family="paragraph" style:parent-style-name="Text_20_body" style:list-style-name="L111">
      <style:text-properties fo:font-style="normal" officeooo:rsid="1fa1e491" officeooo:paragraph-rsid="1fa1e491" style:font-style-asian="normal" style:font-style-complex="normal"/>
    </style:style>
    <style:style style:name="P369" style:family="paragraph" style:parent-style-name="Text_20_body" style:list-style-name="L45">
      <style:text-properties fo:font-style="normal" officeooo:rsid="1fa44ad3" officeooo:paragraph-rsid="1fa44ad3" style:font-style-asian="normal" style:font-style-complex="normal"/>
    </style:style>
    <style:style style:name="P370" style:family="paragraph" style:parent-style-name="Text_20_body" style:list-style-name="L58">
      <style:text-properties fo:font-style="normal" officeooo:rsid="160397eb" officeooo:paragraph-rsid="1e0f74a1" style:font-style-asian="normal" style:font-style-complex="normal"/>
    </style:style>
    <style:style style:name="P371" style:family="paragraph" style:parent-style-name="Text_20_body" style:list-style-name="L58">
      <style:text-properties fo:font-style="normal" officeooo:rsid="160397eb" officeooo:paragraph-rsid="1e1308a6" style:font-style-asian="normal" style:font-style-complex="normal"/>
    </style:style>
    <style:style style:name="P372" style:family="paragraph" style:parent-style-name="Text_20_body" style:list-style-name="L55">
      <style:text-properties fo:font-style="normal" officeooo:rsid="160397eb" officeooo:paragraph-rsid="1e1b5da9" style:font-style-asian="normal" style:font-style-complex="normal"/>
    </style:style>
    <style:style style:name="P373" style:family="paragraph" style:parent-style-name="Text_20_body" style:list-style-name="L55">
      <style:text-properties fo:font-style="normal" officeooo:rsid="17535250" officeooo:paragraph-rsid="17535250" style:font-style-asian="normal" style:font-style-complex="normal"/>
    </style:style>
    <style:style style:name="P374" style:family="paragraph" style:parent-style-name="Text_20_body" style:list-style-name="L55">
      <style:text-properties fo:font-style="normal" officeooo:rsid="1755ab69" officeooo:paragraph-rsid="1755ab69" style:font-style-asian="normal" style:font-style-complex="normal"/>
    </style:style>
    <style:style style:name="P375" style:family="paragraph" style:parent-style-name="Text_20_body" style:list-style-name="L61">
      <style:text-properties fo:font-style="normal" officeooo:rsid="1ad7191a" officeooo:paragraph-rsid="1ad9eb51" style:font-style-asian="normal" style:font-style-complex="normal"/>
    </style:style>
    <style:style style:name="P376" style:family="paragraph" style:parent-style-name="Text_20_body" style:list-style-name="L68">
      <style:text-properties fo:font-style="normal" officeooo:rsid="1b1a5bf4" officeooo:paragraph-rsid="1b1a5bf4" style:font-style-asian="normal" style:font-style-complex="normal"/>
    </style:style>
    <style:style style:name="P377" style:family="paragraph" style:parent-style-name="Text_20_body" style:list-style-name="L68">
      <style:text-properties fo:font-style="normal" officeooo:rsid="1af5d4e9" officeooo:paragraph-rsid="1afc31a1" style:font-style-asian="normal" style:font-style-complex="normal"/>
    </style:style>
    <style:style style:name="P378" style:family="paragraph" style:parent-style-name="Text_20_body" style:list-style-name="L68">
      <style:text-properties fo:font-style="normal" officeooo:rsid="1b9263bf" officeooo:paragraph-rsid="1d9d7e7c" style:font-style-asian="normal" style:font-style-complex="normal"/>
    </style:style>
    <style:style style:name="P379" style:family="paragraph" style:parent-style-name="Text_20_body" style:list-style-name="L68">
      <style:text-properties fo:font-style="normal" officeooo:rsid="1b9315c2" officeooo:paragraph-rsid="1d9d7e7c" style:font-style-asian="normal" style:font-style-complex="normal"/>
    </style:style>
    <style:style style:name="P380" style:family="paragraph" style:parent-style-name="Text_20_body" style:list-style-name="L74">
      <style:text-properties fo:font-style="normal" officeooo:rsid="1b4fe61d" officeooo:paragraph-rsid="1b4fe61d" style:font-style-asian="normal" style:font-style-complex="normal"/>
    </style:style>
    <style:style style:name="P381" style:family="paragraph" style:parent-style-name="Text_20_body" style:list-style-name="L74">
      <style:text-properties fo:font-style="normal" officeooo:rsid="1b51e26a" officeooo:paragraph-rsid="1b51e26a" style:font-style-asian="normal" style:font-style-complex="normal"/>
    </style:style>
    <style:style style:name="P382" style:family="paragraph" style:parent-style-name="Text_20_body" style:list-style-name="L76">
      <style:text-properties fo:font-style="normal" officeooo:rsid="1c335e66" officeooo:paragraph-rsid="1c335e66" style:font-style-asian="normal" style:font-style-complex="normal"/>
    </style:style>
    <style:style style:name="P383" style:family="paragraph" style:parent-style-name="Text_20_body" style:list-style-name="L77">
      <style:text-properties fo:font-style="normal" officeooo:rsid="17b74c9b" officeooo:paragraph-rsid="1aac0adc" style:font-style-asian="normal" style:font-style-complex="normal"/>
    </style:style>
    <style:style style:name="P384" style:family="paragraph" style:parent-style-name="Text_20_body" style:list-style-name="L77">
      <style:text-properties fo:font-style="normal" officeooo:rsid="1828c7fa" officeooo:paragraph-rsid="1aac0adc" style:font-style-asian="normal" style:font-style-complex="normal"/>
    </style:style>
    <style:style style:name="P385" style:family="paragraph" style:parent-style-name="Text_20_body" style:list-style-name="L80">
      <style:text-properties fo:font-style="normal" officeooo:rsid="17b228f5" officeooo:paragraph-rsid="1aac0adc" style:font-style-asian="normal" style:font-style-complex="normal"/>
    </style:style>
    <style:style style:name="P386" style:family="paragraph" style:parent-style-name="Text_20_body" style:list-style-name="L83">
      <style:text-properties fo:font-style="normal" officeooo:rsid="181bac4f" officeooo:paragraph-rsid="1aac0adc" style:font-style-asian="normal" style:font-style-complex="normal"/>
    </style:style>
    <style:style style:name="P387" style:family="paragraph" style:parent-style-name="Text_20_body" style:list-style-name="L83">
      <style:text-properties fo:font-style="normal" officeooo:rsid="181bac4f" officeooo:paragraph-rsid="1b1323f1" style:font-style-asian="normal" style:font-style-complex="normal"/>
    </style:style>
    <style:style style:name="P388" style:family="paragraph" style:parent-style-name="Text_20_body" style:list-style-name="L83">
      <style:text-properties fo:font-style="normal" officeooo:rsid="18259e4c" officeooo:paragraph-rsid="1aac0adc" style:font-style-asian="normal" style:font-style-complex="normal"/>
    </style:style>
    <style:style style:name="P389" style:family="paragraph" style:parent-style-name="Text_20_body" style:list-style-name="L83">
      <style:text-properties fo:font-style="normal" officeooo:rsid="18247580" officeooo:paragraph-rsid="1b196b46" style:font-style-asian="normal" style:font-style-complex="normal"/>
    </style:style>
    <style:style style:name="P390" style:family="paragraph" style:parent-style-name="Text_20_body" style:list-style-name="L88">
      <style:text-properties fo:font-style="normal" officeooo:rsid="17c5a5ad" officeooo:paragraph-rsid="1aac0adc" style:font-style-asian="normal" style:font-style-complex="normal"/>
    </style:style>
    <style:style style:name="P391" style:family="paragraph" style:parent-style-name="Text_20_body" style:list-style-name="L88">
      <style:text-properties fo:font-style="normal" officeooo:rsid="17c0f50a" officeooo:paragraph-rsid="1aac0adc" style:font-style-asian="normal" style:font-style-complex="normal"/>
    </style:style>
    <style:style style:name="P392" style:family="paragraph" style:parent-style-name="Text_20_body" style:list-style-name="L88">
      <style:text-properties fo:font-style="normal" officeooo:rsid="17c2b6ff" officeooo:paragraph-rsid="1aac0adc" style:font-style-asian="normal" style:font-style-complex="normal"/>
    </style:style>
    <style:style style:name="P393" style:family="paragraph" style:parent-style-name="Text_20_body" style:list-style-name="L88">
      <style:text-properties fo:font-style="normal" officeooo:rsid="17aa8f57" officeooo:paragraph-rsid="1c4b0366" style:font-style-asian="normal" style:font-style-complex="normal"/>
    </style:style>
    <style:style style:name="P394" style:family="paragraph" style:parent-style-name="Text_20_body" style:list-style-name="L93">
      <style:text-properties fo:font-style="normal" officeooo:rsid="1f6efd45" officeooo:paragraph-rsid="1f6efd45" style:font-style-asian="normal" style:font-style-complex="normal"/>
    </style:style>
    <style:style style:name="P395" style:family="paragraph" style:parent-style-name="Text_20_body" style:list-style-name="L93">
      <style:text-properties fo:font-style="normal" officeooo:rsid="1f700409" officeooo:paragraph-rsid="1f700409" style:font-style-asian="normal" style:font-style-complex="normal"/>
    </style:style>
    <style:style style:name="P396" style:family="paragraph" style:parent-style-name="Text_20_body" style:list-style-name="L102">
      <style:text-properties fo:font-style="normal" officeooo:rsid="1f700409" officeooo:paragraph-rsid="1f7f789a" style:font-style-asian="normal" style:font-style-complex="normal"/>
    </style:style>
    <style:style style:name="P397" style:family="paragraph" style:parent-style-name="Text_20_body" style:list-style-name="L93">
      <style:text-properties fo:font-style="normal" officeooo:rsid="191e0ba0" officeooo:paragraph-rsid="1b6d2e97" style:font-style-asian="normal" style:font-style-complex="normal"/>
    </style:style>
    <style:style style:name="P398" style:family="paragraph" style:parent-style-name="Text_20_body" style:list-style-name="L94">
      <style:text-properties fo:font-style="normal" officeooo:rsid="19324c2b" officeooo:paragraph-rsid="1b676195" style:font-style-asian="normal" style:font-style-complex="normal"/>
    </style:style>
    <style:style style:name="P399" style:family="paragraph" style:parent-style-name="Text_20_body" style:list-style-name="L95">
      <style:text-properties fo:font-style="normal" officeooo:rsid="1b7322ed" officeooo:paragraph-rsid="1b72dcc5" style:font-style-asian="normal" style:font-style-complex="normal"/>
    </style:style>
    <style:style style:name="P400" style:family="paragraph" style:parent-style-name="Text_20_body" style:list-style-name="L98">
      <style:text-properties fo:font-style="normal" officeooo:rsid="1f6c3ca4" officeooo:paragraph-rsid="1f6c3ca4" style:font-style-asian="normal" style:font-style-complex="normal"/>
    </style:style>
    <style:style style:name="P401" style:family="paragraph" style:parent-style-name="Text_20_body" style:list-style-name="L99">
      <style:text-properties fo:font-style="normal" officeooo:rsid="1911c1aa" officeooo:paragraph-rsid="1aac0adc" style:font-style-asian="normal" style:font-style-complex="normal"/>
    </style:style>
    <style:style style:name="P402" style:family="paragraph" style:parent-style-name="Text_20_body" style:list-style-name="L99">
      <style:text-properties fo:font-style="normal" officeooo:rsid="1913d283" officeooo:paragraph-rsid="1aac0adc" style:font-style-asian="normal" style:font-style-complex="normal"/>
    </style:style>
    <style:style style:name="P403" style:family="paragraph" style:parent-style-name="Text_20_body" style:list-style-name="L99">
      <style:text-properties fo:font-style="normal" officeooo:rsid="1913f8c2" officeooo:paragraph-rsid="1aac0adc" style:font-style-asian="normal" style:font-style-complex="normal"/>
    </style:style>
    <style:style style:name="P404" style:family="paragraph" style:parent-style-name="Text_20_body" style:list-style-name="L104">
      <style:text-properties fo:font-style="normal" officeooo:rsid="1c81d622" officeooo:paragraph-rsid="1c9dbd6e" style:font-style-asian="normal" style:font-style-complex="normal"/>
    </style:style>
    <style:style style:name="P405" style:family="paragraph" style:parent-style-name="Text_20_body" style:list-style-name="L104">
      <style:text-properties fo:font-style="normal" officeooo:rsid="1f8bdeef" officeooo:paragraph-rsid="1f8bdeef" style:font-style-asian="normal" style:font-style-complex="normal"/>
    </style:style>
    <style:style style:name="P406" style:family="paragraph" style:parent-style-name="Text_20_body" style:list-style-name="L104">
      <style:text-properties fo:font-style="normal" officeooo:rsid="1c8150d0" officeooo:paragraph-rsid="1c9dbd6e" style:font-style-asian="normal" style:font-style-complex="normal"/>
    </style:style>
    <style:style style:name="P407" style:family="paragraph" style:parent-style-name="Text_20_body" style:list-style-name="L104">
      <style:text-properties fo:font-style="normal" officeooo:rsid="1d4a11c6" officeooo:paragraph-rsid="1dbcba3f" style:font-style-asian="normal" style:font-style-complex="normal"/>
    </style:style>
    <style:style style:name="P408" style:family="paragraph" style:parent-style-name="Text_20_body" style:list-style-name="L104">
      <style:text-properties fo:font-style="normal" officeooo:rsid="1dbcba3f" officeooo:paragraph-rsid="1dbcba3f" style:font-style-asian="normal" style:font-style-complex="normal"/>
    </style:style>
    <style:style style:name="P409" style:family="paragraph" style:parent-style-name="Text_20_body" style:list-style-name="L104">
      <style:text-properties fo:font-style="normal" officeooo:rsid="1d5ab5e3" officeooo:paragraph-rsid="1d5cf261" style:font-style-asian="normal" style:font-style-complex="normal"/>
    </style:style>
    <style:style style:name="P410" style:family="paragraph" style:parent-style-name="Text_20_body" style:list-style-name="L104">
      <style:text-properties fo:font-style="normal" officeooo:rsid="1d5df106" officeooo:paragraph-rsid="1d5f65ab" style:font-style-asian="normal" style:font-style-complex="normal"/>
    </style:style>
    <style:style style:name="P411" style:family="paragraph" style:parent-style-name="Text_20_body" style:list-style-name="L104">
      <style:text-properties fo:font-style="normal" officeooo:rsid="1d5df106" officeooo:paragraph-rsid="1d5df106" style:font-style-asian="normal" style:font-style-complex="normal"/>
    </style:style>
    <style:style style:name="P412" style:family="paragraph" style:parent-style-name="Text_20_body" style:list-style-name="L104">
      <style:text-properties fo:font-style="normal" officeooo:rsid="1d550640" officeooo:paragraph-rsid="1d5c578a" style:font-style-asian="normal" style:font-style-complex="normal"/>
    </style:style>
    <style:style style:name="P413" style:family="paragraph" style:parent-style-name="Text_20_body" style:list-style-name="L104">
      <style:text-properties fo:font-style="normal" officeooo:rsid="1d55c6b1" officeooo:paragraph-rsid="1d55c6b1" style:font-style-asian="normal" style:font-style-complex="normal"/>
    </style:style>
    <style:style style:name="P414" style:family="paragraph" style:parent-style-name="Text_20_body" style:list-style-name="L104">
      <style:text-properties fo:font-style="normal" officeooo:rsid="1d610f62" officeooo:paragraph-rsid="1d610f62" style:font-style-asian="normal" style:font-style-complex="normal"/>
    </style:style>
    <style:style style:name="P415" style:family="paragraph" style:parent-style-name="Text_20_body" style:list-style-name="L108">
      <style:text-properties fo:font-style="normal" officeooo:rsid="1bd58299" officeooo:paragraph-rsid="1bd58299" style:font-style-asian="normal" style:font-style-complex="normal"/>
    </style:style>
    <style:style style:name="P416" style:family="paragraph" style:parent-style-name="Text_20_body" style:list-style-name="L108">
      <style:text-properties fo:font-style="normal" officeooo:rsid="1bd0abba" officeooo:paragraph-rsid="1bd9fc7c" style:font-style-asian="normal" style:font-style-complex="normal"/>
    </style:style>
    <style:style style:name="P417" style:family="paragraph" style:parent-style-name="Text_20_body" style:list-style-name="L108">
      <style:text-properties fo:font-style="normal" officeooo:rsid="1bd9fc7c" officeooo:paragraph-rsid="1bd9fc7c" style:font-style-asian="normal" style:font-style-complex="normal"/>
    </style:style>
    <style:style style:name="P418" style:family="paragraph" style:parent-style-name="Text_20_body" style:list-style-name="L108">
      <style:text-properties fo:font-style="normal" officeooo:rsid="1bbb9db4" officeooo:paragraph-rsid="1bbb9db4" style:font-style-asian="normal" style:font-style-complex="normal"/>
    </style:style>
    <style:style style:name="P419" style:family="paragraph" style:parent-style-name="Text_20_body" style:list-style-name="L110">
      <style:text-properties fo:font-style="normal" officeooo:rsid="1ddb0704" officeooo:paragraph-rsid="1ddb0704" style:font-style-asian="normal" style:font-style-complex="normal"/>
    </style:style>
    <style:style style:name="P420" style:family="paragraph" style:parent-style-name="Text_20_body" style:list-style-name="L111">
      <style:text-properties fo:font-style="normal" officeooo:rsid="1d6883d3" officeooo:paragraph-rsid="1d6883d3" style:font-style-asian="normal" style:font-style-complex="normal"/>
    </style:style>
    <style:style style:name="P421" style:family="paragraph" style:parent-style-name="Text_20_body" style:list-style-name="L112">
      <style:text-properties fo:font-style="normal" officeooo:rsid="15b8a048" officeooo:paragraph-rsid="1bfffc6a" style:font-style-asian="normal" style:font-style-complex="normal"/>
    </style:style>
    <style:style style:name="P422" style:family="paragraph" style:parent-style-name="Text_20_body" style:list-style-name="L112">
      <style:text-properties fo:font-style="normal" officeooo:rsid="1c02eccb" officeooo:paragraph-rsid="1c02eccb" style:font-style-asian="normal" style:font-style-complex="normal"/>
    </style:style>
    <style:style style:name="P423" style:family="paragraph" style:parent-style-name="Text_20_body" style:list-style-name="L112">
      <style:text-properties fo:font-style="normal" officeooo:rsid="1bfb018b" officeooo:paragraph-rsid="1bfffc6a" style:font-style-asian="normal" style:font-style-complex="normal"/>
    </style:style>
    <style:style style:name="P424" style:family="paragraph" style:parent-style-name="Text_20_body" style:list-style-name="L113">
      <style:text-properties fo:font-style="normal" officeooo:rsid="15b53645" officeooo:paragraph-rsid="17205437" style:font-style-asian="normal" style:font-style-complex="normal"/>
    </style:style>
    <style:style style:name="P425" style:family="paragraph" style:parent-style-name="Text_20_body" style:list-style-name="L115">
      <style:text-properties fo:font-style="normal" officeooo:rsid="1b3c0e07" officeooo:paragraph-rsid="1b3c40f8" style:font-style-asian="normal" style:font-style-complex="normal"/>
    </style:style>
    <style:style style:name="P426" style:family="paragraph" style:parent-style-name="Text_20_body" style:list-style-name="L116">
      <style:text-properties fo:font-style="normal" officeooo:rsid="1b3aa9da" officeooo:paragraph-rsid="1b3aa9da" style:font-style-asian="normal" style:font-style-complex="normal"/>
    </style:style>
    <style:style style:name="P427" style:family="paragraph" style:parent-style-name="Text_20_body" style:list-style-name="L117">
      <style:text-properties fo:font-style="normal" officeooo:rsid="1b3e0f8c" officeooo:paragraph-rsid="1b3e0f8c" style:font-style-asian="normal" style:font-style-complex="normal"/>
    </style:style>
    <style:style style:name="P428" style:family="paragraph" style:parent-style-name="Text_20_body" style:list-style-name="L117">
      <style:text-properties fo:font-style="normal" officeooo:rsid="1fb16c04" officeooo:paragraph-rsid="1fb16c04" style:font-style-asian="normal" style:font-style-complex="normal"/>
    </style:style>
    <style:style style:name="P429" style:family="paragraph" style:parent-style-name="Text_20_body" style:list-style-name="L19">
      <style:text-properties fo:font-style="normal" fo:font-weight="normal" officeooo:rsid="1db71e7f" officeooo:paragraph-rsid="1db71e7f" style:font-style-asian="normal" style:font-weight-asian="normal" style:font-style-complex="normal" style:font-weight-complex="normal"/>
    </style:style>
    <style:style style:name="P430" style:family="paragraph" style:parent-style-name="Text_20_body" style:list-style-name="L32">
      <style:text-properties fo:font-style="normal" fo:font-weight="normal" officeooo:rsid="1d1a7fb6" officeooo:paragraph-rsid="1d1a7fb6" style:font-style-asian="normal" style:font-weight-asian="normal" style:font-style-complex="normal" style:font-weight-complex="normal"/>
    </style:style>
    <style:style style:name="P431" style:family="paragraph" style:parent-style-name="Text_20_body" style:list-style-name="L35">
      <style:text-properties fo:font-style="normal" fo:font-weight="normal" officeooo:rsid="1d23c4af" officeooo:paragraph-rsid="1d23c4af" style:font-style-asian="normal" style:font-weight-asian="normal" style:font-style-complex="normal" style:font-weight-complex="normal"/>
    </style:style>
    <style:style style:name="P432" style:family="paragraph" style:parent-style-name="Text_20_body" style:list-style-name="L35">
      <style:text-properties fo:font-style="normal" fo:font-weight="normal" officeooo:rsid="1d21a784" officeooo:paragraph-rsid="1d23c4af" style:font-style-asian="normal" style:font-weight-asian="normal" style:font-style-complex="normal" style:font-weight-complex="normal"/>
    </style:style>
    <style:style style:name="P433" style:family="paragraph" style:parent-style-name="Text_20_body" style:list-style-name="L35">
      <style:text-properties fo:font-style="normal" fo:font-weight="normal" officeooo:rsid="1d24f741" officeooo:paragraph-rsid="1d24f741" style:font-style-asian="normal" style:font-weight-asian="normal" style:font-style-complex="normal" style:font-weight-complex="normal"/>
    </style:style>
    <style:style style:name="P434" style:family="paragraph" style:parent-style-name="Text_20_body" style:list-style-name="L35">
      <style:text-properties fo:font-style="normal" fo:font-weight="normal" officeooo:rsid="1d25fac5" officeooo:paragraph-rsid="1d25fac5" style:font-style-asian="normal" style:font-weight-asian="normal" style:font-style-complex="normal" style:font-weight-complex="normal"/>
    </style:style>
    <style:style style:name="P435" style:family="paragraph" style:parent-style-name="Text_20_body" style:list-style-name="L46">
      <style:text-properties fo:font-style="normal" fo:font-weight="normal" officeooo:rsid="1fc7330d" officeooo:paragraph-rsid="1fcbd679" style:font-style-asian="normal" style:font-weight-asian="normal" style:font-style-complex="normal" style:font-weight-complex="normal"/>
    </style:style>
    <style:style style:name="P436" style:family="paragraph" style:parent-style-name="Text_20_body" style:list-style-name="L47">
      <style:text-properties fo:font-style="normal" fo:font-weight="normal" officeooo:rsid="1da613d3" officeooo:paragraph-rsid="1da613d3" style:font-style-asian="normal" style:font-weight-asian="normal" style:font-style-complex="normal" style:font-weight-complex="normal"/>
    </style:style>
    <style:style style:name="P437" style:family="paragraph" style:parent-style-name="Text_20_body" style:list-style-name="L82">
      <style:text-properties fo:font-style="normal" fo:font-weight="normal" officeooo:rsid="1814175e" officeooo:paragraph-rsid="1aac0adc" style:font-style-asian="normal" style:font-weight-asian="normal" style:font-style-complex="normal" style:font-weight-complex="normal"/>
    </style:style>
    <style:style style:name="P438" style:family="paragraph" style:parent-style-name="Text_20_body" style:list-style-name="L114">
      <style:text-properties fo:font-style="normal" fo:font-weight="normal" officeooo:rsid="1c016a99" officeooo:paragraph-rsid="1c016a99" style:font-style-asian="normal" style:font-weight-asian="normal" style:font-style-complex="normal" style:font-weight-complex="normal"/>
    </style:style>
    <style:style style:name="P439" style:family="paragraph" style:parent-style-name="Text_20_body" style:list-style-name="L43">
      <style:text-properties fo:font-style="normal" fo:font-weight="bold" officeooo:rsid="1dd24645" officeooo:paragraph-rsid="1e401b6c" style:font-style-asian="normal" style:font-weight-asian="bold" style:font-style-complex="normal" style:font-weight-complex="bold"/>
    </style:style>
    <style:style style:name="P440" style:family="paragraph" style:parent-style-name="Text_20_body" style:list-style-name="L104">
      <style:text-properties fo:font-style="normal" fo:font-weight="bold" officeooo:rsid="1d4a65ad" officeooo:paragraph-rsid="1d5ab5e3" style:font-style-asian="normal" style:font-weight-asian="bold" style:font-style-complex="normal" style:font-weight-complex="bold"/>
    </style:style>
    <style:style style:name="P441" style:family="paragraph" style:parent-style-name="Text_20_body" style:list-style-name="L44">
      <style:text-properties fo:font-style="normal" style:text-underline-style="none" officeooo:rsid="1d89163c" officeooo:paragraph-rsid="1da85e96" style:font-style-asian="normal" style:font-style-complex="normal"/>
    </style:style>
    <style:style style:name="P442" style:family="paragraph" style:parent-style-name="Text_20_body" style:list-style-name="L58">
      <style:text-properties fo:font-style="normal" style:text-underline-style="none" officeooo:rsid="1fe9bec1" officeooo:paragraph-rsid="1fe9bec1" style:font-style-asian="normal" style:font-style-complex="normal"/>
    </style:style>
    <style:style style:name="P443" style:family="paragraph" style:parent-style-name="Text_20_body" style:list-style-name="L9">
      <style:text-properties officeooo:rsid="1998598a" officeooo:paragraph-rsid="1a087c78"/>
    </style:style>
    <style:style style:name="P444" style:family="paragraph" style:parent-style-name="Text_20_body" style:list-style-name="L9">
      <style:text-properties officeooo:rsid="19afdee7" officeooo:paragraph-rsid="19c505ba"/>
    </style:style>
    <style:style style:name="P445" style:family="paragraph" style:parent-style-name="Text_20_body" style:list-style-name="L69">
      <style:text-properties officeooo:rsid="19afdee7" officeooo:paragraph-rsid="1aff31d1"/>
    </style:style>
    <style:style style:name="P446" style:family="paragraph" style:parent-style-name="Text_20_body" style:list-style-name="L9">
      <style:text-properties officeooo:rsid="19b7a33a" officeooo:paragraph-rsid="19bc978f"/>
    </style:style>
    <style:style style:name="P447" style:family="paragraph" style:parent-style-name="Text_20_body" style:list-style-name="L9">
      <style:text-properties officeooo:rsid="19a4955f" officeooo:paragraph-rsid="19a4955f"/>
    </style:style>
    <style:style style:name="P448" style:family="paragraph" style:parent-style-name="Text_20_body" style:list-style-name="L9">
      <style:text-properties fo:font-weight="bold" officeooo:rsid="1ec1b859" officeooo:paragraph-rsid="1ec3462a" style:font-weight-asian="bold" style:font-weight-complex="bold"/>
    </style:style>
    <style:style style:name="P449" style:family="paragraph" style:parent-style-name="Text_20_body" style:list-style-name="L57">
      <style:text-properties fo:font-weight="bold" officeooo:rsid="1d070ff6" officeooo:paragraph-rsid="1d082209" style:font-weight-asian="bold" style:font-weight-complex="bold"/>
    </style:style>
    <style:style style:name="P450" style:family="paragraph" style:parent-style-name="Text_20_body" style:list-style-name="L66">
      <style:text-properties fo:font-weight="bold" officeooo:rsid="1dc9c98c" officeooo:paragraph-rsid="1dc9c98c" style:font-weight-asian="bold" style:font-weight-complex="bold"/>
    </style:style>
    <style:style style:name="P451" style:family="paragraph" style:parent-style-name="Text_20_body" style:list-style-name="L9">
      <style:text-properties officeooo:rsid="19a8efca" officeooo:paragraph-rsid="19ca2dd9"/>
    </style:style>
    <style:style style:name="P452" style:family="paragraph" style:parent-style-name="Text_20_body" style:list-style-name="L10">
      <style:text-properties officeooo:paragraph-rsid="1a69b621"/>
    </style:style>
    <style:style style:name="P453" style:family="paragraph" style:parent-style-name="Text_20_body" style:list-style-name="L11">
      <style:text-properties officeooo:paragraph-rsid="17205437"/>
    </style:style>
    <style:style style:name="P454" style:family="paragraph" style:parent-style-name="Text_20_body" style:list-style-name="L11">
      <style:text-properties officeooo:rsid="159eb076" officeooo:paragraph-rsid="17205437"/>
    </style:style>
    <style:style style:name="P455" style:family="paragraph" style:parent-style-name="Text_20_body" style:list-style-name="L11">
      <style:text-properties officeooo:rsid="1accddd3" officeooo:paragraph-rsid="1accddd3"/>
    </style:style>
    <style:style style:name="P456" style:family="paragraph" style:parent-style-name="Text_20_body" style:list-style-name="L11">
      <style:text-properties officeooo:rsid="1a6e7b0f" officeooo:paragraph-rsid="1a70b518"/>
    </style:style>
    <style:style style:name="P457" style:family="paragraph" style:parent-style-name="Text_20_body" style:list-style-name="L11">
      <style:text-properties officeooo:rsid="1572e53f" officeooo:paragraph-rsid="17205437"/>
    </style:style>
    <style:style style:name="P458" style:family="paragraph" style:parent-style-name="Text_20_body" style:list-style-name="L11">
      <style:text-properties officeooo:rsid="1579f5c3" officeooo:paragraph-rsid="17205437"/>
    </style:style>
    <style:style style:name="P459" style:family="paragraph" style:parent-style-name="Text_20_body" style:list-style-name="L11">
      <style:text-properties officeooo:rsid="1a6edc2a" officeooo:paragraph-rsid="1a72118f"/>
    </style:style>
    <style:style style:name="P460" style:family="paragraph" style:parent-style-name="Text_20_body" style:list-style-name="L12">
      <style:text-properties officeooo:paragraph-rsid="1a23b97d"/>
    </style:style>
    <style:style style:name="P461" style:family="paragraph" style:parent-style-name="Text_20_body" style:list-style-name="L12">
      <style:text-properties officeooo:paragraph-rsid="17205437"/>
    </style:style>
    <style:style style:name="P462" style:family="paragraph" style:parent-style-name="Text_20_body" style:list-style-name="L12">
      <style:text-properties officeooo:paragraph-rsid="1a75920c"/>
    </style:style>
    <style:style style:name="P463" style:family="paragraph" style:parent-style-name="Text_20_body" style:list-style-name="L12">
      <style:text-properties officeooo:paragraph-rsid="1a77d673"/>
    </style:style>
    <style:style style:name="P464" style:family="paragraph" style:parent-style-name="Text_20_body" style:list-style-name="L12">
      <style:text-properties fo:language="cs" fo:country="CZ" officeooo:rsid="1556058d" officeooo:paragraph-rsid="17205437"/>
    </style:style>
    <style:style style:name="P465" style:family="paragraph" style:parent-style-name="Text_20_body" style:list-style-name="L12">
      <style:text-properties fo:language="cs" fo:country="CZ" officeooo:rsid="15561023" officeooo:paragraph-rsid="1a7af5a6"/>
    </style:style>
    <style:style style:name="P466" style:family="paragraph" style:parent-style-name="Text_20_body" style:list-style-name="L34">
      <style:text-properties fo:language="cs" fo:country="CZ" officeooo:rsid="15561023" officeooo:paragraph-rsid="1d1b1210"/>
    </style:style>
    <style:style style:name="P467" style:family="paragraph" style:parent-style-name="Text_20_body" style:list-style-name="L18">
      <style:text-properties fo:language="cs" fo:country="CZ" fo:font-style="normal" officeooo:rsid="1ef2a730" officeooo:paragraph-rsid="1ef2a730" style:font-style-asian="normal" style:font-style-complex="normal"/>
    </style:style>
    <style:style style:name="P468" style:family="paragraph" style:parent-style-name="Text_20_body" style:list-style-name="L18">
      <style:text-properties fo:language="cs" fo:country="CZ" fo:font-style="normal" officeooo:rsid="1eec2ec2" officeooo:paragraph-rsid="1ef3ce69" style:font-style-asian="normal" style:font-style-complex="normal"/>
    </style:style>
    <style:style style:name="P469" style:family="paragraph" style:parent-style-name="Text_20_body" style:list-style-name="L18">
      <style:text-properties fo:language="cs" fo:country="CZ" fo:font-style="normal" officeooo:rsid="1ef3ce69" officeooo:paragraph-rsid="1ef3ce69" style:font-style-asian="normal" style:font-style-complex="normal"/>
    </style:style>
    <style:style style:name="P470" style:family="paragraph" style:parent-style-name="Text_20_body" style:list-style-name="L34">
      <style:text-properties fo:language="cs" fo:country="CZ" fo:font-style="normal" officeooo:rsid="1d21a784" officeooo:paragraph-rsid="1d21a784" style:font-style-asian="normal" style:font-style-complex="normal"/>
    </style:style>
    <style:style style:name="P471" style:family="paragraph" style:parent-style-name="Text_20_body" style:list-style-name="L34">
      <style:text-properties fo:language="cs" fo:country="CZ" fo:font-style="normal" officeooo:rsid="1d1d5d11" officeooo:paragraph-rsid="1d1d5d11" style:font-style-asian="normal" style:font-style-complex="normal"/>
    </style:style>
    <style:style style:name="P472" style:family="paragraph" style:parent-style-name="Text_20_body" style:list-style-name="L34">
      <style:text-properties fo:language="cs" fo:country="CZ" fo:font-style="normal" officeooo:rsid="1d1f546a" officeooo:paragraph-rsid="1d1f546a" style:font-style-asian="normal" style:font-style-complex="normal"/>
    </style:style>
    <style:style style:name="P473" style:family="paragraph" style:parent-style-name="Text_20_body" style:list-style-name="L55">
      <style:text-properties fo:language="cs" fo:country="CZ" fo:font-style="normal" officeooo:rsid="174ff3af" officeooo:paragraph-rsid="174ff3af" style:font-style-asian="normal" style:font-style-complex="normal"/>
    </style:style>
    <style:style style:name="P474" style:family="paragraph" style:parent-style-name="Text_20_body" style:list-style-name="L55">
      <style:text-properties fo:language="cs" fo:country="CZ" fo:font-style="normal" officeooo:rsid="160e1c76" officeooo:paragraph-rsid="17205437" style:font-style-asian="normal" style:font-style-complex="normal"/>
    </style:style>
    <style:style style:name="P475" style:family="paragraph" style:parent-style-name="Text_20_body" style:list-style-name="L55">
      <style:text-properties fo:language="cs" fo:country="CZ" fo:font-style="normal" officeooo:rsid="174f078d" officeooo:paragraph-rsid="1f3a304a" style:font-style-asian="normal" style:font-style-complex="normal"/>
    </style:style>
    <style:style style:name="P476" style:family="paragraph" style:parent-style-name="Text_20_body" style:list-style-name="L55">
      <style:text-properties fo:language="cs" fo:country="CZ" fo:font-style="normal" officeooo:rsid="1e38b900" officeooo:paragraph-rsid="1f3a304a" style:font-style-asian="normal" style:font-style-complex="normal"/>
    </style:style>
    <style:style style:name="P477" style:family="paragraph" style:parent-style-name="Text_20_body" style:list-style-name="L63">
      <style:text-properties fo:language="cs" fo:country="CZ" fo:font-style="normal" officeooo:rsid="14099841" officeooo:paragraph-rsid="1f482e4a" style:font-style-asian="normal" style:font-style-complex="normal"/>
    </style:style>
    <style:style style:name="P478" style:family="paragraph" style:parent-style-name="Text_20_body" style:list-style-name="L63">
      <style:text-properties fo:language="cs" fo:country="CZ" fo:font-style="normal" officeooo:rsid="1ad481c0" officeooo:paragraph-rsid="1f482e4a" style:font-style-asian="normal" style:font-style-complex="normal"/>
    </style:style>
    <style:style style:name="P479" style:family="paragraph" style:parent-style-name="Text_20_body" style:list-style-name="L63">
      <style:text-properties fo:language="cs" fo:country="CZ" fo:font-style="normal" officeooo:rsid="17e650e7" officeooo:paragraph-rsid="1f482e4a" style:font-style-asian="normal" style:font-style-complex="normal"/>
    </style:style>
    <style:style style:name="P480" style:family="paragraph" style:parent-style-name="Text_20_body" style:list-style-name="L65">
      <style:text-properties fo:language="cs" fo:country="CZ" fo:font-style="normal" officeooo:rsid="1b4066b1" officeooo:paragraph-rsid="1f480d51" style:font-style-asian="normal" style:font-style-complex="normal"/>
    </style:style>
    <style:style style:name="P481" style:family="paragraph" style:parent-style-name="Text_20_body" style:list-style-name="L61">
      <style:text-properties fo:language="cs" fo:country="CZ" fo:font-style="normal" officeooo:rsid="1ad9eb51" officeooo:paragraph-rsid="1ad9eb51" style:font-style-asian="normal" style:font-style-complex="normal"/>
    </style:style>
    <style:style style:name="P482" style:family="paragraph" style:parent-style-name="Text_20_body" style:list-style-name="L105">
      <style:text-properties fo:language="cs" fo:country="CZ" fo:font-style="normal" officeooo:rsid="17aa8f57" officeooo:paragraph-rsid="1d7b3ad9" style:font-style-asian="normal" style:font-style-complex="normal"/>
    </style:style>
    <style:style style:name="P483" style:family="paragraph" style:parent-style-name="Text_20_body" style:list-style-name="L106">
      <style:text-properties fo:language="cs" fo:country="CZ" fo:font-style="normal" officeooo:rsid="1d7874ab" officeooo:paragraph-rsid="1d7874ab" style:font-style-asian="normal" style:font-style-complex="normal"/>
    </style:style>
    <style:style style:name="P484" style:family="paragraph" style:parent-style-name="Text_20_body" style:list-style-name="L31">
      <style:text-properties fo:language="cs" fo:country="CZ" fo:font-style="normal" fo:font-weight="normal" officeooo:rsid="1d3aa6ad" officeooo:paragraph-rsid="1d721808" style:font-style-asian="normal" style:font-weight-asian="normal" style:font-style-complex="normal" style:font-weight-complex="normal"/>
    </style:style>
    <style:style style:name="P485" style:family="paragraph" style:parent-style-name="Text_20_body" style:list-style-name="L58">
      <style:text-properties fo:language="cs" fo:country="CZ" fo:font-style="normal" style:text-underline-style="none" officeooo:rsid="176d0676" officeooo:paragraph-rsid="17708b81" style:font-style-asian="normal" style:font-style-complex="normal"/>
    </style:style>
    <style:style style:name="P486" style:family="paragraph" style:parent-style-name="Text_20_body" style:list-style-name="L58">
      <style:text-properties fo:language="cs" fo:country="CZ" fo:font-style="normal" style:text-underline-style="none" officeooo:rsid="177b6a42" officeooo:paragraph-rsid="1e3498bb" style:font-style-asian="normal" style:font-style-complex="normal"/>
    </style:style>
    <style:style style:name="P487" style:family="paragraph" style:parent-style-name="Text_20_body" style:list-style-name="L58">
      <style:text-properties fo:language="cs" fo:country="CZ" fo:font-style="normal" style:text-underline-style="none" officeooo:rsid="17708b81" officeooo:paragraph-rsid="17708b81" style:font-style-asian="normal" style:font-style-complex="normal"/>
    </style:style>
    <style:style style:name="P488" style:family="paragraph" style:parent-style-name="Text_20_body" style:list-style-name="L58">
      <style:text-properties fo:language="cs" fo:country="CZ" fo:font-style="normal" style:text-underline-style="none" officeooo:rsid="1768b3b8" officeooo:paragraph-rsid="1792cc62" style:font-style-asian="normal" style:font-style-complex="normal"/>
    </style:style>
    <style:style style:name="P489" style:family="paragraph" style:parent-style-name="Text_20_body" style:list-style-name="L55">
      <style:text-properties fo:language="cs" fo:country="CZ" fo:font-style="normal" style:text-underline-style="none" officeooo:rsid="174ff3af" officeooo:paragraph-rsid="1f3a304a" style:font-style-asian="normal" style:font-style-complex="normal"/>
    </style:style>
    <style:style style:name="P490" style:family="paragraph" style:parent-style-name="Text_20_body" style:list-style-name="L55">
      <style:text-properties fo:language="cs" fo:country="CZ" fo:font-style="normal" style:text-underline-style="none" officeooo:rsid="1752318a" officeooo:paragraph-rsid="1752318a" style:font-style-asian="normal" style:font-style-complex="normal"/>
    </style:style>
    <style:style style:name="P491" style:family="paragraph" style:parent-style-name="Text_20_body" style:list-style-name="L55">
      <style:text-properties fo:language="cs" fo:country="CZ" fo:font-style="normal" style:text-underline-style="none" officeooo:rsid="17535250" officeooo:paragraph-rsid="17535250" style:font-style-asian="normal" style:font-style-complex="normal"/>
    </style:style>
    <style:style style:name="P492"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493" style:family="paragraph" style:parent-style-name="Text_20_body" style:list-style-name="L55">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494" style:family="paragraph" style:parent-style-name="Text_20_body" style:list-style-name="L34">
      <style:text-properties fo:language="cs" fo:country="CZ" fo:font-style="italic" officeooo:rsid="1d21a784" officeooo:paragraph-rsid="1d21a784" style:font-style-asian="italic" style:font-style-complex="italic"/>
    </style:style>
    <style:style style:name="P495" style:family="paragraph" style:parent-style-name="Text_20_body" style:list-style-name="L60">
      <style:text-properties fo:language="cs" fo:country="CZ" fo:font-style="italic" officeooo:rsid="17f2c093" officeooo:paragraph-rsid="1ac7dbc8" style:font-style-asian="italic" style:font-style-complex="italic"/>
    </style:style>
    <style:style style:name="P496" style:family="paragraph" style:parent-style-name="Text_20_body" style:list-style-name="L63">
      <style:text-properties fo:language="cs" fo:country="CZ" fo:font-style="italic" officeooo:rsid="17e6c942" officeooo:paragraph-rsid="1f482e4a" style:font-style-asian="italic" style:font-style-complex="italic"/>
    </style:style>
    <style:style style:name="P497" style:family="paragraph" style:parent-style-name="Text_20_body" style:list-style-name="L66">
      <style:text-properties fo:language="cs" fo:country="CZ" fo:font-style="italic" officeooo:rsid="1f4f7e99" officeooo:paragraph-rsid="1f4f7e99" style:font-style-asian="italic" style:font-style-complex="italic"/>
    </style:style>
    <style:style style:name="P498" style:family="paragraph" style:parent-style-name="Text_20_body" style:list-style-name="L90">
      <style:text-properties fo:language="cs" fo:country="CZ" fo:font-style="italic" officeooo:rsid="1919d456" officeooo:paragraph-rsid="1e30a59e" style:font-style-asian="italic" style:font-style-complex="italic"/>
    </style:style>
    <style:style style:name="P499" style:family="paragraph" style:parent-style-name="Text_20_body" style:list-style-name="L58">
      <style:text-properties fo:language="cs" fo:country="CZ" fo:font-style="italic" style:text-underline-style="none" officeooo:rsid="12933252" officeooo:paragraph-rsid="176ba4f0" style:font-style-asian="italic" style:font-style-complex="italic"/>
    </style:style>
    <style:style style:name="P500" style:family="paragraph" style:parent-style-name="Text_20_body" style:list-style-name="L59">
      <style:text-properties fo:language="cs" fo:country="CZ" officeooo:rsid="147f0178" officeooo:paragraph-rsid="177b6a42"/>
    </style:style>
    <style:style style:name="P501" style:family="paragraph" style:parent-style-name="Text_20_body" style:list-style-name="L59">
      <style:text-properties fo:language="cs" fo:country="CZ" officeooo:rsid="1e24e547" officeooo:paragraph-rsid="1e24e547"/>
    </style:style>
    <style:style style:name="P502" style:family="paragraph" style:parent-style-name="Text_20_body" style:list-style-name="L59">
      <style:text-properties fo:language="cs" fo:country="CZ" officeooo:rsid="178c56a0" officeooo:paragraph-rsid="178c56a0"/>
    </style:style>
    <style:style style:name="P503" style:family="paragraph" style:parent-style-name="Text_20_body" style:list-style-name="L59">
      <style:text-properties fo:language="cs" fo:country="CZ" officeooo:rsid="1781b50f" officeooo:paragraph-rsid="1781b50f"/>
    </style:style>
    <style:style style:name="P504" style:family="paragraph" style:parent-style-name="Text_20_body" style:list-style-name="L59">
      <style:text-properties fo:language="cs" fo:country="CZ" officeooo:rsid="1295d98c" officeooo:paragraph-rsid="1779d13f"/>
    </style:style>
    <style:style style:name="P505" style:family="paragraph" style:parent-style-name="Text_20_body" style:list-style-name="L59">
      <style:text-properties fo:language="cs" fo:country="CZ" officeooo:rsid="1780bb52" officeooo:paragraph-rsid="1780bb52"/>
    </style:style>
    <style:style style:name="P506" style:family="paragraph" style:parent-style-name="Text_20_body" style:list-style-name="L59">
      <style:text-properties fo:language="cs" fo:country="CZ" officeooo:rsid="1e38b900" officeooo:paragraph-rsid="1e38b900"/>
    </style:style>
    <style:style style:name="P507" style:family="paragraph" style:parent-style-name="Text_20_body" style:list-style-name="L63">
      <style:text-properties fo:language="cs" fo:country="CZ" officeooo:rsid="151696fd" officeooo:paragraph-rsid="1f482e4a"/>
    </style:style>
    <style:style style:name="P508" style:family="paragraph" style:parent-style-name="Text_20_body" style:list-style-name="L66">
      <style:text-properties fo:language="cs" fo:country="CZ" officeooo:rsid="1ae5d976" officeooo:paragraph-rsid="1ae5d976"/>
    </style:style>
    <style:style style:name="P509" style:family="paragraph" style:parent-style-name="Text_20_body" style:list-style-name="L67">
      <style:text-properties fo:language="cs" fo:country="CZ" officeooo:rsid="19498945" officeooo:paragraph-rsid="19498945"/>
    </style:style>
    <style:style style:name="P510" style:family="paragraph" style:parent-style-name="Text_20_body" style:list-style-name="L12">
      <style:text-properties officeooo:rsid="1d1cecf6" officeooo:paragraph-rsid="1d1cecf6"/>
    </style:style>
    <style:style style:name="P511" style:family="paragraph" style:parent-style-name="Text_20_body" style:list-style-name="L14">
      <style:text-properties officeooo:paragraph-rsid="1ed2af3d"/>
    </style:style>
    <style:style style:name="P512" style:family="paragraph" style:parent-style-name="Text_20_body" style:list-style-name="L14">
      <style:text-properties officeooo:rsid="1dc34ca7" officeooo:paragraph-rsid="1dc34ca7"/>
    </style:style>
    <style:style style:name="P513" style:family="paragraph" style:parent-style-name="Text_20_body" style:list-style-name="L14">
      <style:text-properties officeooo:rsid="1dcb8979" officeooo:paragraph-rsid="1dcb8979"/>
    </style:style>
    <style:style style:name="P514" style:family="paragraph" style:parent-style-name="Text_20_body" style:list-style-name="L15">
      <style:text-properties officeooo:rsid="1a43891c" officeooo:paragraph-rsid="17205437"/>
    </style:style>
    <style:style style:name="P515" style:family="paragraph" style:parent-style-name="Text_20_body" style:list-style-name="L16">
      <style:text-properties officeooo:rsid="12bd1159" officeooo:paragraph-rsid="17205437"/>
    </style:style>
    <style:style style:name="P516" style:family="paragraph" style:parent-style-name="Text_20_body" style:list-style-name="L16">
      <style:text-properties officeooo:rsid="12bdefed" officeooo:paragraph-rsid="17205437"/>
    </style:style>
    <style:style style:name="P517" style:family="paragraph" style:parent-style-name="Text_20_body" style:list-style-name="L16">
      <style:text-properties officeooo:rsid="12c83cea" officeooo:paragraph-rsid="17205437"/>
    </style:style>
    <style:style style:name="P518" style:family="paragraph" style:parent-style-name="Text_20_body" style:list-style-name="L16">
      <style:text-properties officeooo:rsid="15961598" officeooo:paragraph-rsid="17205437"/>
    </style:style>
    <style:style style:name="P519" style:family="paragraph" style:parent-style-name="Text_20_body" style:list-style-name="L16">
      <style:text-properties officeooo:rsid="12c8c6da" officeooo:paragraph-rsid="17205437"/>
    </style:style>
    <style:style style:name="P520" style:family="paragraph" style:parent-style-name="Text_20_body" style:list-style-name="L17">
      <style:text-properties officeooo:rsid="15947fdc" officeooo:paragraph-rsid="17205437"/>
    </style:style>
    <style:style style:name="P521" style:family="paragraph" style:parent-style-name="Text_20_body" style:list-style-name="L20">
      <style:text-properties officeooo:paragraph-rsid="18b133a2"/>
    </style:style>
    <style:style style:name="P522" style:family="paragraph" style:parent-style-name="Text_20_body" style:list-style-name="L21">
      <style:text-properties officeooo:paragraph-rsid="1908efad"/>
    </style:style>
    <style:style style:name="P523" style:family="paragraph" style:parent-style-name="Text_20_body" style:list-style-name="L21">
      <style:text-properties officeooo:rsid="1de1c071" officeooo:paragraph-rsid="1de1c071"/>
    </style:style>
    <style:style style:name="P524" style:family="paragraph" style:parent-style-name="Text_20_body" style:list-style-name="L23">
      <style:text-properties officeooo:paragraph-rsid="18a8ff71"/>
    </style:style>
    <style:style style:name="P525" style:family="paragraph" style:parent-style-name="Text_20_body" style:list-style-name="L26">
      <style:text-properties officeooo:paragraph-rsid="1e00c903"/>
    </style:style>
    <style:style style:name="P526" style:family="paragraph" style:parent-style-name="Text_20_body" style:list-style-name="L27">
      <style:text-properties officeooo:paragraph-rsid="18c20de8"/>
    </style:style>
    <style:style style:name="P527" style:family="paragraph" style:parent-style-name="Text_20_body" style:list-style-name="L27">
      <style:text-properties officeooo:rsid="18d00879" officeooo:paragraph-rsid="18d00879"/>
    </style:style>
    <style:style style:name="P528" style:family="paragraph" style:parent-style-name="Text_20_body" style:list-style-name="L27">
      <style:text-properties officeooo:rsid="18d4fbbc" officeooo:paragraph-rsid="18d4fbbc"/>
    </style:style>
    <style:style style:name="P529" style:family="paragraph" style:parent-style-name="Text_20_body" style:list-style-name="L27">
      <style:text-properties officeooo:rsid="18d5c31e" officeooo:paragraph-rsid="18d5c31e"/>
    </style:style>
    <style:style style:name="P530" style:family="paragraph" style:parent-style-name="Text_20_body" style:list-style-name="L27">
      <style:text-properties officeooo:rsid="18df89f8" officeooo:paragraph-rsid="18df89f8"/>
    </style:style>
    <style:style style:name="P531" style:family="paragraph" style:parent-style-name="Text_20_body" style:list-style-name="L27">
      <style:text-properties officeooo:rsid="186b3e8b" officeooo:paragraph-rsid="18cf0f68"/>
    </style:style>
    <style:style style:name="P532" style:family="paragraph" style:parent-style-name="Text_20_body" style:list-style-name="L27">
      <style:text-properties officeooo:rsid="1fccba84" officeooo:paragraph-rsid="1fccba84"/>
    </style:style>
    <style:style style:name="P533" style:family="paragraph" style:parent-style-name="Text_20_body" style:list-style-name="L30">
      <style:text-properties officeooo:rsid="18f14426" officeooo:paragraph-rsid="18f14426"/>
    </style:style>
    <style:style style:name="P534" style:family="paragraph" style:parent-style-name="Text_20_body" style:list-style-name="L30">
      <style:text-properties officeooo:rsid="18f2171b" officeooo:paragraph-rsid="18f2171b"/>
    </style:style>
    <style:style style:name="P535" style:family="paragraph" style:parent-style-name="Text_20_body" style:list-style-name="L31">
      <style:text-properties officeooo:rsid="1eec2ec2" officeooo:paragraph-rsid="1eef7cba"/>
    </style:style>
    <style:style style:name="P536" style:family="paragraph" style:parent-style-name="Text_20_body" style:list-style-name="L31">
      <style:text-properties officeooo:rsid="1eec2ec2" officeooo:paragraph-rsid="1f87dab3"/>
    </style:style>
    <style:style style:name="P537" style:family="paragraph" style:parent-style-name="Text_20_body" style:list-style-name="L31">
      <style:text-properties officeooo:rsid="1eec2ec2" officeooo:paragraph-rsid="1f88d5b8"/>
    </style:style>
    <style:style style:name="P538" style:family="paragraph" style:parent-style-name="Text_20_body" style:list-style-name="L103">
      <style:text-properties officeooo:rsid="1eec2ec2" officeooo:paragraph-rsid="1f88f818"/>
    </style:style>
    <style:style style:name="P539" style:family="paragraph" style:parent-style-name="Text_20_body" style:list-style-name="L32">
      <style:text-properties officeooo:paragraph-rsid="1d1a6e80"/>
    </style:style>
    <style:style style:name="P540" style:family="paragraph" style:parent-style-name="Text_20_body" style:list-style-name="L32">
      <style:text-properties officeooo:rsid="1d17b1cf" officeooo:paragraph-rsid="1d17b1cf"/>
    </style:style>
    <style:style style:name="P541" style:family="paragraph" style:parent-style-name="Text_20_body" style:list-style-name="L37">
      <style:text-properties officeooo:rsid="160397eb" officeooo:paragraph-rsid="1d384bdc"/>
    </style:style>
    <style:style style:name="P542" style:family="paragraph" style:parent-style-name="Text_20_body" style:list-style-name="L38">
      <style:text-properties officeooo:rsid="160397eb" officeooo:paragraph-rsid="1d2fdeb8"/>
    </style:style>
    <style:style style:name="P543" style:family="paragraph" style:parent-style-name="Text_20_body" style:list-style-name="L39">
      <style:text-properties officeooo:paragraph-rsid="1d33530c"/>
    </style:style>
    <style:style style:name="P544" style:family="paragraph" style:parent-style-name="Text_20_body" style:list-style-name="L42">
      <style:text-properties officeooo:rsid="1c81d622" officeooo:paragraph-rsid="1d11026e"/>
    </style:style>
    <style:style style:name="P545" style:family="paragraph" style:parent-style-name="Text_20_body" style:list-style-name="L46">
      <style:text-properties officeooo:rsid="1c81d622" officeooo:paragraph-rsid="1d11026e"/>
    </style:style>
    <style:style style:name="P546" style:family="paragraph" style:parent-style-name="Text_20_body" style:list-style-name="L104">
      <style:text-properties officeooo:rsid="1c81d622" officeooo:paragraph-rsid="1c9dbd6e"/>
    </style:style>
    <style:style style:name="P547" style:family="paragraph" style:parent-style-name="Text_20_body" style:list-style-name="L104">
      <style:text-properties officeooo:rsid="1c81d622" officeooo:paragraph-rsid="1d4999ce"/>
    </style:style>
    <style:style style:name="P548" style:family="paragraph" style:parent-style-name="Text_20_body" style:list-style-name="L42">
      <style:text-properties officeooo:rsid="1f14288f" officeooo:paragraph-rsid="1f14288f"/>
    </style:style>
    <style:style style:name="P549" style:family="paragraph" style:parent-style-name="Text_20_body" style:list-style-name="L45">
      <style:text-properties officeooo:rsid="1d7ff2e4" officeooo:paragraph-rsid="1da85e96"/>
    </style:style>
    <style:style style:name="P550" style:family="paragraph" style:parent-style-name="Text_20_body" style:list-style-name="L45">
      <style:text-properties officeooo:rsid="1ae0d865" officeooo:paragraph-rsid="1dba8846"/>
    </style:style>
    <style:style style:name="P551" style:family="paragraph" style:parent-style-name="Text_20_body" style:list-style-name="L45">
      <style:text-properties officeooo:rsid="1ae5d976" officeooo:paragraph-rsid="1dba8846"/>
    </style:style>
    <style:style style:name="P552" style:family="paragraph" style:parent-style-name="Text_20_body" style:list-style-name="L45">
      <style:text-properties officeooo:rsid="1d7c05dc" officeooo:paragraph-rsid="1da85e96"/>
    </style:style>
    <style:style style:name="P553" style:family="paragraph" style:parent-style-name="Text_20_body" style:list-style-name="L45">
      <style:text-properties officeooo:rsid="1d7c05dc" officeooo:paragraph-rsid="1fa44ad3"/>
    </style:style>
    <style:style style:name="P554" style:family="paragraph" style:parent-style-name="Text_20_body" style:list-style-name="L45">
      <style:text-properties officeooo:rsid="1dbcc49a" officeooo:paragraph-rsid="1dbcc49a"/>
    </style:style>
    <style:style style:name="P555" style:family="paragraph" style:parent-style-name="Text_20_body" style:list-style-name="L45">
      <style:text-properties officeooo:rsid="1dc5ec88" officeooo:paragraph-rsid="1dc5ec88"/>
    </style:style>
    <style:style style:name="P556" style:family="paragraph" style:parent-style-name="Text_20_body" style:list-style-name="L66">
      <style:text-properties officeooo:rsid="1dc5ec88" officeooo:paragraph-rsid="1dc83763"/>
    </style:style>
    <style:style style:name="P557" style:family="paragraph" style:parent-style-name="Text_20_body" style:list-style-name="L45">
      <style:text-properties officeooo:rsid="1dd51cea" officeooo:paragraph-rsid="1dd51cea"/>
    </style:style>
    <style:style style:name="P558" style:family="paragraph" style:parent-style-name="Text_20_body" style:list-style-name="L46">
      <style:text-properties officeooo:rsid="1fc9e812" officeooo:paragraph-rsid="1fc9e812"/>
    </style:style>
    <style:style style:name="P559" style:family="paragraph" style:parent-style-name="Text_20_body" style:list-style-name="L48">
      <style:text-properties officeooo:rsid="1fc33efa" officeooo:paragraph-rsid="1fc33efa"/>
    </style:style>
    <style:style style:name="P560" style:family="paragraph" style:parent-style-name="Text_20_body" style:list-style-name="L49">
      <style:text-properties officeooo:paragraph-rsid="1d8fe60c"/>
    </style:style>
    <style:style style:name="P561" style:family="paragraph" style:parent-style-name="Text_20_body" style:list-style-name="L49">
      <style:text-properties officeooo:rsid="1d91cd2c" officeooo:paragraph-rsid="1d91cd2c"/>
    </style:style>
    <style:style style:name="P562" style:family="paragraph" style:parent-style-name="Text_20_body" style:list-style-name="L49">
      <style:text-properties officeooo:rsid="1fc5713b" officeooo:paragraph-rsid="1fc5713b"/>
    </style:style>
    <style:style style:name="P563" style:family="paragraph" style:parent-style-name="Text_20_body" style:list-style-name="L49">
      <style:text-properties officeooo:rsid="1d931637" officeooo:paragraph-rsid="1d931637"/>
    </style:style>
    <style:style style:name="P564" style:family="paragraph" style:parent-style-name="Text_20_body" style:list-style-name="L50">
      <style:text-properties officeooo:rsid="1d8eb544" officeooo:paragraph-rsid="1d8eb544"/>
    </style:style>
    <style:style style:name="P565" style:family="paragraph" style:parent-style-name="Text_20_body" style:list-style-name="L51">
      <style:text-properties officeooo:rsid="1d8a2e78" officeooo:paragraph-rsid="1d8a2e78"/>
    </style:style>
    <style:style style:name="P566" style:family="paragraph" style:parent-style-name="Text_20_body" style:list-style-name="L51">
      <style:text-properties officeooo:rsid="1d8d7a2b" officeooo:paragraph-rsid="1d8d7a2b"/>
    </style:style>
    <style:style style:name="P567" style:family="paragraph" style:parent-style-name="Text_20_body" style:list-style-name="L52">
      <style:text-properties officeooo:rsid="151b1d44" officeooo:paragraph-rsid="1d3968dc"/>
    </style:style>
    <style:style style:name="P568" style:family="paragraph" style:parent-style-name="Text_20_body" style:list-style-name="L52">
      <style:text-properties officeooo:rsid="1d8623ba" officeooo:paragraph-rsid="1d89163c"/>
    </style:style>
    <style:style style:name="P569" style:family="paragraph" style:parent-style-name="Text_20_body" style:list-style-name="L52">
      <style:text-properties officeooo:rsid="1f4f7e99" officeooo:paragraph-rsid="1f5143a4"/>
    </style:style>
    <style:style style:name="P570" style:family="paragraph" style:parent-style-name="Text_20_body" style:list-style-name="L52">
      <style:text-properties officeooo:rsid="1dbe95fc" officeooo:paragraph-rsid="1dbe95fc"/>
    </style:style>
    <style:style style:name="P571" style:family="paragraph" style:parent-style-name="Text_20_body" style:list-style-name="L52">
      <style:text-properties officeooo:rsid="1dc0150c" officeooo:paragraph-rsid="1dc0150c"/>
    </style:style>
    <style:style style:name="P572" style:family="paragraph" style:parent-style-name="Text_20_body" style:list-style-name="L52">
      <style:text-properties officeooo:rsid="1eab097a" officeooo:paragraph-rsid="1eab097a"/>
    </style:style>
    <style:style style:name="P573" style:family="paragraph" style:parent-style-name="Text_20_body" style:list-style-name="L52">
      <style:text-properties officeooo:rsid="1d9fbd07" officeooo:paragraph-rsid="1d9fbd07"/>
    </style:style>
    <style:style style:name="P574" style:family="paragraph" style:parent-style-name="Text_20_body" style:list-style-name="L52">
      <style:text-properties officeooo:rsid="1db7a493" officeooo:paragraph-rsid="1db7a493"/>
    </style:style>
    <style:style style:name="P575" style:family="paragraph" style:parent-style-name="Text_20_body" style:list-style-name="L52">
      <style:text-properties officeooo:rsid="1db73d34" officeooo:paragraph-rsid="1db73d34"/>
    </style:style>
    <style:style style:name="P576" style:family="paragraph" style:parent-style-name="Text_20_body" style:list-style-name="L52">
      <style:text-properties officeooo:rsid="1db8a4b7" officeooo:paragraph-rsid="1db8a4b7"/>
    </style:style>
    <style:style style:name="P577" style:family="paragraph" style:parent-style-name="Text_20_body" style:list-style-name="L52">
      <style:text-properties officeooo:rsid="1ea59b5d" officeooo:paragraph-rsid="1ea59b5d"/>
    </style:style>
    <style:style style:name="P578" style:family="paragraph" style:parent-style-name="Text_20_body" style:list-style-name="L52">
      <style:text-properties officeooo:rsid="1ea59b5d" officeooo:paragraph-rsid="1eada5bf"/>
    </style:style>
    <style:style style:name="P579" style:family="paragraph" style:parent-style-name="Text_20_body" style:list-style-name="L52">
      <style:text-properties officeooo:rsid="1ea59eb8" officeooo:paragraph-rsid="1eada5bf"/>
    </style:style>
    <style:style style:name="P580" style:family="paragraph" style:parent-style-name="Text_20_body" style:list-style-name="L52">
      <style:text-properties officeooo:rsid="1e4123eb" officeooo:paragraph-rsid="1e4123eb"/>
    </style:style>
    <style:style style:name="P581" style:family="paragraph" style:parent-style-name="Text_20_body" style:list-style-name="L53">
      <style:text-properties officeooo:paragraph-rsid="1cab484f"/>
    </style:style>
    <style:style style:name="P582" style:family="paragraph" style:parent-style-name="Text_20_body" style:list-style-name="L53">
      <style:text-properties officeooo:rsid="1caa881e" officeooo:paragraph-rsid="1caca17b"/>
    </style:style>
    <style:style style:name="P583" style:family="paragraph" style:parent-style-name="Text_20_body" style:list-style-name="L53">
      <style:text-properties officeooo:rsid="1caa881e" officeooo:paragraph-rsid="1caa881e"/>
    </style:style>
    <style:style style:name="P584" style:family="paragraph" style:parent-style-name="Text_20_body" style:list-style-name="L54">
      <style:text-properties officeooo:paragraph-rsid="1df010fc"/>
    </style:style>
    <style:style style:name="P585" style:family="paragraph" style:parent-style-name="Text_20_body" style:list-style-name="L54">
      <style:text-properties officeooo:paragraph-rsid="1f26337e"/>
    </style:style>
    <style:style style:name="P586" style:family="paragraph" style:parent-style-name="Text_20_body" style:list-style-name="L54">
      <style:text-properties officeooo:paragraph-rsid="1df18237"/>
    </style:style>
    <style:style style:name="P587" style:family="paragraph" style:parent-style-name="Text_20_body" style:list-style-name="L54">
      <style:text-properties officeooo:paragraph-rsid="1df33719"/>
    </style:style>
    <style:style style:name="P588" style:family="paragraph" style:parent-style-name="Text_20_body" style:list-style-name="L54">
      <style:text-properties officeooo:paragraph-rsid="1df5ac2e"/>
    </style:style>
    <style:style style:name="P589" style:family="paragraph" style:parent-style-name="Text_20_body" style:list-style-name="L54">
      <style:text-properties officeooo:paragraph-rsid="1df7f3d2"/>
    </style:style>
    <style:style style:name="P590" style:family="paragraph" style:parent-style-name="Text_20_body" style:list-style-name="L55">
      <style:text-properties officeooo:paragraph-rsid="1e1dfaf6"/>
    </style:style>
    <style:style style:name="P591" style:family="paragraph" style:parent-style-name="Text_20_body" style:list-style-name="L55">
      <style:text-properties officeooo:paragraph-rsid="1e1438b4"/>
    </style:style>
    <style:style style:name="P592" style:family="paragraph" style:parent-style-name="Text_20_body" style:list-style-name="L55">
      <style:text-properties officeooo:paragraph-rsid="174ff3af"/>
    </style:style>
    <style:style style:name="P593" style:family="paragraph" style:parent-style-name="Text_20_body" style:list-style-name="L55">
      <style:text-properties officeooo:paragraph-rsid="1e1b5da9"/>
    </style:style>
    <style:style style:name="P594" style:family="paragraph" style:parent-style-name="Text_20_body" style:list-style-name="L55">
      <style:text-properties officeooo:paragraph-rsid="1e19bebe"/>
    </style:style>
    <style:style style:name="P595" style:family="paragraph" style:parent-style-name="Text_20_body" style:list-style-name="L55">
      <style:text-properties officeooo:paragraph-rsid="1754be44"/>
    </style:style>
    <style:style style:name="P596" style:family="paragraph" style:parent-style-name="Text_20_body" style:list-style-name="L56">
      <style:text-properties officeooo:paragraph-rsid="1dfd243d"/>
    </style:style>
    <style:style style:name="P597" style:family="paragraph" style:parent-style-name="Text_20_body" style:list-style-name="L57">
      <style:text-properties officeooo:rsid="1d0de2e5" officeooo:paragraph-rsid="1d0de2e5"/>
    </style:style>
    <style:style style:name="P598" style:family="paragraph" style:parent-style-name="Text_20_body" style:list-style-name="L57">
      <style:text-properties officeooo:rsid="1d09d581" officeooo:paragraph-rsid="1d09d581"/>
    </style:style>
    <style:style style:name="P599" style:family="paragraph" style:parent-style-name="Text_20_body" style:list-style-name="L57">
      <style:text-properties officeooo:rsid="1d082209" officeooo:paragraph-rsid="1d082209"/>
    </style:style>
    <style:style style:name="P600" style:family="paragraph" style:parent-style-name="Text_20_body" style:list-style-name="L57">
      <style:text-properties style:use-window-font-color="true" fo:font-style="normal" style:text-underline-style="none" officeooo:rsid="1d09d581" officeooo:paragraph-rsid="1d09d581" style:font-style-asian="normal" style:font-style-complex="normal"/>
    </style:style>
    <style:style style:name="P601" style:family="paragraph" style:parent-style-name="Text_20_body" style:list-style-name="L58">
      <style:text-properties officeooo:paragraph-rsid="1e0d2c3e"/>
    </style:style>
    <style:style style:name="P602" style:family="paragraph" style:parent-style-name="Text_20_body" style:list-style-name="L59">
      <style:text-properties officeooo:rsid="1295d98c" officeooo:paragraph-rsid="19fa0003"/>
    </style:style>
    <style:style style:name="P603" style:family="paragraph" style:parent-style-name="Text_20_body" style:list-style-name="L59">
      <style:text-properties officeooo:rsid="13bcbb86" officeooo:paragraph-rsid="19fb4a20"/>
    </style:style>
    <style:style style:name="P604" style:family="paragraph" style:parent-style-name="Text_20_body" style:list-style-name="L59">
      <style:text-properties officeooo:rsid="19f449ba" officeooo:paragraph-rsid="19fb4a20"/>
    </style:style>
    <style:style style:name="P605" style:family="paragraph" style:parent-style-name="Text_20_body" style:list-style-name="L59">
      <style:text-properties officeooo:rsid="15e5b40e" officeooo:paragraph-rsid="19e334b1"/>
    </style:style>
    <style:style style:name="P606" style:family="paragraph" style:parent-style-name="Text_20_body" style:list-style-name="L59">
      <style:text-properties officeooo:rsid="1f3554f0" officeooo:paragraph-rsid="1f3554f0"/>
    </style:style>
    <style:style style:name="P607" style:family="paragraph" style:parent-style-name="Text_20_body" style:list-style-name="L55">
      <style:text-properties officeooo:rsid="1e3e2b11" officeooo:paragraph-rsid="1e3e2b11"/>
    </style:style>
    <style:style style:name="P608" style:family="paragraph" style:parent-style-name="Text_20_body" style:list-style-name="L60">
      <style:text-properties officeooo:paragraph-rsid="1aa9a78a"/>
    </style:style>
    <style:style style:name="P609" style:family="paragraph" style:parent-style-name="Text_20_body" style:list-style-name="L60">
      <style:text-properties officeooo:rsid="1aced976" officeooo:paragraph-rsid="1aced976"/>
    </style:style>
    <style:style style:name="P610" style:family="paragraph" style:parent-style-name="Text_20_body" style:list-style-name="L61">
      <style:text-properties officeooo:rsid="18059df4" officeooo:paragraph-rsid="1aaab28b"/>
    </style:style>
    <style:style style:name="P611" style:family="paragraph" style:parent-style-name="Text_20_body" style:list-style-name="L61">
      <style:text-properties officeooo:rsid="1ad7191a" officeooo:paragraph-rsid="1ad7191a"/>
    </style:style>
    <style:style style:name="P612" style:family="paragraph" style:parent-style-name="Text_20_body" style:list-style-name="L62">
      <style:text-properties officeooo:paragraph-rsid="1f4956fd"/>
    </style:style>
    <style:style style:name="P613" style:family="paragraph" style:parent-style-name="Text_20_body" style:list-style-name="L64">
      <style:text-properties officeooo:paragraph-rsid="1f480d51"/>
    </style:style>
    <style:style style:name="P614" style:family="paragraph" style:parent-style-name="Text_20_body" style:list-style-name="L66">
      <style:text-properties officeooo:rsid="1ad6edef" officeooo:paragraph-rsid="1ad6edef"/>
    </style:style>
    <style:style style:name="P615" style:family="paragraph" style:parent-style-name="Text_20_body" style:list-style-name="L66">
      <style:text-properties officeooo:rsid="122829e6" officeooo:paragraph-rsid="17ddc43c"/>
    </style:style>
    <style:style style:name="P616" style:family="paragraph" style:parent-style-name="Text_20_body" style:list-style-name="L66">
      <style:text-properties officeooo:rsid="1f4ef3d0" officeooo:paragraph-rsid="1f4ef3d0"/>
    </style:style>
    <style:style style:name="P617" style:family="paragraph" style:parent-style-name="Text_20_body" style:list-style-name="L67">
      <style:text-properties officeooo:rsid="19463c2a" officeooo:paragraph-rsid="19463c2a"/>
    </style:style>
    <style:style style:name="P618" style:family="paragraph" style:parent-style-name="Text_20_body" style:list-style-name="L67">
      <style:text-properties officeooo:rsid="1225bf33" officeooo:paragraph-rsid="1947fbe3"/>
    </style:style>
    <style:style style:name="P619" style:family="paragraph" style:parent-style-name="Text_20_body" style:list-style-name="L69">
      <style:text-properties officeooo:paragraph-rsid="1af5d4e9"/>
    </style:style>
    <style:style style:name="P620" style:family="paragraph" style:parent-style-name="Text_20_body" style:list-style-name="L69">
      <style:text-properties officeooo:rsid="1525a965" officeooo:paragraph-rsid="1af066c2"/>
    </style:style>
    <style:style style:name="P621" style:family="paragraph" style:parent-style-name="Text_20_body" style:list-style-name="L69">
      <style:text-properties officeooo:rsid="182d5c9f" officeooo:paragraph-rsid="1aac0adc"/>
    </style:style>
    <style:style style:name="P622" style:family="paragraph" style:parent-style-name="Text_20_body" style:list-style-name="L69">
      <style:text-properties officeooo:rsid="1aff31d1" officeooo:paragraph-rsid="1aff31d1"/>
    </style:style>
    <style:style style:name="P623" style:family="paragraph" style:parent-style-name="Text_20_body" style:list-style-name="L69">
      <style:text-properties officeooo:rsid="19a2aeb2" officeooo:paragraph-rsid="1beabede"/>
    </style:style>
    <style:style style:name="P624" style:family="paragraph" style:parent-style-name="Text_20_body" style:list-style-name="L69">
      <style:text-properties officeooo:rsid="1b05055c" officeooo:paragraph-rsid="1b05055c"/>
    </style:style>
    <style:style style:name="P625" style:family="paragraph" style:parent-style-name="Text_20_body" style:list-style-name="L69">
      <style:text-properties officeooo:rsid="1dabf4fa" officeooo:paragraph-rsid="1dabf4fa"/>
    </style:style>
    <style:style style:name="P626" style:family="paragraph" style:parent-style-name="Text_20_body" style:list-style-name="L69">
      <style:text-properties officeooo:rsid="1b06fee0" officeooo:paragraph-rsid="1b06fee0"/>
    </style:style>
    <style:style style:name="P627" style:family="paragraph" style:parent-style-name="Text_20_body" style:list-style-name="L69">
      <style:text-properties officeooo:rsid="1b098458" officeooo:paragraph-rsid="1b098458"/>
    </style:style>
    <style:style style:name="P628" style:family="paragraph" style:parent-style-name="Text_20_body" style:list-style-name="L70">
      <style:text-properties officeooo:rsid="1543b540" officeooo:paragraph-rsid="1aac0adc"/>
    </style:style>
    <style:style style:name="P629" style:family="paragraph" style:parent-style-name="Text_20_body" style:list-style-name="L71">
      <style:text-properties officeooo:rsid="196e73ef" officeooo:paragraph-rsid="1b2f5bad"/>
    </style:style>
    <style:style style:name="P630" style:family="paragraph" style:parent-style-name="Text_20_body" style:list-style-name="L71">
      <style:text-properties officeooo:rsid="1b2f5bad" officeooo:paragraph-rsid="1b2f5bad"/>
    </style:style>
    <style:style style:name="P631" style:family="paragraph" style:parent-style-name="Text_20_body" style:list-style-name="L71">
      <style:text-properties officeooo:rsid="1b2f5bad" officeooo:paragraph-rsid="1b32103b"/>
    </style:style>
    <style:style style:name="P632" style:family="paragraph" style:parent-style-name="Text_20_body" style:list-style-name="L71">
      <style:text-properties officeooo:rsid="1970535f" officeooo:paragraph-rsid="1aac0adc"/>
    </style:style>
    <style:style style:name="P633" style:family="paragraph" style:parent-style-name="Text_20_body" style:list-style-name="L72">
      <style:text-properties officeooo:rsid="182c35b1" officeooo:paragraph-rsid="1aac0adc"/>
    </style:style>
    <style:style style:name="P634" style:family="paragraph" style:parent-style-name="Text_20_body" style:list-style-name="L72">
      <style:text-properties officeooo:rsid="1b155c13" officeooo:paragraph-rsid="1b155c13"/>
    </style:style>
    <style:style style:name="P635" style:family="paragraph" style:parent-style-name="Text_20_body" style:list-style-name="L73">
      <style:text-properties officeooo:rsid="15426ded" officeooo:paragraph-rsid="1c2c0b62"/>
    </style:style>
    <style:style style:name="P636" style:family="paragraph" style:parent-style-name="Text_20_body" style:list-style-name="L73">
      <style:text-properties officeooo:rsid="1c2f2361" officeooo:paragraph-rsid="1c2c0b62"/>
    </style:style>
    <style:style style:name="P637" style:family="paragraph" style:parent-style-name="Text_20_body" style:list-style-name="L73">
      <style:text-properties officeooo:rsid="15458082" officeooo:paragraph-rsid="1b12493f"/>
    </style:style>
    <style:style style:name="P638" style:family="paragraph" style:parent-style-name="Text_20_body" style:list-style-name="L73">
      <style:text-properties officeooo:rsid="1546b8d6" officeooo:paragraph-rsid="1aac0adc"/>
    </style:style>
    <style:style style:name="P639" style:family="paragraph" style:parent-style-name="Text_20_body" style:list-style-name="L73">
      <style:text-properties officeooo:rsid="18247580" officeooo:paragraph-rsid="1aac0adc"/>
    </style:style>
    <style:style style:name="P640" style:family="paragraph" style:parent-style-name="Text_20_body" style:list-style-name="L74">
      <style:text-properties officeooo:rsid="15ad6f72" officeooo:paragraph-rsid="1aac0adc"/>
    </style:style>
    <style:style style:name="P641" style:family="paragraph" style:parent-style-name="Text_20_body" style:list-style-name="L84">
      <style:text-properties officeooo:rsid="15ad6f72" officeooo:paragraph-rsid="1aac0adc"/>
    </style:style>
    <style:style style:name="P642" style:family="paragraph" style:parent-style-name="Text_20_body" style:list-style-name="L75">
      <style:text-properties officeooo:paragraph-rsid="1c371f82"/>
    </style:style>
    <style:style style:name="P643" style:family="paragraph" style:parent-style-name="Text_20_body" style:list-style-name="L75">
      <style:text-properties officeooo:rsid="1c1a5de7" officeooo:paragraph-rsid="1c1a5de7"/>
    </style:style>
    <style:style style:name="P644" style:family="paragraph" style:parent-style-name="Text_20_body" style:list-style-name="L75">
      <style:text-properties officeooo:rsid="1c23eac8" officeooo:paragraph-rsid="1c23eac8"/>
    </style:style>
    <style:style style:name="P645" style:family="paragraph" style:parent-style-name="Text_20_body" style:list-style-name="L74">
      <style:text-properties officeooo:rsid="14b6c7d2" officeooo:paragraph-rsid="1aac0adc"/>
    </style:style>
    <style:style style:name="P646" style:family="paragraph" style:parent-style-name="Text_20_body" style:list-style-name="L78">
      <style:text-properties officeooo:rsid="17b228f5" officeooo:paragraph-rsid="1aac0adc"/>
    </style:style>
    <style:style style:name="P647" style:family="paragraph" style:parent-style-name="Text_20_body" style:list-style-name="L79">
      <style:text-properties officeooo:rsid="17aa8f57" officeooo:paragraph-rsid="1aac0adc"/>
    </style:style>
    <style:style style:name="P648" style:family="paragraph" style:parent-style-name="Text_20_body" style:list-style-name="L78">
      <style:text-properties officeooo:rsid="17aa8f57" officeooo:paragraph-rsid="1c497a43"/>
    </style:style>
    <style:style style:name="P649" style:family="paragraph" style:parent-style-name="Text_20_body" style:list-style-name="L82">
      <style:text-properties officeooo:paragraph-rsid="1aac0adc"/>
    </style:style>
    <style:style style:name="P650" style:family="paragraph" style:parent-style-name="Text_20_body" style:list-style-name="L85">
      <style:text-properties officeooo:paragraph-rsid="1c46a05f"/>
    </style:style>
    <style:style style:name="P651" style:family="paragraph" style:parent-style-name="Text_20_body" style:list-style-name="L85">
      <style:text-properties officeooo:rsid="1c1dd122" officeooo:paragraph-rsid="1c46a05f"/>
    </style:style>
    <style:style style:name="P652" style:family="paragraph" style:parent-style-name="Text_20_body" style:list-style-name="L86">
      <style:text-properties officeooo:paragraph-rsid="1aac0adc"/>
    </style:style>
    <style:style style:name="P653" style:family="paragraph" style:parent-style-name="Text_20_body" style:list-style-name="L87">
      <style:text-properties officeooo:paragraph-rsid="1aac0adc"/>
    </style:style>
    <style:style style:name="P654" style:family="paragraph" style:parent-style-name="Text_20_body" style:list-style-name="L88">
      <style:text-properties officeooo:rsid="17beb1df" officeooo:paragraph-rsid="1aac0adc"/>
    </style:style>
    <style:style style:name="P655" style:family="paragraph" style:parent-style-name="Text_20_body" style:list-style-name="L89">
      <style:text-properties officeooo:paragraph-rsid="1e32191f"/>
    </style:style>
    <style:style style:name="P656" style:family="paragraph" style:parent-style-name="Text_20_body" style:list-style-name="L90">
      <style:text-properties officeooo:paragraph-rsid="1aac0adc"/>
    </style:style>
    <style:style style:name="P657" style:family="paragraph" style:parent-style-name="Text_20_body" style:list-style-name="L90">
      <style:text-properties officeooo:paragraph-rsid="1f712c58"/>
    </style:style>
    <style:style style:name="P658" style:family="paragraph" style:parent-style-name="Text_20_body" style:list-style-name="L92">
      <style:text-properties officeooo:rsid="18303271" officeooo:paragraph-rsid="1aac0adc"/>
    </style:style>
    <style:style style:name="P659" style:family="paragraph" style:parent-style-name="Text_20_body" style:list-style-name="L92">
      <style:text-properties officeooo:rsid="1c546527" officeooo:paragraph-rsid="1aac0adc"/>
    </style:style>
    <style:style style:name="P660" style:family="paragraph" style:parent-style-name="Text_20_body" style:list-style-name="L94">
      <style:text-properties officeooo:paragraph-rsid="19345964"/>
    </style:style>
    <style:style style:name="P661" style:family="paragraph" style:parent-style-name="Text_20_body" style:list-style-name="L94">
      <style:text-properties officeooo:paragraph-rsid="1935a69f"/>
    </style:style>
    <style:style style:name="P662" style:family="paragraph" style:parent-style-name="Text_20_body" style:list-style-name="L96">
      <style:text-properties officeooo:rsid="1927fafa" officeooo:paragraph-rsid="1927fafa"/>
    </style:style>
    <style:style style:name="P663" style:family="paragraph" style:parent-style-name="Text_20_body" style:list-style-name="L96">
      <style:text-properties officeooo:rsid="19295886" officeooo:paragraph-rsid="19295886"/>
    </style:style>
    <style:style style:name="P664" style:family="paragraph" style:parent-style-name="Text_20_body" style:list-style-name="L96">
      <style:text-properties officeooo:rsid="1b7348eb" officeooo:paragraph-rsid="1b69d3fa"/>
    </style:style>
    <style:style style:name="P665" style:family="paragraph" style:parent-style-name="Text_20_body" style:list-style-name="L97">
      <style:text-properties officeooo:paragraph-rsid="1cf1f7ac"/>
    </style:style>
    <style:style style:name="P666" style:family="paragraph" style:parent-style-name="Text_20_body" style:list-style-name="L97">
      <style:text-properties officeooo:paragraph-rsid="1cf3eae7"/>
    </style:style>
    <style:style style:name="P667" style:family="paragraph" style:parent-style-name="Text_20_body" style:list-style-name="L101">
      <style:text-properties officeooo:paragraph-rsid="1aac0adc"/>
    </style:style>
    <style:style style:name="P668" style:family="paragraph" style:parent-style-name="Text_20_body" style:list-style-name="L101">
      <style:text-properties officeooo:rsid="1f7f4cab" officeooo:paragraph-rsid="1aac0adc"/>
    </style:style>
    <style:style style:name="P669" style:family="paragraph" style:parent-style-name="Text_20_body" style:list-style-name="L90">
      <style:text-properties officeooo:rsid="1919d456" officeooo:paragraph-rsid="1e2dc691"/>
    </style:style>
    <style:style style:name="P670" style:family="paragraph" style:parent-style-name="Text_20_body" style:list-style-name="L90">
      <style:text-properties officeooo:rsid="19168136" officeooo:paragraph-rsid="1aac0adc"/>
    </style:style>
    <style:style style:name="P671" style:family="paragraph" style:parent-style-name="Text_20_body" style:list-style-name="L90">
      <style:text-properties officeooo:rsid="191bb4a6" officeooo:paragraph-rsid="1aac0adc"/>
    </style:style>
    <style:style style:name="P672" style:family="paragraph" style:parent-style-name="Text_20_body" style:list-style-name="L103">
      <style:text-properties officeooo:paragraph-rsid="1f821cc4"/>
    </style:style>
    <style:style style:name="P673" style:family="paragraph" style:parent-style-name="Text_20_body" style:list-style-name="L104">
      <style:text-properties officeooo:rsid="1c83c954" officeooo:paragraph-rsid="1c9dbd6e"/>
    </style:style>
    <style:style style:name="P674" style:family="paragraph" style:parent-style-name="Text_20_body" style:list-style-name="L104">
      <style:text-properties officeooo:rsid="1c8b645a" officeooo:paragraph-rsid="1c9dbd6e"/>
    </style:style>
    <style:style style:name="P675" style:family="paragraph" style:parent-style-name="Text_20_body" style:list-style-name="L104">
      <style:text-properties officeooo:rsid="1d75ffc5" officeooo:paragraph-rsid="1d75ffc5"/>
    </style:style>
    <style:style style:name="P676" style:family="paragraph" style:parent-style-name="Text_20_body" style:list-style-name="L104">
      <style:text-properties officeooo:rsid="1f8ec7c9" officeooo:paragraph-rsid="1f8ec7c9"/>
    </style:style>
    <style:style style:name="P677" style:family="paragraph" style:parent-style-name="Text_20_body" style:list-style-name="L105">
      <style:text-properties officeooo:paragraph-rsid="1d7b3ad9"/>
    </style:style>
    <style:style style:name="P678" style:family="paragraph" style:parent-style-name="Text_20_body" style:list-style-name="L106">
      <style:text-properties officeooo:paragraph-rsid="1f8ea03e"/>
    </style:style>
    <style:style style:name="P679" style:family="paragraph" style:parent-style-name="Text_20_body" style:list-style-name="L107">
      <style:text-properties officeooo:paragraph-rsid="1bbb5a5e"/>
    </style:style>
    <style:style style:name="P680" style:family="paragraph" style:parent-style-name="Text_20_body" style:list-style-name="L108">
      <style:text-properties officeooo:paragraph-rsid="1bd9fc7c"/>
    </style:style>
    <style:style style:name="P681" style:family="paragraph" style:parent-style-name="Text_20_body" style:list-style-name="L108">
      <style:text-properties officeooo:paragraph-rsid="1bdd8d1f"/>
    </style:style>
    <style:style style:name="P682" style:family="paragraph" style:parent-style-name="Text_20_body" style:list-style-name="L108">
      <style:text-properties officeooo:paragraph-rsid="1c65d79b"/>
    </style:style>
    <style:style style:name="P683" style:family="paragraph" style:parent-style-name="Text_20_body" style:list-style-name="L108">
      <style:text-properties officeooo:paragraph-rsid="1be7bb4e"/>
    </style:style>
    <style:style style:name="P684" style:family="paragraph" style:parent-style-name="Text_20_body" style:list-style-name="L108">
      <style:text-properties officeooo:paragraph-rsid="1be562d6"/>
    </style:style>
    <style:style style:name="P685" style:family="paragraph" style:parent-style-name="Text_20_body" style:list-style-name="L108">
      <style:text-properties officeooo:paragraph-rsid="1be5456a"/>
    </style:style>
    <style:style style:name="P686" style:family="paragraph" style:parent-style-name="Text_20_body" style:list-style-name="L109">
      <style:text-properties officeooo:rsid="1b99ed7e" officeooo:paragraph-rsid="1b99ed7e"/>
    </style:style>
    <style:style style:name="P687" style:family="paragraph" style:parent-style-name="Text_20_body" style:list-style-name="L109">
      <style:text-properties officeooo:rsid="1b9a3db7" officeooo:paragraph-rsid="1b9a3db7"/>
    </style:style>
    <style:style style:name="P688" style:family="paragraph" style:parent-style-name="Text_20_body" style:list-style-name="L109">
      <style:text-properties officeooo:rsid="1b9a3db7" officeooo:paragraph-rsid="1db04a97"/>
    </style:style>
    <style:style style:name="P689" style:family="paragraph" style:parent-style-name="Text_20_body" style:list-style-name="L110"/>
    <style:style style:name="P690" style:family="paragraph" style:parent-style-name="Text_20_body" style:list-style-name="L110">
      <style:text-properties officeooo:paragraph-rsid="1d648cfa"/>
    </style:style>
    <style:style style:name="P691" style:family="paragraph" style:parent-style-name="Text_20_body" style:list-style-name="L110">
      <style:text-properties officeooo:rsid="1b9d2f1b" officeooo:paragraph-rsid="1b9d2f1b"/>
    </style:style>
    <style:style style:name="P692" style:family="paragraph" style:parent-style-name="Text_20_body" style:list-style-name="L110">
      <style:text-properties officeooo:rsid="1b9e4095" officeooo:paragraph-rsid="1b9e4095"/>
    </style:style>
    <style:style style:name="P693" style:family="paragraph" style:parent-style-name="Text_20_body" style:list-style-name="L110">
      <style:text-properties officeooo:rsid="1b9f2b38" officeooo:paragraph-rsid="1b9f2b38"/>
    </style:style>
    <style:style style:name="P694" style:family="paragraph" style:parent-style-name="Text_20_body" style:list-style-name="L110">
      <style:text-properties officeooo:rsid="1b9fea33" officeooo:paragraph-rsid="1b9fea33"/>
    </style:style>
    <style:style style:name="P695" style:family="paragraph" style:parent-style-name="Text_20_body" style:list-style-name="L110">
      <style:text-properties officeooo:rsid="1ba188f5" officeooo:paragraph-rsid="1c6d3104"/>
    </style:style>
    <style:style style:name="P696" style:family="paragraph" style:parent-style-name="Text_20_body" style:list-style-name="L110">
      <style:text-properties officeooo:rsid="1bb2ed99" officeooo:paragraph-rsid="1bb2ed99"/>
    </style:style>
    <style:style style:name="P697" style:family="paragraph" style:parent-style-name="Text_20_body" style:list-style-name="L110">
      <style:text-properties officeooo:rsid="1dd7f1d6" officeooo:paragraph-rsid="1bac8c7c"/>
    </style:style>
    <style:style style:name="P698" style:family="paragraph" style:parent-style-name="Text_20_body" style:list-style-name="L110">
      <style:text-properties officeooo:rsid="1ddb0704" officeooo:paragraph-rsid="1ddb0704"/>
    </style:style>
    <style:style style:name="P699" style:family="paragraph" style:parent-style-name="Text_20_body" style:list-style-name="L110">
      <style:text-properties officeooo:rsid="1d648cfa" officeooo:paragraph-rsid="1d648cfa"/>
    </style:style>
    <style:style style:name="P700" style:family="paragraph" style:parent-style-name="Text_20_body" style:list-style-name="L112">
      <style:text-properties officeooo:paragraph-rsid="1bfb018b"/>
    </style:style>
    <style:style style:name="P701" style:family="paragraph" style:parent-style-name="Text_20_body" style:list-style-name="L115">
      <style:text-properties officeooo:paragraph-rsid="17205437"/>
    </style:style>
    <style:style style:name="P702" style:family="paragraph" style:parent-style-name="Text_20_body" style:list-style-name="L115">
      <style:text-properties officeooo:paragraph-rsid="1b3aa9da"/>
    </style:style>
    <style:style style:name="P703" style:family="paragraph" style:parent-style-name="Text_20_body" style:list-style-name="L115">
      <style:text-properties officeooo:paragraph-rsid="1b3c0e07"/>
    </style:style>
    <style:style style:name="P704" style:family="paragraph" style:parent-style-name="Text_20_body" style:list-style-name="L115">
      <style:text-properties officeooo:paragraph-rsid="1b401306"/>
    </style:style>
    <style:style style:name="P705" style:family="paragraph" style:parent-style-name="Text_20_body" style:list-style-name="L115">
      <style:text-properties officeooo:paragraph-rsid="1b41f3e2"/>
    </style:style>
    <style:style style:name="P706" style:family="paragraph" style:parent-style-name="Text_20_body" style:list-style-name="L115">
      <style:text-properties officeooo:paragraph-rsid="1b3c40f8"/>
    </style:style>
    <style:style style:name="P707" style:family="paragraph" style:parent-style-name="Text_20_body" style:list-style-name="L116">
      <style:text-properties officeooo:paragraph-rsid="1b3aa9da"/>
    </style:style>
    <style:style style:name="P708" style:family="paragraph" style:parent-style-name="Text_20_body" style:list-style-name="L116">
      <style:text-properties officeooo:rsid="1b3c0e07" officeooo:paragraph-rsid="1b3c0e07"/>
    </style:style>
    <style:style style:name="P709" style:family="paragraph" style:parent-style-name="Text_20_body" style:list-style-name="L117">
      <style:text-properties officeooo:paragraph-rsid="1b3c40f8"/>
    </style:style>
    <style:style style:name="P710" style:family="paragraph" style:parent-style-name="Text_20_body" style:list-style-name="L117">
      <style:text-properties officeooo:paragraph-rsid="1b348c82"/>
    </style:style>
    <style:style style:name="P711" style:family="paragraph" style:parent-style-name="Text_20_body" style:list-style-name="L117">
      <style:text-properties officeooo:paragraph-rsid="1b38c4c4"/>
    </style:style>
    <style:style style:name="P712" style:family="paragraph" style:parent-style-name="Text_20_body" style:list-style-name="L117">
      <style:text-properties officeooo:paragraph-rsid="1b461274"/>
    </style:style>
    <style:style style:name="P713" style:family="paragraph" style:parent-style-name="Text_20_body" style:list-style-name="L117">
      <style:text-properties officeooo:paragraph-rsid="1b4cb6bf"/>
    </style:style>
    <style:style style:name="P714" style:family="paragraph" style:parent-style-name="Text_20_body" style:list-style-name="L118">
      <style:text-properties officeooo:rsid="17d7660b" officeooo:paragraph-rsid="1b8368fb"/>
    </style:style>
    <style:style style:name="P715" style:family="paragraph" style:parent-style-name="Text_20_body" style:list-style-name="L118">
      <style:text-properties officeooo:rsid="17d7660b" officeooo:paragraph-rsid="17d91553"/>
    </style:style>
    <style:style style:name="P716" style:family="paragraph" style:parent-style-name="Text_20_body" style:list-style-name="L118">
      <style:text-properties officeooo:rsid="1b81f85d" officeooo:paragraph-rsid="1b8368fb"/>
    </style:style>
    <style:style style:name="P717" style:family="paragraph" style:parent-style-name="Text_20_body" style:list-style-name="L74">
      <style:text-properties officeooo:rsid="202d51f4" officeooo:paragraph-rsid="202d51f4"/>
    </style:style>
    <style:style style:name="P718" style:family="paragraph" style:parent-style-name="Text_20_body" style:list-style-name="L74">
      <style:text-properties officeooo:rsid="202e522f" officeooo:paragraph-rsid="202e522f"/>
    </style:style>
    <style:style style:name="P719" style:family="paragraph" style:parent-style-name="Text_20_body" style:list-style-name="L74">
      <style:text-properties officeooo:rsid="202e522f" officeooo:paragraph-rsid="20325278"/>
    </style:style>
    <style:style style:name="P720" style:family="paragraph" style:parent-style-name="Text_20_body" style:list-style-name="L74">
      <style:text-properties officeooo:rsid="20379c9d" officeooo:paragraph-rsid="20379c9d"/>
    </style:style>
    <style:style style:name="P721" style:family="paragraph" style:parent-style-name="Text_20_body" style:list-style-name="L25">
      <style:paragraph-properties fo:margin-left="1.251cm" fo:margin-right="0cm" fo:text-indent="0cm" style:auto-text-indent="false"/>
      <style:text-properties officeooo:paragraph-rsid="1e00c903"/>
    </style:style>
    <style:style style:name="P722" style:family="paragraph" style:parent-style-name="Text_20_body" style:list-style-name="L55">
      <style:paragraph-properties fo:margin-left="1.251cm" fo:margin-right="0cm" fo:text-indent="0cm" style:auto-text-indent="false"/>
      <style:text-properties officeooo:paragraph-rsid="1e2448da"/>
    </style:style>
    <style:style style:name="P723" style:family="paragraph" style:parent-style-name="Example" style:list-style-name="L36"/>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8ea03e" style:font-style-asian="italic" style:font-style-complex="italic"/>
    </style:style>
    <style:style style:name="T40" style:family="text">
      <style:text-properties fo:language="cs" fo:country="CZ" fo:font-style="italic" officeooo:rsid="1fd5cbd7" style:font-style-asian="italic" style:font-style-complex="italic"/>
    </style:style>
    <style:style style:name="T41" style:family="text">
      <style:text-properties fo:language="cs" fo:country="CZ" fo:font-style="normal" style:font-style-asian="normal" style:font-style-complex="normal"/>
    </style:style>
    <style:style style:name="T42" style:family="text">
      <style:text-properties fo:language="cs" fo:country="CZ" fo:font-style="normal" officeooo:rsid="1776c7d3" style:font-style-asian="normal" style:font-style-complex="normal"/>
    </style:style>
    <style:style style:name="T43" style:family="text">
      <style:text-properties fo:language="cs" fo:country="CZ" fo:font-style="normal" officeooo:rsid="1424b741" style:font-style-asian="normal" style:font-style-complex="normal"/>
    </style:style>
    <style:style style:name="T44" style:family="text">
      <style:text-properties fo:language="cs" fo:country="CZ" fo:font-style="normal" officeooo:rsid="17f53166" style:font-style-asian="normal" style:font-style-complex="normal"/>
    </style:style>
    <style:style style:name="T45" style:family="text">
      <style:text-properties fo:language="cs" fo:country="CZ" fo:font-style="normal" officeooo:rsid="17eee72b" style:font-style-asian="normal" style:font-style-complex="normal"/>
    </style:style>
    <style:style style:name="T46" style:family="text">
      <style:text-properties fo:language="cs" fo:country="CZ" fo:font-style="normal" officeooo:rsid="1aca8b9f" style:font-style-asian="normal" style:font-style-complex="normal"/>
    </style:style>
    <style:style style:name="T47" style:family="text">
      <style:text-properties fo:language="cs" fo:country="CZ" fo:font-style="normal" officeooo:rsid="1acbb0a9" style:font-style-asian="normal" style:font-style-complex="normal"/>
    </style:style>
    <style:style style:name="T48" style:family="text">
      <style:text-properties fo:language="cs" fo:country="CZ" fo:font-style="normal" officeooo:rsid="1ad14a67" style:font-style-asian="normal" style:font-style-complex="normal"/>
    </style:style>
    <style:style style:name="T49" style:family="text">
      <style:text-properties fo:language="cs" fo:country="CZ" fo:font-style="normal" officeooo:rsid="1ad04f5a" style:font-style-asian="normal" style:font-style-complex="normal"/>
    </style:style>
    <style:style style:name="T50" style:family="text">
      <style:text-properties fo:language="cs" fo:country="CZ" fo:font-style="normal" officeooo:rsid="1d7874ab" style:font-style-asian="normal" style:font-style-complex="normal"/>
    </style:style>
    <style:style style:name="T51" style:family="text">
      <style:text-properties fo:language="cs" fo:country="CZ" fo:font-style="normal" officeooo:rsid="17aa8f57" style:font-style-asian="normal" style:font-style-complex="normal"/>
    </style:style>
    <style:style style:name="T52" style:family="text">
      <style:text-properties fo:language="cs" fo:country="CZ" fo:font-style="normal" officeooo:rsid="1c497a43" style:font-style-asian="normal" style:font-style-complex="normal"/>
    </style:style>
    <style:style style:name="T53" style:family="text">
      <style:text-properties fo:language="cs" fo:country="CZ" fo:font-style="normal" officeooo:rsid="1d7b3ad9" style:font-style-asian="normal" style:font-style-complex="normal"/>
    </style:style>
    <style:style style:name="T54" style:family="text">
      <style:text-properties fo:language="cs" fo:country="CZ" fo:font-style="normal" officeooo:rsid="1aea9acf" style:font-style-asian="normal" style:font-style-complex="normal"/>
    </style:style>
    <style:style style:name="T55" style:family="text">
      <style:text-properties fo:language="cs" fo:country="CZ" fo:font-style="normal" officeooo:rsid="1c17e74b" style:font-style-asian="normal" style:font-style-complex="normal"/>
    </style:style>
    <style:style style:name="T56" style:family="text">
      <style:text-properties fo:language="cs" fo:country="CZ" fo:font-style="normal" officeooo:rsid="1ae61ad1" style:font-style-asian="normal" style:font-style-complex="normal"/>
    </style:style>
    <style:style style:name="T57" style:family="text">
      <style:text-properties fo:language="cs" fo:country="CZ" fo:font-style="normal" officeooo:rsid="1dba8846" style:font-style-asian="normal" style:font-style-complex="normal"/>
    </style:style>
    <style:style style:name="T58" style:family="text">
      <style:text-properties fo:language="cs" fo:country="CZ" fo:font-style="normal" officeooo:rsid="1e013445" style:font-style-asian="normal" style:font-style-complex="normal"/>
    </style:style>
    <style:style style:name="T59" style:family="text">
      <style:text-properties fo:language="cs" fo:country="CZ" fo:font-style="normal" officeooo:rsid="1e0d2c3e" style:font-style-asian="normal" style:font-style-complex="normal"/>
    </style:style>
    <style:style style:name="T60" style:family="text">
      <style:text-properties fo:language="cs" fo:country="CZ" fo:font-style="normal" officeooo:rsid="1731a21d" style:font-style-asian="normal" style:font-style-complex="normal"/>
    </style:style>
    <style:style style:name="T61" style:family="text">
      <style:text-properties fo:language="cs" fo:country="CZ" fo:font-style="normal" officeooo:rsid="1e0d89d2" style:font-style-asian="normal" style:font-style-complex="normal"/>
    </style:style>
    <style:style style:name="T62" style:family="text">
      <style:text-properties fo:language="cs" fo:country="CZ" fo:font-style="normal" officeooo:rsid="1e16f8b4" style:font-style-asian="normal" style:font-style-complex="normal"/>
    </style:style>
    <style:style style:name="T63" style:family="text">
      <style:text-properties fo:language="cs" fo:country="CZ" fo:font-style="normal" officeooo:rsid="1e19bebe" style:font-style-asian="normal" style:font-style-complex="normal"/>
    </style:style>
    <style:style style:name="T64" style:family="text">
      <style:text-properties fo:language="cs" fo:country="CZ" fo:font-style="normal" officeooo:rsid="1ca00f97" style:font-style-asian="normal" style:font-style-complex="normal"/>
    </style:style>
    <style:style style:name="T65" style:family="text">
      <style:text-properties fo:language="cs" fo:country="CZ" fo:font-style="normal" officeooo:rsid="1e42ca33" style:font-style-asian="normal" style:font-style-complex="normal"/>
    </style:style>
    <style:style style:name="T66" style:family="text">
      <style:text-properties fo:language="cs" fo:country="CZ" fo:font-style="normal" officeooo:rsid="1ef1260e" style:font-style-asian="normal" style:font-style-complex="normal"/>
    </style:style>
    <style:style style:name="T67" style:family="text">
      <style:text-properties fo:language="cs" fo:country="CZ" fo:font-style="normal" officeooo:rsid="17e3cebd" style:font-style-asian="normal" style:font-style-complex="normal"/>
    </style:style>
    <style:style style:name="T68" style:family="text">
      <style:text-properties fo:language="cs" fo:country="CZ" fo:font-style="normal" officeooo:rsid="1ad3101d" style:font-style-asian="normal" style:font-style-complex="normal"/>
    </style:style>
    <style:style style:name="T69" style:family="text">
      <style:text-properties fo:language="cs" fo:country="CZ" fo:font-style="normal" officeooo:rsid="17e3540a" style:font-style-asian="normal" style:font-style-complex="normal"/>
    </style:style>
    <style:style style:name="T70" style:family="text">
      <style:text-properties fo:language="cs" fo:country="CZ" fo:font-style="normal" officeooo:rsid="1aeb7772" style:font-style-asian="normal" style:font-style-complex="normal"/>
    </style:style>
    <style:style style:name="T71" style:family="text">
      <style:text-properties fo:language="cs" fo:country="CZ" fo:font-style="normal" officeooo:rsid="1ae33110" style:font-style-asian="normal" style:font-style-complex="normal"/>
    </style:style>
    <style:style style:name="T72" style:family="text">
      <style:text-properties fo:language="cs" fo:country="CZ" fo:font-style="normal" style:text-underline-style="none" style:font-style-asian="normal" style:font-style-complex="normal"/>
    </style:style>
    <style:style style:name="T73" style:family="text">
      <style:text-properties fo:language="cs" fo:country="CZ" fo:font-style="normal" style:text-underline-style="none" officeooo:rsid="1755401b" style:font-style-asian="normal" style:font-style-complex="normal"/>
    </style:style>
    <style:style style:name="T74" style:family="text">
      <style:text-properties fo:language="cs" fo:country="CZ" fo:font-style="normal" style:text-underline-style="none" officeooo:rsid="1754be44" style:font-style-asian="normal" style:font-style-complex="normal"/>
    </style:style>
    <style:style style:name="T75" style:family="text">
      <style:text-properties fo:language="cs" fo:country="CZ" fo:font-style="normal" style:text-underline-style="none" officeooo:rsid="1f3c2baf" style:font-style-asian="normal" style:font-style-complex="normal"/>
    </style:style>
    <style:style style:name="T76" style:family="text">
      <style:text-properties fo:language="cs" fo:country="CZ" fo:font-style="normal" style:text-underline-style="none" officeooo:rsid="1f3e4c37" style:font-style-asian="normal" style:font-style-complex="normal"/>
    </style:style>
    <style:style style:name="T77" style:family="text">
      <style:text-properties fo:language="cs" fo:country="CZ" fo:font-style="normal" style:text-underline-style="none" fo:font-weight="normal" style:font-style-asian="normal" style:font-weight-asian="normal" style:font-style-complex="normal" style:font-weight-complex="normal"/>
    </style:style>
    <style:style style:name="T7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7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87" style:family="text">
      <style:text-properties fo:language="cs" fo:country="CZ" fo:font-style="normal" style:text-underline-style="none" fo:font-weight="bold" style:font-style-asian="normal" style:font-weight-asian="bold" style:font-style-complex="normal" style:font-weight-complex="bold"/>
    </style:style>
    <style:style style:name="T88" style:family="text">
      <style:text-properties fo:language="cs" fo:country="CZ" fo:font-style="normal" fo:font-weight="normal" officeooo:rsid="1d3aa6ad" style:font-style-asian="normal" style:font-weight-asian="normal" style:font-style-complex="normal" style:font-weight-complex="normal"/>
    </style:style>
    <style:style style:name="T89" style:family="text">
      <style:text-properties fo:language="cs" fo:country="CZ" style:text-underline-style="none"/>
    </style:style>
    <style:style style:name="T90" style:family="text">
      <style:text-properties fo:language="cs" fo:country="CZ" style:text-underline-style="none" officeooo:rsid="1753db36"/>
    </style:style>
    <style:style style:name="T91" style:family="text">
      <style:text-properties fo:language="cs" fo:country="CZ" style:text-underline-style="none" fo:font-weight="bold" officeooo:rsid="1753db36" style:font-weight-asian="bold" style:font-weight-complex="bold"/>
    </style:style>
    <style:style style:name="T92" style:family="text">
      <style:text-properties fo:language="cs" fo:country="CZ" style:text-underline-style="none" fo:font-weight="bold" officeooo:rsid="17603e9a" style:font-weight-asian="bold" style:font-weight-complex="bold"/>
    </style:style>
    <style:style style:name="T93" style:family="text">
      <style:text-properties fo:language="cs" fo:country="CZ" style:text-underline-style="none" officeooo:rsid="175696e4"/>
    </style:style>
    <style:style style:name="T94" style:family="text">
      <style:text-properties fo:language="cs" fo:country="CZ" style:text-underline-style="none" officeooo:rsid="1757c725"/>
    </style:style>
    <style:style style:name="T95" style:family="text">
      <style:text-properties fo:language="cs" fo:country="CZ" style:text-underline-style="none" officeooo:rsid="17586614"/>
    </style:style>
    <style:style style:name="T96" style:family="text">
      <style:text-properties fo:language="cs" fo:country="CZ" style:text-underline-style="none" officeooo:rsid="1759e788"/>
    </style:style>
    <style:style style:name="T97" style:family="text">
      <style:text-properties fo:language="cs" fo:country="CZ" style:text-underline-style="none" officeooo:rsid="175d8eca"/>
    </style:style>
    <style:style style:name="T98" style:family="text">
      <style:text-properties fo:language="cs" fo:country="CZ" style:text-underline-style="none" officeooo:rsid="175e83b7"/>
    </style:style>
    <style:style style:name="T99" style:family="text">
      <style:text-properties fo:language="cs" fo:country="CZ" style:text-underline-style="none" officeooo:rsid="1604ba80"/>
    </style:style>
    <style:style style:name="T100" style:family="text">
      <style:text-properties fo:language="cs" fo:country="CZ" officeooo:rsid="1776c7d3"/>
    </style:style>
    <style:style style:name="T101" style:family="text">
      <style:text-properties fo:language="cs" fo:country="CZ" officeooo:rsid="177f6645"/>
    </style:style>
    <style:style style:name="T102" style:family="text">
      <style:text-properties fo:language="cs" fo:country="CZ" officeooo:rsid="17970f1e"/>
    </style:style>
    <style:style style:name="T103" style:family="text">
      <style:text-properties fo:language="cs" fo:country="CZ" officeooo:rsid="17d91553"/>
    </style:style>
    <style:style style:name="T104" style:family="text">
      <style:text-properties fo:language="cs" fo:country="CZ" officeooo:rsid="17d9dad5"/>
    </style:style>
    <style:style style:name="T105" style:family="text">
      <style:text-properties fo:language="cs" fo:country="CZ" officeooo:rsid="17db9b9e"/>
    </style:style>
    <style:style style:name="T106" style:family="text">
      <style:text-properties fo:language="cs" fo:country="CZ" officeooo:rsid="17dcd279"/>
    </style:style>
    <style:style style:name="T107" style:family="text">
      <style:text-properties fo:language="cs" fo:country="CZ" officeooo:rsid="17f25594"/>
    </style:style>
    <style:style style:name="T108" style:family="text">
      <style:text-properties fo:language="cs" fo:country="CZ" officeooo:rsid="17f53166"/>
    </style:style>
    <style:style style:name="T109" style:family="text">
      <style:text-properties fo:language="cs" fo:country="CZ" officeooo:rsid="1804c6ae"/>
    </style:style>
    <style:style style:name="T110" style:family="text">
      <style:text-properties fo:language="cs" fo:country="CZ" officeooo:rsid="1804e8b0"/>
    </style:style>
    <style:style style:name="T111" style:family="text">
      <style:text-properties fo:language="cs" fo:country="CZ" officeooo:rsid="19435a84"/>
    </style:style>
    <style:style style:name="T112" style:family="text">
      <style:text-properties fo:language="cs" fo:country="CZ" officeooo:rsid="17e10339"/>
    </style:style>
    <style:style style:name="T113" style:family="text">
      <style:text-properties fo:language="cs" fo:country="CZ" officeooo:rsid="1947fbe3"/>
    </style:style>
    <style:style style:name="T114" style:family="text">
      <style:text-properties fo:language="cs" fo:country="CZ" officeooo:rsid="19498945"/>
    </style:style>
    <style:style style:name="T115" style:family="text">
      <style:text-properties fo:language="cs" fo:country="CZ" officeooo:rsid="1781b50f"/>
    </style:style>
    <style:style style:name="T116" style:family="text">
      <style:text-properties fo:language="cs" fo:country="CZ" fo:font-weight="bold" style:font-weight-asian="bold" style:font-weight-complex="bold"/>
    </style:style>
    <style:style style:name="T117" style:family="text">
      <style:text-properties fo:language="cs" fo:country="CZ" fo:font-weight="bold" officeooo:rsid="15d63257" style:font-weight-asian="bold" style:font-weight-complex="bold"/>
    </style:style>
    <style:style style:name="T118" style:family="text">
      <style:text-properties fo:language="cs" fo:country="CZ" fo:font-weight="bold" officeooo:rsid="1b8dd7db" style:font-weight-asian="bold" style:font-weight-complex="bold"/>
    </style:style>
    <style:style style:name="T119" style:family="text">
      <style:text-properties fo:language="cs" fo:country="CZ" fo:font-weight="bold" officeooo:rsid="17cc427a" style:font-weight-asian="bold" style:font-weight-complex="bold"/>
    </style:style>
    <style:style style:name="T120" style:family="text">
      <style:text-properties fo:language="cs" fo:country="CZ" fo:font-weight="bold" officeooo:rsid="1aea09db" style:font-weight-asian="bold" style:font-weight-complex="bold"/>
    </style:style>
    <style:style style:name="T121" style:family="text">
      <style:text-properties fo:language="cs" fo:country="CZ" fo:font-weight="bold" officeooo:rsid="17d298c7" style:font-weight-asian="bold" style:font-weight-complex="bold"/>
    </style:style>
    <style:style style:name="T122" style:family="text">
      <style:text-properties fo:language="cs" fo:country="CZ" fo:font-weight="bold" officeooo:rsid="1a87bffc" style:font-weight-asian="bold" style:font-weight-complex="bold"/>
    </style:style>
    <style:style style:name="T123" style:family="text">
      <style:text-properties fo:language="cs" fo:country="CZ" fo:font-weight="bold" officeooo:rsid="1ad14a67" style:font-weight-asian="bold" style:font-weight-complex="bold"/>
    </style:style>
    <style:style style:name="T124" style:family="text">
      <style:text-properties fo:language="cs" fo:country="CZ" fo:font-weight="bold" officeooo:rsid="17cf69d4" style:font-weight-asian="bold" style:font-weight-complex="bold"/>
    </style:style>
    <style:style style:name="T125" style:family="text">
      <style:text-properties fo:language="cs" fo:country="CZ" fo:font-weight="bold" officeooo:rsid="1fbc58e9" style:font-weight-asian="bold" style:font-weight-complex="bold"/>
    </style:style>
    <style:style style:name="T126" style:family="text">
      <style:text-properties fo:language="cs" fo:country="CZ" officeooo:rsid="15d63257"/>
    </style:style>
    <style:style style:name="T127" style:family="text">
      <style:text-properties fo:language="cs" fo:country="CZ" officeooo:rsid="157b978c"/>
    </style:style>
    <style:style style:name="T128" style:family="text">
      <style:text-properties fo:language="cs" fo:country="CZ" officeooo:rsid="157e3812"/>
    </style:style>
    <style:style style:name="T129" style:family="text">
      <style:text-properties fo:language="cs" fo:country="CZ" officeooo:rsid="15561023"/>
    </style:style>
    <style:style style:name="T130" style:family="text">
      <style:text-properties fo:language="cs" fo:country="CZ" officeooo:rsid="157d2a4b"/>
    </style:style>
    <style:style style:name="T131" style:family="text">
      <style:text-properties fo:language="cs" fo:country="CZ" officeooo:rsid="1a7351fd"/>
    </style:style>
    <style:style style:name="T132" style:family="text">
      <style:text-properties fo:language="cs" fo:country="CZ" officeooo:rsid="1a740f42"/>
    </style:style>
    <style:style style:name="T133" style:family="text">
      <style:text-properties fo:language="cs" fo:country="CZ" officeooo:rsid="1a74641b"/>
    </style:style>
    <style:style style:name="T134" style:family="text">
      <style:text-properties fo:language="cs" fo:country="CZ" officeooo:rsid="1a75920c"/>
    </style:style>
    <style:style style:name="T135" style:family="text">
      <style:text-properties fo:language="cs" fo:country="CZ" officeooo:rsid="1a76caf1"/>
    </style:style>
    <style:style style:name="T136" style:family="text">
      <style:text-properties fo:language="cs" fo:country="CZ" officeooo:rsid="1a77d673"/>
    </style:style>
    <style:style style:name="T137" style:family="text">
      <style:text-properties fo:language="cs" fo:country="CZ" officeooo:rsid="1a7abe35"/>
    </style:style>
    <style:style style:name="T138" style:family="text">
      <style:text-properties fo:language="cs" fo:country="CZ" officeooo:rsid="1a9b9e16"/>
    </style:style>
    <style:style style:name="T139" style:family="text">
      <style:text-properties fo:language="cs" fo:country="CZ" officeooo:rsid="1aa9a78a"/>
    </style:style>
    <style:style style:name="T140" style:family="text">
      <style:text-properties fo:language="cs" fo:country="CZ" officeooo:rsid="1ace5d87"/>
    </style:style>
    <style:style style:name="T141" style:family="text">
      <style:text-properties fo:language="cs" fo:country="CZ" officeooo:rsid="1ad6edef"/>
    </style:style>
    <style:style style:name="T142" style:family="text">
      <style:text-properties fo:language="cs" fo:country="CZ" officeooo:rsid="1ad8b8f8"/>
    </style:style>
    <style:style style:name="T143" style:family="text">
      <style:text-properties fo:language="cs" fo:country="CZ" officeooo:rsid="1ad9eb51"/>
    </style:style>
    <style:style style:name="T144" style:family="text">
      <style:text-properties fo:language="cs" fo:country="CZ" officeooo:rsid="1adf29c7"/>
    </style:style>
    <style:style style:name="T145" style:family="text">
      <style:text-properties fo:language="cs" fo:country="CZ" officeooo:rsid="1b8046ef"/>
    </style:style>
    <style:style style:name="T146" style:family="text">
      <style:text-properties fo:language="cs" fo:country="CZ" officeooo:rsid="1b81f85d"/>
    </style:style>
    <style:style style:name="T147" style:family="text">
      <style:text-properties fo:language="cs" fo:country="CZ" officeooo:rsid="1b8368fb"/>
    </style:style>
    <style:style style:name="T148" style:family="text">
      <style:text-properties fo:language="cs" fo:country="CZ" officeooo:rsid="1b84ea54"/>
    </style:style>
    <style:style style:name="T149" style:family="text">
      <style:text-properties fo:language="cs" fo:country="CZ" officeooo:rsid="1d21a784"/>
    </style:style>
    <style:style style:name="T150" style:family="text">
      <style:text-properties fo:language="cs" fo:country="CZ" officeooo:rsid="1d75ffc5"/>
    </style:style>
    <style:style style:name="T151" style:family="text">
      <style:text-properties fo:language="cs" fo:country="CZ" officeooo:rsid="1d7b6c47"/>
    </style:style>
    <style:style style:name="T152" style:family="text">
      <style:text-properties fo:language="cs" fo:country="CZ" officeooo:rsid="1dba6644"/>
    </style:style>
    <style:style style:name="T153" style:family="text">
      <style:text-properties fo:language="cs" fo:country="CZ" officeooo:rsid="1dc83763"/>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17cc427a" style:font-weight-asian="normal" style:font-weight-complex="normal"/>
    </style:style>
    <style:style style:name="T156" style:family="text">
      <style:text-properties fo:language="cs" fo:country="CZ" fo:font-weight="normal" officeooo:rsid="1adbd1b1" style:font-weight-asian="normal" style:font-weight-complex="normal"/>
    </style:style>
    <style:style style:name="T157" style:family="text">
      <style:text-properties fo:language="cs" fo:country="CZ" fo:font-weight="normal" officeooo:rsid="1a87bffc" style:font-weight-asian="normal" style:font-weight-complex="normal"/>
    </style:style>
    <style:style style:name="T158" style:family="text">
      <style:text-properties fo:language="cs" fo:country="CZ" fo:font-weight="normal" officeooo:rsid="17cfa0af" style:font-weight-asian="normal" style:font-weight-complex="normal"/>
    </style:style>
    <style:style style:name="T159" style:family="text">
      <style:text-properties fo:language="cs" fo:country="CZ" fo:font-weight="normal" officeooo:rsid="17e3540a" style:font-weight-asian="normal" style:font-weight-complex="normal"/>
    </style:style>
    <style:style style:name="T160" style:family="text">
      <style:text-properties fo:language="cs" fo:country="CZ" officeooo:rsid="1eadeef2"/>
    </style:style>
    <style:style style:name="T161" style:family="text">
      <style:text-properties fo:language="cs" fo:country="CZ" officeooo:rsid="1eae0bfd"/>
    </style:style>
    <style:style style:name="T162" style:family="text">
      <style:text-properties fo:language="cs" fo:country="CZ" officeooo:rsid="1ec85838"/>
    </style:style>
    <style:style style:name="T163" style:family="text">
      <style:text-properties fo:language="cs" fo:country="CZ" officeooo:rsid="1d1cecf6"/>
    </style:style>
    <style:style style:name="T164" style:family="text">
      <style:text-properties fo:language="cs" fo:country="CZ" officeooo:rsid="1ecb109c"/>
    </style:style>
    <style:style style:name="T165" style:family="text">
      <style:text-properties fo:language="cs" fo:country="CZ" officeooo:rsid="1e013445"/>
    </style:style>
    <style:style style:name="T166" style:family="text">
      <style:text-properties fo:language="cs" fo:country="CZ" officeooo:rsid="1eff51b4"/>
    </style:style>
    <style:style style:name="T167" style:family="text">
      <style:text-properties fo:language="cs" fo:country="CZ" officeooo:rsid="1f003418"/>
    </style:style>
    <style:style style:name="T168" style:family="text">
      <style:text-properties fo:language="cs" fo:country="CZ" officeooo:rsid="1f01df29"/>
    </style:style>
    <style:style style:name="T169" style:family="text">
      <style:text-properties fo:language="cs" fo:country="CZ" officeooo:rsid="1f435596"/>
    </style:style>
    <style:style style:name="T170" style:family="text">
      <style:text-properties fo:language="cs" fo:country="CZ" officeooo:rsid="1f4466ec"/>
    </style:style>
    <style:style style:name="T171" style:family="text">
      <style:text-properties fo:language="cs" fo:country="CZ" officeooo:rsid="1f538326"/>
    </style:style>
    <style:style style:name="T172" style:family="text">
      <style:text-properties fo:language="cs" fo:country="CZ" officeooo:rsid="1f83e655"/>
    </style:style>
    <style:style style:name="T173" style:family="text">
      <style:text-properties fo:language="cs" fo:country="CZ" officeooo:rsid="1fb71feb"/>
    </style:style>
    <style:style style:name="T174" style:family="text">
      <style:text-properties fo:language="cs" fo:country="CZ" officeooo:rsid="1fb7ab9e"/>
    </style:style>
    <style:style style:name="T175" style:family="text">
      <style:text-properties fo:language="cs" fo:country="CZ" officeooo:rsid="1fb84d73"/>
    </style:style>
    <style:style style:name="T176" style:family="text">
      <style:text-properties fo:language="cs" fo:country="CZ" officeooo:rsid="1fbb9681"/>
    </style:style>
    <style:style style:name="T177" style:family="text">
      <style:text-properties fo:language="cs" fo:country="CZ" officeooo:rsid="202b4e26"/>
    </style:style>
    <style:style style:name="T178" style:family="text">
      <style:text-properties fo:font-style="italic" style:font-style-asian="italic" style:font-style-complex="italic"/>
    </style:style>
    <style:style style:name="T179" style:family="text">
      <style:text-properties fo:font-style="italic" officeooo:rsid="15ca5cf7" style:font-style-asian="italic" style:font-style-complex="italic"/>
    </style:style>
    <style:style style:name="T180" style:family="text">
      <style:text-properties fo:font-style="italic" officeooo:rsid="1546b8d6" style:font-style-asian="italic" style:font-style-complex="italic"/>
    </style:style>
    <style:style style:name="T181" style:family="text">
      <style:text-properties fo:font-style="italic" officeooo:rsid="155bfa62" style:font-style-asian="italic" style:font-style-complex="italic"/>
    </style:style>
    <style:style style:name="T182" style:family="text">
      <style:text-properties fo:font-style="italic" officeooo:rsid="15ad6f72" style:font-style-asian="italic" style:font-style-complex="italic"/>
    </style:style>
    <style:style style:name="T183" style:family="text">
      <style:text-properties fo:font-style="italic" officeooo:rsid="15b06a61" style:font-style-asian="italic" style:font-style-complex="italic"/>
    </style:style>
    <style:style style:name="T184" style:family="text">
      <style:text-properties fo:font-style="italic" officeooo:rsid="17295d43" style:font-style-asian="italic" style:font-style-complex="italic"/>
    </style:style>
    <style:style style:name="T185" style:family="text">
      <style:text-properties fo:font-style="italic" officeooo:rsid="17708b81" style:font-style-asian="italic" style:font-style-complex="italic"/>
    </style:style>
    <style:style style:name="T186" style:family="text">
      <style:text-properties fo:font-style="italic" officeooo:rsid="148fc4c8" style:font-style-asian="italic" style:font-style-complex="italic"/>
    </style:style>
    <style:style style:name="T187" style:family="text">
      <style:text-properties fo:font-style="italic" officeooo:rsid="176e69f5" style:font-style-asian="italic" style:font-style-complex="italic"/>
    </style:style>
    <style:style style:name="T188" style:family="text">
      <style:text-properties fo:font-style="italic" officeooo:rsid="17afd51a" style:font-style-asian="italic" style:font-style-complex="italic"/>
    </style:style>
    <style:style style:name="T189" style:family="text">
      <style:text-properties fo:font-style="italic" officeooo:rsid="17b028a0" style:font-style-asian="italic" style:font-style-complex="italic"/>
    </style:style>
    <style:style style:name="T190" style:family="text">
      <style:text-properties fo:font-style="italic" officeooo:rsid="17bd95d7" style:font-style-asian="italic" style:font-style-complex="italic"/>
    </style:style>
    <style:style style:name="T191" style:family="text">
      <style:text-properties fo:font-style="italic" officeooo:rsid="17bec376" style:font-style-asian="italic" style:font-style-complex="italic"/>
    </style:style>
    <style:style style:name="T192" style:family="text">
      <style:text-properties fo:font-style="italic" officeooo:rsid="17c02a13" style:font-style-asian="italic" style:font-style-complex="italic"/>
    </style:style>
    <style:style style:name="T193" style:family="text">
      <style:text-properties fo:font-style="italic" officeooo:rsid="17e4812a" style:font-style-asian="italic" style:font-style-complex="italic"/>
    </style:style>
    <style:style style:name="T194" style:family="text">
      <style:text-properties fo:font-style="italic" officeooo:rsid="17e64274" style:font-style-asian="italic" style:font-style-complex="italic"/>
    </style:style>
    <style:style style:name="T195" style:family="text">
      <style:text-properties fo:font-style="italic" officeooo:rsid="17e5b77e" style:font-style-asian="italic" style:font-style-complex="italic"/>
    </style:style>
    <style:style style:name="T196" style:family="text">
      <style:text-properties fo:font-style="italic" officeooo:rsid="17e9c691" style:font-style-asian="italic" style:font-style-complex="italic"/>
    </style:style>
    <style:style style:name="T197" style:family="text">
      <style:text-properties fo:font-style="italic" officeooo:rsid="17eb9e84" style:font-style-asian="italic" style:font-style-complex="italic"/>
    </style:style>
    <style:style style:name="T198" style:family="text">
      <style:text-properties fo:font-style="italic" officeooo:rsid="18074ce5" style:font-style-asian="italic" style:font-style-complex="italic"/>
    </style:style>
    <style:style style:name="T199" style:family="text">
      <style:text-properties fo:font-style="italic" officeooo:rsid="180917aa" style:font-style-asian="italic" style:font-style-complex="italic"/>
    </style:style>
    <style:style style:name="T200" style:family="text">
      <style:text-properties fo:font-style="italic" officeooo:rsid="1811347a" style:font-style-asian="italic" style:font-style-complex="italic"/>
    </style:style>
    <style:style style:name="T201" style:family="text">
      <style:text-properties fo:font-style="italic" officeooo:rsid="15247c1a" style:font-style-asian="italic" style:font-style-complex="italic"/>
    </style:style>
    <style:style style:name="T202" style:family="text">
      <style:text-properties fo:font-style="italic" officeooo:rsid="1536ee61" style:font-style-asian="italic" style:font-style-complex="italic"/>
    </style:style>
    <style:style style:name="T203" style:family="text">
      <style:text-properties fo:font-style="italic" officeooo:rsid="182c6288" style:font-style-asian="italic" style:font-style-complex="italic"/>
    </style:style>
    <style:style style:name="T204" style:family="text">
      <style:text-properties fo:font-style="italic" officeooo:rsid="187aba9b" style:font-style-asian="italic" style:font-style-complex="italic"/>
    </style:style>
    <style:style style:name="T205" style:family="text">
      <style:text-properties fo:font-style="italic" officeooo:rsid="189c7ad6" style:font-style-asian="italic" style:font-style-complex="italic"/>
    </style:style>
    <style:style style:name="T206" style:family="text">
      <style:text-properties fo:font-style="italic" officeooo:rsid="18b133a2" style:font-style-asian="italic" style:font-style-complex="italic"/>
    </style:style>
    <style:style style:name="T207" style:family="text">
      <style:text-properties fo:font-style="italic" officeooo:rsid="18c20de8" style:font-style-asian="italic" style:font-style-complex="italic"/>
    </style:style>
    <style:style style:name="T208" style:family="text">
      <style:text-properties fo:font-style="italic" officeooo:rsid="18c5858c" style:font-style-asian="italic" style:font-style-complex="italic"/>
    </style:style>
    <style:style style:name="T209" style:family="text">
      <style:text-properties fo:font-style="italic" officeooo:rsid="18f3e874" style:font-style-asian="italic" style:font-style-complex="italic"/>
    </style:style>
    <style:style style:name="T210" style:family="text">
      <style:text-properties fo:font-style="italic" officeooo:rsid="1836b5be" style:font-style-asian="italic" style:font-style-complex="italic"/>
    </style:style>
    <style:style style:name="T211" style:family="text">
      <style:text-properties fo:font-style="italic" officeooo:rsid="19345964" style:font-style-asian="italic" style:font-style-complex="italic"/>
    </style:style>
    <style:style style:name="T212" style:family="text">
      <style:text-properties fo:font-style="italic" officeooo:rsid="1935a69f" style:font-style-asian="italic" style:font-style-complex="italic"/>
    </style:style>
    <style:style style:name="T213" style:family="text">
      <style:text-properties fo:font-style="italic" officeooo:rsid="19b2a3c4" style:font-style-asian="italic" style:font-style-complex="italic"/>
    </style:style>
    <style:style style:name="T214" style:family="text">
      <style:text-properties fo:font-style="italic" officeooo:rsid="15c237a5" style:font-style-asian="italic" style:font-style-complex="italic"/>
    </style:style>
    <style:style style:name="T215" style:family="text">
      <style:text-properties fo:font-style="italic" officeooo:rsid="19dd4a30" style:font-style-asian="italic" style:font-style-complex="italic"/>
    </style:style>
    <style:style style:name="T216" style:family="text">
      <style:text-properties fo:font-style="italic" officeooo:rsid="19e8a416" style:font-style-asian="italic" style:font-style-complex="italic"/>
    </style:style>
    <style:style style:name="T217" style:family="text">
      <style:text-properties fo:font-style="italic" officeooo:rsid="19e9635b" style:font-style-asian="italic" style:font-style-complex="italic"/>
    </style:style>
    <style:style style:name="T218" style:family="text">
      <style:text-properties fo:font-style="italic" officeooo:rsid="19ebca23" style:font-style-asian="italic" style:font-style-complex="italic"/>
    </style:style>
    <style:style style:name="T219" style:family="text">
      <style:text-properties fo:font-style="italic" officeooo:rsid="19ff906a" style:font-style-asian="italic" style:font-style-complex="italic"/>
    </style:style>
    <style:style style:name="T220" style:family="text">
      <style:text-properties fo:font-style="italic" officeooo:rsid="1a499233" style:font-style-asian="italic" style:font-style-complex="italic"/>
    </style:style>
    <style:style style:name="T221" style:family="text">
      <style:text-properties fo:font-style="italic" officeooo:rsid="1a4b20e6" style:font-style-asian="italic" style:font-style-complex="italic"/>
    </style:style>
    <style:style style:name="T222" style:family="text">
      <style:text-properties fo:font-style="italic" officeooo:rsid="14c28908" style:font-style-asian="italic" style:font-style-complex="italic"/>
    </style:style>
    <style:style style:name="T223" style:family="text">
      <style:text-properties fo:font-style="italic" officeooo:rsid="159664ac" style:font-style-asian="italic" style:font-style-complex="italic"/>
    </style:style>
    <style:style style:name="T224" style:family="text">
      <style:text-properties fo:font-style="italic" officeooo:rsid="159b17bd" style:font-style-asian="italic" style:font-style-complex="italic"/>
    </style:style>
    <style:style style:name="T225" style:family="text">
      <style:text-properties fo:font-style="italic" officeooo:rsid="1a85820d" style:font-style-asian="italic" style:font-style-complex="italic"/>
    </style:style>
    <style:style style:name="T226" style:family="text">
      <style:text-properties fo:font-style="italic" officeooo:rsid="1aac0adc" style:font-style-asian="italic" style:font-style-complex="italic"/>
    </style:style>
    <style:style style:name="T227" style:family="text">
      <style:text-properties fo:font-style="italic" officeooo:rsid="1ab05cca" style:font-style-asian="italic" style:font-style-complex="italic"/>
    </style:style>
    <style:style style:name="T228" style:family="text">
      <style:text-properties fo:font-style="italic" officeooo:rsid="1aba8f02" style:font-style-asian="italic" style:font-style-complex="italic"/>
    </style:style>
    <style:style style:name="T229" style:family="text">
      <style:text-properties fo:font-style="italic" officeooo:rsid="1af066c2" style:font-style-asian="italic" style:font-style-complex="italic"/>
    </style:style>
    <style:style style:name="T230" style:family="text">
      <style:text-properties fo:font-style="italic" officeooo:rsid="1af17a44" style:font-style-asian="italic" style:font-style-complex="italic"/>
    </style:style>
    <style:style style:name="T231" style:family="text">
      <style:text-properties fo:font-style="italic" officeooo:rsid="1af5d4e9" style:font-style-asian="italic" style:font-style-complex="italic"/>
    </style:style>
    <style:style style:name="T232" style:family="text">
      <style:text-properties fo:font-style="italic" officeooo:rsid="1b1a5bf4" style:font-style-asian="italic" style:font-style-complex="italic"/>
    </style:style>
    <style:style style:name="T233" style:family="text">
      <style:text-properties fo:font-style="italic" officeooo:rsid="1b1c0d89" style:font-style-asian="italic" style:font-style-complex="italic"/>
    </style:style>
    <style:style style:name="T234" style:family="text">
      <style:text-properties fo:font-style="italic" officeooo:rsid="1b1c1ab3" style:font-style-asian="italic" style:font-style-complex="italic"/>
    </style:style>
    <style:style style:name="T235" style:family="text">
      <style:text-properties fo:font-style="italic" officeooo:rsid="1b1d074d" style:font-style-asian="italic" style:font-style-complex="italic"/>
    </style:style>
    <style:style style:name="T236" style:family="text">
      <style:text-properties fo:font-style="italic" officeooo:rsid="1b1ec90d" style:font-style-asian="italic" style:font-style-complex="italic"/>
    </style:style>
    <style:style style:name="T237" style:family="text">
      <style:text-properties fo:font-style="italic" officeooo:rsid="1b240061" style:font-style-asian="italic" style:font-style-complex="italic"/>
    </style:style>
    <style:style style:name="T238" style:family="text">
      <style:text-properties fo:font-style="italic" officeooo:rsid="1b29de71" style:font-style-asian="italic" style:font-style-complex="italic"/>
    </style:style>
    <style:style style:name="T239" style:family="text">
      <style:text-properties fo:font-style="italic" officeooo:rsid="1b2a6cef" style:font-style-asian="italic" style:font-style-complex="italic"/>
    </style:style>
    <style:style style:name="T240" style:family="text">
      <style:text-properties fo:font-style="italic" officeooo:rsid="1b2ad636" style:font-style-asian="italic" style:font-style-complex="italic"/>
    </style:style>
    <style:style style:name="T241" style:family="text">
      <style:text-properties fo:font-style="italic" officeooo:rsid="1b2c0182" style:font-style-asian="italic" style:font-style-complex="italic"/>
    </style:style>
    <style:style style:name="T242" style:family="text">
      <style:text-properties fo:font-style="italic" officeooo:rsid="1b591da8"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827b751" style:font-style-asian="italic" style:font-style-complex="italic"/>
    </style:style>
    <style:style style:name="T254" style:family="text">
      <style:text-properties fo:font-style="italic" officeooo:rsid="1c4de10f" style:font-style-asian="italic" style:font-style-complex="italic"/>
    </style:style>
    <style:style style:name="T255" style:family="text">
      <style:text-properties fo:font-style="italic" officeooo:rsid="1c81d622" style:font-style-asian="italic" style:font-style-complex="italic"/>
    </style:style>
    <style:style style:name="T256" style:family="text">
      <style:text-properties fo:font-style="italic" officeooo:rsid="1c82dd2c" style:font-style-asian="italic" style:font-style-complex="italic"/>
    </style:style>
    <style:style style:name="T257" style:family="text">
      <style:text-properties fo:font-style="italic" officeooo:rsid="1c86fdc4" style:font-style-asian="italic" style:font-style-complex="italic"/>
    </style:style>
    <style:style style:name="T258" style:family="text">
      <style:text-properties fo:font-style="italic" officeooo:rsid="1c88d371" style:font-style-asian="italic" style:font-style-complex="italic"/>
    </style:style>
    <style:style style:name="T259" style:family="text">
      <style:text-properties fo:font-style="italic" officeooo:rsid="1caca17b" style:font-style-asian="italic" style:font-style-complex="italic"/>
    </style:style>
    <style:style style:name="T260" style:family="text">
      <style:text-properties fo:font-style="italic" officeooo:rsid="1caf28cd" style:font-style-asian="italic" style:font-style-complex="italic"/>
    </style:style>
    <style:style style:name="T261" style:family="text">
      <style:text-properties fo:font-style="italic" officeooo:rsid="18bc925c" style:font-style-asian="italic" style:font-style-complex="italic"/>
    </style:style>
    <style:style style:name="T262" style:family="text">
      <style:text-properties fo:font-style="italic" officeooo:rsid="18fe4bc9" style:font-style-asian="italic" style:font-style-complex="italic"/>
    </style:style>
    <style:style style:name="T263" style:family="text">
      <style:text-properties fo:font-style="italic" officeooo:rsid="18db1cd7" style:font-style-asian="italic" style:font-style-complex="italic"/>
    </style:style>
    <style:style style:name="T264" style:family="text">
      <style:text-properties fo:font-style="italic" officeooo:rsid="1cba1e95" style:font-style-asian="italic" style:font-style-complex="italic"/>
    </style:style>
    <style:style style:name="T265" style:family="text">
      <style:text-properties fo:font-style="italic" officeooo:rsid="1d13a54a" style:font-style-asian="italic" style:font-style-complex="italic"/>
    </style:style>
    <style:style style:name="T266" style:family="text">
      <style:text-properties fo:font-style="italic" officeooo:rsid="1caa881e" style:font-style-asian="italic" style:font-style-complex="italic"/>
    </style:style>
    <style:style style:name="T267" style:family="text">
      <style:text-properties fo:font-style="italic" officeooo:rsid="1d17b1cf" style:font-style-asian="italic" style:font-style-complex="italic"/>
    </style:style>
    <style:style style:name="T268" style:family="text">
      <style:text-properties fo:font-style="italic" officeooo:rsid="1d182073" style:font-style-asian="italic" style:font-style-complex="italic"/>
    </style:style>
    <style:style style:name="T269" style:family="text">
      <style:text-properties fo:font-style="italic" officeooo:rsid="1d188207" style:font-style-asian="italic" style:font-style-complex="italic"/>
    </style:style>
    <style:style style:name="T270" style:family="text">
      <style:text-properties fo:font-style="italic" officeooo:rsid="1cab484f" style:font-style-asian="italic" style:font-style-complex="italic"/>
    </style:style>
    <style:style style:name="T271" style:family="text">
      <style:text-properties fo:font-style="italic" officeooo:rsid="1d2520de" style:font-style-asian="italic" style:font-style-complex="italic"/>
    </style:style>
    <style:style style:name="T272" style:family="text">
      <style:text-properties fo:font-style="italic" officeooo:rsid="1d1a7fb6" style:font-style-asian="italic" style:font-style-complex="italic"/>
    </style:style>
    <style:style style:name="T273" style:family="text">
      <style:text-properties fo:font-style="italic" officeooo:rsid="1d422cc8" style:font-style-asian="italic" style:font-style-complex="italic"/>
    </style:style>
    <style:style style:name="T274" style:family="text">
      <style:text-properties fo:font-style="italic" officeooo:rsid="1d485295" style:font-style-asian="italic" style:font-style-complex="italic"/>
    </style:style>
    <style:style style:name="T275" style:family="text">
      <style:text-properties fo:font-style="italic" officeooo:rsid="1c6224b1" style:font-style-asian="italic" style:font-style-complex="italic"/>
    </style:style>
    <style:style style:name="T276" style:family="text">
      <style:text-properties fo:font-style="italic" officeooo:rsid="1bc11309" style:font-style-asian="italic" style:font-style-complex="italic"/>
    </style:style>
    <style:style style:name="T277" style:family="text">
      <style:text-properties fo:font-style="italic" officeooo:rsid="1bbce9aa" style:font-style-asian="italic" style:font-style-complex="italic"/>
    </style:style>
    <style:style style:name="T278" style:family="text">
      <style:text-properties fo:font-style="italic" officeooo:rsid="1d4d7533" style:font-style-asian="italic" style:font-style-complex="italic"/>
    </style:style>
    <style:style style:name="T279" style:family="text">
      <style:text-properties fo:font-style="italic" officeooo:rsid="1d57a0b4" style:font-style-asian="italic" style:font-style-complex="italic"/>
    </style:style>
    <style:style style:name="T280" style:family="text">
      <style:text-properties fo:font-style="italic" officeooo:rsid="1d89163c" style:font-style-asian="italic" style:font-style-complex="italic"/>
    </style:style>
    <style:style style:name="T281" style:family="text">
      <style:text-properties fo:font-style="italic" officeooo:rsid="1d8be3b7" style:font-style-asian="italic" style:font-style-complex="italic"/>
    </style:style>
    <style:style style:name="T282" style:family="text">
      <style:text-properties fo:font-style="italic" officeooo:rsid="1d8fe60c" style:font-style-asian="italic" style:font-style-complex="italic"/>
    </style:style>
    <style:style style:name="T283" style:family="text">
      <style:text-properties fo:font-style="italic" officeooo:rsid="1b9263bf" style:font-style-asian="italic" style:font-style-complex="italic"/>
    </style:style>
    <style:style style:name="T284" style:family="text">
      <style:text-properties fo:font-style="italic" officeooo:rsid="1dab88ba" style:font-style-asian="italic" style:font-style-complex="italic"/>
    </style:style>
    <style:style style:name="T285" style:family="text">
      <style:text-properties fo:font-style="italic" officeooo:rsid="1db5e0be" style:font-style-asian="italic" style:font-style-complex="italic"/>
    </style:style>
    <style:style style:name="T286" style:family="text">
      <style:text-properties fo:font-style="italic" officeooo:rsid="1bf293cd" style:font-style-asian="italic" style:font-style-complex="italic"/>
    </style:style>
    <style:style style:name="T287" style:family="text">
      <style:text-properties fo:font-style="italic" officeooo:rsid="1dcbe43e" style:font-style-asian="italic" style:font-style-complex="italic"/>
    </style:style>
    <style:style style:name="T288" style:family="text">
      <style:text-properties fo:font-style="italic" officeooo:rsid="136c9d2e" style:font-style-asian="italic" style:font-style-complex="italic"/>
    </style:style>
    <style:style style:name="T289" style:family="text">
      <style:text-properties fo:font-style="italic" officeooo:rsid="1dd6316f" style:font-style-asian="italic" style:font-style-complex="italic"/>
    </style:style>
    <style:style style:name="T290" style:family="text">
      <style:text-properties fo:font-style="italic" officeooo:rsid="1dd7f1d6" style:font-style-asian="italic" style:font-style-complex="italic"/>
    </style:style>
    <style:style style:name="T291" style:family="text">
      <style:text-properties fo:font-style="italic" officeooo:rsid="18a52033" style:font-style-asian="italic" style:font-style-complex="italic"/>
    </style:style>
    <style:style style:name="T292" style:family="text">
      <style:text-properties fo:font-style="italic" officeooo:rsid="1e1308a6" style:font-style-asian="italic" style:font-style-complex="italic"/>
    </style:style>
    <style:style style:name="T293" style:family="text">
      <style:text-properties fo:font-style="italic" officeooo:rsid="1e35c62c" style:font-style-asian="italic" style:font-style-complex="italic"/>
    </style:style>
    <style:style style:name="T294" style:family="text">
      <style:text-properties fo:font-style="italic" officeooo:rsid="1eada5bf" style:font-style-asian="italic" style:font-style-complex="italic"/>
    </style:style>
    <style:style style:name="T295" style:family="text">
      <style:text-properties fo:font-style="italic" officeooo:rsid="1eb2fa66" style:font-style-asian="italic" style:font-style-complex="italic"/>
    </style:style>
    <style:style style:name="T296" style:family="text">
      <style:text-properties fo:font-style="italic" officeooo:rsid="1f1a1de7" style:font-style-asian="italic" style:font-style-complex="italic"/>
    </style:style>
    <style:style style:name="T297" style:family="text">
      <style:text-properties fo:font-style="italic" officeooo:rsid="1f2fedbb" style:font-style-asian="italic" style:font-style-complex="italic"/>
    </style:style>
    <style:style style:name="T298" style:family="text">
      <style:text-properties fo:font-style="italic" officeooo:rsid="1f55d2aa" style:font-style-asian="italic" style:font-style-complex="italic"/>
    </style:style>
    <style:style style:name="T299" style:family="text">
      <style:text-properties fo:font-style="italic" officeooo:rsid="1f6098e6" style:font-style-asian="italic" style:font-style-complex="italic"/>
    </style:style>
    <style:style style:name="T300" style:family="text">
      <style:text-properties fo:font-style="italic" officeooo:rsid="1f6c3ca4" style:font-style-asian="italic" style:font-style-complex="italic"/>
    </style:style>
    <style:style style:name="T301" style:family="text">
      <style:text-properties fo:font-style="italic" officeooo:rsid="1927fafa" style:font-style-asian="italic" style:font-style-complex="italic"/>
    </style:style>
    <style:style style:name="T302" style:family="text">
      <style:text-properties fo:font-style="italic" officeooo:rsid="1c582428" style:font-style-asian="italic" style:font-style-complex="italic"/>
    </style:style>
    <style:style style:name="T303" style:family="text">
      <style:text-properties fo:font-style="italic" officeooo:rsid="1c58478d" style:font-style-asian="italic" style:font-style-complex="italic"/>
    </style:style>
    <style:style style:name="T304" style:family="text">
      <style:text-properties fo:font-style="italic" officeooo:rsid="1f8c4426" style:font-style-asian="italic" style:font-style-complex="italic"/>
    </style:style>
    <style:style style:name="T305" style:family="text">
      <style:text-properties fo:font-style="italic" officeooo:rsid="1f8db0bc" style:font-style-asian="italic" style:font-style-complex="italic"/>
    </style:style>
    <style:style style:name="T306" style:family="text">
      <style:text-properties fo:font-style="italic" officeooo:rsid="1f8ec7c9" style:font-style-asian="italic" style:font-style-complex="italic"/>
    </style:style>
    <style:style style:name="T307" style:family="text">
      <style:text-properties fo:font-style="italic" officeooo:rsid="1f95e97d" style:font-style-asian="italic" style:font-style-complex="italic"/>
    </style:style>
    <style:style style:name="T308" style:family="text">
      <style:text-properties fo:font-style="italic" officeooo:rsid="1f9a54db" style:font-style-asian="italic" style:font-style-complex="italic"/>
    </style:style>
    <style:style style:name="T309" style:family="text">
      <style:text-properties fo:font-style="italic" officeooo:rsid="1fc14fd7" style:font-style-asian="italic" style:font-style-complex="italic"/>
    </style:style>
    <style:style style:name="T310" style:family="text">
      <style:text-properties fo:font-style="italic" officeooo:rsid="1fc32909" style:font-style-asian="italic" style:font-style-complex="italic"/>
    </style:style>
    <style:style style:name="T311" style:family="text">
      <style:text-properties fo:font-style="italic" officeooo:rsid="1fcf3a4b" style:font-style-asian="italic" style:font-style-complex="italic"/>
    </style:style>
    <style:style style:name="T312" style:family="text">
      <style:text-properties fo:font-style="italic" officeooo:rsid="1fd02f39" style:font-style-asian="italic" style:font-style-complex="italic"/>
    </style:style>
    <style:style style:name="T313" style:family="text">
      <style:text-properties fo:font-style="italic" officeooo:rsid="1f036c10" style:font-style-asian="italic" style:font-style-complex="italic"/>
    </style:style>
    <style:style style:name="T314" style:family="text">
      <style:text-properties fo:font-style="italic" officeooo:rsid="1fd1feea" style:font-style-asian="italic" style:font-style-complex="italic"/>
    </style:style>
    <style:style style:name="T315" style:family="text">
      <style:text-properties fo:font-style="italic" officeooo:rsid="1d220948" style:font-style-asian="italic" style:font-style-complex="italic"/>
    </style:style>
    <style:style style:name="T316" style:family="text">
      <style:text-properties fo:font-style="italic" officeooo:rsid="1fdf4d99" style:font-style-asian="italic" style:font-style-complex="italic"/>
    </style:style>
    <style:style style:name="T317" style:family="text">
      <style:text-properties fo:font-style="italic" officeooo:rsid="1fe2301b" style:font-style-asian="italic" style:font-style-complex="italic"/>
    </style:style>
    <style:style style:name="T318" style:family="text">
      <style:text-properties fo:font-style="italic" officeooo:rsid="1fe38860" style:font-style-asian="italic" style:font-style-complex="italic"/>
    </style:style>
    <style:style style:name="T319" style:family="text">
      <style:text-properties fo:font-style="italic" officeooo:rsid="1fef5b9a" style:font-style-asian="italic" style:font-style-complex="italic"/>
    </style:style>
    <style:style style:name="T320" style:family="text">
      <style:text-properties fo:font-style="italic" officeooo:rsid="1fe0bfc8" style:font-style-asian="italic" style:font-style-complex="italic"/>
    </style:style>
    <style:style style:name="T321" style:family="text">
      <style:text-properties fo:font-style="italic" officeooo:rsid="202f608a" style:font-style-asian="italic" style:font-style-complex="italic"/>
    </style:style>
    <style:style style:name="T322" style:family="text">
      <style:text-properties fo:font-style="italic" officeooo:rsid="20325278" style:font-style-asian="italic" style:font-style-complex="italic"/>
    </style:style>
    <style:style style:name="T323" style:family="text">
      <style:text-properties fo:font-style="italic" style:text-underline-style="none" officeooo:rsid="15fa1f30" style:font-style-asian="italic" style:font-style-complex="italic"/>
    </style:style>
    <style:style style:name="T324" style:family="text">
      <style:text-properties fo:font-style="italic" style:text-underline-style="none" officeooo:rsid="15fd67ce" style:font-style-asian="italic" style:font-style-complex="italic"/>
    </style:style>
    <style:style style:name="T325" style:family="text">
      <style:text-properties fo:font-style="italic" style:text-underline-style="none" officeooo:rsid="1e2448da" style:font-style-asian="italic" style:font-style-complex="italic"/>
    </style:style>
    <style:style style:name="T326" style:family="text">
      <style:text-properties fo:font-style="italic" fo:font-weight="bold" style:font-style-asian="italic" style:font-weight-asian="bold" style:font-style-complex="italic" style:font-weight-complex="bold"/>
    </style:style>
    <style:style style:name="T327" style:family="text">
      <style:text-properties fo:font-style="italic" fo:font-weight="bold" officeooo:rsid="19168136" style:font-style-asian="italic" style:font-weight-asian="bold" style:font-style-complex="italic" style:font-weight-complex="bold"/>
    </style:style>
    <style:style style:name="T328" style:family="text">
      <style:text-properties fo:font-style="italic" fo:font-weight="bold" officeooo:rsid="18b9137b" style:font-style-asian="italic" style:font-weight-asian="bold" style:font-style-complex="italic" style:font-weight-complex="bold"/>
    </style:style>
    <style:style style:name="T329" style:family="text">
      <style:text-properties fo:font-style="italic" fo:font-weight="bold" officeooo:rsid="19361ae6" style:font-style-asian="italic" style:font-weight-asian="bold" style:font-style-complex="italic" style:font-weight-complex="bold"/>
    </style:style>
    <style:style style:name="T330" style:family="text">
      <style:text-properties fo:font-style="italic" fo:font-weight="bold" officeooo:rsid="1b64deb6" style:font-style-asian="italic" style:font-weight-asian="bold" style:font-style-complex="italic" style:font-weight-complex="bold"/>
    </style:style>
    <style:style style:name="T331" style:family="text">
      <style:text-properties fo:font-style="italic" fo:font-weight="bold" officeooo:rsid="190d1e89" style:font-style-asian="italic" style:font-weight-asian="bold" style:font-style-complex="italic" style:font-weight-complex="bold"/>
    </style:style>
    <style:style style:name="T332" style:family="text">
      <style:text-properties fo:font-style="italic" fo:font-weight="normal" style:font-style-asian="italic" style:font-weight-asian="normal" style:font-style-complex="italic" style:font-weight-complex="normal"/>
    </style:style>
    <style:style style:name="T333" style:family="text">
      <style:text-properties fo:font-style="normal" style:font-style-asian="normal" style:font-style-complex="normal"/>
    </style:style>
    <style:style style:name="T334" style:family="text">
      <style:text-properties fo:font-style="normal" officeooo:rsid="127cc581" style:font-style-asian="normal" style:font-style-complex="normal"/>
    </style:style>
    <style:style style:name="T335" style:family="text">
      <style:text-properties fo:font-style="normal" officeooo:rsid="16160d51" style:font-style-asian="normal" style:font-style-complex="normal"/>
    </style:style>
    <style:style style:name="T336" style:family="text">
      <style:text-properties fo:font-style="normal" officeooo:rsid="160e1c76" style:font-style-asian="normal" style:font-style-complex="normal"/>
    </style:style>
    <style:style style:name="T337" style:family="text">
      <style:text-properties fo:font-style="normal" officeooo:rsid="160e3795" style:font-style-asian="normal" style:font-style-complex="normal"/>
    </style:style>
    <style:style style:name="T338" style:family="text">
      <style:text-properties fo:font-style="normal" officeooo:rsid="160f4828" style:font-style-asian="normal" style:font-style-complex="normal"/>
    </style:style>
    <style:style style:name="T339" style:family="text">
      <style:text-properties fo:font-style="normal" officeooo:rsid="15b42f88" style:font-style-asian="normal" style:font-style-complex="normal"/>
    </style:style>
    <style:style style:name="T340" style:family="text">
      <style:text-properties fo:font-style="normal" officeooo:rsid="176ba4f0" style:font-style-asian="normal" style:font-style-complex="normal"/>
    </style:style>
    <style:style style:name="T341" style:family="text">
      <style:text-properties fo:font-style="normal" officeooo:rsid="1792cc62" style:font-style-asian="normal" style:font-style-complex="normal"/>
    </style:style>
    <style:style style:name="T342" style:family="text">
      <style:text-properties fo:font-style="normal" officeooo:rsid="15ad6f72" style:font-style-asian="normal" style:font-style-complex="normal"/>
    </style:style>
    <style:style style:name="T343" style:family="text">
      <style:text-properties fo:font-style="normal" officeooo:rsid="15b06a61" style:font-style-asian="normal" style:font-style-complex="normal"/>
    </style:style>
    <style:style style:name="T344" style:family="text">
      <style:text-properties fo:font-style="normal" officeooo:rsid="17ac90ef" style:font-style-asian="normal" style:font-style-complex="normal"/>
    </style:style>
    <style:style style:name="T345" style:family="text">
      <style:text-properties fo:font-style="normal" officeooo:rsid="17ade1ed" style:font-style-asian="normal" style:font-style-complex="normal"/>
    </style:style>
    <style:style style:name="T346" style:family="text">
      <style:text-properties fo:font-style="normal" officeooo:rsid="181bac4f" style:font-style-asian="normal" style:font-style-complex="normal"/>
    </style:style>
    <style:style style:name="T347" style:family="text">
      <style:text-properties fo:font-style="normal" officeooo:rsid="181c2dd9" style:font-style-asian="normal" style:font-style-complex="normal"/>
    </style:style>
    <style:style style:name="T348" style:family="text">
      <style:text-properties fo:font-style="normal" officeooo:rsid="1839eb22" style:font-style-asian="normal" style:font-style-complex="normal"/>
    </style:style>
    <style:style style:name="T349" style:family="text">
      <style:text-properties fo:font-style="normal" officeooo:rsid="189e8a08" style:font-style-asian="normal" style:font-style-complex="normal"/>
    </style:style>
    <style:style style:name="T350" style:family="text">
      <style:text-properties fo:font-style="normal" officeooo:rsid="189f1577" style:font-style-asian="normal" style:font-style-complex="normal"/>
    </style:style>
    <style:style style:name="T351" style:family="text">
      <style:text-properties fo:font-style="normal" officeooo:rsid="18a287d4" style:font-style-asian="normal" style:font-style-complex="normal"/>
    </style:style>
    <style:style style:name="T352" style:family="text">
      <style:text-properties fo:font-style="normal" officeooo:rsid="18a43037" style:font-style-asian="normal" style:font-style-complex="normal"/>
    </style:style>
    <style:style style:name="T353" style:family="text">
      <style:text-properties fo:font-style="normal" officeooo:rsid="18a52033" style:font-style-asian="normal" style:font-style-complex="normal"/>
    </style:style>
    <style:style style:name="T354" style:family="text">
      <style:text-properties fo:font-style="normal" officeooo:rsid="18a8ff71" style:font-style-asian="normal" style:font-style-complex="normal"/>
    </style:style>
    <style:style style:name="T355" style:family="text">
      <style:text-properties fo:font-style="normal" officeooo:rsid="18b468a0" style:font-style-asian="normal" style:font-style-complex="normal"/>
    </style:style>
    <style:style style:name="T356" style:family="text">
      <style:text-properties fo:font-style="normal" officeooo:rsid="18b4d1a3" style:font-style-asian="normal" style:font-style-complex="normal"/>
    </style:style>
    <style:style style:name="T357" style:family="text">
      <style:text-properties fo:font-style="normal" officeooo:rsid="18c20de8" style:font-style-asian="normal" style:font-style-complex="normal"/>
    </style:style>
    <style:style style:name="T358" style:family="text">
      <style:text-properties fo:font-style="normal" officeooo:rsid="18cf0f68" style:font-style-asian="normal" style:font-style-complex="normal"/>
    </style:style>
    <style:style style:name="T359" style:family="text">
      <style:text-properties fo:font-style="normal" officeooo:rsid="18d00879" style:font-style-asian="normal" style:font-style-complex="normal"/>
    </style:style>
    <style:style style:name="T360" style:family="text">
      <style:text-properties fo:font-style="normal" officeooo:rsid="18d5c31e" style:font-style-asian="normal" style:font-style-complex="normal"/>
    </style:style>
    <style:style style:name="T361" style:family="text">
      <style:text-properties fo:font-style="normal" officeooo:rsid="18e0c1bb" style:font-style-asian="normal" style:font-style-complex="normal"/>
    </style:style>
    <style:style style:name="T362" style:family="text">
      <style:text-properties fo:font-style="normal" officeooo:rsid="18e7ba4d" style:font-style-asian="normal" style:font-style-complex="normal"/>
    </style:style>
    <style:style style:name="T363" style:family="text">
      <style:text-properties fo:font-style="normal" officeooo:rsid="18ec2a42" style:font-style-asian="normal" style:font-style-complex="normal"/>
    </style:style>
    <style:style style:name="T364" style:family="text">
      <style:text-properties fo:font-style="normal" officeooo:rsid="18ec86d1" style:font-style-asian="normal" style:font-style-complex="normal"/>
    </style:style>
    <style:style style:name="T365" style:family="text">
      <style:text-properties fo:font-style="normal" officeooo:rsid="18ecc4a6" style:font-style-asian="normal" style:font-style-complex="normal"/>
    </style:style>
    <style:style style:name="T366" style:family="text">
      <style:text-properties fo:font-style="normal" officeooo:rsid="18f1d905" style:font-style-asian="normal" style:font-style-complex="normal"/>
    </style:style>
    <style:style style:name="T367" style:family="text">
      <style:text-properties fo:font-style="normal" officeooo:rsid="18f442d4" style:font-style-asian="normal" style:font-style-complex="normal"/>
    </style:style>
    <style:style style:name="T368" style:family="text">
      <style:text-properties fo:font-style="normal" officeooo:rsid="1970af12" style:font-style-asian="normal" style:font-style-complex="normal"/>
    </style:style>
    <style:style style:name="T369" style:family="text">
      <style:text-properties fo:font-style="normal" officeooo:rsid="1971bbc9" style:font-style-asian="normal" style:font-style-complex="normal"/>
    </style:style>
    <style:style style:name="T370" style:family="text">
      <style:text-properties fo:font-style="normal" officeooo:rsid="199b34eb" style:font-style-asian="normal" style:font-style-complex="normal"/>
    </style:style>
    <style:style style:name="T371" style:family="text">
      <style:text-properties fo:font-style="normal" officeooo:rsid="19a7d5d7" style:font-style-asian="normal" style:font-style-complex="normal"/>
    </style:style>
    <style:style style:name="T372" style:family="text">
      <style:text-properties fo:font-style="normal" officeooo:rsid="19a8efca" style:font-style-asian="normal" style:font-style-complex="normal"/>
    </style:style>
    <style:style style:name="T373" style:family="text">
      <style:text-properties fo:font-style="normal" officeooo:rsid="19a9a442" style:font-style-asian="normal" style:font-style-complex="normal"/>
    </style:style>
    <style:style style:name="T374" style:family="text">
      <style:text-properties fo:font-style="normal" officeooo:rsid="19aa18ef" style:font-style-asian="normal" style:font-style-complex="normal"/>
    </style:style>
    <style:style style:name="T375" style:family="text">
      <style:text-properties fo:font-style="normal" officeooo:rsid="19ab249f" style:font-style-asian="normal" style:font-style-complex="normal"/>
    </style:style>
    <style:style style:name="T376" style:family="text">
      <style:text-properties fo:font-style="normal" officeooo:rsid="19ac7c84" style:font-style-asian="normal" style:font-style-complex="normal"/>
    </style:style>
    <style:style style:name="T377" style:family="text">
      <style:text-properties fo:font-style="normal" officeooo:rsid="19adafc0" style:font-style-asian="normal" style:font-style-complex="normal"/>
    </style:style>
    <style:style style:name="T378" style:family="text">
      <style:text-properties fo:font-style="normal" officeooo:rsid="19b1b7ff" style:font-style-asian="normal" style:font-style-complex="normal"/>
    </style:style>
    <style:style style:name="T379" style:family="text">
      <style:text-properties fo:font-style="normal" officeooo:rsid="19b7afea" style:font-style-asian="normal" style:font-style-complex="normal"/>
    </style:style>
    <style:style style:name="T380" style:family="text">
      <style:text-properties fo:font-style="normal" officeooo:rsid="19aef2fb" style:font-style-asian="normal" style:font-style-complex="normal"/>
    </style:style>
    <style:style style:name="T381" style:family="text">
      <style:text-properties fo:font-style="normal" officeooo:rsid="19c505ba" style:font-style-asian="normal" style:font-style-complex="normal"/>
    </style:style>
    <style:style style:name="T382" style:family="text">
      <style:text-properties fo:font-style="normal" officeooo:rsid="19b7a33a" style:font-style-asian="normal" style:font-style-complex="normal"/>
    </style:style>
    <style:style style:name="T383" style:family="text">
      <style:text-properties fo:font-style="normal" officeooo:rsid="19b91027" style:font-style-asian="normal" style:font-style-complex="normal"/>
    </style:style>
    <style:style style:name="T384" style:family="text">
      <style:text-properties fo:font-style="normal" officeooo:rsid="19c67ee1" style:font-style-asian="normal" style:font-style-complex="normal"/>
    </style:style>
    <style:style style:name="T385" style:family="text">
      <style:text-properties fo:font-style="normal" officeooo:rsid="19c84da7" style:font-style-asian="normal" style:font-style-complex="normal"/>
    </style:style>
    <style:style style:name="T386" style:family="text">
      <style:text-properties fo:font-style="normal" officeooo:rsid="19b2a3c4" style:font-style-asian="normal" style:font-style-complex="normal"/>
    </style:style>
    <style:style style:name="T387" style:family="text">
      <style:text-properties fo:font-style="normal" officeooo:rsid="19c004af" style:font-style-asian="normal" style:font-style-complex="normal"/>
    </style:style>
    <style:style style:name="T388" style:family="text">
      <style:text-properties fo:font-style="normal" officeooo:rsid="19d927c8" style:font-style-asian="normal" style:font-style-complex="normal"/>
    </style:style>
    <style:style style:name="T389" style:family="text">
      <style:text-properties fo:font-style="normal" officeooo:rsid="1a087c78" style:font-style-asian="normal" style:font-style-complex="normal"/>
    </style:style>
    <style:style style:name="T390" style:family="text">
      <style:text-properties fo:font-style="normal" officeooo:rsid="1a39e533" style:font-style-asian="normal" style:font-style-complex="normal"/>
    </style:style>
    <style:style style:name="T391" style:family="text">
      <style:text-properties fo:font-style="normal" officeooo:rsid="17c8737a" style:font-style-asian="normal" style:font-style-complex="normal"/>
    </style:style>
    <style:style style:name="T392" style:family="text">
      <style:text-properties fo:font-style="normal" officeooo:rsid="17c9c1d0" style:font-style-asian="normal" style:font-style-complex="normal"/>
    </style:style>
    <style:style style:name="T393" style:family="text">
      <style:text-properties fo:font-style="normal" officeooo:rsid="1ab23569" style:font-style-asian="normal" style:font-style-complex="normal"/>
    </style:style>
    <style:style style:name="T394" style:family="text">
      <style:text-properties fo:font-style="normal" officeooo:rsid="1ab3fd95" style:font-style-asian="normal" style:font-style-complex="normal"/>
    </style:style>
    <style:style style:name="T395" style:family="text">
      <style:text-properties fo:font-style="normal" officeooo:rsid="1ab56d99" style:font-style-asian="normal" style:font-style-complex="normal"/>
    </style:style>
    <style:style style:name="T396" style:family="text">
      <style:text-properties fo:font-style="normal" officeooo:rsid="1ab7e0e3" style:font-style-asian="normal" style:font-style-complex="normal"/>
    </style:style>
    <style:style style:name="T397" style:family="text">
      <style:text-properties fo:font-style="normal" officeooo:rsid="17c5a5ad" style:font-style-asian="normal" style:font-style-complex="normal"/>
    </style:style>
    <style:style style:name="T398" style:family="text">
      <style:text-properties fo:font-style="normal" officeooo:rsid="1aaec840" style:font-style-asian="normal" style:font-style-complex="normal"/>
    </style:style>
    <style:style style:name="T399" style:family="text">
      <style:text-properties fo:font-style="normal" officeooo:rsid="1ab8ffcd" style:font-style-asian="normal" style:font-style-complex="normal"/>
    </style:style>
    <style:style style:name="T400" style:family="text">
      <style:text-properties fo:font-style="normal" officeooo:rsid="1abdda19" style:font-style-asian="normal" style:font-style-complex="normal"/>
    </style:style>
    <style:style style:name="T401" style:family="text">
      <style:text-properties fo:font-style="normal" officeooo:rsid="1af8bfe8" style:font-style-asian="normal" style:font-style-complex="normal"/>
    </style:style>
    <style:style style:name="T402" style:family="text">
      <style:text-properties fo:font-style="normal" officeooo:rsid="1b3492d1" style:font-style-asian="normal" style:font-style-complex="normal"/>
    </style:style>
    <style:style style:name="T403" style:family="text">
      <style:text-properties fo:font-style="normal" officeooo:rsid="1b355553" style:font-style-asian="normal" style:font-style-complex="normal"/>
    </style:style>
    <style:style style:name="T404" style:family="text">
      <style:text-properties fo:font-style="normal" officeooo:rsid="1b3aa9da" style:font-style-asian="normal" style:font-style-complex="normal"/>
    </style:style>
    <style:style style:name="T405" style:family="text">
      <style:text-properties fo:font-style="normal" officeooo:rsid="1b348c82" style:font-style-asian="normal" style:font-style-complex="normal"/>
    </style:style>
    <style:style style:name="T406" style:family="text">
      <style:text-properties fo:font-style="normal" officeooo:rsid="1b3c40f8" style:font-style-asian="normal" style:font-style-complex="normal"/>
    </style:style>
    <style:style style:name="T407" style:family="text">
      <style:text-properties fo:font-style="normal" officeooo:rsid="1b3f2b32" style:font-style-asian="normal" style:font-style-complex="normal"/>
    </style:style>
    <style:style style:name="T408" style:family="text">
      <style:text-properties fo:font-style="normal" officeooo:rsid="1b424d69" style:font-style-asian="normal" style:font-style-complex="normal"/>
    </style:style>
    <style:style style:name="T409" style:family="text">
      <style:text-properties fo:font-style="normal" officeooo:rsid="1b4317dc" style:font-style-asian="normal" style:font-style-complex="normal"/>
    </style:style>
    <style:style style:name="T410" style:family="text">
      <style:text-properties fo:font-style="normal" officeooo:rsid="1b43f306" style:font-style-asian="normal" style:font-style-complex="normal"/>
    </style:style>
    <style:style style:name="T411" style:family="text">
      <style:text-properties fo:font-style="normal" officeooo:rsid="1b451ec8" style:font-style-asian="normal" style:font-style-complex="normal"/>
    </style:style>
    <style:style style:name="T412" style:family="text">
      <style:text-properties fo:font-style="normal" officeooo:rsid="1b373145" style:font-style-asian="normal" style:font-style-complex="normal"/>
    </style:style>
    <style:style style:name="T413" style:family="text">
      <style:text-properties fo:font-style="normal" officeooo:rsid="1b461274" style:font-style-asian="normal" style:font-style-complex="normal"/>
    </style:style>
    <style:style style:name="T414" style:family="text">
      <style:text-properties fo:font-style="normal" officeooo:rsid="1b48d1a5" style:font-style-asian="normal" style:font-style-complex="normal"/>
    </style:style>
    <style:style style:name="T415" style:family="text">
      <style:text-properties fo:font-style="normal" officeooo:rsid="1b4a31a6" style:font-style-asian="normal" style:font-style-complex="normal"/>
    </style:style>
    <style:style style:name="T416" style:family="text">
      <style:text-properties fo:font-style="normal" officeooo:rsid="1b4a9440" style:font-style-asian="normal" style:font-style-complex="normal"/>
    </style:style>
    <style:style style:name="T417" style:family="text">
      <style:text-properties fo:font-style="normal" officeooo:rsid="1b4be5eb" style:font-style-asian="normal" style:font-style-complex="normal"/>
    </style:style>
    <style:style style:name="T418" style:family="text">
      <style:text-properties fo:font-style="normal" officeooo:rsid="1b4d3abc" style:font-style-asian="normal" style:font-style-complex="normal"/>
    </style:style>
    <style:style style:name="T419" style:family="text">
      <style:text-properties fo:font-style="normal" officeooo:rsid="1b59ce69" style:font-style-asian="normal" style:font-style-complex="normal"/>
    </style:style>
    <style:style style:name="T420" style:family="text">
      <style:text-properties fo:font-style="normal" officeooo:rsid="1b5bf134" style:font-style-asian="normal" style:font-style-complex="normal"/>
    </style:style>
    <style:style style:name="T421" style:family="text">
      <style:text-properties fo:font-style="normal" officeooo:rsid="17bec376" style:font-style-asian="normal" style:font-style-complex="normal"/>
    </style:style>
    <style:style style:name="T422" style:family="text">
      <style:text-properties fo:font-style="normal" officeooo:rsid="1abeead1" style:font-style-asian="normal" style:font-style-complex="normal"/>
    </style:style>
    <style:style style:name="T423" style:family="text">
      <style:text-properties fo:font-style="normal" officeooo:rsid="19324c2b" style:font-style-asian="normal" style:font-style-complex="normal"/>
    </style:style>
    <style:style style:name="T424" style:family="text">
      <style:text-properties fo:font-style="normal" officeooo:rsid="19306b54" style:font-style-asian="normal" style:font-style-complex="normal"/>
    </style:style>
    <style:style style:name="T425" style:family="text">
      <style:text-properties fo:font-style="normal" officeooo:rsid="1bea278f" style:font-style-asian="normal" style:font-style-complex="normal"/>
    </style:style>
    <style:style style:name="T426" style:family="text">
      <style:text-properties fo:font-style="normal" officeooo:rsid="15b6ad61" style:font-style-asian="normal" style:font-style-complex="normal"/>
    </style:style>
    <style:style style:name="T427" style:family="text">
      <style:text-properties fo:font-style="normal" officeooo:rsid="1b7d9dde" style:font-style-asian="normal" style:font-style-complex="normal"/>
    </style:style>
    <style:style style:name="T428" style:family="text">
      <style:text-properties fo:font-style="normal" officeooo:rsid="1bfb018b" style:font-style-asian="normal" style:font-style-complex="normal"/>
    </style:style>
    <style:style style:name="T429" style:family="text">
      <style:text-properties fo:font-style="normal" officeooo:rsid="1b3c0e07" style:font-style-asian="normal" style:font-style-complex="normal"/>
    </style:style>
    <style:style style:name="T430" style:family="text">
      <style:text-properties fo:font-style="normal" officeooo:rsid="1b401306" style:font-style-asian="normal" style:font-style-complex="normal"/>
    </style:style>
    <style:style style:name="T431" style:family="text">
      <style:text-properties fo:font-style="normal" officeooo:rsid="1b41f3e2" style:font-style-asian="normal" style:font-style-complex="normal"/>
    </style:style>
    <style:style style:name="T432" style:family="text">
      <style:text-properties fo:font-style="normal" officeooo:rsid="1b38c4c4" style:font-style-asian="normal" style:font-style-complex="normal"/>
    </style:style>
    <style:style style:name="T433" style:family="text">
      <style:text-properties fo:font-style="normal" officeooo:rsid="1b4cb6bf" style:font-style-asian="normal" style:font-style-complex="normal"/>
    </style:style>
    <style:style style:name="T434" style:family="text">
      <style:text-properties fo:font-style="normal" officeooo:rsid="1c04c690" style:font-style-asian="normal" style:font-style-complex="normal"/>
    </style:style>
    <style:style style:name="T435" style:family="text">
      <style:text-properties fo:font-style="normal" officeooo:rsid="1c0549a5" style:font-style-asian="normal" style:font-style-complex="normal"/>
    </style:style>
    <style:style style:name="T436" style:family="text">
      <style:text-properties fo:font-style="normal" officeooo:rsid="1c05842e" style:font-style-asian="normal" style:font-style-complex="normal"/>
    </style:style>
    <style:style style:name="T437" style:family="text">
      <style:text-properties fo:font-style="normal" officeooo:rsid="1c258944" style:font-style-asian="normal" style:font-style-complex="normal"/>
    </style:style>
    <style:style style:name="T438" style:family="text">
      <style:text-properties fo:font-style="normal" officeooo:rsid="1c264779" style:font-style-asian="normal" style:font-style-complex="normal"/>
    </style:style>
    <style:style style:name="T439" style:family="text">
      <style:text-properties fo:font-style="normal" officeooo:rsid="1c23eac8" style:font-style-asian="normal" style:font-style-complex="normal"/>
    </style:style>
    <style:style style:name="T440" style:family="text">
      <style:text-properties fo:font-style="normal" officeooo:rsid="1c47c088" style:font-style-asian="normal" style:font-style-complex="normal"/>
    </style:style>
    <style:style style:name="T441" style:family="text">
      <style:text-properties fo:font-style="normal" officeooo:rsid="1c48103f" style:font-style-asian="normal" style:font-style-complex="normal"/>
    </style:style>
    <style:style style:name="T442" style:family="text">
      <style:text-properties fo:font-style="normal" officeooo:rsid="1c5065f1" style:font-style-asian="normal" style:font-style-complex="normal"/>
    </style:style>
    <style:style style:name="T443" style:family="text">
      <style:text-properties fo:font-style="normal" officeooo:rsid="1c6224b1" style:font-style-asian="normal" style:font-style-complex="normal"/>
    </style:style>
    <style:style style:name="T444" style:family="text">
      <style:text-properties fo:font-style="normal" officeooo:rsid="1c791012" style:font-style-asian="normal" style:font-style-complex="normal"/>
    </style:style>
    <style:style style:name="T445" style:family="text">
      <style:text-properties fo:font-style="normal" officeooo:rsid="1ca14337" style:font-style-asian="normal" style:font-style-complex="normal"/>
    </style:style>
    <style:style style:name="T446" style:family="text">
      <style:text-properties fo:font-style="normal" officeooo:rsid="1ca26d13" style:font-style-asian="normal" style:font-style-complex="normal"/>
    </style:style>
    <style:style style:name="T447" style:family="text">
      <style:text-properties fo:font-style="normal" officeooo:rsid="1ca9ca08" style:font-style-asian="normal" style:font-style-complex="normal"/>
    </style:style>
    <style:style style:name="T448" style:family="text">
      <style:text-properties fo:font-style="normal" officeooo:rsid="1cb59e8f" style:font-style-asian="normal" style:font-style-complex="normal"/>
    </style:style>
    <style:style style:name="T449" style:family="text">
      <style:text-properties fo:font-style="normal" officeooo:rsid="1cb61c13" style:font-style-asian="normal" style:font-style-complex="normal"/>
    </style:style>
    <style:style style:name="T450" style:family="text">
      <style:text-properties fo:font-style="normal" officeooo:rsid="1cb8863a" style:font-style-asian="normal" style:font-style-complex="normal"/>
    </style:style>
    <style:style style:name="T451" style:family="text">
      <style:text-properties fo:font-style="normal" officeooo:rsid="1cf1f7ac" style:font-style-asian="normal" style:font-style-complex="normal"/>
    </style:style>
    <style:style style:name="T452" style:family="text">
      <style:text-properties fo:font-style="normal" officeooo:rsid="1cf3eae7" style:font-style-asian="normal" style:font-style-complex="normal"/>
    </style:style>
    <style:style style:name="T453" style:family="text">
      <style:text-properties fo:font-style="normal" officeooo:rsid="1cf4d5f2" style:font-style-asian="normal" style:font-style-complex="normal"/>
    </style:style>
    <style:style style:name="T454" style:family="text">
      <style:text-properties fo:font-style="normal" officeooo:rsid="1cf8ca04" style:font-style-asian="normal" style:font-style-complex="normal"/>
    </style:style>
    <style:style style:name="T455" style:family="text">
      <style:text-properties fo:font-style="normal" officeooo:rsid="1d2fdeb8" style:font-style-asian="normal" style:font-style-complex="normal"/>
    </style:style>
    <style:style style:name="T456" style:family="text">
      <style:text-properties fo:font-style="normal" officeooo:rsid="1d384bdc" style:font-style-asian="normal" style:font-style-complex="normal"/>
    </style:style>
    <style:style style:name="T457" style:family="text">
      <style:text-properties fo:font-style="normal" officeooo:rsid="1bd0abba" style:font-style-asian="normal" style:font-style-complex="normal"/>
    </style:style>
    <style:style style:name="T458" style:family="text">
      <style:text-properties fo:font-style="normal" officeooo:rsid="1bdd8d1f" style:font-style-asian="normal" style:font-style-complex="normal"/>
    </style:style>
    <style:style style:name="T459" style:family="text">
      <style:text-properties fo:font-style="normal" officeooo:rsid="1bdf3273" style:font-style-asian="normal" style:font-style-complex="normal"/>
    </style:style>
    <style:style style:name="T460" style:family="text">
      <style:text-properties fo:font-style="normal" officeooo:rsid="1c685015" style:font-style-asian="normal" style:font-style-complex="normal"/>
    </style:style>
    <style:style style:name="T461" style:family="text">
      <style:text-properties fo:font-style="normal" officeooo:rsid="1be562d6" style:font-style-asian="normal" style:font-style-complex="normal"/>
    </style:style>
    <style:style style:name="T462" style:family="text">
      <style:text-properties fo:font-style="normal" officeooo:rsid="174388df" style:font-style-asian="normal" style:font-style-complex="normal"/>
    </style:style>
    <style:style style:name="T463" style:family="text">
      <style:text-properties fo:font-style="normal" officeooo:rsid="17295d43" style:font-style-asian="normal" style:font-style-complex="normal"/>
    </style:style>
    <style:style style:name="T464" style:family="text">
      <style:text-properties fo:font-style="normal" officeooo:rsid="1be5456a" style:font-style-asian="normal" style:font-style-complex="normal"/>
    </style:style>
    <style:style style:name="T465" style:family="text">
      <style:text-properties fo:font-style="normal" officeooo:rsid="1be5bcb8" style:font-style-asian="normal" style:font-style-complex="normal"/>
    </style:style>
    <style:style style:name="T466" style:family="text">
      <style:text-properties fo:font-style="normal" officeooo:rsid="1d4d7533" style:font-style-asian="normal" style:font-style-complex="normal"/>
    </style:style>
    <style:style style:name="T467" style:family="text">
      <style:text-properties fo:font-style="normal" officeooo:rsid="1d53a7f5" style:font-style-asian="normal" style:font-style-complex="normal"/>
    </style:style>
    <style:style style:name="T468" style:family="text">
      <style:text-properties fo:font-style="normal" officeooo:rsid="1d53e4a5" style:font-style-asian="normal" style:font-style-complex="normal"/>
    </style:style>
    <style:style style:name="T469" style:family="text">
      <style:text-properties fo:font-style="normal" officeooo:rsid="1d58bfee" style:font-style-asian="normal" style:font-style-complex="normal"/>
    </style:style>
    <style:style style:name="T470" style:family="text">
      <style:text-properties fo:font-style="normal" officeooo:rsid="1d55c6b1" style:font-style-asian="normal" style:font-style-complex="normal"/>
    </style:style>
    <style:style style:name="T471" style:family="text">
      <style:text-properties fo:font-style="normal" officeooo:rsid="1cab484f" style:font-style-asian="normal" style:font-style-complex="normal"/>
    </style:style>
    <style:style style:name="T472" style:family="text">
      <style:text-properties fo:font-style="normal" officeooo:rsid="1caa881e" style:font-style-asian="normal" style:font-style-complex="normal"/>
    </style:style>
    <style:style style:name="T473" style:family="text">
      <style:text-properties fo:font-style="normal" officeooo:rsid="1bf293cd" style:font-style-asian="normal" style:font-style-complex="normal"/>
    </style:style>
    <style:style style:name="T474" style:family="text">
      <style:text-properties fo:font-style="normal" officeooo:rsid="1bf434a3" style:font-style-asian="normal" style:font-style-complex="normal"/>
    </style:style>
    <style:style style:name="T475" style:family="text">
      <style:text-properties fo:font-style="normal" officeooo:rsid="1bf315b1" style:font-style-asian="normal" style:font-style-complex="normal"/>
    </style:style>
    <style:style style:name="T476" style:family="text">
      <style:text-properties fo:font-style="normal" officeooo:rsid="1dd7f1d6" style:font-style-asian="normal" style:font-style-complex="normal"/>
    </style:style>
    <style:style style:name="T477" style:family="text">
      <style:text-properties fo:font-style="normal" officeooo:rsid="1381540f" style:font-style-asian="normal" style:font-style-complex="normal"/>
    </style:style>
    <style:style style:name="T478" style:family="text">
      <style:text-properties fo:font-style="normal" officeooo:rsid="1de0bfeb" style:font-style-asian="normal" style:font-style-complex="normal"/>
    </style:style>
    <style:style style:name="T479" style:family="text">
      <style:text-properties fo:font-style="normal" officeooo:rsid="1de149cb" style:font-style-asian="normal" style:font-style-complex="normal"/>
    </style:style>
    <style:style style:name="T480" style:family="text">
      <style:text-properties fo:font-style="normal" officeooo:rsid="1de43098" style:font-style-asian="normal" style:font-style-complex="normal"/>
    </style:style>
    <style:style style:name="T481" style:family="text">
      <style:text-properties fo:font-style="normal" officeooo:rsid="1df33719" style:font-style-asian="normal" style:font-style-complex="normal"/>
    </style:style>
    <style:style style:name="T482" style:family="text">
      <style:text-properties fo:font-style="normal" officeooo:rsid="1df5ac2e" style:font-style-asian="normal" style:font-style-complex="normal"/>
    </style:style>
    <style:style style:name="T483" style:family="text">
      <style:text-properties fo:font-style="normal" officeooo:rsid="1df7f3d2" style:font-style-asian="normal" style:font-style-complex="normal"/>
    </style:style>
    <style:style style:name="T484" style:family="text">
      <style:text-properties fo:font-style="normal" officeooo:rsid="1df18237" style:font-style-asian="normal" style:font-style-complex="normal"/>
    </style:style>
    <style:style style:name="T485" style:family="text">
      <style:text-properties fo:font-style="normal" officeooo:rsid="18f8f928" style:font-style-asian="normal" style:font-style-complex="normal"/>
    </style:style>
    <style:style style:name="T486" style:family="text">
      <style:text-properties fo:font-style="normal" officeooo:rsid="1cc21e17" style:font-style-asian="normal" style:font-style-complex="normal"/>
    </style:style>
    <style:style style:name="T487" style:family="text">
      <style:text-properties fo:font-style="normal" officeooo:rsid="1ca00f97" style:font-style-asian="normal" style:font-style-complex="normal"/>
    </style:style>
    <style:style style:name="T488" style:family="text">
      <style:text-properties fo:font-style="normal" officeooo:rsid="1e0d2c3e" style:font-style-asian="normal" style:font-style-complex="normal"/>
    </style:style>
    <style:style style:name="T489" style:family="text">
      <style:text-properties fo:font-style="normal" officeooo:rsid="173248b7" style:font-style-asian="normal" style:font-style-complex="normal"/>
    </style:style>
    <style:style style:name="T490" style:family="text">
      <style:text-properties fo:font-style="normal" officeooo:rsid="1731a21d" style:font-style-asian="normal" style:font-style-complex="normal"/>
    </style:style>
    <style:style style:name="T491" style:family="text">
      <style:text-properties fo:font-style="normal" officeooo:rsid="1e1308a6" style:font-style-asian="normal" style:font-style-complex="normal"/>
    </style:style>
    <style:style style:name="T492" style:family="text">
      <style:text-properties fo:font-style="normal" officeooo:rsid="1e1438b4" style:font-style-asian="normal" style:font-style-complex="normal"/>
    </style:style>
    <style:style style:name="T493" style:family="text">
      <style:text-properties fo:font-style="normal" officeooo:rsid="1e185a6d" style:font-style-asian="normal" style:font-style-complex="normal"/>
    </style:style>
    <style:style style:name="T494" style:family="text">
      <style:text-properties fo:font-style="normal" officeooo:rsid="1e19bebe" style:font-style-asian="normal" style:font-style-complex="normal"/>
    </style:style>
    <style:style style:name="T495" style:family="text">
      <style:text-properties fo:font-style="normal" officeooo:rsid="1e294604" style:font-style-asian="normal" style:font-style-complex="normal"/>
    </style:style>
    <style:style style:name="T496" style:family="text">
      <style:text-properties fo:font-style="normal" officeooo:rsid="1e2c6bdb" style:font-style-asian="normal" style:font-style-complex="normal"/>
    </style:style>
    <style:style style:name="T497" style:family="text">
      <style:text-properties fo:font-style="normal" officeooo:rsid="1e2dc691" style:font-style-asian="normal" style:font-style-complex="normal"/>
    </style:style>
    <style:style style:name="T498" style:family="text">
      <style:text-properties fo:font-style="normal" officeooo:rsid="1e44a513" style:font-style-asian="normal" style:font-style-complex="normal"/>
    </style:style>
    <style:style style:name="T499" style:family="text">
      <style:text-properties fo:font-style="normal" officeooo:rsid="1ebe06ca" style:font-style-asian="normal" style:font-style-complex="normal"/>
    </style:style>
    <style:style style:name="T500" style:family="text">
      <style:text-properties fo:font-style="normal" officeooo:rsid="1ebf8c22" style:font-style-asian="normal" style:font-style-complex="normal"/>
    </style:style>
    <style:style style:name="T501" style:family="text">
      <style:text-properties fo:font-style="normal" officeooo:rsid="1ec4c683" style:font-style-asian="normal" style:font-style-complex="normal"/>
    </style:style>
    <style:style style:name="T502" style:family="text">
      <style:text-properties fo:font-style="normal" officeooo:rsid="1ee0be79" style:font-style-asian="normal" style:font-style-complex="normal"/>
    </style:style>
    <style:style style:name="T503" style:family="text">
      <style:text-properties fo:font-style="normal" officeooo:rsid="1ee2948e" style:font-style-asian="normal" style:font-style-complex="normal"/>
    </style:style>
    <style:style style:name="T504" style:family="text">
      <style:text-properties fo:font-style="normal" officeooo:rsid="18f0b3d4" style:font-style-asian="normal" style:font-style-complex="normal"/>
    </style:style>
    <style:style style:name="T505" style:family="text">
      <style:text-properties fo:font-style="normal" officeooo:rsid="1ee9bc1c" style:font-style-asian="normal" style:font-style-complex="normal"/>
    </style:style>
    <style:style style:name="T506" style:family="text">
      <style:text-properties fo:font-style="normal" officeooo:rsid="1eec2ec2" style:font-style-asian="normal" style:font-style-complex="normal"/>
    </style:style>
    <style:style style:name="T507" style:family="text">
      <style:text-properties fo:font-style="normal" officeooo:rsid="1ef2a730" style:font-style-asian="normal" style:font-style-complex="normal"/>
    </style:style>
    <style:style style:name="T508" style:family="text">
      <style:text-properties fo:font-style="normal" officeooo:rsid="1f0a8cbb" style:font-style-asian="normal" style:font-style-complex="normal"/>
    </style:style>
    <style:style style:name="T509" style:family="text">
      <style:text-properties fo:font-style="normal" officeooo:rsid="1f116bc0" style:font-style-asian="normal" style:font-style-complex="normal"/>
    </style:style>
    <style:style style:name="T510" style:family="text">
      <style:text-properties fo:font-style="normal" officeooo:rsid="1f134f9f" style:font-style-asian="normal" style:font-style-complex="normal"/>
    </style:style>
    <style:style style:name="T511" style:family="text">
      <style:text-properties fo:font-style="normal" officeooo:rsid="1f1a1de7" style:font-style-asian="normal" style:font-style-complex="normal"/>
    </style:style>
    <style:style style:name="T512" style:family="text">
      <style:text-properties fo:font-style="normal" officeooo:rsid="1f247017" style:font-style-asian="normal" style:font-style-complex="normal"/>
    </style:style>
    <style:style style:name="T513" style:family="text">
      <style:text-properties fo:font-style="normal" officeooo:rsid="1f26337e" style:font-style-asian="normal" style:font-style-complex="normal"/>
    </style:style>
    <style:style style:name="T514" style:family="text">
      <style:text-properties fo:font-style="normal" officeooo:rsid="1f28047e" style:font-style-asian="normal" style:font-style-complex="normal"/>
    </style:style>
    <style:style style:name="T515" style:family="text">
      <style:text-properties fo:font-style="normal" officeooo:rsid="1f696ac8" style:font-style-asian="normal" style:font-style-complex="normal"/>
    </style:style>
    <style:style style:name="T516" style:family="text">
      <style:text-properties fo:font-style="normal" officeooo:rsid="19168136" style:font-style-asian="normal" style:font-style-complex="normal"/>
    </style:style>
    <style:style style:name="T517" style:family="text">
      <style:text-properties fo:font-style="normal" officeooo:rsid="1f700409" style:font-style-asian="normal" style:font-style-complex="normal"/>
    </style:style>
    <style:style style:name="T518" style:family="text">
      <style:text-properties fo:font-style="normal" officeooo:rsid="1f712c58" style:font-style-asian="normal" style:font-style-complex="normal"/>
    </style:style>
    <style:style style:name="T519" style:family="text">
      <style:text-properties fo:font-style="normal" officeooo:rsid="1f80df76" style:font-style-asian="normal" style:font-style-complex="normal"/>
    </style:style>
    <style:style style:name="T520" style:family="text">
      <style:text-properties fo:font-style="normal" officeooo:rsid="1f87dab3" style:font-style-asian="normal" style:font-style-complex="normal"/>
    </style:style>
    <style:style style:name="T521" style:family="text">
      <style:text-properties fo:font-style="normal" officeooo:rsid="1bc11309" style:font-style-asian="normal" style:font-style-complex="normal"/>
    </style:style>
    <style:style style:name="T522" style:family="text">
      <style:text-properties fo:font-style="normal" officeooo:rsid="1f93d397" style:font-style-asian="normal" style:font-style-complex="normal"/>
    </style:style>
    <style:style style:name="T523" style:family="text">
      <style:text-properties fo:font-style="normal" officeooo:rsid="1f950040" style:font-style-asian="normal" style:font-style-complex="normal"/>
    </style:style>
    <style:style style:name="T524" style:family="text">
      <style:text-properties fo:font-style="normal" officeooo:rsid="1bd9fc7c" style:font-style-asian="normal" style:font-style-complex="normal"/>
    </style:style>
    <style:style style:name="T525" style:family="text">
      <style:text-properties fo:font-style="normal" officeooo:rsid="1f991644" style:font-style-asian="normal" style:font-style-complex="normal"/>
    </style:style>
    <style:style style:name="T526" style:family="text">
      <style:text-properties fo:font-style="normal" officeooo:rsid="1c65d79b" style:font-style-asian="normal" style:font-style-complex="normal"/>
    </style:style>
    <style:style style:name="T527" style:family="text">
      <style:text-properties fo:font-style="normal" officeooo:rsid="1f9a54db" style:font-style-asian="normal" style:font-style-complex="normal"/>
    </style:style>
    <style:style style:name="T528" style:family="text">
      <style:text-properties fo:font-style="normal" officeooo:rsid="1fa82dd6" style:font-style-asian="normal" style:font-style-complex="normal"/>
    </style:style>
    <style:style style:name="T529" style:family="text">
      <style:text-properties fo:font-style="normal" officeooo:rsid="1fa982d6" style:font-style-asian="normal" style:font-style-complex="normal"/>
    </style:style>
    <style:style style:name="T530" style:family="text">
      <style:text-properties fo:font-style="normal" officeooo:rsid="1faae47f" style:font-style-asian="normal" style:font-style-complex="normal"/>
    </style:style>
    <style:style style:name="T531" style:family="text">
      <style:text-properties fo:font-style="normal" officeooo:rsid="1fabbc8b" style:font-style-asian="normal" style:font-style-complex="normal"/>
    </style:style>
    <style:style style:name="T532" style:family="text">
      <style:text-properties fo:font-style="normal" officeooo:rsid="1fad4cad" style:font-style-asian="normal" style:font-style-complex="normal"/>
    </style:style>
    <style:style style:name="T533" style:family="text">
      <style:text-properties fo:font-style="normal" officeooo:rsid="1faf1724" style:font-style-asian="normal" style:font-style-complex="normal"/>
    </style:style>
    <style:style style:name="T534" style:family="text">
      <style:text-properties fo:font-style="normal" officeooo:rsid="1fb39f3f" style:font-style-asian="normal" style:font-style-complex="normal"/>
    </style:style>
    <style:style style:name="T535" style:family="text">
      <style:text-properties fo:font-style="normal" officeooo:rsid="1fb5816e" style:font-style-asian="normal" style:font-style-complex="normal"/>
    </style:style>
    <style:style style:name="T536" style:family="text">
      <style:text-properties fo:font-style="normal" officeooo:rsid="1fe2301b" style:font-style-asian="normal" style:font-style-complex="normal"/>
    </style:style>
    <style:style style:name="T537" style:family="text">
      <style:text-properties fo:font-style="normal" officeooo:rsid="1fe55992" style:font-style-asian="normal" style:font-style-complex="normal"/>
    </style:style>
    <style:style style:name="T538" style:family="text">
      <style:text-properties fo:font-style="normal" officeooo:rsid="1fe84e95" style:font-style-asian="normal" style:font-style-complex="normal"/>
    </style:style>
    <style:style style:name="T539" style:family="text">
      <style:text-properties fo:font-style="normal" officeooo:rsid="1fef5b9a" style:font-style-asian="normal" style:font-style-complex="normal"/>
    </style:style>
    <style:style style:name="T540" style:family="text">
      <style:text-properties fo:font-style="normal" officeooo:rsid="2010415d" style:font-style-asian="normal" style:font-style-complex="normal"/>
    </style:style>
    <style:style style:name="T541" style:family="text">
      <style:text-properties fo:font-style="normal" officeooo:rsid="20119af0" style:font-style-asian="normal" style:font-style-complex="normal"/>
    </style:style>
    <style:style style:name="T542" style:family="text">
      <style:text-properties fo:font-style="normal" fo:font-weight="bold" style:font-style-asian="normal" style:font-weight-asian="bold" style:font-style-complex="normal" style:font-weight-complex="bold"/>
    </style:style>
    <style:style style:name="T543" style:family="text">
      <style:text-properties fo:font-style="normal" fo:font-weight="bold" officeooo:rsid="177f6645" style:font-style-asian="normal" style:font-weight-asian="bold" style:font-style-complex="normal" style:font-weight-complex="bold"/>
    </style:style>
    <style:style style:name="T544" style:family="text">
      <style:text-properties fo:font-style="normal" fo:font-weight="bold" officeooo:rsid="176d0676" style:font-style-asian="normal" style:font-weight-asian="bold" style:font-style-complex="normal" style:font-weight-complex="bold"/>
    </style:style>
    <style:style style:name="T545" style:family="text">
      <style:text-properties fo:font-style="normal" fo:font-weight="bold" officeooo:rsid="1b348c82" style:font-style-asian="normal" style:font-weight-asian="bold" style:font-style-complex="normal" style:font-weight-complex="bold"/>
    </style:style>
    <style:style style:name="T546" style:family="text">
      <style:text-properties fo:font-style="normal" fo:font-weight="bold" officeooo:rsid="1b3aa9da" style:font-style-asian="normal" style:font-weight-asian="bold" style:font-style-complex="normal" style:font-weight-complex="bold"/>
    </style:style>
    <style:style style:name="T547" style:family="text">
      <style:text-properties fo:font-style="normal" fo:font-weight="bold" officeooo:rsid="1ddf30ad" style:font-style-asian="normal" style:font-weight-asian="bold" style:font-style-complex="normal" style:font-weight-complex="bold"/>
    </style:style>
    <style:style style:name="T548" style:family="text">
      <style:text-properties fo:font-style="normal" fo:font-weight="bold" officeooo:rsid="1df33719" style:font-style-asian="normal" style:font-weight-asian="bold" style:font-style-complex="normal" style:font-weight-complex="bold"/>
    </style:style>
    <style:style style:name="T549" style:family="text">
      <style:text-properties fo:font-style="normal" fo:font-weight="bold" officeooo:rsid="1df5ac2e" style:font-style-asian="normal" style:font-weight-asian="bold" style:font-style-complex="normal" style:font-weight-complex="bold"/>
    </style:style>
    <style:style style:name="T550" style:family="text">
      <style:text-properties fo:font-style="normal" fo:font-weight="bold" officeooo:rsid="1df7f3d2" style:font-style-asian="normal" style:font-weight-asian="bold" style:font-style-complex="normal" style:font-weight-complex="bold"/>
    </style:style>
    <style:style style:name="T551" style:family="text">
      <style:text-properties fo:font-style="normal" fo:font-weight="bold" officeooo:rsid="1e013790" style:font-style-asian="normal" style:font-weight-asian="bold" style:font-style-complex="normal" style:font-weight-complex="bold"/>
    </style:style>
    <style:style style:name="T552" style:family="text">
      <style:text-properties fo:font-style="normal" fo:font-weight="bold" officeooo:rsid="1f2cd1b8" style:font-style-asian="normal" style:font-weight-asian="bold" style:font-style-complex="normal" style:font-weight-complex="bold"/>
    </style:style>
    <style:style style:name="T553" style:family="text">
      <style:text-properties fo:font-style="normal" fo:font-weight="bold" officeooo:rsid="176ba4f0" style:font-style-asian="normal" style:font-weight-asian="bold" style:font-style-complex="normal" style:font-weight-complex="bold"/>
    </style:style>
    <style:style style:name="T554" style:family="text">
      <style:text-properties fo:font-style="normal" fo:font-weight="bold" officeooo:rsid="1f2ebaf8" style:font-style-asian="normal" style:font-weight-asian="bold" style:font-style-complex="normal" style:font-weight-complex="bold"/>
    </style:style>
    <style:style style:name="T555" style:family="text">
      <style:text-properties fo:font-style="normal" fo:font-weight="normal" style:font-style-asian="normal" style:font-weight-asian="normal" style:font-style-complex="normal" style:font-weight-complex="normal"/>
    </style:style>
    <style:style style:name="T556" style:family="text">
      <style:text-properties fo:font-style="normal" fo:font-weight="normal" officeooo:rsid="1813c9a7" style:font-style-asian="normal" style:font-weight-asian="normal" style:font-style-complex="normal" style:font-weight-complex="normal"/>
    </style:style>
    <style:style style:name="T557" style:family="text">
      <style:text-properties fo:font-style="normal" fo:font-weight="normal" officeooo:rsid="1814175e" style:font-style-asian="normal" style:font-weight-asian="normal" style:font-style-complex="normal" style:font-weight-complex="normal"/>
    </style:style>
    <style:style style:name="T558" style:family="text">
      <style:text-properties fo:font-style="normal" fo:font-weight="normal" officeooo:rsid="181685ab" style:font-style-asian="normal" style:font-weight-asian="normal" style:font-style-complex="normal" style:font-weight-complex="normal"/>
    </style:style>
    <style:style style:name="T559" style:family="text">
      <style:text-properties fo:font-style="normal" fo:font-weight="normal" officeooo:rsid="18174558" style:font-style-asian="normal" style:font-weight-asian="normal" style:font-style-complex="normal" style:font-weight-complex="normal"/>
    </style:style>
    <style:style style:name="T560" style:family="text">
      <style:text-properties fo:font-style="normal" fo:font-weight="normal" officeooo:rsid="1b53f7df" style:font-style-asian="normal" style:font-weight-asian="normal" style:font-style-complex="normal" style:font-weight-complex="normal"/>
    </style:style>
    <style:style style:name="T561" style:family="text">
      <style:text-properties fo:font-style="normal" fo:font-weight="normal" officeooo:rsid="1b55eb7d" style:font-style-asian="normal" style:font-weight-asian="normal" style:font-style-complex="normal" style:font-weight-complex="normal"/>
    </style:style>
    <style:style style:name="T562" style:family="text">
      <style:text-properties fo:font-style="normal" fo:font-weight="normal" officeooo:rsid="1d3aa6ad" style:font-style-asian="normal" style:font-weight-asian="normal" style:font-style-complex="normal" style:font-weight-complex="normal"/>
    </style:style>
    <style:style style:name="T563" style:family="text">
      <style:text-properties fo:font-style="normal" fo:font-weight="normal" officeooo:rsid="1d3b7456" style:font-style-asian="normal" style:font-weight-asian="normal" style:font-style-complex="normal" style:font-weight-complex="normal"/>
    </style:style>
    <style:style style:name="T564" style:family="text">
      <style:text-properties fo:font-style="normal" style:text-underline-style="none" officeooo:rsid="15fa1f30" style:font-style-asian="normal" style:font-style-complex="normal"/>
    </style:style>
    <style:style style:name="T565" style:family="text">
      <style:text-properties fo:font-style="normal" style:text-underline-style="none" officeooo:rsid="160f4828" style:font-style-asian="normal" style:font-style-complex="normal"/>
    </style:style>
    <style:style style:name="T566" style:family="text">
      <style:text-properties fo:font-style="normal" style:text-underline-style="none" officeooo:rsid="1cf3eae7" style:font-style-asian="normal" style:font-style-complex="normal"/>
    </style:style>
    <style:style style:name="T567" style:family="text">
      <style:text-properties fo:font-style="normal" style:text-underline-style="none" officeooo:rsid="1cf8ca04" style:font-style-asian="normal" style:font-style-complex="normal"/>
    </style:style>
    <style:style style:name="T568" style:family="text">
      <style:text-properties fo:font-style="normal" style:text-underline-style="none" officeooo:rsid="1dfea041" style:font-style-asian="normal" style:font-style-complex="normal"/>
    </style:style>
    <style:style style:name="T569" style:family="text">
      <style:text-properties fo:font-style="normal" style:text-underline-style="none" officeooo:rsid="1e1438b4" style:font-style-asian="normal" style:font-style-complex="normal"/>
    </style:style>
    <style:style style:name="T570" style:family="text">
      <style:text-properties fo:font-style="normal" style:text-underline-style="none" officeooo:rsid="1e1b5da9" style:font-style-asian="normal" style:font-style-complex="normal"/>
    </style:style>
    <style:style style:name="T571" style:family="text">
      <style:text-properties fo:font-style="normal" style:text-underline-style="none" officeooo:rsid="1e294604" style:font-style-asian="normal" style:font-style-complex="normal"/>
    </style:style>
    <style:style style:name="T572" style:family="text">
      <style:text-properties fo:font-style="normal" style:text-underline-style="none" officeooo:rsid="1e2b443f" style:font-style-asian="normal" style:font-style-complex="normal"/>
    </style:style>
    <style:style style:name="T573" style:family="text">
      <style:text-properties fo:font-style="normal" style:text-underline-style="none" officeooo:rsid="1e2dc691" style:font-style-asian="normal" style:font-style-complex="normal"/>
    </style:style>
    <style:style style:name="T574" style:family="text">
      <style:text-properties fo:font-weight="bold" style:font-weight-asian="bold" style:font-weight-complex="bold"/>
    </style:style>
    <style:style style:name="T575" style:family="text">
      <style:text-properties fo:font-weight="bold" officeooo:rsid="14df73b6" style:font-weight-asian="bold" style:font-weight-complex="bold"/>
    </style:style>
    <style:style style:name="T576" style:family="text">
      <style:text-properties fo:font-weight="bold" officeooo:rsid="1506af2e" style:font-weight-asian="bold" style:font-weight-complex="bold"/>
    </style:style>
    <style:style style:name="T577" style:family="text">
      <style:text-properties fo:font-weight="bold" officeooo:rsid="14623651" style:font-weight-asian="bold" style:font-weight-complex="bold"/>
    </style:style>
    <style:style style:name="T578" style:family="text">
      <style:text-properties fo:font-weight="bold" officeooo:rsid="150d8111" style:font-weight-asian="bold" style:font-weight-complex="bold"/>
    </style:style>
    <style:style style:name="T579" style:family="text">
      <style:text-properties fo:font-weight="bold" officeooo:rsid="1803d5f8" style:font-weight-asian="bold" style:font-weight-complex="bold"/>
    </style:style>
    <style:style style:name="T580" style:family="text">
      <style:text-properties fo:font-weight="bold" officeooo:rsid="19361ae6" style:font-weight-asian="bold" style:font-weight-complex="bold"/>
    </style:style>
    <style:style style:name="T581" style:family="text">
      <style:text-properties fo:font-weight="bold" officeooo:rsid="1b64deb6" style:font-weight-asian="bold" style:font-weight-complex="bold"/>
    </style:style>
    <style:style style:name="T582" style:family="text">
      <style:text-properties fo:font-weight="bold" officeooo:rsid="19168136" style:font-weight-asian="bold" style:font-weight-complex="bold"/>
    </style:style>
    <style:style style:name="T583" style:family="text">
      <style:text-properties fo:font-weight="bold" officeooo:rsid="1c614887" style:font-weight-asian="bold" style:font-weight-complex="bold"/>
    </style:style>
    <style:style style:name="T584" style:family="text">
      <style:text-properties fo:font-weight="bold" officeooo:rsid="1ddbd6b4" style:font-weight-asian="bold" style:font-weight-complex="bold"/>
    </style:style>
    <style:style style:name="T585" style:family="text">
      <style:text-properties fo:font-weight="bold" officeooo:rsid="1dd1e21c" style:font-weight-asian="bold" style:font-weight-complex="bold"/>
    </style:style>
    <style:style style:name="T586" style:family="text">
      <style:text-properties fo:font-weight="bold" officeooo:rsid="1b8dd7db" style:font-weight-asian="bold" style:font-weight-complex="bold"/>
    </style:style>
    <style:style style:name="T587" style:family="text">
      <style:text-properties fo:font-weight="bold" officeooo:rsid="12d769f1" style:font-weight-asian="bold" style:font-weight-complex="bold"/>
    </style:style>
    <style:style style:name="T588" style:family="text">
      <style:text-properties fo:font-weight="bold" officeooo:rsid="1e401b6c" style:font-weight-asian="bold" style:font-weight-complex="bold"/>
    </style:style>
    <style:style style:name="T589" style:family="text">
      <style:text-properties fo:font-weight="bold" officeooo:rsid="1f15a314" style:font-weight-asian="bold" style:font-weight-complex="bold"/>
    </style:style>
    <style:style style:name="T590" style:family="text">
      <style:text-properties fo:font-weight="bold" officeooo:rsid="190d1e89" style:font-weight-asian="bold" style:font-weight-complex="bold"/>
    </style:style>
    <style:style style:name="T591" style:family="text">
      <style:text-properties officeooo:rsid="1604ba80"/>
    </style:style>
    <style:style style:name="T592" style:family="text">
      <style:text-properties fo:font-weight="normal" style:font-weight-asian="normal" style:font-weight-complex="normal"/>
    </style:style>
    <style:style style:name="T593" style:family="text">
      <style:text-properties fo:font-weight="normal" officeooo:rsid="150899a3" style:font-weight-asian="normal" style:font-weight-complex="normal"/>
    </style:style>
    <style:style style:name="T594" style:family="text">
      <style:text-properties fo:font-weight="normal" officeooo:rsid="14623651" style:font-weight-asian="normal" style:font-weight-complex="normal"/>
    </style:style>
    <style:style style:name="T595" style:family="text">
      <style:text-properties fo:font-weight="normal" officeooo:rsid="19418c82" style:font-weight-asian="normal" style:font-weight-complex="normal"/>
    </style:style>
    <style:style style:name="T596" style:family="text">
      <style:text-properties fo:font-weight="normal" officeooo:rsid="1da613d3" style:font-weight-asian="normal" style:font-weight-complex="normal"/>
    </style:style>
    <style:style style:name="T597" style:family="text">
      <style:text-properties fo:font-weight="normal" officeooo:rsid="1e401b6c" style:font-weight-asian="normal" style:font-weight-complex="normal"/>
    </style:style>
    <style:style style:name="T598" style:family="text">
      <style:text-properties fo:font-weight="normal" officeooo:rsid="1f474783" style:font-weight-asian="normal" style:font-weight-complex="normal"/>
    </style:style>
    <style:style style:name="T599" style:family="text">
      <style:text-properties officeooo:rsid="14545d88"/>
    </style:style>
    <style:style style:name="T600" style:family="text">
      <style:text-properties officeooo:rsid="1453158d"/>
    </style:style>
    <style:style style:name="T601" style:family="text">
      <style:text-properties officeooo:rsid="14585935"/>
    </style:style>
    <style:style style:name="T602" style:family="text">
      <style:text-properties officeooo:rsid="14df73b6"/>
    </style:style>
    <style:style style:name="T603" style:family="text">
      <style:text-properties officeooo:rsid="14d3e335"/>
    </style:style>
    <style:style style:name="T604" style:family="text">
      <style:text-properties officeooo:rsid="14d526cd"/>
    </style:style>
    <style:style style:name="T605" style:family="text">
      <style:text-properties officeooo:rsid="14d5b6a6"/>
    </style:style>
    <style:style style:name="T606" style:family="text">
      <style:text-properties officeooo:rsid="145d91fe"/>
    </style:style>
    <style:style style:name="T607" style:family="text">
      <style:text-properties officeooo:rsid="1469c9dd"/>
    </style:style>
    <style:style style:name="T608" style:family="text">
      <style:text-properties officeooo:rsid="14623651"/>
    </style:style>
    <style:style style:name="T609" style:family="text">
      <style:text-properties officeooo:rsid="150da347"/>
    </style:style>
    <style:style style:name="T610" style:family="text">
      <style:text-properties officeooo:rsid="14acb453"/>
    </style:style>
    <style:style style:name="T611" style:family="text">
      <style:text-properties officeooo:rsid="14f1f80c"/>
    </style:style>
    <style:style style:name="T612" style:family="text">
      <style:text-properties officeooo:rsid="15c04fe3"/>
    </style:style>
    <style:style style:name="T613" style:family="text">
      <style:text-properties officeooo:rsid="156c6b3d"/>
    </style:style>
    <style:style style:name="T614" style:family="text">
      <style:text-properties officeooo:rsid="1574c959"/>
    </style:style>
    <style:style style:name="T615" style:family="text">
      <style:text-properties officeooo:rsid="155a7c25"/>
    </style:style>
    <style:style style:name="T616" style:family="text">
      <style:text-properties officeooo:rsid="155bb90d"/>
    </style:style>
    <style:style style:name="T617" style:family="text">
      <style:text-properties officeooo:rsid="12d769f1"/>
    </style:style>
    <style:style style:name="T618" style:family="text">
      <style:text-properties officeooo:rsid="15957b2a"/>
    </style:style>
    <style:style style:name="T619" style:family="text">
      <style:text-properties officeooo:rsid="12be790c"/>
    </style:style>
    <style:style style:name="T620" style:family="text">
      <style:text-properties officeooo:rsid="12ca3bdb"/>
    </style:style>
    <style:style style:name="T621" style:family="text">
      <style:text-properties officeooo:rsid="15ca5cf7"/>
    </style:style>
    <style:style style:name="T622" style:family="text">
      <style:text-properties officeooo:rsid="16174fb8"/>
    </style:style>
    <style:style style:name="T623" style:family="text">
      <style:text-properties officeooo:rsid="152ac6ae"/>
    </style:style>
    <style:style style:name="T624" style:family="text">
      <style:text-properties officeooo:rsid="151c37a1"/>
    </style:style>
    <style:style style:name="T625" style:family="text">
      <style:text-properties officeooo:rsid="15d896d6"/>
    </style:style>
    <style:style style:name="T626" style:family="text">
      <style:text-properties officeooo:rsid="15e97ef8"/>
    </style:style>
    <style:style style:name="T627" style:family="text">
      <style:text-properties officeooo:rsid="16140a2f"/>
    </style:style>
    <style:style style:name="T628" style:family="text">
      <style:text-properties officeooo:rsid="16138f01"/>
    </style:style>
    <style:style style:name="T629" style:family="text">
      <style:text-properties officeooo:rsid="148fc4c8"/>
    </style:style>
    <style:style style:name="T630" style:family="text">
      <style:text-properties officeooo:rsid="152dd88f"/>
    </style:style>
    <style:style style:name="T631" style:family="text">
      <style:text-properties officeooo:rsid="1544f086"/>
    </style:style>
    <style:style style:name="T632" style:family="text">
      <style:text-properties officeooo:rsid="1546b8d6"/>
    </style:style>
    <style:style style:name="T633" style:family="text">
      <style:text-properties officeooo:rsid="154eeac9"/>
    </style:style>
    <style:style style:name="T634" style:family="text">
      <style:text-properties officeooo:rsid="154e3b18"/>
    </style:style>
    <style:style style:name="T635" style:family="text">
      <style:text-properties officeooo:rsid="153208bb"/>
    </style:style>
    <style:style style:name="T636" style:family="text">
      <style:text-properties officeooo:rsid="15b8a048"/>
    </style:style>
    <style:style style:name="T637" style:family="text">
      <style:text-properties officeooo:rsid="172835a4"/>
    </style:style>
    <style:style style:name="T638" style:family="text">
      <style:text-properties officeooo:rsid="17427367"/>
    </style:style>
    <style:style style:name="T639" style:family="text">
      <style:text-properties officeooo:rsid="176e69f5"/>
    </style:style>
    <style:style style:name="T640" style:family="text">
      <style:text-properties officeooo:rsid="17708b81"/>
    </style:style>
    <style:style style:name="T641" style:family="text">
      <style:text-properties officeooo:rsid="177366a2"/>
    </style:style>
    <style:style style:name="T642" style:family="text">
      <style:text-properties officeooo:rsid="177e88e2"/>
    </style:style>
    <style:style style:name="T643" style:family="text">
      <style:text-properties officeooo:rsid="17811bf5"/>
    </style:style>
    <style:style style:name="T644" style:family="text">
      <style:text-properties officeooo:rsid="17857d79"/>
    </style:style>
    <style:style style:name="T645" style:family="text">
      <style:text-properties officeooo:rsid="17860896"/>
    </style:style>
    <style:style style:name="T646" style:family="text">
      <style:text-properties officeooo:rsid="178b21ec"/>
    </style:style>
    <style:style style:name="T647" style:family="text">
      <style:text-properties officeooo:rsid="1792cc62"/>
    </style:style>
    <style:style style:name="T648" style:family="text">
      <style:text-properties officeooo:rsid="179c040f"/>
    </style:style>
    <style:style style:name="T649" style:family="text">
      <style:text-properties officeooo:rsid="179f3282"/>
    </style:style>
    <style:style style:name="T650" style:family="text">
      <style:text-properties officeooo:rsid="17b228f5"/>
    </style:style>
    <style:style style:name="T651" style:family="text">
      <style:text-properties officeooo:rsid="17c566b4"/>
    </style:style>
    <style:style style:name="T652" style:family="text">
      <style:text-properties officeooo:rsid="17c573cc"/>
    </style:style>
    <style:style style:name="T653" style:family="text">
      <style:text-properties officeooo:rsid="17ddc43c"/>
    </style:style>
    <style:style style:name="T654" style:family="text">
      <style:text-properties officeooo:rsid="17e232a9"/>
    </style:style>
    <style:style style:name="T655" style:family="text">
      <style:text-properties officeooo:rsid="1805d3f3"/>
    </style:style>
    <style:style style:name="T656" style:family="text">
      <style:text-properties officeooo:rsid="18174558"/>
    </style:style>
    <style:style style:name="T657" style:family="text">
      <style:text-properties officeooo:rsid="181890e1"/>
    </style:style>
    <style:style style:name="T658" style:family="text">
      <style:text-properties officeooo:rsid="181c2dd9"/>
    </style:style>
    <style:style style:name="T659" style:family="text">
      <style:text-properties fo:color="#ff6400" officeooo:rsid="181c2dd9"/>
    </style:style>
    <style:style style:name="T660" style:family="text">
      <style:text-properties fo:color="#ff6400" fo:font-style="normal" officeooo:rsid="181c2dd9" style:font-style-asian="normal" style:font-style-complex="normal"/>
    </style:style>
    <style:style style:name="T661" style:family="text">
      <style:text-properties officeooo:rsid="1822fb63"/>
    </style:style>
    <style:style style:name="T662" style:family="text">
      <style:text-properties officeooo:rsid="1828dffd"/>
    </style:style>
    <style:style style:name="T663" style:family="text">
      <style:text-properties officeooo:rsid="182c6288"/>
    </style:style>
    <style:style style:name="T664" style:family="text">
      <style:text-properties officeooo:rsid="187aba9b"/>
    </style:style>
    <style:style style:name="T665" style:family="text">
      <style:text-properties officeooo:rsid="189f1577"/>
    </style:style>
    <style:style style:name="T666" style:family="text">
      <style:text-properties officeooo:rsid="18a280e8"/>
    </style:style>
    <style:style style:name="T667" style:family="text">
      <style:text-properties officeooo:rsid="18a72360"/>
    </style:style>
    <style:style style:name="T668" style:family="text">
      <style:text-properties officeooo:rsid="18bbb28d"/>
    </style:style>
    <style:style style:name="T669" style:family="text">
      <style:text-properties officeooo:rsid="18c3a186"/>
    </style:style>
    <style:style style:name="T670" style:family="text">
      <style:text-properties officeooo:rsid="18c97d53"/>
    </style:style>
    <style:style style:name="T671" style:family="text">
      <style:text-properties officeooo:rsid="18cd6c9e"/>
    </style:style>
    <style:style style:name="T672" style:family="text">
      <style:text-properties officeooo:rsid="18cdce29"/>
    </style:style>
    <style:style style:name="T673" style:family="text">
      <style:text-properties officeooo:rsid="18e1efc4"/>
    </style:style>
    <style:style style:name="T674" style:family="text">
      <style:text-properties officeooo:rsid="18e3312f"/>
    </style:style>
    <style:style style:name="T675" style:family="text">
      <style:text-properties officeooo:rsid="18e37018"/>
    </style:style>
    <style:style style:name="T676" style:family="text">
      <style:text-properties officeooo:rsid="18e8f20c"/>
    </style:style>
    <style:style style:name="T677" style:family="text">
      <style:text-properties officeooo:rsid="18ea9b86"/>
    </style:style>
    <style:style style:name="T678" style:family="text">
      <style:text-properties officeooo:rsid="18ec2a42"/>
    </style:style>
    <style:style style:name="T679" style:family="text">
      <style:text-properties officeooo:rsid="18fd846b"/>
    </style:style>
    <style:style style:name="T680" style:family="text">
      <style:text-properties officeooo:rsid="19068bc3"/>
    </style:style>
    <style:style style:name="T681" style:family="text">
      <style:text-properties officeooo:rsid="19084a3a"/>
    </style:style>
    <style:style style:name="T682" style:family="text">
      <style:text-properties officeooo:rsid="190e14d6"/>
    </style:style>
    <style:style style:name="T683" style:family="text">
      <style:text-properties officeooo:rsid="190f6104"/>
    </style:style>
    <style:style style:name="T684" style:family="text">
      <style:text-properties officeooo:rsid="1912be62"/>
    </style:style>
    <style:style style:name="T685" style:family="text">
      <style:text-properties officeooo:rsid="1913d283"/>
    </style:style>
    <style:style style:name="T686" style:family="text">
      <style:text-properties officeooo:rsid="19168136"/>
    </style:style>
    <style:style style:name="T687" style:family="text">
      <style:text-properties officeooo:rsid="191eb244"/>
    </style:style>
    <style:style style:name="T688" style:family="text">
      <style:text-properties officeooo:rsid="1921a371"/>
    </style:style>
    <style:style style:name="T689" style:family="text">
      <style:text-properties officeooo:rsid="193d4eac"/>
    </style:style>
    <style:style style:name="T690" style:family="text">
      <style:text-properties officeooo:rsid="19418c82"/>
    </style:style>
    <style:style style:name="T691" style:family="text">
      <style:text-properties officeooo:rsid="1965732f"/>
    </style:style>
    <style:style style:name="T692" style:family="text">
      <style:text-properties officeooo:rsid="196d22f3"/>
    </style:style>
    <style:style style:name="T693" style:family="text">
      <style:text-properties officeooo:rsid="1973940f"/>
    </style:style>
    <style:style style:name="T694" style:family="text">
      <style:text-properties officeooo:rsid="19767503"/>
    </style:style>
    <style:style style:name="T695" style:family="text">
      <style:text-properties officeooo:rsid="1982d170"/>
    </style:style>
    <style:style style:name="T696" style:family="text">
      <style:text-properties officeooo:rsid="198e9aec"/>
    </style:style>
    <style:style style:name="T697" style:family="text">
      <style:text-properties officeooo:rsid="198f5879"/>
    </style:style>
    <style:style style:name="T698" style:family="text">
      <style:text-properties officeooo:rsid="19910f6e"/>
    </style:style>
    <style:style style:name="T699" style:family="text">
      <style:text-properties officeooo:rsid="199c9f8e"/>
    </style:style>
    <style:style style:name="T700" style:family="text">
      <style:text-properties officeooo:rsid="19ce5bc2"/>
    </style:style>
    <style:style style:name="T701" style:family="text">
      <style:text-properties officeooo:rsid="19d5448a"/>
    </style:style>
    <style:style style:name="T702" style:family="text">
      <style:text-properties officeooo:rsid="19e265e8"/>
    </style:style>
    <style:style style:name="T703" style:family="text">
      <style:text-properties officeooo:rsid="19eb6d13"/>
    </style:style>
    <style:style style:name="T704" style:family="text">
      <style:text-properties officeooo:rsid="19f93af2"/>
    </style:style>
    <style:style style:name="T705" style:family="text">
      <style:text-properties officeooo:rsid="1a00908c"/>
    </style:style>
    <style:style style:name="T706" style:family="text">
      <style:text-properties officeooo:rsid="1a067f94"/>
    </style:style>
    <style:style style:name="T707" style:family="text">
      <style:text-properties officeooo:rsid="1a14e644"/>
    </style:style>
    <style:style style:name="T708" style:family="text">
      <style:text-properties officeooo:rsid="1a167851"/>
    </style:style>
    <style:style style:name="T709" style:family="text">
      <style:text-properties officeooo:rsid="1a16b4d1"/>
    </style:style>
    <style:style style:name="T710" style:family="text">
      <style:text-properties officeooo:rsid="1a19db96"/>
    </style:style>
    <style:style style:name="T711" style:family="text">
      <style:text-properties officeooo:rsid="1a28edc9"/>
    </style:style>
    <style:style style:name="T712" style:family="text">
      <style:text-properties officeooo:rsid="1a590d15"/>
    </style:style>
    <style:style style:name="T713" style:family="text">
      <style:text-properties officeooo:rsid="1a59fbf0"/>
    </style:style>
    <style:style style:name="T714" style:family="text">
      <style:text-properties officeooo:rsid="1a69b621"/>
    </style:style>
    <style:style style:name="T715" style:family="text">
      <style:text-properties officeooo:rsid="1a7db844"/>
    </style:style>
    <style:style style:name="T716" style:family="text">
      <style:text-properties officeooo:rsid="1a7ead9a"/>
    </style:style>
    <style:style style:name="T717" style:family="text">
      <style:text-properties officeooo:rsid="1a7edccc"/>
    </style:style>
    <style:style style:name="T718" style:family="text">
      <style:text-properties officeooo:rsid="1a80a2cc"/>
    </style:style>
    <style:style style:name="T719" style:family="text">
      <style:text-properties officeooo:rsid="1a84654c"/>
    </style:style>
    <style:style style:name="T720" style:family="text">
      <style:text-properties officeooo:rsid="1a84c72a"/>
    </style:style>
    <style:style style:name="T721" style:family="text">
      <style:text-properties officeooo:rsid="1a84d7b6"/>
    </style:style>
    <style:style style:name="T722" style:family="text">
      <style:text-properties officeooo:rsid="1a87bffc"/>
    </style:style>
    <style:style style:name="T723" style:family="text">
      <style:text-properties officeooo:rsid="1a8a8a34"/>
    </style:style>
    <style:style style:name="T724" style:family="text">
      <style:text-properties officeooo:rsid="1a8a8c76"/>
    </style:style>
    <style:style style:name="T725" style:family="text">
      <style:text-properties fo:language="en" fo:country="US"/>
    </style:style>
    <style:style style:name="T726" style:family="text">
      <style:text-properties fo:language="en" fo:country="US" officeooo:rsid="1a8eb327"/>
    </style:style>
    <style:style style:name="T727" style:family="text">
      <style:text-properties fo:language="en" fo:country="US" officeooo:rsid="1a8f7703"/>
    </style:style>
    <style:style style:name="T728" style:family="text">
      <style:text-properties fo:language="en" fo:country="US" officeooo:rsid="1a91431d"/>
    </style:style>
    <style:style style:name="T729" style:family="text">
      <style:text-properties fo:language="en" fo:country="US" officeooo:rsid="1a932968"/>
    </style:style>
    <style:style style:name="T730" style:family="text">
      <style:text-properties fo:language="en" fo:country="US" officeooo:rsid="1a93f9d1"/>
    </style:style>
    <style:style style:name="T731" style:family="text">
      <style:text-properties fo:language="en" fo:country="US" officeooo:rsid="1a96ca54"/>
    </style:style>
    <style:style style:name="T732" style:family="text">
      <style:text-properties fo:language="en" fo:country="US" officeooo:rsid="1a988243"/>
    </style:style>
    <style:style style:name="T733" style:family="text">
      <style:text-properties fo:language="en" fo:country="US" officeooo:rsid="1a995d04"/>
    </style:style>
    <style:style style:name="T734" style:family="text">
      <style:text-properties fo:language="en" fo:country="US" officeooo:rsid="1a99ab25"/>
    </style:style>
    <style:style style:name="T735" style:family="text">
      <style:text-properties fo:language="en" fo:country="US" fo:font-style="normal" style:font-style-asian="normal" style:font-style-complex="normal"/>
    </style:style>
    <style:style style:name="T736" style:family="text">
      <style:text-properties fo:language="en" fo:country="US" fo:font-style="normal" officeooo:rsid="1ca00f97" style:font-style-asian="normal" style:font-style-complex="normal"/>
    </style:style>
    <style:style style:name="T737" style:family="text">
      <style:text-properties fo:language="en" fo:country="US" fo:font-style="normal" officeooo:rsid="1eef7cba" style:font-style-asian="normal" style:font-style-complex="normal"/>
    </style:style>
    <style:style style:name="T738" style:family="text">
      <style:text-properties fo:language="en" fo:country="US" officeooo:rsid="1ca00f97"/>
    </style:style>
    <style:style style:name="T739" style:family="text">
      <style:text-properties fo:language="en" fo:country="US" officeooo:rsid="1d77cee5"/>
    </style:style>
    <style:style style:name="T740" style:family="text">
      <style:text-properties fo:language="en" fo:country="US" officeooo:rsid="1eef7cba"/>
    </style:style>
    <style:style style:name="T741" style:family="text">
      <style:text-properties fo:language="en" fo:country="US" officeooo:rsid="1f83e655"/>
    </style:style>
    <style:style style:name="T742" style:family="text">
      <style:text-properties fo:language="en" fo:country="US" fo:font-style="italic" style:font-style-asian="italic" style:font-style-complex="italic"/>
    </style:style>
    <style:style style:name="T743" style:family="text">
      <style:text-properties fo:language="en" fo:country="US" officeooo:rsid="20155988"/>
    </style:style>
    <style:style style:name="T744" style:family="text">
      <style:text-properties fo:language="en" fo:country="US" officeooo:rsid="2017adee"/>
    </style:style>
    <style:style style:name="T745" style:family="text">
      <style:text-properties fo:language="en" fo:country="US" officeooo:rsid="202b4e26"/>
    </style:style>
    <style:style style:name="T746" style:family="text">
      <style:text-properties officeooo:rsid="1a9d9a31"/>
    </style:style>
    <style:style style:name="T747" style:family="text">
      <style:text-properties officeooo:rsid="1aa48fc3"/>
    </style:style>
    <style:style style:name="T748" style:family="text">
      <style:text-properties officeooo:rsid="1aac0adc"/>
    </style:style>
    <style:style style:name="T749" style:family="text">
      <style:text-properties officeooo:rsid="1aac1bdb"/>
    </style:style>
    <style:style style:name="T750" style:family="text">
      <style:text-properties officeooo:rsid="1abbd636"/>
    </style:style>
    <style:style style:name="T751" style:family="text">
      <style:text-properties officeooo:rsid="1abc8603"/>
    </style:style>
    <style:style style:name="T752" style:family="text">
      <style:text-properties officeooo:rsid="1abeead1"/>
    </style:style>
    <style:style style:name="T753" style:family="text">
      <style:text-properties officeooo:rsid="1ac0a1b8"/>
    </style:style>
    <style:style style:name="T754" style:family="text">
      <style:text-properties officeooo:rsid="1ac59d8c"/>
    </style:style>
    <style:style style:name="T755" style:family="text">
      <style:text-properties officeooo:rsid="1ac673d4"/>
    </style:style>
    <style:style style:name="T756" style:family="text">
      <style:text-properties officeooo:rsid="1accddd3"/>
    </style:style>
    <style:style style:name="T757" style:family="text">
      <style:text-properties officeooo:rsid="1adc8609"/>
    </style:style>
    <style:style style:name="T758" style:family="text">
      <style:text-properties officeooo:rsid="1aedc18e"/>
    </style:style>
    <style:style style:name="T759" style:family="text">
      <style:text-properties officeooo:rsid="1af17a44"/>
    </style:style>
    <style:style style:name="T760" style:family="text">
      <style:text-properties officeooo:rsid="1af9e0f0"/>
    </style:style>
    <style:style style:name="T761" style:family="text">
      <style:text-properties officeooo:rsid="1b06f36f"/>
    </style:style>
    <style:style style:name="T762" style:family="text">
      <style:text-properties officeooo:rsid="1b07febc"/>
    </style:style>
    <style:style style:name="T763" style:family="text">
      <style:text-properties officeooo:rsid="1b0a9580"/>
    </style:style>
    <style:style style:name="T764" style:family="text">
      <style:text-properties officeooo:rsid="1b0c8ae0"/>
    </style:style>
    <style:style style:name="T765" style:family="text">
      <style:text-properties officeooo:rsid="1b0d6b9e"/>
    </style:style>
    <style:style style:name="T766" style:family="text">
      <style:text-properties officeooo:rsid="1b155c13"/>
    </style:style>
    <style:style style:name="T767" style:family="text">
      <style:text-properties officeooo:rsid="1b162e66"/>
    </style:style>
    <style:style style:name="T768" style:family="text">
      <style:text-properties officeooo:rsid="1b196b46"/>
    </style:style>
    <style:style style:name="T769" style:family="text">
      <style:text-properties officeooo:rsid="1b233828"/>
    </style:style>
    <style:style style:name="T770" style:family="text">
      <style:text-properties officeooo:rsid="1b2c0182"/>
    </style:style>
    <style:style style:name="T771" style:family="text">
      <style:text-properties officeooo:rsid="1b2c147d"/>
    </style:style>
    <style:style style:name="T772" style:family="text">
      <style:text-properties officeooo:rsid="1b2e617c"/>
    </style:style>
    <style:style style:name="T773" style:family="text">
      <style:text-properties officeooo:rsid="1b2f5bad"/>
    </style:style>
    <style:style style:name="T774" style:family="text">
      <style:text-properties officeooo:rsid="1b3101ca"/>
    </style:style>
    <style:style style:name="T775" style:family="text">
      <style:text-properties officeooo:rsid="1b3185dd"/>
    </style:style>
    <style:style style:name="T776" style:family="text">
      <style:text-properties officeooo:rsid="1b33367a"/>
    </style:style>
    <style:style style:name="T777" style:family="text">
      <style:text-properties officeooo:rsid="1b33b29d"/>
    </style:style>
    <style:style style:name="T778" style:family="text">
      <style:text-properties officeooo:rsid="1b501ef1"/>
    </style:style>
    <style:style style:name="T779" style:family="text">
      <style:text-properties officeooo:rsid="1b51e26a"/>
    </style:style>
    <style:style style:name="T780" style:family="text">
      <style:text-properties officeooo:rsid="1b523592"/>
    </style:style>
    <style:style style:name="T781" style:family="text">
      <style:text-properties officeooo:rsid="1b53e642"/>
    </style:style>
    <style:style style:name="T782" style:family="text">
      <style:text-properties officeooo:rsid="1b611a13"/>
    </style:style>
    <style:style style:name="T783" style:family="text">
      <style:text-properties officeooo:rsid="1b6d2e97"/>
    </style:style>
    <style:style style:name="T784" style:family="text">
      <style:text-properties officeooo:rsid="1836b5be"/>
    </style:style>
    <style:style style:name="T785" style:family="text">
      <style:text-properties officeooo:rsid="1b7afc12"/>
    </style:style>
    <style:style style:name="T786" style:family="text">
      <style:text-properties officeooo:rsid="1b7d8805"/>
    </style:style>
    <style:style style:name="T787" style:family="text">
      <style:text-properties officeooo:rsid="15858e1c"/>
    </style:style>
    <style:style style:name="T788" style:family="text">
      <style:text-properties officeooo:rsid="1b90d811"/>
    </style:style>
    <style:style style:name="T789" style:family="text">
      <style:text-properties officeooo:rsid="1b9263bf"/>
    </style:style>
    <style:style style:name="T790" style:family="text">
      <style:text-properties officeooo:rsid="1b981e86"/>
    </style:style>
    <style:style style:name="T791" style:family="text">
      <style:text-properties officeooo:rsid="1b9a3db7"/>
    </style:style>
    <style:style style:name="T792" style:family="text">
      <style:text-properties officeooo:rsid="1ba1f920"/>
    </style:style>
    <style:style style:name="T793" style:family="text">
      <style:text-properties fo:color="#8ba60e"/>
    </style:style>
    <style:style style:name="T794" style:family="text">
      <style:text-properties officeooo:rsid="1bae3ad8"/>
    </style:style>
    <style:style style:name="T795" style:family="text">
      <style:text-properties officeooo:rsid="1baf7800"/>
    </style:style>
    <style:style style:name="T796" style:family="text">
      <style:text-properties officeooo:rsid="1bb120c7"/>
    </style:style>
    <style:style style:name="T797" style:family="text">
      <style:text-properties officeooo:rsid="1bb7d012"/>
    </style:style>
    <style:style style:name="T798" style:family="text">
      <style:text-properties officeooo:rsid="1bc6ea06"/>
    </style:style>
    <style:style style:name="T799" style:family="text">
      <style:text-properties officeooo:rsid="1bc805aa"/>
    </style:style>
    <style:style style:name="T800" style:family="text">
      <style:text-properties officeooo:rsid="1be81f9a"/>
    </style:style>
    <style:style style:name="T801" style:family="text">
      <style:text-properties officeooo:rsid="1be92a77"/>
    </style:style>
    <style:style style:name="T802" style:family="text">
      <style:text-properties officeooo:rsid="1be9774f"/>
    </style:style>
    <style:style style:name="T803" style:family="text">
      <style:text-properties officeooo:rsid="1beb31a4"/>
    </style:style>
    <style:style style:name="T804" style:family="text">
      <style:text-properties officeooo:rsid="1bf0018f"/>
    </style:style>
    <style:style style:name="T805" style:family="text">
      <style:text-properties officeooo:rsid="1bf9beb5"/>
    </style:style>
    <style:style style:name="T806" style:family="text">
      <style:text-properties officeooo:rsid="1bfb018b"/>
    </style:style>
    <style:style style:name="T807" style:family="text">
      <style:text-properties officeooo:rsid="1bfc5673"/>
    </style:style>
    <style:style style:name="T808" style:family="text">
      <style:text-properties officeooo:rsid="1bfffc6a"/>
    </style:style>
    <style:style style:name="T809" style:family="text">
      <style:text-properties officeooo:rsid="1c014cf9"/>
    </style:style>
    <style:style style:name="T810" style:family="text">
      <style:text-properties officeooo:rsid="1c1a5de7"/>
    </style:style>
    <style:style style:name="T811" style:family="text">
      <style:text-properties officeooo:rsid="1c1dd122"/>
    </style:style>
    <style:style style:name="T812" style:family="text">
      <style:text-properties officeooo:rsid="1827b751"/>
    </style:style>
    <style:style style:name="T813" style:family="text">
      <style:text-properties officeooo:rsid="1c278838"/>
    </style:style>
    <style:style style:name="T814" style:family="text">
      <style:text-properties officeooo:rsid="1c3482e3"/>
    </style:style>
    <style:style style:name="T815" style:family="text">
      <style:text-properties officeooo:rsid="1c353327"/>
    </style:style>
    <style:style style:name="T816" style:family="text">
      <style:text-properties officeooo:rsid="1c3b61ec"/>
    </style:style>
    <style:style style:name="T817" style:family="text">
      <style:text-properties officeooo:rsid="1c41d76c"/>
    </style:style>
    <style:style style:name="T818" style:family="text">
      <style:text-properties officeooo:rsid="1c421b72"/>
    </style:style>
    <style:style style:name="T819" style:family="text">
      <style:text-properties officeooo:rsid="1c4382e6"/>
    </style:style>
    <style:style style:name="T820" style:family="text">
      <style:text-properties officeooo:rsid="1c452d62"/>
    </style:style>
    <style:style style:name="T821" style:family="text">
      <style:text-properties officeooo:rsid="1c497a43"/>
    </style:style>
    <style:style style:name="T822" style:family="text">
      <style:text-properties officeooo:rsid="1c561b64"/>
    </style:style>
    <style:style style:name="T823" style:family="text">
      <style:text-properties officeooo:rsid="1c5729d4"/>
    </style:style>
    <style:style style:name="T824" style:family="text">
      <style:text-properties officeooo:rsid="1c5ed653"/>
    </style:style>
    <style:style style:name="T825" style:family="text">
      <style:text-properties officeooo:rsid="1c5f6226"/>
    </style:style>
    <style:style style:name="T826" style:family="text">
      <style:text-properties officeooo:rsid="1c5f772e"/>
    </style:style>
    <style:style style:name="T827" style:family="text">
      <style:text-properties officeooo:rsid="1c6a6397"/>
    </style:style>
    <style:style style:name="T828" style:family="text">
      <style:text-properties officeooo:rsid="1c75ccb4"/>
    </style:style>
    <style:style style:name="T829" style:family="text">
      <style:text-properties officeooo:rsid="1c841dbe"/>
    </style:style>
    <style:style style:name="T830" style:family="text">
      <style:text-properties officeooo:rsid="1c9dbd6e"/>
    </style:style>
    <style:style style:name="T831" style:family="text">
      <style:text-properties officeooo:rsid="1ca00f97"/>
    </style:style>
    <style:style style:name="T832" style:family="text">
      <style:text-properties officeooo:rsid="1ca2efdb"/>
    </style:style>
    <style:style style:name="T833" style:family="text">
      <style:text-properties officeooo:rsid="1ca3fec7"/>
    </style:style>
    <style:style style:name="T834" style:family="text">
      <style:text-properties officeooo:rsid="1ca5d4f3"/>
    </style:style>
    <style:style style:name="T835" style:family="text">
      <style:text-properties officeooo:rsid="1cab484f"/>
    </style:style>
    <style:style style:name="T836" style:family="text">
      <style:text-properties officeooo:rsid="1cb453a0"/>
    </style:style>
    <style:style style:name="T837" style:family="text">
      <style:text-properties officeooo:rsid="1cb6c05a"/>
    </style:style>
    <style:style style:name="T838" style:family="text">
      <style:text-properties officeooo:rsid="1cbdcdfa"/>
    </style:style>
    <style:style style:name="T839" style:family="text">
      <style:text-properties officeooo:rsid="1cbfd181"/>
    </style:style>
    <style:style style:name="T840" style:family="text">
      <style:text-properties officeooo:rsid="1cc1ab1a"/>
    </style:style>
    <style:style style:name="T841" style:family="text">
      <style:text-properties officeooo:rsid="1cc1e25d"/>
    </style:style>
    <style:style style:name="T842" style:family="text">
      <style:text-properties officeooo:rsid="1cc21e17"/>
    </style:style>
    <style:style style:name="T843" style:family="text">
      <style:text-properties style:use-window-font-color="true" fo:font-style="normal" style:text-underline-style="none" style:font-style-asian="normal" style:font-style-complex="normal"/>
    </style:style>
    <style:style style:name="T844" style:family="text">
      <style:text-properties style:use-window-font-color="true" fo:font-style="normal" style:text-underline-style="none" officeooo:rsid="1d022b82" style:font-style-asian="normal" style:font-style-complex="normal"/>
    </style:style>
    <style:style style:name="T845" style:family="text">
      <style:text-properties style:use-window-font-color="true" fo:font-style="normal" style:text-underline-style="none" officeooo:rsid="1d027b0c" style:font-style-asian="normal" style:font-style-complex="normal"/>
    </style:style>
    <style:style style:name="T846" style:family="text">
      <style:text-properties style:use-window-font-color="true" fo:font-style="normal" style:text-underline-style="none" officeooo:rsid="1d041b4e" style:font-style-asian="normal" style:font-style-complex="normal"/>
    </style:style>
    <style:style style:name="T847" style:family="text">
      <style:text-properties style:use-window-font-color="true" fo:font-style="normal" style:text-underline-style="none" officeooo:rsid="1d0a7d76" style:font-style-asian="normal" style:font-style-complex="normal"/>
    </style:style>
    <style:style style:name="T848" style:family="text">
      <style:text-properties style:use-window-font-color="true" fo:font-style="normal" style:text-underline-style="none" officeooo:rsid="1d0b6e26" style:font-style-asian="normal" style:font-style-complex="normal"/>
    </style:style>
    <style:style style:name="T849" style:family="text">
      <style:text-properties style:use-window-font-color="true" fo:font-style="normal" style:text-underline-style="none" officeooo:rsid="1d0b97e5" style:font-style-asian="normal" style:font-style-complex="normal"/>
    </style:style>
    <style:style style:name="T850" style:family="text">
      <style:text-properties style:use-window-font-color="true" fo:font-style="normal" style:text-underline-style="none" officeooo:rsid="1d0d4f4d" style:font-style-asian="normal" style:font-style-complex="normal"/>
    </style:style>
    <style:style style:name="T851" style:family="text">
      <style:text-properties style:use-window-font-color="true" fo:font-style="normal" style:text-underline-style="none" officeooo:rsid="1d0f3fb0" style:font-style-asian="normal" style:font-style-complex="normal"/>
    </style:style>
    <style:style style:name="T852" style:family="text">
      <style:text-properties style:use-window-font-color="true" fo:font-style="normal" style:text-underline-style="none" officeooo:rsid="1debfb71" style:font-style-asian="normal" style:font-style-complex="normal"/>
    </style:style>
    <style:style style:name="T853" style:family="text">
      <style:text-properties style:use-window-font-color="true" fo:font-style="normal" style:text-underline-style="none" officeooo:rsid="1def32cc" style:font-style-asian="normal" style:font-style-complex="normal"/>
    </style:style>
    <style:style style:name="T854" style:family="text">
      <style:text-properties style:use-window-font-color="true" fo:font-style="normal" style:text-underline-style="none" officeooo:rsid="1deff3ae" style:font-style-asian="normal" style:font-style-complex="normal"/>
    </style:style>
    <style:style style:name="T855" style:family="text">
      <style:text-properties style:use-window-font-color="true" fo:font-style="normal" style:text-underline-style="none" officeooo:rsid="1f29dbcc" style:font-style-asian="normal" style:font-style-complex="normal"/>
    </style:style>
    <style:style style:name="T856" style:family="text">
      <style:text-properties fo:color="#007fff" fo:font-style="normal" style:text-underline-style="none" style:font-style-asian="normal" style:font-style-complex="normal"/>
    </style:style>
    <style:style style:name="T857" style:family="text">
      <style:text-properties fo:color="#007fff" fo:font-style="normal" style:text-underline-style="none" officeooo:rsid="1c692c4f" style:font-style-asian="normal" style:font-style-complex="normal"/>
    </style:style>
    <style:style style:name="T858" style:family="text">
      <style:text-properties fo:color="#007fff" fo:font-style="normal" style:text-underline-style="none" officeooo:rsid="1baf7800" style:font-style-asian="normal" style:font-style-complex="normal"/>
    </style:style>
    <style:style style:name="T859" style:family="text">
      <style:text-properties officeooo:rsid="1d11737a"/>
    </style:style>
    <style:style style:name="T860" style:family="text">
      <style:text-properties officeooo:rsid="1d159431"/>
    </style:style>
    <style:style style:name="T861" style:family="text">
      <style:text-properties officeooo:rsid="1d16f60b"/>
    </style:style>
    <style:style style:name="T862" style:family="text">
      <style:text-properties officeooo:rsid="1d17b1cf"/>
    </style:style>
    <style:style style:name="T863" style:family="text">
      <style:text-properties officeooo:rsid="192584cc"/>
    </style:style>
    <style:style style:name="T864" style:family="text">
      <style:text-properties officeooo:rsid="1d220948"/>
    </style:style>
    <style:style style:name="T865" style:family="text">
      <style:text-properties officeooo:rsid="1d22c6fc"/>
    </style:style>
    <style:style style:name="T866" style:family="text">
      <style:text-properties officeooo:rsid="1d23c4af"/>
    </style:style>
    <style:style style:name="T867" style:family="text">
      <style:text-properties officeooo:rsid="1d2520de"/>
    </style:style>
    <style:style style:name="T868" style:family="text">
      <style:text-properties officeooo:rsid="1d25fac5"/>
    </style:style>
    <style:style style:name="T869" style:family="text">
      <style:text-properties officeooo:rsid="1d2953bb"/>
    </style:style>
    <style:style style:name="T870" style:family="text">
      <style:text-properties officeooo:rsid="1d2fdeb8"/>
    </style:style>
    <style:style style:name="T871" style:family="text">
      <style:text-properties officeooo:rsid="1d384bdc"/>
    </style:style>
    <style:style style:name="T872" style:family="text">
      <style:text-properties officeooo:rsid="1d3968dc"/>
    </style:style>
    <style:style style:name="T873" style:family="text">
      <style:text-properties officeooo:rsid="1d3a45eb"/>
    </style:style>
    <style:style style:name="T874" style:family="text">
      <style:text-properties officeooo:rsid="1d422cc8"/>
    </style:style>
    <style:style style:name="T875" style:family="text">
      <style:text-properties officeooo:rsid="1d53e4a5"/>
    </style:style>
    <style:style style:name="T876" style:family="text">
      <style:text-properties officeooo:rsid="1d550640"/>
    </style:style>
    <style:style style:name="T877" style:family="text">
      <style:text-properties officeooo:rsid="1d57a0b4"/>
    </style:style>
    <style:style style:name="T878" style:family="text">
      <style:text-properties officeooo:rsid="1d5ab5e3"/>
    </style:style>
    <style:style style:name="T879" style:family="text">
      <style:text-properties officeooo:rsid="1d5c578a"/>
    </style:style>
    <style:style style:name="T880" style:family="text">
      <style:text-properties fo:color="#6482ff" officeooo:rsid="1d5c578a"/>
    </style:style>
    <style:style style:name="T881" style:family="text">
      <style:text-properties officeooo:rsid="1d5eb735"/>
    </style:style>
    <style:style style:name="T882" style:family="text">
      <style:text-properties officeooo:rsid="1d5ffb50"/>
    </style:style>
    <style:style style:name="T883" style:family="text">
      <style:text-properties officeooo:rsid="1d63e612"/>
    </style:style>
    <style:style style:name="T884" style:family="text">
      <style:text-properties officeooo:rsid="1d73fb42"/>
    </style:style>
    <style:style style:name="T885" style:family="text">
      <style:text-properties officeooo:rsid="1d75ffc5"/>
    </style:style>
    <style:style style:name="T886" style:family="text">
      <style:text-properties officeooo:rsid="1d89163c"/>
    </style:style>
    <style:style style:name="T887" style:family="text">
      <style:text-properties officeooo:rsid="1d8be3b7"/>
    </style:style>
    <style:style style:name="T888" style:family="text">
      <style:text-properties officeooo:rsid="1d8eb544"/>
    </style:style>
    <style:style style:name="T889" style:family="text">
      <style:text-properties officeooo:rsid="1d8fe60c"/>
    </style:style>
    <style:style style:name="T890" style:family="text">
      <style:text-properties officeooo:rsid="1d944136"/>
    </style:style>
    <style:style style:name="T891" style:family="text">
      <style:text-properties officeooo:rsid="1d96bc50"/>
    </style:style>
    <style:style style:name="T892" style:family="text">
      <style:text-properties officeooo:rsid="1d97e66e"/>
    </style:style>
    <style:style style:name="T893" style:family="text">
      <style:text-properties officeooo:rsid="1a34497f"/>
    </style:style>
    <style:style style:name="T894" style:family="text">
      <style:text-properties officeooo:rsid="1a3562c2"/>
    </style:style>
    <style:style style:name="T895" style:family="text">
      <style:text-properties officeooo:rsid="1a39e533"/>
    </style:style>
    <style:style style:name="T896" style:family="text">
      <style:text-properties officeooo:rsid="1da613d3"/>
    </style:style>
    <style:style style:name="T897" style:family="text">
      <style:text-properties officeooo:rsid="1da97581"/>
    </style:style>
    <style:style style:name="T898" style:family="text">
      <style:text-properties officeooo:rsid="1daec05d"/>
    </style:style>
    <style:style style:name="T899" style:family="text">
      <style:text-properties officeooo:rsid="1db13af9"/>
    </style:style>
    <style:style style:name="T900" style:family="text">
      <style:text-properties officeooo:rsid="1db215f1"/>
    </style:style>
    <style:style style:name="T901" style:family="text">
      <style:text-properties officeooo:rsid="1db3c0a0"/>
    </style:style>
    <style:style style:name="T902" style:family="text">
      <style:text-properties officeooo:rsid="1db4ee75"/>
    </style:style>
    <style:style style:name="T903" style:family="text">
      <style:text-properties officeooo:rsid="1dbcba3f"/>
    </style:style>
    <style:style style:name="T904" style:family="text">
      <style:text-properties officeooo:rsid="1dc0150c"/>
    </style:style>
    <style:style style:name="T905" style:family="text">
      <style:text-properties officeooo:rsid="1dc164fc"/>
    </style:style>
    <style:style style:name="T906" style:family="text">
      <style:text-properties officeooo:rsid="1dc527fc"/>
    </style:style>
    <style:style style:name="T907" style:family="text">
      <style:text-properties officeooo:rsid="1dc770a7"/>
    </style:style>
    <style:style style:name="T908" style:family="text">
      <style:text-properties officeooo:rsid="1dcbe43e"/>
    </style:style>
    <style:style style:name="T909" style:family="text">
      <style:text-properties officeooo:rsid="1dcd09fb"/>
    </style:style>
    <style:style style:name="T910" style:family="text">
      <style:text-properties officeooo:rsid="136c9d2e"/>
    </style:style>
    <style:style style:name="T911" style:family="text">
      <style:text-properties officeooo:rsid="1d648cfa"/>
    </style:style>
    <style:style style:name="T912" style:family="text">
      <style:text-properties officeooo:rsid="1de149cb"/>
    </style:style>
    <style:style style:name="T913" style:family="text">
      <style:text-properties officeooo:rsid="1de43098"/>
    </style:style>
    <style:style style:name="T914" style:family="text">
      <style:text-properties officeooo:rsid="1de83d6e"/>
    </style:style>
    <style:style style:name="T915" style:family="text">
      <style:text-properties officeooo:rsid="1dea2104"/>
    </style:style>
    <style:style style:name="T916" style:family="text">
      <style:text-properties officeooo:rsid="1df010fc"/>
    </style:style>
    <style:style style:name="T917" style:family="text">
      <style:text-properties officeooo:rsid="1e0d2c3e"/>
    </style:style>
    <style:style style:name="T918" style:family="text">
      <style:text-properties officeooo:rsid="1e0d89d2"/>
    </style:style>
    <style:style style:name="T919" style:family="text">
      <style:text-properties officeooo:rsid="1e0ddbe3"/>
    </style:style>
    <style:style style:name="T920" style:family="text">
      <style:text-properties officeooo:rsid="1e2448da"/>
    </style:style>
    <style:style style:name="T921" style:family="text">
      <style:text-properties officeooo:rsid="1e24e547"/>
    </style:style>
    <style:style style:name="T922" style:family="text">
      <style:text-properties officeooo:rsid="1e30265f"/>
    </style:style>
    <style:style style:name="T923" style:family="text">
      <style:text-properties officeooo:rsid="1e33970c"/>
    </style:style>
    <style:style style:name="T924" style:family="text">
      <style:text-properties officeooo:rsid="1e3498bb"/>
    </style:style>
    <style:style style:name="T925" style:family="text">
      <style:text-properties officeooo:rsid="1e363036"/>
    </style:style>
    <style:style style:name="T926" style:family="text">
      <style:text-properties officeooo:rsid="1e36debc"/>
    </style:style>
    <style:style style:name="T927" style:family="text">
      <style:text-properties officeooo:rsid="1e38dc47"/>
    </style:style>
    <style:style style:name="T928" style:family="text">
      <style:text-properties officeooo:rsid="1e3b13b0"/>
    </style:style>
    <style:style style:name="T929" style:family="text">
      <style:text-properties officeooo:rsid="1e401b6c"/>
    </style:style>
    <style:style style:name="T930" style:family="text">
      <style:text-properties officeooo:rsid="1e412ba0"/>
    </style:style>
    <style:style style:name="T931" style:family="text">
      <style:text-properties officeooo:rsid="1e461e64"/>
    </style:style>
    <style:style style:name="T932" style:family="text">
      <style:text-properties officeooo:rsid="1e475c70"/>
    </style:style>
    <style:style style:name="T933" style:family="text">
      <style:text-properties officeooo:rsid="1e51a2a5"/>
    </style:style>
    <style:style style:name="T934" style:family="text">
      <style:text-properties officeooo:rsid="1e5b52d1"/>
    </style:style>
    <style:style style:name="T935" style:family="text">
      <style:text-properties officeooo:rsid="1e5d0c9f"/>
    </style:style>
    <style:style style:name="T936" style:family="text">
      <style:text-properties officeooo:rsid="1e5d284a"/>
    </style:style>
    <style:style style:name="T937" style:family="text">
      <style:text-properties officeooo:rsid="1e612297"/>
    </style:style>
    <style:style style:name="T938" style:family="text">
      <style:text-properties officeooo:rsid="1d3b7456"/>
    </style:style>
    <style:style style:name="T939" style:family="text">
      <style:text-properties officeooo:rsid="1e756c05"/>
    </style:style>
    <style:style style:name="T940" style:family="text">
      <style:text-properties officeooo:rsid="1e770ea0"/>
    </style:style>
    <style:style style:name="T941" style:family="text">
      <style:text-properties officeooo:rsid="1ea453dc"/>
    </style:style>
    <style:style style:name="T942" style:family="text">
      <style:text-properties officeooo:rsid="1ea59b5d"/>
    </style:style>
    <style:style style:name="T943" style:family="text">
      <style:text-properties officeooo:rsid="1ea67a25"/>
    </style:style>
    <style:style style:name="T944" style:family="text">
      <style:text-properties officeooo:rsid="1ea690ed"/>
    </style:style>
    <style:style style:name="T945" style:family="text">
      <style:text-properties officeooo:rsid="1eabe80c"/>
    </style:style>
    <style:style style:name="T946" style:family="text">
      <style:text-properties officeooo:rsid="1eada5bf"/>
    </style:style>
    <style:style style:name="T947" style:family="text">
      <style:text-properties officeooo:rsid="1eae0bfd"/>
    </style:style>
    <style:style style:name="T948" style:family="text">
      <style:text-properties officeooo:rsid="1eb4f784"/>
    </style:style>
    <style:style style:name="T949" style:family="text">
      <style:text-properties officeooo:rsid="1eb706aa"/>
    </style:style>
    <style:style style:name="T950" style:family="text">
      <style:text-properties officeooo:rsid="1eba2bb4"/>
    </style:style>
    <style:style style:name="T951" style:family="text">
      <style:text-properties officeooo:rsid="1ebabb04"/>
    </style:style>
    <style:style style:name="T952" style:family="text">
      <style:text-properties officeooo:rsid="1ecd1c57"/>
    </style:style>
    <style:style style:name="T953" style:family="text">
      <style:text-properties officeooo:rsid="1eceaa16"/>
    </style:style>
    <style:style style:name="T954" style:family="text">
      <style:text-properties officeooo:rsid="1ed0403b"/>
    </style:style>
    <style:style style:name="T955" style:family="text">
      <style:text-properties officeooo:rsid="1ed4a13d"/>
    </style:style>
    <style:style style:name="T956" style:family="text">
      <style:text-properties officeooo:rsid="1ed69fa9"/>
    </style:style>
    <style:style style:name="T957" style:family="text">
      <style:text-properties officeooo:rsid="1ed80683"/>
    </style:style>
    <style:style style:name="T958" style:family="text">
      <style:text-properties officeooo:rsid="1edaba95"/>
    </style:style>
    <style:style style:name="T959" style:family="text">
      <style:text-properties officeooo:rsid="1edc7aa9"/>
    </style:style>
    <style:style style:name="T960" style:family="text">
      <style:text-properties officeooo:rsid="1edca72e"/>
    </style:style>
    <style:style style:name="T961" style:family="text">
      <style:text-properties officeooo:rsid="1eddeec2"/>
    </style:style>
    <style:style style:name="T962" style:family="text">
      <style:text-properties officeooo:rsid="1ee7251b"/>
    </style:style>
    <style:style style:name="T963" style:family="text">
      <style:text-properties officeooo:rsid="1eec286f"/>
    </style:style>
    <style:style style:name="T964" style:family="text">
      <style:text-properties officeooo:rsid="1eec2ec2"/>
    </style:style>
    <style:style style:name="T965" style:family="text">
      <style:text-properties officeooo:rsid="1ef2a730"/>
    </style:style>
    <style:style style:name="T966" style:family="text">
      <style:text-properties officeooo:rsid="1ef3ce69"/>
    </style:style>
    <style:style style:name="T967" style:family="text">
      <style:text-properties officeooo:rsid="1f036c10"/>
    </style:style>
    <style:style style:name="T968" style:family="text">
      <style:text-properties officeooo:rsid="1f04fcdb"/>
    </style:style>
    <style:style style:name="T969" style:family="text">
      <style:text-properties officeooo:rsid="1f058f44"/>
    </style:style>
    <style:style style:name="T970" style:family="text">
      <style:text-properties officeooo:rsid="1f0d1208"/>
    </style:style>
    <style:style style:name="T971" style:family="text">
      <style:text-properties officeooo:rsid="153a7f8f"/>
    </style:style>
    <style:style style:name="T972" style:family="text">
      <style:text-properties officeooo:rsid="153ba5ae"/>
    </style:style>
    <style:style style:name="T973" style:family="text">
      <style:text-properties officeooo:rsid="1f101afa"/>
    </style:style>
    <style:style style:name="T974" style:family="text">
      <style:text-properties officeooo:rsid="1f13151d"/>
    </style:style>
    <style:style style:name="T975" style:family="text">
      <style:text-properties officeooo:rsid="1f1761ea"/>
    </style:style>
    <style:style style:name="T976" style:family="text">
      <style:text-properties officeooo:rsid="1f185968"/>
    </style:style>
    <style:style style:name="T977" style:family="text">
      <style:text-properties officeooo:rsid="1f1c0db8"/>
    </style:style>
    <style:style style:name="T978" style:family="text">
      <style:text-properties officeooo:rsid="1f1f52d4"/>
    </style:style>
    <style:style style:name="T979" style:family="text">
      <style:text-properties officeooo:rsid="1f214894"/>
    </style:style>
    <style:style style:name="T980" style:family="text">
      <style:text-properties officeooo:rsid="1f28047e"/>
    </style:style>
    <style:style style:name="T981" style:family="text">
      <style:text-properties officeooo:rsid="1f306ed9"/>
    </style:style>
    <style:style style:name="T982" style:family="text">
      <style:text-properties officeooo:rsid="1f3215f2"/>
    </style:style>
    <style:style style:name="T983" style:family="text">
      <style:text-properties officeooo:rsid="1f33b558"/>
    </style:style>
    <style:style style:name="T984" style:family="text">
      <style:text-properties officeooo:rsid="1f351268"/>
    </style:style>
    <style:style style:name="T985" style:family="text">
      <style:text-properties officeooo:rsid="1f361bdc"/>
    </style:style>
    <style:style style:name="T986" style:family="text">
      <style:text-properties officeooo:rsid="1f4956fd"/>
    </style:style>
    <style:style style:name="T987" style:family="text">
      <style:text-properties officeooo:rsid="1f4b7889"/>
    </style:style>
    <style:style style:name="T988" style:family="text">
      <style:text-properties officeooo:rsid="1f4f7e99"/>
    </style:style>
    <style:style style:name="T989" style:family="text">
      <style:text-properties officeooo:rsid="1f524cbc"/>
    </style:style>
    <style:style style:name="T990" style:family="text">
      <style:text-properties officeooo:rsid="1f55fee9"/>
    </style:style>
    <style:style style:name="T991" style:family="text">
      <style:text-properties officeooo:rsid="1f57bc37"/>
    </style:style>
    <style:style style:name="T992" style:family="text">
      <style:text-properties officeooo:rsid="1f5a4455"/>
    </style:style>
    <style:style style:name="T993" style:family="text">
      <style:text-properties officeooo:rsid="1f5c2a2c"/>
    </style:style>
    <style:style style:name="T994" style:family="text">
      <style:text-properties officeooo:rsid="1f642f46"/>
    </style:style>
    <style:style style:name="T995" style:family="text">
      <style:text-properties officeooo:rsid="1f6504aa"/>
    </style:style>
    <style:style style:name="T996" style:family="text">
      <style:text-properties officeooo:rsid="1f6ec49d"/>
    </style:style>
    <style:style style:name="T997" style:family="text">
      <style:text-properties officeooo:rsid="1f718868"/>
    </style:style>
    <style:style style:name="T998" style:family="text">
      <style:text-properties officeooo:rsid="1f7304d5"/>
    </style:style>
    <style:style style:name="T999" style:family="text">
      <style:text-properties officeooo:rsid="190d1e89"/>
    </style:style>
    <style:style style:name="T1000" style:family="text">
      <style:text-properties officeooo:rsid="1f80df76"/>
    </style:style>
    <style:style style:name="T1001" style:family="text">
      <style:text-properties officeooo:rsid="1f83e655"/>
    </style:style>
    <style:style style:name="T1002" style:family="text">
      <style:text-properties officeooo:rsid="1f8607c8"/>
    </style:style>
    <style:style style:name="T1003" style:family="text">
      <style:text-properties officeooo:rsid="1f8ac9b1"/>
    </style:style>
    <style:style style:name="T1004" style:family="text">
      <style:text-properties officeooo:rsid="1f8bdeef"/>
    </style:style>
    <style:style style:name="T1005" style:family="text">
      <style:text-properties officeooo:rsid="1f910015"/>
    </style:style>
    <style:style style:name="T1006" style:family="text">
      <style:text-properties officeooo:rsid="1f922c51"/>
    </style:style>
    <style:style style:name="T1007" style:family="text">
      <style:text-properties officeooo:rsid="1f9a54db"/>
    </style:style>
    <style:style style:name="T1008" style:family="text">
      <style:text-properties officeooo:rsid="1f9cf616"/>
    </style:style>
    <style:style style:name="T1009" style:family="text">
      <style:text-properties officeooo:rsid="1f9e00ed"/>
    </style:style>
    <style:style style:name="T1010" style:family="text">
      <style:text-properties officeooo:rsid="1fa67ec9"/>
    </style:style>
    <style:style style:name="T1011" style:family="text">
      <style:text-properties officeooo:rsid="1fb10f4c"/>
    </style:style>
    <style:style style:name="T1012" style:family="text">
      <style:text-properties officeooo:rsid="1fb2d0f0"/>
    </style:style>
    <style:style style:name="T1013" style:family="text">
      <style:text-properties officeooo:rsid="1fc14fd7"/>
    </style:style>
    <style:style style:name="T1014" style:family="text">
      <style:text-properties officeooo:rsid="1fc32909"/>
    </style:style>
    <style:style style:name="T1015" style:family="text">
      <style:text-properties officeooo:rsid="1fcbd679"/>
    </style:style>
    <style:style style:name="T1016" style:family="text">
      <style:text-properties officeooo:rsid="1fdc121c"/>
    </style:style>
    <style:style style:name="T1017" style:family="text">
      <style:text-properties officeooo:rsid="1fddd657"/>
    </style:style>
    <style:style style:name="T1018" style:family="text">
      <style:text-properties officeooo:rsid="1fe0bfc8"/>
    </style:style>
    <style:style style:name="T1019" style:family="text">
      <style:text-properties officeooo:rsid="1fe84e95"/>
    </style:style>
    <style:style style:name="T1020" style:family="text">
      <style:text-properties officeooo:rsid="1feeca78"/>
    </style:style>
    <style:style style:name="T1021" style:family="text">
      <style:text-properties officeooo:rsid="1ff0b121"/>
    </style:style>
    <style:style style:name="T1022" style:family="text">
      <style:text-properties officeooo:rsid="1ff15e66"/>
    </style:style>
    <style:style style:name="T1023" style:family="text">
      <style:text-properties officeooo:rsid="1ff87925"/>
    </style:style>
    <style:style style:name="T1024" style:family="text">
      <style:text-properties officeooo:rsid="1ffa3fc7"/>
    </style:style>
    <style:style style:name="T1025" style:family="text">
      <style:text-properties officeooo:rsid="20011288"/>
    </style:style>
    <style:style style:name="T1026" style:family="text">
      <style:text-properties officeooo:rsid="20119af0"/>
    </style:style>
    <style:style style:name="T1027" style:family="text">
      <style:text-properties officeooo:rsid="20155988"/>
    </style:style>
    <style:style style:name="T1028" style:family="text">
      <style:text-properties officeooo:rsid="2017bcfd"/>
    </style:style>
    <style:style style:name="T1029" style:family="text">
      <style:text-properties officeooo:rsid="2026f42c"/>
    </style:style>
    <style:style style:name="T1030" style:family="text">
      <style:text-properties officeooo:rsid="202f608a"/>
    </style:style>
    <style:style style:name="T1031" style:family="text">
      <style:text-properties officeooo:rsid="20325278"/>
    </style:style>
    <style:style style:name="T1032" style:family="text">
      <style:text-properties officeooo:rsid="20327862"/>
    </style:style>
    <style:style style:name="T1033" style:family="text">
      <style:text-properties officeooo:rsid="20345d9f"/>
    </style:style>
    <style:style style:name="T1034" style:family="text">
      <style:text-properties officeooo:rsid="20379c9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
      <text:p text:style-name="P84"><text:span text:style-name="T579">O</text:span><text:span text:style-name="T574">puštěná pevnost</text:span></text:p>
      <text:p text:style-name="P82"/>
      <text:p text:style-name="P82"/>
      <text:p text:style-name="P83"><text:span text:style-name="T637">dobrodružství</text:span> pro hru</text:p>
      <text:p text:style-name="P122">Dakara</text:p>
      <text:p text:style-name="P124"/>
      <text:p text:style-name="P123">dungeoncrawl</text:p>
      <text:p text:style-name="P120"/>
      <text:p text:style-name="P120"/>
      <text:p text:style-name="P121"/>
      <text:p text:style-name="P121"/>
      <text:p text:style-name="P121"/>
      <text:p text:style-name="P121"/>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81"><text:a xlink:type="simple" xlink:href="#__RefHeading___Toc5355_3707205463" text:style-name="Internet_20_link" text:visited-style-name="Internet_20_link">Úvod</text:a><text:tab/>3</text:p>
          <text:p text:style-name="P182"><text:a xlink:type="simple" xlink:href="#__RefHeading___Toc5357_3707205463" text:style-name="Internet_20_link" text:visited-style-name="Internet_20_link">Příprava na hru</text:a><text:tab/>4</text:p>
          <text:p text:style-name="P182"><text:a xlink:type="simple" xlink:href="#__RefHeading___Toc5359_3707205463" text:style-name="Internet_20_link" text:visited-style-name="Internet_20_link">O čem je toto dobrodružství</text:a><text:tab/>4</text:p>
          <text:p text:style-name="P181"><text:a xlink:type="simple" xlink:href="#__RefHeading___Toc4675_1563740365" text:style-name="Internet_20_link" text:visited-style-name="Internet_20_link">Začátek hry</text:a><text:tab/>6</text:p>
          <text:p text:style-name="P181"><text:a xlink:type="simple" xlink:href="#__RefHeading___Toc5369_3707205463" text:style-name="Internet_20_link" text:visited-style-name="Internet_20_link">Místnosti</text:a><text:tab/>7</text:p>
          <text:p text:style-name="P182"><text:a xlink:type="simple" xlink:href="#__RefHeading___Toc2924_1905480466" text:style-name="Internet_20_link" text:visited-style-name="Internet_20_link">Trosky pevnosti</text:a><text:tab/>7</text:p>
          <text:p text:style-name="P182"><text:a xlink:type="simple" xlink:href="#__RefHeading___Toc2926_1905480466" text:style-name="Internet_20_link" text:visited-style-name="Internet_20_link">První podzemní patro</text:a><text:tab/>15</text:p>
          <text:p text:style-name="P182"><text:a xlink:type="simple" xlink:href="#__RefHeading___Toc2928_1905480466" text:style-name="Internet_20_link" text:visited-style-name="Internet_20_link">Druhé podzemní patro</text:a><text:tab/>37</text:p>
          <text:p text:style-name="P181"><text:a xlink:type="simple" xlink:href="#__RefHeading___Toc2930_1905480466" text:style-name="Internet_20_link" text:visited-style-name="Internet_20_link">Konec dobrodružství</text:a><text:tab/>62</text:p>
          <text:p text:style-name="P182"><text:a xlink:type="simple" xlink:href="#__RefHeading___Toc5831_1424409582" text:style-name="Internet_20_link" text:visited-style-name="Internet_20_link">Cena pokladů</text:a><text:tab/>62</text:p>
        </text:index-body>
      </text:table-of-content>
      <text:p text:style-name="P125"/>
      <text:p text:style-name="P3"/>
      <text:p text:style-name="P1">Verze 0.<text:span text:style-name="T941">1</text:span></text:p>
      <text:p text:style-name="P12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6" text:outline-level="1"><text:bookmark-start text:name="__RefHeading___Toc5355_3707205463"/>Úvod<text:bookmark-end text:name="__RefHeading___Toc5355_3707205463"/></text:h>
      <text:p text:style-name="P126">Vítej, Pane nebo Paní jeskyně!</text:p>
      <text:p text:style-name="P78"><text:span text:style-name="T599">Před sebou máš</text:span> dobrodružství <text:span text:style-name="T600">pro hru</text:span> <text:span text:style-name="T592">Dakara</text:span><text:span text:style-name="T593">:</text:span><text:span text:style-name="T592"> </text:span><text:span text:style-name="T593">dungeoncrawl</text:span>. <text:span text:style-name="T601">Kromě této příručky potřebuješ ještě:</text:span></text:p>
      <text:list xml:id="list354136977" text:style-name="L1">
        <text:list-item>
          <text:p text:style-name="P218">2-5 spoluhráčů.</text:p>
        </text:list-item>
      </text:list>
      <text:list xml:id="list3588750160" text:style-name="L2">
        <text:list-item>
          <text:p text:style-name="P220"><text:span text:style-name="T602">Příručku </text:span><text:span text:style-name="T575">Dakara</text:span><text:span text:style-name="T576">:</text:span><text:span text:style-name="T575"> </text:span><text:span text:style-name="T576">d</text:span><text:span text:style-name="T575">ungeoncrawl</text:span><text:span text:style-name="T602"> – najdeš v ní pravidla hry a také návod, jak ji s pomocí této příručky vést.</text:span></text:p>
        </text:list-item>
        <text:list-item>
          <text:p text:style-name="P221">Přiložené deníky postav, karty předmětů <text:span text:style-name="T934">a svitky s texty, které je možné v podzemí najít</text:span>.</text:p>
        </text:list-item>
        <text:list-item>
          <text:p text:style-name="P222"><text:span text:style-name="T935">Čtvrtku</text:span> s předtištěnými obrysy mapy.</text:p>
        </text:list-item>
        <text:list-item>
          <text:p text:style-name="P223"><text:span text:style-name="T603">Šestistěnné k</text:span>ostky.</text:p>
          <text:list>
            <text:list-item>
              <text:p text:style-name="P224">V zásadě stačí i jedna, ale pohodlnější je, když má každý hráč šest vlastních (při sesílání kouzel se hází až šesti kostkam<text:span text:style-name="T604">i</text:span> najednou).</text:p>
            </text:list-item>
          </text:list>
        </text:list-item>
        <text:list-item>
          <text:p text:style-name="P225"><text:span text:style-name="T605">Papír na</text:span> poznámky a něco na psaní (<text:span text:style-name="T936">TODO: </text:span>asi by mělo být přiloženo gumovatelné pero) <text:span text:style-name="T605">nebo nějaký elektronický ekvivalent.</text:span></text:p>
        </text:list-item>
        <text:list-item>
          <text:p text:style-name="P219"><text:span text:style-name="T606">Z</text:span>hruba X hodin volného času – nemusí to být v jednom dni, můžete se sejít několikrát.</text:p>
        </text:list-item>
      </text:list>
      <text:h text:style-name="P210" text:outline-level="2"><text:bookmark-start text:name="__RefHeading___Toc5357_3707205463"/><text:soft-page-break/>Příprava <text:span text:style-name="T607">na hru</text:span><text:bookmark-end text:name="__RefHeading___Toc5357_3707205463"/></text:h>
      <text:p text:style-name="P71"><text:span text:style-name="T608">Před tím, než se poprvé sejdete, si určitě pročti knihu </text:span><text:span text:style-name="T577">Dakara: </text:span><text:span text:style-name="T578">d</text:span><text:span text:style-name="T577">ungeoncrawl</text:span><text:span text:style-name="T608">, zejména kapitolu </text:span><text:span text:style-name="T577">Pro pána jeskyně</text:span><text:span text:style-name="T594">.</text:span><text:span text:style-name="T608"> Z příručky s dobrodružstvím si přečíst zbytek kapitoly </text:span><text:span text:style-name="T577">Úvod</text:span><text:span text:style-name="T608">.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211" text:outline-level="2"><text:bookmark-start text:name="__RefHeading___Toc5359_3707205463"/>O čem je toto dobrodružství<text:bookmark-end text:name="__RefHeading___Toc5359_3707205463"/></text:h>
      <text:p text:style-name="P79"><text:span text:style-name="T933">Tajemný, neodbytný pocit</text:span>, <text:span text:style-name="T933">který postavy přiměl vypravit se do divočiny, je zavede k opuštěné elfí pevnosti,</text:span> kterou <text:span text:style-name="T932">ovšem shodou okolností</text:span> <text:span text:style-name="T931">několik týdnů před postavami</text:span> přišla prozkoumat <text:span text:style-name="T937">jiná</text:span> skupina <text:span text:style-name="T937">složená z pěti</text:span> elfů.<text:line-break/><text:tab/><text:span text:style-name="T932">Ti ovšem na rozdíl od postav měli smůlu, všimli si jich orkové z místního kmene a vyslali za nimi své bojovníky</text:span>. <text:span text:style-name="T609">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183" text:outline-level="3"><text:soft-page-break/>Cíl výpravy</text:h>
      <text:p text:style-name="P110"><text:span text:style-name="T610">C</text:span>ílem postav je najít <text:span text:style-name="T611">to, co je nevysvětlitelně přitahuje.<text:line-break/><text:tab/>Je to magický krystal ukrytý ve svatyni staroelfského</text:span> <text:span text:style-name="T610">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183" text:outline-level="3">Finální souboj</text:h>
      <text:p text:style-name="P105">V tomto dobrodružství žádný finální souboj není. Beleronovu <text:span text:style-name="T917">svatyni</text:span> sice chrání přízrak dávného elfského strážce, ale postavy ho pravděpodobně nebudou mít jak zranit, takže se s ním budou muset vypořádat jinak než bojem – podrobně je to popsáno v <text:span text:style-name="T612">místnosti B14</text:span>.</text:p>
      <text:h text:style-name="Heading_20_1" text:outline-level="1"><text:bookmark-start text:name="__RefHeading___Toc4675_1563740365"/>Začátek hry<text:bookmark-end text:name="__RefHeading___Toc4675_1563740365"/></text:h>
      <text:p text:style-name="P111">Před tím, než začnete, zopakuj hráčům následující informace:</text:p>
      <text:list xml:id="list3207235427" text:style-name="L3">
        <text:list-item>
          <text:p text:style-name="P226">Jejich postavy se vzájemně znají, jsou to přátelé.</text:p>
        </text:list-item>
        <text:list-item>
          <text:p text:style-name="P226">Přišly sem proto, že je cosi nevysvětlitelného táhne do Divočiny – tento pocit je zavedl až k ruinám pevnosti, před kterou teď stojí.</text:p>
        </text:list-item>
        <text:list-item>
          <text:p text:style-name="P226">V<text:span text:style-name="T938">ýprava má víc členů než jen postavy, </text:span>které si právě hráči vytvořili,<text:span text:style-name="T938"> ale dolů do podzemí se vydají jen oni. Ostatní zůstanou v táboře před pevností.</text:span></text:p>
        </text:list-item>
      </text:list>
      <text:list xml:id="list3401118939" text:style-name="L4">
        <text:list-item>
          <text:p text:style-name="P227">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12">Pokud není řečeno jinak:</text:p>
      <text:list xml:id="list2511909727" text:style-name="L5">
        <text:list-item>
          <text:p text:style-name="P228"><text:span text:style-name="T755">V</text:span><text:span text:style-name="T108">šude v podzemí je tma.</text:span></text:p>
        </text:list-item>
        <text:list-item>
          <text:p text:style-name="P229"><text:span text:style-name="T947">C</text:span>hodby v podzemí pevnosti jsou 2 metry široké.</text:p>
        </text:list-item>
        <text:list-item>
          <text:p text:style-name="P229"><text:span text:style-name="T947">S</text:span>tropy chodeb i místností jsou 3 metry vysoké.</text:p>
        </text:list-item>
        <text:list-item>
          <text:p text:style-name="P229">Stěny, strop i podlaha jsou pokryté dlaždicemi z tvrdého kamene poskládanými s takovou přesností, že se do spáry nevejde <text:span text:style-name="T754">čepel</text:span> nože.</text:p>
          <text:list>
            <text:list-item>
              <text:p text:style-name="P230">Pod dlaždicemi je obvykle pevná skála, místy suť a hlína (skalní masív pod pevností není úplně jednolitý).</text:p>
            </text:list-item>
          </text:list>
        </text:list-item>
        <text:list-item>
          <text:p text:style-name="P229"><text:span text:style-name="T161">O</text:span><text:span text:style-name="T160">byčejné dveře jsou dřevěné s kovovými panty.</text:span></text:p>
        </text:list-item>
        <text:list-item>
          <text:p text:style-name="P229"><text:span text:style-name="T161">B</text:span><text:span text:style-name="T160">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1">Pevnost stojí na vysoké, nepřístupné skále. <text:span text:style-name="T712">Ze západu k ní vede kamenný most.</text:span> <text:span text:style-name="T713">Střechy jsou zřícené a cimbuří pobořené, ale hradby stále stojí a nikde nejsou prolomené.</text:span></text:p>
      <text:list xml:id="list2199142993" text:style-name="L6">
        <text:list-item>
          <text:p text:style-name="P232">Když budou chtít hráči šplhat po skále, místo aby šli po mostě, tak samozřejmě můžou.</text:p>
          <text:list>
            <text:list-item>
              <text:p text:style-name="P231"><text:span text:style-name="T721">Hradby jsou kolmé a</text:span> hladk<text:span text:style-name="T720">é</text:span>, není za co se chytit.</text:p>
              <text:list>
                <text:list-item>
                  <text:p text:style-name="P231">Pomůže například zatlučení skob.</text:p>
                </text:list-item>
              </text:list>
            </text:list-item>
          </text:list>
        </text:list-item>
      </text:list>
      <text:p text:style-name="P101"><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20">Obrysy spodních pater představují odhad postav, co se může vejít do skalního masívu, na kterém pevnost stojí.</text:span></text:p>
      <text:h text:style-name="P184" text:outline-level="3">A1 – most</text:h>
      <text:p text:style-name="P13">Most je kamenný a překvapivě zachovalý.</text:p>
      <text:p text:style-name="P13">Pevnost z dálky vypadala impozantně, z blízka je ale vidět, že už dávno nemá střechy a kdysi mocné <text:span text:style-name="T700">hradby</text:span> <text:span text:style-name="T700">se začínají rozpadat. Brána je zkroucená a vyvrácená.</text:span></text:p>
      <text:p text:style-name="P88"><text:span text:style-name="T295">Po</text:span><text:span text:style-name="T214"> hradbách </text:span><text:span text:style-name="T219">chodí</text:span><text:span text:style-name="T214"> </text:span><text:span text:style-name="T215">osamělý voják. Je ale podivně nezřetelný, jako kdyby byl částečně průhledný</text:span><text:span text:style-name="T214">.</text:span></text:p>
      <text:list xml:id="list439536414" text:style-name="L7">
        <text:list-item>
          <text:p text:style-name="P233"><text:span text:style-name="T217">Drží</text:span><text:span text:style-name="T178"> kopí a </text:span><text:span text:style-name="T216">štít</text:span>.</text:p>
        </text:list-item>
        <text:list-item>
          <text:p text:style-name="P234">Tam, kde jsou hradby pobořené, <text:span text:style-name="T948">chodí vzduchem</text:span>, jako kdyby pro něj zřícené nebyly.</text:p>
        </text:list-item>
        <text:list-item>
          <text:p text:style-name="P313">Postav si nebude všímat.</text:p>
        </text:list-item>
        <text:list-item>
          <text:p text:style-name="P314"><text:span text:style-name="T939">H</text:span>ýbe ústy, jako kdyby mluvil, ale není nic slyšet <text:span text:style-name="T939">(protože je nehmotný)</text:span>.</text:p>
          <text:list>
            <text:list-item>
              <text:p text:style-name="P313">Jediný způsob, jak se s ním <text:span text:style-name="T703">lze mluvit</text:span>, je použít kouzlo <text:span text:style-name="T218">p</text:span><text:span text:style-name="T179">řenos myšlenek</text:span><text:span text:style-name="T621"> (více viz B14).</text:span></text:p>
              <text:list>
                <text:list-item>
                  <text:p text:style-name="P315">S postavami bude jednat, jako kdyby to byli návštěvníci pevnosti.</text:p>
                </text:list-item>
                <text:list-item>
                  <text:p text:style-name="P315"><text:soft-page-break/>Bude se tvářit, jako že je všechno v pořádku, pevnost stále stojí a on má rozkaz <text:span text:style-name="T705">b</text:span>ránit ji před orky a gobliny.</text:p>
                </text:list-item>
              </text:list>
            </text:list-item>
          </text:list>
        </text:list-item>
        <text:list-item>
          <text:p text:style-name="P316">Když jej postavy napadnou, bude se bránit, ale nebude je pronásledovat. Je nehmotný, takže ho nejspíš nemají jak zranit (<text:span text:style-name="T940">o boji s přízrakem</text:span> viz B1<text:span text:style-name="T902">4</text:span>).</text:p>
        </text:list-item>
        <text:list-item>
          <text:p text:style-name="P317">Když někdo vstoupí do Belerovnovy <text:span text:style-name="T917">svatyně</text:span> (místnost B1<text:span text:style-name="T902">4</text:span>), <text:span text:style-name="T702">přízrak se tam teleportuje (a tedy z hradeb zmizí).</text:span></text:p>
        </text:list-item>
      </text:list>
      <text:h text:style-name="P185" text:outline-level="3">A<text:span text:style-name="T699">2</text:span> – brána</text:h>
      <text:p text:style-name="P12"><text:span text:style-name="T949">Vyvrácená b</text:span>rána je <text:span text:style-name="T949">porostlá mechem a popínavými rostlinami</text:span>. <text:span text:style-name="T695">Chodba za ní nejspíš kdysi měla strop, zbývají z něj už ale jen zbytky nosných oblouků.</text:span></text:p>
      <text:p text:style-name="P17">V chodbě za branou jsou <text:span text:style-name="T800">dvě</text:span> mrtvoly orků.</text:p>
      <text:list xml:id="list2752220279" text:style-name="L8">
        <text:list-item>
          <text:p text:style-name="P235">Orkové jsou o poznání větší a silnější než lidé (dokonce i oproti seveřanům). Mají tmavou, hnědozelenou kůži bez vlasů, <text:span text:style-name="T697">rostou jim výrazně zvětšené horní i dolní tesáky a místo nehtů mají krátké ostré drápy.</text:span></text:p>
        </text:list-item>
        <text:list-item>
          <text:p text:style-name="P236">Mrtvolně páchnou, ale <text:span text:style-name="T696">jejich těla se ještě nezačala rozkládat.</text:span></text:p>
        </text:list-item>
      </text:list>
      <text:list xml:id="list2286340916" text:style-name="L9">
        <text:list-item>
          <text:p text:style-name="P237"><text:span text:style-name="T706">L</text:span>eží, jako kdyby padli, když se snažili dostat dovnitř <text:span text:style-name="T698">a mají v sobě zepředu zabodané šípy.</text:span></text:p>
          <text:list>
            <text:list-item>
              <text:p text:style-name="P318"><text:span text:style-name="T908">Žádné ze zranění od šípů nevypadá smrtelně</text:span>. <text:span text:style-name="T950">Oba orky zřejmě zabilo něco jiného: </text:span><text:span text:style-name="T287">Zčernalá rána zhruba o velikosti vlašského ořechu, která prochází hrudí skrz naskrz.</text:span></text:p>
            </text:list-item>
            <text:list-item>
              <text:p text:style-name="P319"><text:soft-page-break/><text:span text:style-name="T951">Šípy jsou nové, s kvalitním ocelovým hrotem, a většina jich jde stále</text:span> použít.</text:p>
              <text:list>
                <text:list-item>
                  <text:p text:style-name="P319"><text:span text:style-name="T701">J</text:span>e zde <text:span text:style-name="T801">6</text:span> použitelných šípů.</text:p>
                </text:list-item>
              </text:list>
            </text:list-item>
          </text:list>
        </text:list-item>
        <text:list-item>
          <text:p text:style-name="P443"><text:span text:style-name="T499">Oba orkové</text:span><text:span text:style-name="T381"> m</text:span><text:span text:style-name="T499">ají</text:span><text:span text:style-name="T381"> o</text:span><text:span text:style-name="T380">blečenou lehkou orkskou zbroj</text:span><text:span text:style-name="T378">,</text:span><text:span text:style-name="T381"> </text:span><text:span text:style-name="T388">na provaze </text:span><text:span text:style-name="T381">p</text:span><text:span text:style-name="T379">řes rameno </text:span><text:span text:style-name="T389">zavěšený </text:span><text:span text:style-name="T382">měch na vodu</text:span><text:span text:style-name="T384">,</text:span><text:span text:style-name="T382"> </text:span><text:span text:style-name="T384">n</text:span><text:span text:style-name="T383">a opasku kožený pytlík se sušeným masem </text:span><text:span text:style-name="T385">a u </text:span><text:span text:style-name="T387">pasu</text:span><text:span text:style-name="T386"> </text:span><text:span text:style-name="T213">pazourkový nůž</text:span><text:span text:style-name="T386"> (karta).</text:span></text:p>
          <text:list>
            <text:list-item>
              <text:list>
                <text:list-item>
                  <text:p text:style-name="P444"><text:span text:style-name="T381">Orkská zbroj je p</text:span><text:span text:style-name="T333">ro postavy moc velká.</text:span></text:p>
                </text:list-item>
                <text:list-item>
                  <text:p text:style-name="P446"><text:span text:style-name="T333">V jednom z </text:span><text:span text:style-name="T381">měchů</text:span><text:span text:style-name="T333"> není voda, ale pálenka</text:span><text:span text:style-name="T383">.</text:span></text:p>
                </text:list-item>
              </text:list>
            </text:list-item>
            <text:list-item>
              <text:p text:style-name="P447"><text:span text:style-name="T425">Jeden z nich má u sebe m</text:span><text:span text:style-name="T333">alou dřevěnou krabičku </text:span><text:span text:style-name="T377">(tak akorát do kapsy)</text:span><text:span text:style-name="T333"> s odsouvacím víkem </text:span><text:span text:style-name="T500">(karta </text:span><text:span text:style-name="T311">dřevěná krabička</text:span><text:span text:style-name="T500">)</text:span><text:span text:style-name="T333">.</text:span></text:p>
              <text:list>
                <text:list-item>
                  <text:p text:style-name="P448"><text:span text:style-name="T333">Nedávej hráčům kartu ani jim neříkej, co prášek </text:span><text:span text:style-name="T501">uvnitř</text:span><text:span text:style-name="T333"> dělá, dokud to nějaká postava nevyzkouší.</text:span></text:p>
                </text:list-item>
                <text:list-item>
                  <text:p text:style-name="P447"><text:span text:style-name="T333">Uvnitř je silně aromatický </text:span><text:span text:style-name="T372">hnědý</text:span><text:span text:style-name="T333"> prášek.</text:span></text:p>
                  <text:list>
                    <text:list-item>
                      <text:p text:style-name="P447"><text:span text:style-name="T333">Je to </text:span><text:span text:style-name="T372">6</text:span><text:span text:style-name="T371"> dávek</text:span><text:span text:style-name="T333"> šňupací drog</text:span><text:span text:style-name="T371">y</text:span><text:span text:style-name="T333">.</text:span></text:p>
                      <text:list>
                        <text:list-item>
                          <text:p text:style-name="P451"><text:span text:style-name="T333">Způsobuje </text:span><text:span text:style-name="T373">omamný pocit síly a nezranitelno</text:span><text:span text:style-name="T374">s</text:span><text:span text:style-name="T373">ti. </text:span><text:span text:style-name="T375">Zhruba po hodině účinek vyprchá a na další hodinu zb</text:span><text:span text:style-name="T376">u</text:span><text:span text:style-name="T375">de nepříjemná hořká pachuť v ústech.</text:span></text:p>
                        </text:list-item>
                      </text:list>
                    </text:list-item>
                  </text:list>
                </text:list-item>
              </text:list>
            </text:list-item>
            <text:list-item>
              <text:p text:style-name="P320"><text:span text:style-name="T802">Jeden z orků má</text:span> kamennou palici (karta), <text:span text:style-name="T802">druhý</text:span> jednoruční kyj (karta <text:span text:style-name="T318">kyj</text:span>).</text:p>
            </text:list-item>
          </text:list>
        </text:list-item>
      </text:list>
      <text:h text:style-name="P186" text:outline-level="3"><text:soft-page-break/>A3 – nádvoří</text:h>
      <text:p text:style-name="P91"><text:span text:style-name="T222">Zdi jsou pobořené, </text:span><text:span text:style-name="T223">střechy</text:span><text:span text:style-name="T222"> </text:span><text:span text:style-name="T223">dávno zřícené</text:span><text:span text:style-name="T222">, všude je spousta suti </text:span><text:span text:style-name="T224">a nezvykle velkých pavučin</text:span><text:span text:style-name="T222">. </text:span><text:span text:style-name="T223">V místnostech jsou křížem krážem popadané nosné trámy. </text:span><text:span text:style-name="T222">Ruiny jsou prorostlé travou a nízkými keři, na několika místech se uchytily dokonce i stromy.</text:span></text:p>
      <text:p text:style-name="P89">Celou pevnost ber jako jednu místnost – když ji hráči prohledají, narazí na následující zajímavé detaily <text:span text:style-name="T714">(v libovolném pořadí – řiď se tím, co ti řeknou, že dělají)</text:span>:</text:p>
      <text:list xml:id="list1206010953" text:style-name="L10">
        <text:list-item>
          <text:p text:style-name="P452">studna (A<text:span text:style-name="T708">4</text:span>)</text:p>
        </text:list-item>
        <text:list-item>
          <text:p text:style-name="P452">mňoukání (A<text:span text:style-name="T708">5</text:span>)</text:p>
        </text:list-item>
        <text:list-item>
          <text:p text:style-name="P452">pozůstatky po táboru elfů <text:span text:style-name="T707">(A6)</text:span></text:p>
        </text:list-item>
        <text:list-item>
          <text:p text:style-name="P321">zřícený mostek na boční věž (A7)</text:p>
        </text:list-item>
      </text:list>
      <text:h text:style-name="Heading_20_3" text:outline-level="3"><text:span text:style-name="T613">A4 – s</text:span>tudna</text:h>
      <text:p text:style-name="P14"><text:span text:style-name="T614">Studna je hluboká a p</text:span>lná nepřirozeně velkých pavučin.</text:p>
      <text:list xml:id="list3171520198" text:style-name="L11">
        <text:list-item>
          <text:p text:style-name="P454">Pavučiny jsou plné <text:span text:style-name="T756">různě velkých</text:span> pavouků –<text:span text:style-name="T756"> největší jsou asi jako dlaň</text:span>.</text:p>
          <text:list>
            <text:list-item>
              <text:p text:style-name="P455">Tito pavouci jsou sice jedovatí, ale nejsou nebezpeční – na postavy útočit nebudou, naopak se jim klidí z cesty.</text:p>
            </text:list-item>
          </text:list>
        </text:list-item>
        <text:list-item>
          <text:p text:style-name="P453"><text:span text:style-name="T140">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456">Dolů není vidět, dokud tam postavy něčím neposvítí.</text:p>
          <text:list>
            <text:list-item>
              <text:p text:style-name="P457">Hladina je 15 metrů hluboko.</text:p>
            </text:list-item>
            <text:list-item>
              <text:p text:style-name="P458"><text:soft-page-break/>5 metrů nad hladinou do studny ústí boční chodba (viz C1).</text:p>
              <text:list>
                <text:list-item>
                  <text:p text:style-name="P459">Dá se tam celkem snadno sešplhat (i bez lana).</text:p>
                </text:list-item>
              </text:list>
            </text:list-item>
          </text:list>
        </text:list-item>
      </text:list>
      <text:h text:style-name="Heading_20_3" text:outline-level="3">A<text:span text:style-name="T709">5</text:span> – bývalá kuchyně</text:h>
      <text:p text:style-name="P15"><text:span text:style-name="T615">Ze zdi</text:span> se ozývá <text:span text:style-name="T616">slabé,</text:span> mnohohlasné mňoukání.</text:p>
      <text:list xml:id="list1651342885" text:style-name="L12">
        <text:list-item>
          <text:p text:style-name="P460"><text:span text:style-name="T127">Ve zdi, odkud se mňoukání ozývá, je š</text:span><text:span text:style-name="T10">ikmá </text:span><text:span text:style-name="T131">šachta</text:span><text:span text:style-name="T10"> dolů.</text:span></text:p>
          <text:list>
            <text:list-item>
              <text:p text:style-name="P464">Zevnitř je cítit kočičí zápach.</text:p>
            </text:list-item>
            <text:list-item>
              <text:p text:style-name="P461"><text:span text:style-name="T128">Má obdélníkový průřez a j</text:span><text:span text:style-name="T129">e poměrně úzká – </text:span><text:span text:style-name="T130">asi jako</text:span><text:span text:style-name="T129"> pecen chleba.</text:span></text:p>
              <text:list>
                <text:list-item>
                  <text:p text:style-name="P465">Žádná z postav tudy rozhodně neproleze.</text:p>
                </text:list-item>
                <text:list-item>
                  <text:p text:style-name="P462"><text:span text:style-name="T9">Do</text:span><text:span text:style-name="T10"> spodní </text:span><text:span text:style-name="T9">st</text:span><text:span text:style-name="T132">ěny </text:span><text:span text:style-name="T131">šachty </text:span><text:span text:style-name="T133">jsou </text:span><text:span text:style-name="T137">směrem dolů</text:span><text:span text:style-name="T9"> vsazeny </text:span><text:span text:style-name="T134">dva rovnoběžné, rzí pokryté </text:span><text:span text:style-name="T137">železné</text:span><text:span text:style-name="T134"> pruhy.</text:span></text:p>
                  <text:list>
                    <text:list-item>
                      <text:p text:style-name="P463"><text:span text:style-name="T162">(</text:span><text:span text:style-name="T135">Jsou to</text:span><text:span text:style-name="T134"> kolejnice, po kterých se dolů spouštěl vozík se zásobami</text:span><text:span text:style-name="T9">.</text:span><text:span text:style-name="T162">)</text:span></text:p>
                    </text:list-item>
                  </text:list>
                </text:list-item>
              </text:list>
            </text:list-item>
            <text:list-item>
              <text:p text:style-name="P510"><text:span text:style-name="T136">D</text:span><text:span text:style-name="T4">ole šachta ústí do místnosti B5 (kuchyně).</text:span></text:p>
            </text:list-item>
          </text:list>
        </text:list-item>
      </text:list>
      <text:h text:style-name="P187" text:outline-level="3">A6 – pozůstatky po tábořišti</text:h>
      <text:p text:style-name="P16">Na nádvoří je z kamenů poskládané ohniště, <text:span text:style-name="T715">někdo je ale na dvou místech rozkopnul.</text:span> <text:span text:style-name="T711">Kolem jsou do kruhu rozestavěné větší balvany a kusy nosných trámů, zřejmě na sezení.</text:span></text:p>
      <text:list xml:id="list661827782" text:style-name="L13">
        <text:list-item>
          <text:p text:style-name="P238">V ohništi jsou zbytky popel<text:span text:style-name="T717">a</text:span>.</text:p>
          <text:list>
            <text:list-item>
              <text:p text:style-name="P322">Někdo do něj zřejmě opakovaně <text:span text:style-name="T952">šlapal</text:span> a roznesl ho kolem ohniště.</text:p>
              <text:list>
                <text:list-item>
                  <text:p text:style-name="P323"><text:soft-page-break/>Stopy jsou nečitelné – příliš rozmazané a zřejmě několikrát rozmyté deštěm.</text:p>
                </text:list-item>
              </text:list>
            </text:list-item>
          </text:list>
        </text:list-item>
        <text:list-item>
          <text:p text:style-name="P239"><text:span text:style-name="T716">N</text:span>a zemi <text:span text:style-name="T716">kolem ohniště</text:span> jsou poházené rozšlapané zbytky jídla. Na několika místech jsou stopy zaschlé krve.</text:p>
        </text:list-item>
        <text:list-item>
          <text:p text:style-name="P240">Mezi dvěma kameny je zapad<text:span text:style-name="T893">l</text:span>ý dřevěný <text:span text:style-name="T894">pohár na pití</text:span>.</text:p>
        </text:list-item>
        <text:list-item>
          <text:p text:style-name="P241">Kus od ohniště <text:span text:style-name="T895">dnem vzhůru leží nepoškozená dřevěná miska.</text:span></text:p>
          <text:list>
            <text:list-item>
              <text:p text:style-name="P242"><text:span text:style-name="T390">J</text:span><text:span text:style-name="T333">sou v ní plesnivé zbytky nějaké kaše.</text:span></text:p>
            </text:list-item>
          </text:list>
        </text:list-item>
        <text:list-item>
          <text:p text:style-name="P241"><text:span text:style-name="T895">Vedle misky </text:span>je do země zašlápnutá zlomená dřevěná lžíce.</text:p>
          <text:list>
            <text:list-header>
              <text:p text:style-name="P324">Všechno nádobí <text:span text:style-name="T718">(pohár, miska i lžíce)</text:span> je kvalitně řemeslně zpracované, jako od řezbáře z města.</text:p>
            </text:list-header>
          </text:list>
        </text:list-item>
        <text:list-item>
          <text:p text:style-name="P243">O kus dál je u stěny pohozených 5 prázdných toren.</text:p>
          <text:list>
            <text:list-item>
              <text:p text:style-name="P325">Jsou špinavé, ale <text:span text:style-name="T953">nové a</text:span> stále funkční.</text:p>
            </text:list-item>
            <text:list-item>
              <text:p text:style-name="P326">Kolem je rozházeno:</text:p>
              <text:list>
                <text:list-item>
                  <text:p text:style-name="P326">5 pokrývek</text:p>
                  <text:list>
                    <text:list-item>
                      <text:p text:style-name="P326">Jsou nasáklé deštěm a začínají plesnivět.</text:p>
                    </text:list-item>
                  </text:list>
                </text:list-item>
                <text:list-item>
                  <text:p text:style-name="P326">3 křesadla</text:p>
                  <text:list>
                    <text:list-item>
                      <text:p text:style-name="P326">Troud už je nepoužitelný.</text:p>
                    </text:list-item>
                  </text:list>
                </text:list-item>
                <text:list-item>
                  <text:p text:style-name="P326">Zbytky trvanlivého jídla.</text:p>
                </text:list-item>
                <text:list-item>
                  <text:p text:style-name="P327"><text:span text:style-name="T954">Lojové svíce na 2 dny svícení</text:span>.</text:p>
                </text:list-item>
                <text:list-item>
                  <text:p text:style-name="P328">2 celty (jsou stále funkční).</text:p>
                </text:list-item>
              </text:list>
            </text:list-item>
          </text:list>
        </text:list-item>
      </text:list>
      <text:h text:style-name="Heading_20_3" text:outline-level="3"><text:soft-page-break/><text:span text:style-name="T691">A7</text:span> – zřícený můstek k boční věži</text:h>
      <text:p text:style-name="P31"><text:span text:style-name="T787">Můstek, po kterém se zřejmě chodilo do boční věže, je zřícený. </text:span>Na zemi před ním <text:span text:style-name="T804">čelem k pevnosti</text:span> leží mrtvý elf.</text:p>
      <text:list xml:id="list1102824252" text:style-name="L14">
        <text:list-item>
          <text:p text:style-name="P244">J<text:span text:style-name="T788">eho tvář je rozbitá k nepoznání. Na těle má smrtelné rány od těžkých, drtivých zbraní.</text:span></text:p>
        </text:list-item>
        <text:list-item>
          <text:p text:style-name="P511"><text:span text:style-name="T473">Jeho oblečení je potrhané a pokryté krví, ale stále </text:span><text:span text:style-name="T474">jde</text:span><text:span text:style-name="T473"> poznat, že je to kvalitní oděv </text:span><text:span text:style-name="T475">bohatého měšťana</text:span><text:span text:style-name="T473">.</text:span></text:p>
        </text:list-item>
        <text:list-item>
          <text:p text:style-name="P512"><text:span text:style-name="T286">M</text:span><text:span text:style-name="T178">á oblečenou</text:span><text:span text:style-name="T333"> lehkou zbroj (karta).</text:span></text:p>
          <text:list>
            <text:list-item>
              <text:p text:style-name="P513"><text:span text:style-name="T333">Na hrudi pod zbrojí má zastrčený pomačkaný, ale stále funkční svitek s kouzlem </text:span><text:span text:style-name="T178">kulový blesk</text:span><text:span text:style-name="T333"> (karta).</text:span></text:p>
            </text:list-item>
          </text:list>
        </text:list-item>
        <text:list-item>
          <text:p text:style-name="P245">Mrtvolně páchne, zřejmě tu leží už <text:span text:style-name="T797">dlouho</text:span>.</text:p>
        </text:list-item>
      </text:list>
      <text:p text:style-name="P50">Věž <text:span text:style-name="T955">má základy</text:span> níž než zbytek pevnosti, takže můstek nevede k její patě, ale do druhého patra.</text:p>
      <text:list xml:id="list81343960" text:style-name="L15">
        <text:list-item>
          <text:p text:style-name="P514">Ve vchodu nejsou dveře, je to <text:span text:style-name="T956">jen</text:span> <text:span text:style-name="T719">obdélníková</text:span> díra dovnitř.</text:p>
        </text:list-item>
      </text:list>
      <text:p text:style-name="P80"><text:span text:style-name="T118">Několik</text:span><text:span text:style-name="T586"> možností</text:span><text:span text:style-name="T574">, jak se dostat </text:span><text:span text:style-name="T587">do věže</text:span><text:span text:style-name="T617"> (hráči mohou samozřejmě vymyslet i další)</text:span>:</text:p>
      <text:list xml:id="list1945806235" text:style-name="L16">
        <text:list-item>
          <text:p text:style-name="P515">Vyšplhat po <text:span text:style-name="T618">skále a po stěně věže</text:span>.</text:p>
          <text:list>
            <text:list-item>
              <text:p text:style-name="P246">Po skále se šplhá dobře, ale stěna věže je hladká, není za co se chytit.</text:p>
              <text:list>
                <text:list-item>
                  <text:p text:style-name="P516">Pomůže <text:span text:style-name="T619">například</text:span> zatlučení skob.</text:p>
                </text:list-item>
              </text:list>
            </text:list-item>
          </text:list>
        </text:list-item>
        <text:list-item>
          <text:p text:style-name="P517">Něčím přemostit zřícený můstek.</text:p>
          <text:list>
            <text:list-item>
              <text:p text:style-name="P518">V pevnosti je spousta popadaných střešních trámů, některé z nich určitě půjdou použít.</text:p>
            </text:list-item>
          </text:list>
        </text:list-item>
        <text:list-item>
          <text:p text:style-name="P519"><text:soft-page-break/>Přeskočit</text:p>
          <text:list>
            <text:list-item>
              <text:p text:style-name="P519">Je to dost daleko, ale <text:span text:style-name="T957">s rozběhem to</text:span> zvládne každý, kdo nemá vážné zranění <text:span text:style-name="T620">a odloží veškerou zátěž.</text:span></text:p>
            </text:list-item>
          </text:list>
        </text:list-item>
      </text:list>
      <text:h text:style-name="Heading_20_3" text:outline-level="3">A<text:span text:style-name="T710">8</text:span> – horní patro boční věže</text:h>
      <text:p text:style-name="P87"><text:span text:style-name="T220">Věž nemá strop ani střechu</text:span><text:span text:style-name="T178">, dírou nahoře je vidět obloha. </text:span><text:span text:style-name="T225">Podlaha je pokrytá troskami.</text:span><text:span text:style-name="T178"> </text:span><text:span text:style-name="T221">Dolů vede točité schodiště.</text:span></text:p>
      <text:list xml:id="list4202154971" text:style-name="L17">
        <text:list-item>
          <text:p text:style-name="P520">O patro níž schodiště zčásti chybí, takže dolů se musí sešplhat (viz B<text:span text:style-name="T832">7</text:span>).</text:p>
        </text:list-item>
      </text:list>
      <text:h text:style-name="Heading_20_2" text:outline-level="2"><text:bookmark-start text:name="__RefHeading___Toc2926_1905480466"/>První podzemní patro<text:bookmark-end text:name="__RefHeading___Toc2926_1905480466"/></text:h>
      <text:h text:style-name="P188" text:outline-level="3"><text:span text:style-name="T334">B</text:span><text:span text:style-name="T333">1 – dílna</text:span></text:h>
      <text:p text:style-name="P106"><text:span text:style-name="T285">D</text:span><text:span text:style-name="T264">o místnosti </text:span><text:span text:style-name="T285">vedou zavřené obyčejné dveře</text:span><text:span text:style-name="T264">. Mají kliku</text:span><text:span text:style-name="T262"> a</text:span><text:span text:style-name="T261"> </text:span><text:span text:style-name="T263">klíčovou dírk</text:span><text:span text:style-name="T264">u</text:span><text:span text:style-name="T261">.</text:span></text:p>
      <text:list xml:id="list1635724649" text:style-name="L18">
        <text:list-item>
          <text:p text:style-name="P329"><text:span text:style-name="T178">Jsou zamčené</text:span>, klíč je v zámku zevnitř (ze strany z <text:span text:style-name="T958">místnosti</text:span> B1).</text:p>
        </text:list-item>
        <text:list-item>
          <text:p text:style-name="P330"><text:span text:style-name="T959">D</text:span>ají <text:span text:style-name="T959">se</text:span> vyrazit <text:span text:style-name="T960">ramenem</text:span>.</text:p>
        </text:list-item>
        <text:list-item>
          <text:p text:style-name="P332">Klíč v zámku <text:span text:style-name="T1001">má na sobě vyryté elfské písmeno ‚D</text:span><text:span text:style-name="T741">’ </text:span><text:span text:style-name="T172">a</text:span> je <text:span text:style-name="T838">přidělaný na kroužku spolu s dalšími dvěma klíči:</text:span></text:p>
          <text:list>
            <text:list-item>
              <text:list>
                <text:list-item>
                  <text:p text:style-name="P333"><text:span text:style-name="T965">klíč s</text:span> <text:span text:style-name="T1002">písmenem</text:span> ‚<text:span text:style-name="T740">K</text:span><text:span text:style-name="T725">’</text:span></text:p>
                  <text:list>
                    <text:list-item>
                      <text:p text:style-name="P467"><text:span text:style-name="T966">Odemyká</text:span> dveř<text:span text:style-name="T966">e</text:span> B4-d1, <text:s/>B5-d1 a B6-d1.</text:p>
                    </text:list-item>
                  </text:list>
                </text:list-item>
                <text:list-item>
                  <text:p text:style-name="P468"><text:span text:style-name="T965">klíč s písmenem</text:span> ‚<text:span text:style-name="T725">S’</text:span></text:p>
                  <text:list>
                    <text:list-item>
                      <text:p text:style-name="P469">Odemyká dveře do místnosti C13.</text:p>
                    </text:list-item>
                  </text:list>
                </text:list-item>
              </text:list>
            </text:list-item>
          </text:list>
        </text:list-item>
      </text:list>
      <text:p text:style-name="P69"><text:soft-page-break/>Když se postavy pokusí dveře vyrazit <text:span text:style-name="T592">(nebo jinak hlasitě otevřít)</text:span>, zevnitř místnosti se ozve vyděšené vyjeknutí.</text:p>
      <text:list xml:id="list201127457" text:style-name="L19">
        <text:list-item>
          <text:p text:style-name="P429"><text:span text:style-name="T922">Vyjeknutí má na svědomí</text:span> socha trpaslice <text:span text:style-name="T961">(</text:span>viz d<text:span text:style-name="T961">ále)</text:span>.</text:p>
        </text:list-item>
      </text:list>
      <text:p text:style-name="P10">V severní části místnosti je pracovní stůl s rozpraskanou dřevěnou deskou <text:span text:style-name="T914">a dřevěnou židlí</text:span>. U stěny je několik velkých kusů částečně opracovaného kamene.</text:p>
      <text:list xml:id="list1329238626" text:style-name="L20">
        <text:list-item>
          <text:p text:style-name="P521"><text:span text:style-name="T206">Stůl m</text:span><text:span text:style-name="T205">á několik šuplíků.</text:span></text:p>
        </text:list-item>
      </text:list>
      <text:list xml:id="list524023978" text:style-name="L21">
        <text:list-item>
          <text:p text:style-name="P334">Uvnitř je:</text:p>
          <text:list>
            <text:list-item>
              <text:p text:style-name="P334">kamenické náčiní:</text:p>
              <text:list>
                <text:list-item>
                  <text:p text:style-name="P522"><text:span text:style-name="T353">zubák, šalírka, pemrlice, kružítko, hrst klínků, </text:span><text:span text:style-name="T355">kamenické </text:span><text:span text:style-name="T353">dláto (karta), kamenická špice (karta), </text:span><text:span text:style-name="T356">kamenická </text:span><text:span text:style-name="T353">palice </text:span><text:span text:style-name="T356">(karta)</text:span></text:p>
                </text:list-item>
              </text:list>
            </text:list-item>
            <text:list-item>
              <text:p text:style-name="P523"><text:span text:style-name="T291">Š</text:span><text:span text:style-name="T178">pulka se stříbrnou nití </text:span><text:span text:style-name="T333">(karta </text:span><text:span text:style-name="T312">stříbrná nit</text:span><text:span text:style-name="T333">) (1 zl)</text:span></text:p>
              <text:list>
                <text:list-item>
                  <text:p text:style-name="P335">Stříbrná niť je jedna ze surovin potřebných na očarování rukavic pomocí svitku v C15.</text:p>
                </text:list-item>
              </text:list>
            </text:list-item>
          </text:list>
        </text:list-item>
      </text:list>
      <text:p text:style-name="P9">Hned vpravo za vchodem je na stěně polička s <text:span text:style-name="T502">elfskou lucernou</text:span> <text:span text:style-name="T333">(karta).</text:span></text:p>
      <text:list xml:id="list1797564625" text:style-name="L22">
        <text:list-item>
          <text:p text:style-name="P336">Vedle <text:span text:style-name="T680">lucerny</text:span> jsou zbytky pěti zcela vyhořelých svíček.</text:p>
        </text:list-item>
        <text:list-item>
          <text:p text:style-name="P337">Svíčka v lucerně je také zcela vyhořelá.</text:p>
        </text:list-item>
      </text:list>
      <text:p text:style-name="P4"><text:span text:style-name="T665">V </text:span>jižní části místnosti je výheň a malá kovadlina. Vedle je <text:span text:style-name="T681">stolek</text:span> s kovářským nářadím.</text:p>
      <text:list xml:id="list4021482432" text:style-name="L23">
        <text:list-item>
          <text:p text:style-name="P524"><text:span text:style-name="T503">p</text:span><text:span text:style-name="T349">ilník, kleště</text:span><text:span text:style-name="T350">, </text:span><text:span text:style-name="T351">průbojník </text:span><text:span text:style-name="T537">(karta)</text:span><text:span text:style-name="T351">, </text:span><text:span text:style-name="T352">kovářské </text:span><text:span text:style-name="T351">kladivo </text:span><text:span text:style-name="T354">(karta)</text:span></text:p>
        </text:list-item>
      </text:list>
      <text:p text:style-name="P4"><text:span text:style-name="T666">N</text:span>a stěně nad stolem <text:span text:style-name="T667">s nářadím</text:span> jsou pověšené silné kovářské rukavice a kovářská zástěra.</text:p>
      <text:list xml:id="list3889807537" text:style-name="L24">
        <text:list-item>
          <text:p text:style-name="P338"><text:soft-page-break/>Kůže je stará a zpuchřelá.</text:p>
        </text:list-item>
      </text:list>
      <text:p text:style-name="P73"><text:span text:style-name="Emphasis"><text:span text:style-name="T622">Na stěně naproti vchodu je nápis ve staroelfštině:</text:span></text:span></text:p>
      <text:list xml:id="list421356372" text:style-name="L25">
        <text:list-header>
          <text:p text:style-name="P721"><text:span text:style-name="Emphasis"><text:span text:style-name="T591">„Klaním se před Tebou, Astro, stvořitelko hvězd, strážkyně moudrosti věků a tajemných umění.“</text:span></text:span></text:p>
        </text:list-header>
      </text:list>
      <text:list xml:id="list2825260531" text:style-name="L26">
        <text:list-item>
          <text:list>
            <text:list-item>
              <text:p text:style-name="P525"><text:span text:style-name="Emphasis"><text:span text:style-name="T497">P</text:span></text:span><text:span text:style-name="Emphasis"><text:span text:style-name="T452">ostavy mu </text:span></text:span><text:span text:style-name="Emphasis"><text:span text:style-name="T454">kupodivu</text:span></text:span><text:span text:style-name="Emphasis"><text:span text:style-name="T452"> rozumí, a to i když neumí číst.</text:span></text:span></text:p>
            </text:list-item>
          </text:list>
        </text:list-item>
      </text:list>
      <text:p text:style-name="P85"><text:span text:style-name="T326">Vpravo vedle pracovního stolu v severní části </text:span><text:span text:style-name="T328">místnosti</text:span><text:span text:style-name="T326"> se do rohu tiskne kamenná socha trpaslice</text:span><text:span text:style-name="T333">.</text:span></text:p>
      <text:list xml:id="list2384003890" text:style-name="L27">
        <text:list-item>
          <text:p text:style-name="P247">Vypadá to, jako by tam před vám<text:span text:style-name="T668">i</text:span> ustoupila <text:span text:style-name="T836">co nejdál to </text:span>šlo.</text:p>
        </text:list-item>
        <text:list-item>
          <text:p text:style-name="P247">„<text:span text:style-name="T668">Prosím, neubližujte mi!</text:span>“</text:p>
          <text:list>
            <text:list-item>
              <text:p text:style-name="P248">Mluví <text:span text:style-name="T669">hlubokým, dunivým hlasem a</text:span> <text:span text:style-name="T672">neznámou</text:span>, hrdelní řečí <text:span text:style-name="T333">(starotrpaslicky)</text:span>, ale kupodivu jí bez potíží rozumíte.</text:p>
            </text:list-item>
            <text:list-item>
              <text:p text:style-name="P526"><text:span text:style-name="T207">Vypadá vyděšeně a ubrečeně </text:span><text:span text:style-name="T357">(slzy samozřejmě nemá, je to socha).</text:span></text:p>
            </text:list-item>
          </text:list>
        </text:list-item>
        <text:list-item>
          <text:p text:style-name="P527"><text:span text:style-name="T448">J</text:span><text:span text:style-name="T333">e </text:span><text:span text:style-name="T448">s ní</text:span><text:span text:style-name="T333"> možné komunikovat </text:span><text:span text:style-name="T449">(ona postavám rozumí i když mluví svým jazykem a ony jí také, přestože mluví starotrpaslicky)</text:span><text:span text:style-name="T333">.</text:span></text:p>
          <text:list>
            <text:list-item>
              <text:p text:style-name="P339">Je ale trochu prostoduchá, složitější témata jí budou dělat potíže.</text:p>
            </text:list-item>
            <text:list-item>
              <text:p text:style-name="P331">Jmenuje se Agda.</text:p>
            </text:list-item>
            <text:list-item>
              <text:p text:style-name="P340">Ví, že byla původně živá, a že trpěla nevyléčitelnou nemocí. Její otec jí poslal za svým přítelem, elfským mágem, který slíbil, že jí pomůže.</text:p>
              <text:list>
                <text:list-item>
                  <text:p text:style-name="P341"><text:soft-page-break/>Jak přesně se z ní stala socha si nepamatuje. <text:span text:style-name="T837">V</text:span>í jen, že pak všechna bolest ustala.</text:p>
                </text:list-item>
                <text:list-item>
                  <text:p text:style-name="P528"><text:span text:style-name="T333">Brzy poté se svým mistrem odcestovala </text:span><text:span text:style-name="T360">do této pevnosti.</text:span></text:p>
                  <text:list>
                    <text:list-item>
                      <text:p text:style-name="P529"><text:span text:style-name="T360">P</text:span><text:span text:style-name="T333">omáhala mu t</text:span><text:span text:style-name="T450">ady</text:span><text:span text:style-name="T333"> s prací, vařila v kuchyni, obsluhovala elfské vojáky v jídelně, uklízela – prostě cokoliv bylo potřeba.</text:span></text:p>
                    </text:list-item>
                  </text:list>
                </text:list-item>
              </text:list>
            </text:list-item>
            <text:list-item>
              <text:p text:style-name="P530"><text:span text:style-name="T358">O </text:span><text:span text:style-name="T333">podzemí toho postavám moc neřekne, </text:span><text:span text:style-name="T361">je tady totiž </text:span><text:span text:style-name="T362">tak trochu</text:span><text:span text:style-name="T361"> uvězněná.</text:span></text:p>
              <text:list>
                <text:list-item>
                  <text:p text:style-name="P249">„Chodba doleva vede ke schodům dolů. Pod nimi je mříž, kterou nedokážu zvednout, ani se pod ní protáhnout. A za ní je navíc spousta pavučin a škaredí pavouci! Tudy jsem chod<text:span text:style-name="T673">íval</text:span>a pro vodu do studny.“</text:p>
                </text:list-item>
                <text:list-item>
                  <text:p text:style-name="P249">„Chodba doprava vede do skladu vody. Za ní je místnost se zřícenou podlahou, kde se bojím seskočit dolů: je to strašně hluboko a jsou tam navíc <text:span text:style-name="T674">hrozně</text:span> velké ještěrky, které plivou <text:span text:style-name="T675">takový odporný</text:span> žlutý hlen.“</text:p>
                </text:list-item>
                <text:list-item>
                  <text:p text:style-name="P250">„Nedávno se tu něco dělo. Z pravé chodby se ozývaly divoké výkřiky, možná se tam dokonce bojovalo. Strašně moc jsem se bála, sem ale naštěstí nikdo nepřišel.“</text:p>
                </text:list-item>
              </text:list>
            </text:list-item>
          </text:list>
        </text:list-item>
        <text:list-item>
          <text:p text:style-name="P342">Postavy mohou sochu přemluvit, aby jim pomohla.</text:p>
          <text:list>
            <text:list-item>
              <text:p text:style-name="P531"><text:span text:style-name="T358">N</text:span><text:span text:style-name="T357">eumí </text:span><text:span text:style-name="T358">ale</text:span><text:span text:style-name="T357"> bojovat </text:span><text:span text:style-name="T359">a je velice bázlivá</text:span><text:span text:style-name="T357"> – v případném boji zapiští </text:span><text:span text:style-name="T358">(hlubokým hlasem)</text:span><text:span text:style-name="T357"> a uteče se někam schovat.</text:span></text:p>
            </text:list-item>
          </text:list>
        </text:list-item>
        <text:list-item>
          <text:p text:style-name="P532"><text:soft-page-break/><text:span text:style-name="T357">K</text:span><text:span text:style-name="T333">dyž na ni postavy zaútočí, bude se pouze bránit (s bonusem +2 za plnou obranu), případně se pokusí utéct (nemá moc kam, ale zkusit to může).</text:span></text:p>
        </text:list-item>
      </text:list>
      <text:h text:style-name="P189" text:outline-level="3"><text:span text:style-name="T334">B</text:span><text:span text:style-name="T333">2 – toaleta</text:span></text:h>
      <text:p text:style-name="P42">Do místnosti vedou <text:span text:style-name="T898">obyčejné</text:span> dveře s klikou.</text:p>
      <text:p text:style-name="P41"><text:span text:style-name="T859">Uvnitř je a</text:span>natomicky tvarovaná kamenná lavice s kruhovou dírou uprostřed.</text:p>
      <text:p text:style-name="Example_20_Header">Poznámka:</text:p>
      <text:p text:style-name="Example"><text:span text:style-name="T333">Tento popis je </text:span><text:span text:style-name="T510">společný</text:span><text:span text:style-name="T333"> pro </text:span><text:span text:style-name="T509">2</text:span><text:span text:style-name="T333"> různé místnosti (</text:span><text:span text:style-name="T509">obě</text:span><text:span text:style-name="T333"> jsou označené B</text:span><text:span text:style-name="T509">2</text:span><text:span text:style-name="T333">).</text:span></text:p>
      <text:h text:style-name="P190" text:outline-level="3"><text:span text:style-name="T334">B</text:span><text:span text:style-name="T736">3</text:span><text:span text:style-name="T333"> – sklad vody</text:span></text:h>
      <text:p text:style-name="P5">Kolem stěn jsou <text:span text:style-name="T676">velké</text:span> <text:span text:style-name="T676">sudy se sundavacími víky.</text:span></text:p>
      <text:list xml:id="list329204539" text:style-name="L28">
        <text:list-item>
          <text:p text:style-name="P251">Na něk<text:span text:style-name="T677">olika</text:span> z nich je ještě trochu čitelný nápis ve staroelfštině: <text:span text:style-name="T333">„Voda“</text:span>.</text:p>
        </text:list-item>
        <text:list-item>
          <text:p text:style-name="P252">Všechny sudy jsou prázdné.</text:p>
        </text:list-item>
      </text:list>
      <text:p text:style-name="P11">Na zemi stojí dvě vědra s prohnutou tyčí <text:span text:style-name="T839">na nošení</text:span>.</text:p>
      <text:h text:style-name="P191" text:outline-level="3"><text:span text:style-name="T334">B</text:span><text:span text:style-name="T736">4</text:span><text:span text:style-name="T333"> – </text:span><text:span text:style-name="T365">sklad</text:span><text:span text:style-name="T363"> s propad</text:span><text:span text:style-name="T364">l</text:span><text:span text:style-name="T363">ou půlkou podlahy</text:span></text:h>
      <text:p text:style-name="P6"><text:span text:style-name="T678">V </text:span>západní části místnosti, kde ještě strop drží, je několik polorozpadlých beden.</text:p>
      <text:list xml:id="list1093376067" text:style-name="L29">
        <text:list-item>
          <text:p text:style-name="P253">Jsou v nich rezavé zbytky plechových krabic. <text:span text:style-name="T962">Jejich obsah</text:span> se <text:span text:style-name="T840">zřejmě</text:span> už dávno rozpadl v prach.</text:p>
        </text:list-item>
      </text:list>
      <text:p text:style-name="P6">Ve východní části místnosti je propadlý strop<text:span text:style-name="T333"> </text:span><text:span text:style-name="T504">(do C</text:span><text:span text:style-name="T736">10</text:span><text:span text:style-name="T504">)</text:span>.</text:p>
      <text:list xml:id="list1009963488" text:style-name="L30">
        <text:list-item>
          <text:p text:style-name="P254"><text:soft-page-break/><text:span text:style-name="T841">Za dírou</text:span> <text:span text:style-name="T841">jsou ve východní stěně</text:span> zavřené <text:s/>dveře <text:span text:style-name="T333">(</text:span><text:span text:style-name="T41">B</text:span><text:span text:style-name="T64">4</text:span><text:span text:style-name="T65">-</text:span><text:span text:style-name="T41">d1</text:span><text:span text:style-name="T333">)</text:span>.</text:p>
        </text:list-item>
        <text:list-item>
          <text:p text:style-name="P533"><text:span text:style-name="T333">Podlaha místnosti o patro níž (C</text:span><text:span text:style-name="T736">10</text:span><text:span text:style-name="T333">) je 4 metry hluboko. </text:span><text:span text:style-name="T367">J</text:span><text:span text:style-name="T333">e na ní ale </text:span><text:span text:style-name="T366">spousta suti</text:span><text:span text:style-name="T333">, takže je potřeba slézt nebo seskočit jen </text:span><text:span text:style-name="T505">necelé</text:span><text:span text:style-name="T333"> 3 metry.</text:span></text:p>
          <text:list>
            <text:list-item>
              <text:p text:style-name="P534"><text:span text:style-name="T333">Dole žijí </text:span><text:span text:style-name="T209">p</text:span><text:span text:style-name="T178">livající ještěři</text:span><text:span text:style-name="T333"> – viz C</text:span><text:span text:style-name="T736">10</text:span><text:span text:style-name="T333">.</text:span></text:p>
            </text:list-item>
          </text:list>
        </text:list-item>
      </text:list>
      <text:h text:style-name="Heading_20_4" text:outline-level="4">B4-d1</text:h>
      <text:p text:style-name="P7">Zavřené dveře s <text:span text:style-name="T679">klikou a</text:span> klíčovou dírkou.</text:p>
      <text:list xml:id="list676101784" text:style-name="L31">
        <text:list-item>
          <text:p text:style-name="P255">Jsou zamčené.</text:p>
          <text:list>
            <text:list-item>
              <text:p text:style-name="P535"><text:span text:style-name="T333">Do zámku pasuje </text:span><text:span text:style-name="T519">klíč</text:span><text:span text:style-name="T333"> s </text:span><text:span text:style-name="T520">písmenem</text:span><text:span text:style-name="T333"> ‚</text:span><text:span text:style-name="T737">K</text:span><text:span text:style-name="T735">’.</text:span></text:p>
              <text:list>
                <text:list-item>
                  <text:p text:style-name="P343"><text:span text:style-name="T964">J</text:span>e na k<text:span text:style-name="T1000">roužku</text:span> s klíči <text:span text:style-name="T842">ve</text:span> dveřích <text:span text:style-name="T831">do</text:span><text:span text:style-name="T738"> </text:span><text:span text:style-name="T165">dílny</text:span> B1.</text:p>
                </text:list-item>
              </text:list>
            </text:list-item>
            <text:list-item>
              <text:p text:style-name="P345">Zámek jde otevřít šperhákem.</text:p>
            </text:list-item>
          </text:list>
        </text:list-item>
        <text:list-item>
          <text:p text:style-name="P345">Jdou vyrazit.</text:p>
        </text:list-item>
        <text:list-item>
          <text:p text:style-name="P347">Směrem do místnosti B4 <text:span text:style-name="T963">je</text:span> <text:span text:style-name="T884">hned za nimi propadlá podlaha (viz B4).</text:span></text:p>
        </text:list-item>
      </text:list>
      <text:h text:style-name="P192" text:outline-level="3"><text:span text:style-name="T334">B</text:span><text:span text:style-name="T445">5</text:span><text:span text:style-name="T333"> – kuchyně</text:span></text:h>
      <text:p text:style-name="P44">Je tu cítit silný kočičí zápach.</text:p>
      <text:p text:style-name="P60"><text:span text:style-name="T863">V </text:span>místnosti je:</text:p>
      <text:list xml:id="list1448515891" text:style-name="L32">
        <text:list-item>
          <text:p text:style-name="P539"><text:span text:style-name="T265">S</text:span><text:span text:style-name="T260">tůl se dvěma vsazenými dřezy</text:span></text:p>
          <text:list>
            <text:list-item>
              <text:p text:style-name="P539"><text:span text:style-name="T265">Z</text:span><text:span text:style-name="T266">e zdi </text:span><text:span text:style-name="T265">nad ním</text:span><text:span text:style-name="T266"> </text:span><text:span text:style-name="T259">čouhá</text:span><text:span text:style-name="T266"> </text:span><text:span text:style-name="T259">měděná</text:span><text:span text:style-name="T266"> trubka s páčkou.</text:span></text:p>
              <text:list>
                <text:list-item>
                  <text:p text:style-name="P348"><text:span text:style-name="T270">Po otočení páčkou z trubky teče voda</text:span><text:span text:style-name="T265">.</text:span></text:p>
                </text:list-item>
              </text:list>
            </text:list-item>
          </text:list>
        </text:list-item>
        <text:list-item>
          <text:p text:style-name="P257">Keramická kamna</text:p>
          <text:list>
            <text:list-item>
              <text:p text:style-name="P540"><text:soft-page-break/><text:span text:style-name="T269">Na zemi p</text:span><text:span text:style-name="T18">řed nimi leží převrhnutý velký </text:span><text:span text:style-name="T22">kotel.</text:span></text:p>
            </text:list-item>
            <text:list-item>
              <text:p text:style-name="P430"><text:span text:style-name="T4">V kamnech si udělali doupě huňáči </text:span><text:span text:style-name="T149">(viz </text:span><text:span text:style-name="T166">dále</text:span><text:span text:style-name="T149">)</text:span><text:span text:style-name="T4">.</text:span></text:p>
            </text:list-item>
          </text:list>
        </text:list-item>
      </text:list>
      <text:list xml:id="list789953560" text:style-name="L33">
        <text:list-item>
          <text:p text:style-name="P258">Velká skříň</text:p>
          <text:list>
            <text:list-item>
              <text:p text:style-name="P350"><text:span text:style-name="T178">Uvnitř </text:span><text:span text:style-name="T267">je </text:span><text:span text:style-name="T268">spousta</text:span><text:span text:style-name="T267"> nádobí </text:span><text:span text:style-name="T268">a příborů</text:span><text:span text:style-name="T862"> (nemusíš to hráčům všechno číst, pokud se o to nebudou vyloženě zajímat).</text:span></text:p>
              <text:list>
                <text:list-item>
                  <text:p text:style-name="P350">Dva velké hrnce</text:p>
                </text:list-item>
                <text:list-item>
                  <text:p text:style-name="P350"><text:span text:style-name="T860">16 k</text:span>eramick<text:span text:style-name="T860">ých </text:span>talíř<text:span text:style-name="T860">ů</text:span></text:p>
                </text:list-item>
                <text:list-item>
                  <text:p text:style-name="P351">17 keramických misek</text:p>
                </text:list-item>
                <text:list-item>
                  <text:p text:style-name="P352">17 sad mosazných příborů (lžíce, nůž, vidlička, <text:span text:style-name="T861">lžička</text:span>)</text:p>
                </text:list-item>
              </text:list>
            </text:list-item>
          </text:list>
        </text:list-item>
      </text:list>
      <text:list xml:id="list3097565961" text:style-name="L34">
        <text:list-item>
          <text:p text:style-name="P259">V jedné ze stěn je úzká šacha šikmo vzhůru.</text:p>
          <text:list>
            <text:list-item>
              <text:p text:style-name="P353"><text:span text:style-name="T18">Nahoře je šachtou vidět světlo</text:span><text:span text:style-name="T4"> (pokud tedy zrovna venku není noc).</text:span></text:p>
              <text:list>
                <text:list-item>
                  <text:p text:style-name="P354"><text:span text:style-name="T164">Šachta tam</text:span><text:span text:style-name="T163"> ústí do místnosti A5</text:span><text:span text:style-name="T4">.</text:span></text:p>
                </text:list-item>
              </text:list>
            </text:list-item>
            <text:list-item>
              <text:p text:style-name="P260"><text:span text:style-name="T128">Má obdélníkový průřez a j</text:span><text:span text:style-name="T129">e poměrně úzká – </text:span><text:span text:style-name="T130">asi jako</text:span><text:span text:style-name="T129"> pecen chleba.</text:span></text:p>
              <text:list>
                <text:list-item>
                  <text:p text:style-name="P466">Žádná z postav tudy rozhodně neproleze.</text:p>
                </text:list-item>
                <text:list-item>
                  <text:p text:style-name="P355"><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4"> </text:span><text:span text:style-name="T167">(kolejnice)</text:span><text:span text:style-name="T134">.</text:span></text:p>
                </text:list-item>
              </text:list>
            </text:list-item>
            <text:list-item>
              <text:p text:style-name="P261"><text:span text:style-name="T134">N</text:span><text:span text:style-name="T4">a zemi před šachtou je malý </text:span><text:span text:style-name="T168">železný</text:span><text:span text:style-name="T4"> vozík s kolečky.</text:span></text:p>
              <text:list>
                <text:list-item>
                  <text:p text:style-name="P494">Na jedné straně má kroužek.</text:p>
                  <text:list>
                    <text:list-item>
                      <text:p text:style-name="P470"><text:soft-page-break/>Lanko, které k němu bylo přivázáno, se už dávno rozpadlo.</text:p>
                    </text:list-item>
                  </text:list>
                </text:list-item>
                <text:list-item>
                  <text:p text:style-name="P471">Sedne přesně na kolejnice v šachtě.</text:p>
                </text:list-item>
                <text:list-item>
                  <text:p text:style-name="P472">Kolečka jsou zarezlá, takže moc dobře nejezdí.</text:p>
                </text:list-item>
              </text:list>
            </text:list-item>
          </text:list>
        </text:list-item>
      </text:list>
      <text:p text:style-name="P67"><text:span text:style-name="T866">Na kamnech jsou 2 černé kočky s modře se lesknoucíma očima</text:span>.</text:p>
      <text:list xml:id="list2366933761" text:style-name="L35">
        <text:list-item>
          <text:p text:style-name="P431">Jsou to dva dospělí <text:span text:style-name="T178">huňáči</text:span> (karty <text:span text:style-name="T314">huňáč</text:span>).</text:p>
        </text:list-item>
        <text:list-item>
          <text:p text:style-name="P432">Udělali si doupě v kamnech</text:p>
          <text:list>
            <text:list-item>
              <text:p text:style-name="P432"><text:span text:style-name="T866">U</text:span>vnitř j<text:span text:style-name="T865">e</text:span> <text:span text:style-name="T865">5</text:span> koťat <text:span text:style-name="T864">(karty </text:span><text:span text:style-name="T315">mládě huňáče</text:span><text:span text:style-name="T864">)</text:span>.</text:p>
            </text:list-item>
          </text:list>
        </text:list-item>
        <text:list-item>
          <text:p text:style-name="P433">Samec se naježí, začne prskat a když se postavy přiblíží, <text:span text:style-name="T967">zaútočí</text:span> <text:span text:style-name="T869">na </text:span>nejbližší z nich <text:span text:style-name="T178">výbojem </text:span><text:span text:style-name="T967">(viz karta </text:span><text:span text:style-name="T313">huňáč</text:span><text:span text:style-name="T967">)</text:span>.</text:p>
        </text:list-item>
        <text:list-item>
          <text:p text:style-name="P433">Samice <text:span text:style-name="T868">se </text:span>mezitím <text:span text:style-name="T868">pokusí odnosit koťata (po jednom) šachtou nahoru do A5</text:span>.</text:p>
        </text:list-item>
        <text:list-item>
          <text:p text:style-name="P433">Když postavy huňáče nenechají koťata odnést, budou <text:span text:style-name="T968">je</text:span> zuřivě bránit <text:span text:style-name="T867">(na dálku </text:span><text:span text:style-name="T271">výbojem</text:span><text:span text:style-name="T867">, na blízko na postavy skočí a budou kousat a škrábat)</text:span>.</text:p>
        </text:list-item>
        <text:list-item>
          <text:p text:style-name="P434">Mláďata se jen naježí a nebudou útočit. <text:span text:style-name="T969">K</text:span>dyž na ně <text:span text:style-name="T969">ale</text:span> někdo bude chtít sáhnout, budou se bránit <text:span text:style-name="T178">výbojem</text:span>.</text:p>
        </text:list-item>
      </text:list>
      <text:p text:style-name="Example_20_Header">Poznámka:</text:p>
      <text:p text:style-name="Example"><text:span text:style-name="T592">V této místnosti není žádný poklad, hráči ale mohou chtít ulovit huňáče, aby mohly vyrobit </text:span><text:span text:style-name="T332">nabíjecí rukavice</text:span><text:span text:style-name="T592"> (svitkem z laboratoře C15).</text:span></text:p>
      <text:list xml:id="list526153713" text:style-name="L36">
        <text:list-item>
          <text:p text:style-name="P723"><text:span text:style-name="T562">N</text:span><text:span text:style-name="T555">a recept stačí srst, postavy tedy na to nemusí nutně huňáče zabít.</text:span></text:p>
        </text:list-item>
        <text:list-item>
          <text:p text:style-name="P723"><text:span text:style-name="T562">Pokud už odtu</text:span><text:span text:style-name="T563">d</text:span><text:span text:style-name="T562"> hu</text:span><text:span text:style-name="T88">ňáči utekli, postavy je najdou v A5.</text:span></text:p>
        </text:list-item>
      </text:list>
      <text:h text:style-name="Heading_20_4" text:outline-level="4"><text:soft-page-break/>B<text:span text:style-name="T4">5-</text:span>d1</text:h>
      <text:p text:style-name="P8">Zavřené dveře s <text:span text:style-name="T679">klikou a</text:span> klíčovou dírkou.</text:p>
      <text:list xml:id="list133050198858195" text:continue-list="list676101784" text:style-name="L31">
        <text:list-item>
          <text:p text:style-name="P256">Jsou zamčené.</text:p>
          <text:list>
            <text:list-item>
              <text:p text:style-name="P536"><text:span text:style-name="T333">Do zámku pasuje </text:span><text:span text:style-name="T66">klíč</text:span><text:span text:style-name="T333"> s </text:span><text:span text:style-name="T520">písmenem</text:span><text:span text:style-name="T333"> ‚</text:span><text:span text:style-name="T737">K</text:span><text:span text:style-name="T735">’.</text:span></text:p>
              <text:list>
                <text:list-item>
                  <text:p text:style-name="P344"><text:span text:style-name="T964">J</text:span>e na k<text:span text:style-name="T1000">roužku</text:span> s klíči <text:span text:style-name="T842">ve</text:span> dveřích <text:span text:style-name="T831">do</text:span><text:span text:style-name="T738"> </text:span><text:span text:style-name="T165">dílny</text:span> B1.</text:p>
                </text:list-item>
              </text:list>
            </text:list-item>
            <text:list-item>
              <text:p text:style-name="P346">Zámek jde otevřít šperhákem.</text:p>
            </text:list-item>
          </text:list>
        </text:list-item>
        <text:list-item>
          <text:p text:style-name="P484">Jdou vyrazit.</text:p>
        </text:list-item>
      </text:list>
      <text:h text:style-name="Heading_20_3" text:outline-level="3"><text:span text:style-name="T334">B</text:span><text:span text:style-name="T446">6</text:span><text:span text:style-name="T335"> – jídelna</text:span></text:h>
      <text:p text:style-name="P128"><text:span text:style-name="Emphasis"><text:span text:style-name="T272">Je tu cítit kočičí zápach.</text:span></text:span></text:p>
      <text:p text:style-name="P127"><text:span text:style-name="Emphasis"><text:span text:style-name="T870">V místnosti jsou tři velké stoly, kolem nich je spousta židlí.</text:span></text:span></text:p>
      <text:list xml:id="list1209608288" text:style-name="L37">
        <text:list-item>
          <text:p text:style-name="P541"><text:span text:style-name="Emphasis"><text:span text:style-name="T871">Většina židlí a nohou stolů je podrápaná </text:span></text:span><text:span text:style-name="Emphasis"><text:span text:style-name="T456">(</text:span></text:span><text:span text:style-name="Emphasis"><text:span text:style-name="T508">od kočičích drápků</text:span></text:span><text:span text:style-name="Emphasis"><text:span text:style-name="T456">)</text:span></text:span><text:span text:style-name="Emphasis"><text:span text:style-name="T871">.</text:span></text:span></text:p>
        </text:list-item>
      </text:list>
      <text:list xml:id="list2356795027" text:style-name="L38">
        <text:list-item>
          <text:p text:style-name="P542"><text:span text:style-name="Emphasis"><text:span text:style-name="T870">Na každém stole jsou dva masivní trojramenné mosazné svícny.</text:span></text:span></text:p>
          <text:list>
            <text:list-item>
              <text:p text:style-name="P542"><text:span text:style-name="Emphasis"><text:span text:style-name="T456">Vypadají zašle a používaně, ale s</text:span></text:span><text:span text:style-name="Emphasis"><text:span text:style-name="T455">víčky v nich nejsou.</text:span></text:span></text:p>
            </text:list-item>
          </text:list>
        </text:list-item>
      </text:list>
      <text:p text:style-name="P74"><text:span text:style-name="Emphasis"><text:span text:style-name="T870">Na východní stěně je malba zobrazující velkou bitvu.</text:span></text:span></text:p>
      <text:list xml:id="list111555001" text:style-name="L39">
        <text:list-item>
          <text:p text:style-name="P543"><text:span text:style-name="Emphasis"><text:span text:style-name="T970">Armády elfů a trpaslíků bojují se zástupy goblinů, orků a několika velkými troly. Na obzoru letí drak.</text:span></text:span></text:p>
        </text:list-item>
      </text:list>
      <text:h text:style-name="Heading_20_4" text:outline-level="4">B<text:span text:style-name="T4">6-</text:span>d1</text:h>
      <text:p text:style-name="P8">Zavřené dveře s <text:span text:style-name="T679">klikou a</text:span> klíčovou dírkou.</text:p>
      <text:list xml:id="list133048806306780" text:continue-list="list133050198858195" text:style-name="L31">
        <text:list-item>
          <text:p text:style-name="P256">Jsou zamčené.</text:p>
          <text:list>
            <text:list-item>
              <text:p text:style-name="P537"><text:soft-page-break/><text:span text:style-name="T333">Do zámku pasuje </text:span><text:span text:style-name="T66">klíč</text:span><text:span text:style-name="T333"> s </text:span><text:span text:style-name="T520">písmenem</text:span><text:span text:style-name="T333"> ‚</text:span><text:span text:style-name="T737">K</text:span><text:span text:style-name="T735">’.</text:span></text:p>
              <text:list>
                <text:list-item>
                  <text:p text:style-name="P344"><text:span text:style-name="T964">J</text:span>e na k<text:span text:style-name="T1000">roužku</text:span> s klíči <text:span text:style-name="T842">ve</text:span> dveřích <text:span text:style-name="T831">do</text:span><text:span text:style-name="T738"> </text:span><text:span text:style-name="T165">dílny</text:span> B1.</text:p>
                </text:list-item>
              </text:list>
            </text:list-item>
            <text:list-item>
              <text:p text:style-name="P346">Zámek jde otevřít šperhákem.</text:p>
            </text:list-item>
          </text:list>
        </text:list-item>
        <text:list-item>
          <text:p text:style-name="P356">Jdou vyrazit.</text:p>
        </text:list-item>
      </text:list>
      <text:h text:style-name="Heading_20_3" text:outline-level="3"><text:span text:style-name="T334">B</text:span><text:span text:style-name="T446">7</text:span><text:span text:style-name="T333"> – prostřední patro boční věže</text:span></text:h>
      <text:p text:style-name="P57">Točité schody jsou pobořené.</text:p>
      <text:list xml:id="list3653372895" text:style-name="L40">
        <text:list-item>
          <text:p text:style-name="P357">Dole je vidět dno věže <text:span text:style-name="T973">(C5)</text:span>.</text:p>
          <text:list>
            <text:list-item>
              <text:p text:style-name="P262">Na funkčním zbytku schodů úplně <text:span text:style-name="T971">dole</text:span> je na kupě několik orků. <text:span text:style-name="T973">Další je rozplácnutý na zemi pod propadlou částí schodů</text:span> <text:span text:style-name="T972">Vůbec se nehýbou, nejspíš jsou mrtví.</text:span></text:p>
            </text:list-item>
          </text:list>
        </text:list-item>
      </text:list>
      <text:list xml:id="list696812000" text:style-name="L41">
        <text:list-item>
          <text:p text:style-name="P358">Sešplhat <text:span text:style-name="T769">(nebo vyšplhat)</text:span> je poměrně jednoduché, <text:span text:style-name="T769">ale zabere to několik minut</text:span>.</text:p>
        </text:list-item>
        <text:list-item>
          <text:p text:style-name="P263">V místě, kde jsou schody zřícené, ze zdi čouhají části nějakého mechanismu.</text:p>
          <text:list>
            <text:list-item>
              <text:p text:style-name="P359">Byla to původně past, která umožňovala část schodů sklopit (tu, která je nyní zřícená, past je tedy už nefunkční).</text:p>
            </text:list-item>
          </text:list>
        </text:list-item>
      </text:list>
      <text:h text:style-name="P193" text:outline-level="3">B<text:span text:style-name="T833">8</text:span> - <text:span text:style-name="T798">obytná místnost</text:span></text:h>
      <text:p text:style-name="P107"><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1591369851" text:style-name="L42">
        <text:list-item>
          <text:p text:style-name="P544">Matrace i pokrývky se už dávno rozpadly v prach.</text:p>
        </text:list-item>
        <text:list-item>
          <text:p text:style-name="P548">Truhly nejsou zamčené a jsou prázdné.</text:p>
        </text:list-item>
      </text:list>
      <text:p text:style-name="Example_20_Header"><text:soft-page-break/>Poznámka:</text:p>
      <text:p text:style-name="Example">Tento popis je <text:span text:style-name="T974">společný</text:span> pro 4 různé místnosti (všechny jsou označené B5).</text:p>
      <text:h text:style-name="P194" text:outline-level="3">B<text:span text:style-name="T833">9</text:span> – <text:span text:style-name="T625">mrtvá elfka</text:span></text:h>
      <text:p text:style-name="P47"><text:span text:style-name="T892">V chodbě je cítit mrtvolný zápach. </text:span>Na zemi leží mrtvá elfka.</text:p>
      <text:list xml:id="list1096976342" text:style-name="L43">
        <text:list-item>
          <text:p text:style-name="P264">V <text:span text:style-name="T909">jedné</text:span> ruce má <text:span text:style-name="T333">dlouhý luk</text:span> <text:span text:style-name="T333">(karta)</text:span>, <text:span text:style-name="T909">ve druhé drží kožené pouzdro na svitky.</text:span></text:p>
          <text:list>
            <text:list-item>
              <text:p text:style-name="P360">V pouzdře je:</text:p>
              <text:list>
                <text:list-item>
                  <text:p text:style-name="P360"><text:span text:style-name="T589">N</text:span><text:span text:style-name="T588">ic hráčům nečti, jen jim dej příslušné karty a rekvizity.</text:span></text:p>
                </text:list-item>
                <text:list-item>
                  <text:p text:style-name="P361">Svitek s kouzlem <text:span text:style-name="T178">př</text:span><text:span text:style-name="T288">enos myšlenek</text:span><text:span text:style-name="T910"> </text:span>(karta)</text:p>
                </text:list-item>
                <text:list-item>
                  <text:p text:style-name="P362">Dopis o tom, že výprava dostala kouzla a k čemu je dobrý <text:span text:style-name="T178">přenos myšlenek</text:span> (rekvizita <text:span text:style-name="T585">B9-r1</text:span>)</text:p>
                </text:list-item>
                <text:list-item>
                  <text:p text:style-name="P363">Útržek textu informujícím o instalaci bezpečnostní schránky do místnosti ve spodním patře hlavní věže (rekvizita <text:span text:style-name="T574">B9-r2</text:span>).</text:p>
                  <text:list>
                    <text:list-item>
                      <text:p text:style-name="P364"><text:span text:style-name="T975">Ř</text:span>eč je <text:span text:style-name="T975">o</text:span> laboratoř<text:span text:style-name="T975">i</text:span> C15.</text:p>
                    </text:list-item>
                  </text:list>
                </text:list-item>
                <text:list-item>
                  <text:p text:style-name="P439"><text:span text:style-name="T597">Návod k obranným zařízením v podzemí (rekvizita </text:span><text:span text:style-name="T929">B9-r3</text:span><text:span text:style-name="T597">).</text:span></text:p>
                </text:list-item>
              </text:list>
            </text:list-item>
          </text:list>
        </text:list-item>
        <text:list-item>
          <text:p text:style-name="P264">Na zádech má toulec s 6 šípy <text:span text:style-name="T904">s ocelovým hrotem</text:span>.</text:p>
        </text:list-item>
      </text:list>
      <text:list xml:id="list3032444033" text:style-name="L44">
        <text:list-item>
          <text:p text:style-name="P265">Leží na břiše, hlavou směrem na východ<text:span text:style-name="T333"> (k B6). </text:span>Vypadá to, jako když <text:span text:style-name="T897">běžela a</text:span> upadla.</text:p>
        </text:list-item>
        <text:list-item>
          <text:p text:style-name="P266">Má otevřená ústa, jako kdyby lapala po dechu.</text:p>
          <text:list>
            <text:list-item>
              <text:p text:style-name="P441"><text:span text:style-name="T976">Ž</text:span>ádná jiná zranění <text:span text:style-name="T976">nemá</text:span>.</text:p>
            </text:list-item>
          </text:list>
        </text:list-item>
      </text:list>
      <text:list xml:id="list1970504051" text:style-name="L45">
        <text:list-item>
          <text:p text:style-name="P365"><text:soft-page-break/>Na sobě má:</text:p>
          <text:list>
            <text:list-item>
              <text:p text:style-name="P366">Kvalitní cestovní oblečení</text:p>
            </text:list-item>
            <text:list-item>
              <text:p text:style-name="P549"><text:span text:style-name="T296">Z</text:span><text:span text:style-name="T178">laté náušnice</text:span><text:span text:style-name="T333"> (</text:span><text:span text:style-name="T511">karta</text:span><text:span text:style-name="T333">)</text:span></text:p>
            </text:list-item>
            <text:list-item>
              <text:p text:style-name="P550"><text:span text:style-name="T70">S</text:span><text:span text:style-name="T71">tříbrný amulet s motivem klečícího bojovníka v plné zbroji</text:span><text:span text:style-name="T4"> (karta </text:span><text:span text:style-name="T40">a</text:span><text:span text:style-name="T24">mulet</text:span><text:span text:style-name="T4">).</text:span></text:p>
              <text:list>
                <text:list-item>
                  <text:p text:style-name="P551"><text:span text:style-name="T4">Je to </text:span><text:span text:style-name="T41">Beleronův amulet</text:span><text:span text:style-name="T4">.</text:span></text:p>
                  <text:list>
                    <text:list-item>
                      <text:p text:style-name="P551"><text:span text:style-name="T54">N</text:span><text:span text:style-name="T41">ení magický, ale pokud ho někdo bude mít na krku, </text:span><text:span text:style-name="T55">nebudou na něj útočit sochy v C7 a C8</text:span><text:span text:style-name="T41"> přízrak jej pustí do Beleronovy </text:span><text:span text:style-name="T59">svatyně</text:span><text:span text:style-name="T41"> </text:span><text:span text:style-name="T56">B1</text:span><text:span text:style-name="T57">4</text:span><text:span text:style-name="T56">.</text:span></text:p>
                    </text:list-item>
                  </text:list>
                </text:list-item>
              </text:list>
            </text:list-item>
          </text:list>
        </text:list-item>
        <text:list-item>
          <text:p text:style-name="P552">U pasu má:</text:p>
          <text:list>
            <text:list-item>
              <text:p text:style-name="P552">Měšec</text:p>
              <text:list>
                <text:list-item>
                  <text:p text:style-name="P553">Uvnitř je:</text:p>
                  <text:list>
                    <text:list-item>
                      <text:p text:style-name="P553"><text:s/>6 zl a 15 st.</text:p>
                    </text:list-item>
                    <text:list-item>
                      <text:p text:style-name="P367"><text:span text:style-name="T178">klíč s elfským písmenem ‚</text:span><text:span text:style-name="T742">Z</text:span><text:span text:style-name="T178">‘</text:span></text:p>
                      <text:list>
                        <text:list-item>
                          <text:p text:style-name="P369">Pasuje do dveří do zbrojnice C17 (které jsou odemčené).</text:p>
                        </text:list-item>
                      </text:list>
                    </text:list-item>
                  </text:list>
                </text:list-item>
              </text:list>
            </text:list-item>
            <text:list-item>
              <text:p text:style-name="P554">Dýku (karta)</text:p>
            </text:list-item>
            <text:list-item>
              <text:p text:style-name="P555"><text:span text:style-name="T907">Brašničku s l</text:span>éčitelsk<text:span text:style-name="T907">ými</text:span> potřeb<text:span text:style-name="T907">ami</text:span></text:p>
              <text:list>
                <text:list-item>
                  <text:p text:style-name="P557">Uvnitř je <text:span text:style-name="T178">léčivý lektvar</text:span> (karta)</text:p>
                </text:list-item>
              </text:list>
            </text:list-item>
            <text:list-item>
              <text:p text:style-name="P555">Kožené pouzdro na svitky</text:p>
              <text:list>
                <text:list-item>
                  <text:p text:style-name="P555">Uvnitř je svitek <text:span text:style-name="T289">h</text:span><text:span text:style-name="T178">ojivý rituál</text:span> (karta)</text:p>
                </text:list-item>
              </text:list>
            </text:list-item>
          </text:list>
        </text:list-item>
      </text:list>
      <text:h text:style-name="P193" text:outline-level="3"><text:soft-page-break/>B<text:span text:style-name="T834">10</text:span> – <text:span text:style-name="T798">obytná místnost</text:span></text:h>
      <text:p text:style-name="P107"><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525446026" text:style-name="L46">
        <text:list-item>
          <text:p text:style-name="P309">Truhla u pravé postele je trochu pootočená.</text:p>
          <text:list>
            <text:list-item>
              <text:p text:style-name="P435">Na zemi je vidět obrys, kde stála původně.</text:p>
            </text:list-item>
          </text:list>
        </text:list-item>
        <text:list-item>
          <text:p text:style-name="P545">Matrace i pokrývky se už dávno rozpadly v prach.</text:p>
          <text:list>
            <text:list-item>
              <text:p text:style-name="P558">Pod pravou postelí jsou zastrkané rozlámané kusy truhly <text:span text:style-name="T1015">(jsou vidět, když se někdo podívá pod postele)</text:span>.</text:p>
            </text:list-item>
          </text:list>
        </text:list-item>
      </text:list>
      <text:p text:style-name="P68"><text:span text:style-name="T896">Pokud budou hráči chtít tuto místnost prohledávat, z</text:span>eptej se <text:span text:style-name="T896">jich</text:span>, <text:span text:style-name="T896">co která postava prohledává</text:span><text:span text:style-name="T596"> (na výběr je levá postel, levá truhla, pravá postel a pravá truhla)</text:span>.</text:p>
      <text:list xml:id="list3908648805" text:style-name="L47">
        <text:list-item>
          <text:p text:style-name="P436">Tímto dotazem jim samozřejmě napovíš, že se tu bude <text:span text:style-name="T977">něco</text:span> dít. Nenech je z toho vycouvat – řekli ti, že místnost prohledají, tak na tom trvej.</text:p>
        </text:list-item>
      </text:list>
      <text:p text:style-name="P118"><text:span text:style-name="T574">Truhla u pravé postele není ve skutečnosti truhla, ale</text:span> <text:span text:style-name="T178">mimik</text:span> (karta).</text:p>
      <text:list xml:id="list3302101154" text:style-name="L48">
        <text:list-item>
          <text:p text:style-name="P559">Tato truhla není na poklep dutá.</text:p>
        </text:list-item>
      </text:list>
      <text:list xml:id="list1315097997" text:style-name="L49">
        <text:list-item>
          <text:p text:style-name="P560"><text:span text:style-name="T282">Mimik</text:span><text:span text:style-name="T889"> je magická nestvůra, umí na sebe brát podobu různých věcí.</text:span></text:p>
        </text:list-item>
        <text:list-item>
          <text:p text:style-name="P561">Zaútočí, jakmile k tomu bude mít vhodnou příležitost (například když se k „truhle“ některá z postav sehne, aby si ji prohlédla zblízka).</text:p>
          <text:list>
            <text:list-item>
              <text:p text:style-name="P561">Na tento první útok bude mít velkou výhodu (+2) za překvapení.</text:p>
            </text:list-item>
            <text:list-item>
              <text:p text:style-name="P562"><text:soft-page-break/>Postava také pravděpodobně nebude mít při otevírání truhly v ruce zbraně, takže si bude házet na boj beze zbraně (<text:span text:style-name="T574">zeptej se hráče, co přesně dělá</text:span>).</text:p>
            </text:list-item>
          </text:list>
        </text:list-item>
        <text:list-item>
          <text:p text:style-name="P563">Mimik se může pohybovat, je ale pomalý (zhruba <text:span text:style-name="T890">jako</text:span> chůze), takže je před ním možné snadno utéct.</text:p>
        </text:list-item>
      </text:list>
      <text:p text:style-name="P61"><text:span text:style-name="T891">Truhla u levé postele</text:span> je <text:span text:style-name="T888">obyčejná a</text:span> zamčená.</text:p>
      <text:list xml:id="list1971707274" text:style-name="L50">
        <text:list-item>
          <text:p text:style-name="P564">Zámek je vnitřní.</text:p>
          <text:list>
            <text:list-item>
              <text:p text:style-name="P564">Dá se vypáčit nebo odemknout paklíčem.</text:p>
            </text:list-item>
          </text:list>
        </text:list-item>
      </text:list>
      <text:list xml:id="list2392938134" text:style-name="L51">
        <text:list-item>
          <text:p text:style-name="P565"><text:span text:style-name="T891">Uvnitř je </text:span><text:span text:style-name="T281">elfský meč</text:span><text:span text:style-name="T887"> (karta) (6 zl) a </text:span><text:span text:style-name="T281">elfská dýka</text:span><text:span text:style-name="T887"> (karta) (2 zl).</text:span></text:p>
          <text:list>
            <text:list-item>
              <text:p text:style-name="P566">Obě zbraně mají pochvu (zahrnuta v ceně) a <text:s/>jsou zcela nedotčené rzí.</text:p>
            </text:list-item>
          </text:list>
        </text:list-item>
      </text:list>
      <text:h text:style-name="Heading_20_3" text:outline-level="3">B1<text:span text:style-name="T899">1</text:span> –<text:span text:style-name="T623"> zvedací mechanismus mříže v C2</text:span></text:h>
      <text:p text:style-name="P48">Mrtvolný zápach je zde ještě o něco silnější.</text:p>
      <text:p text:style-name="P49">Na konci chodby je rumpál.</text:p>
      <text:list xml:id="list2366842549" text:style-name="L52">
        <text:list-item>
          <text:p text:style-name="P267">Řetězy, <text:span text:style-name="T978">za </text:span>které zřejmě rumpál <text:span text:style-name="T978">tahá</text:span>, vedou dírami dolů do podlahy.</text:p>
        </text:list-item>
        <text:list-item>
          <text:p text:style-name="P268"><text:span text:style-name="T979">Rumpál</text:span> má západku.</text:p>
          <text:list>
            <text:list-item>
              <text:p text:style-name="P567">Když ji <text:span text:style-name="T624">někdo</text:span> <text:span text:style-name="T872">vytáhne, rumpál se roztočí (a mříž C3 o patro níž sjede až k podlaze).</text:span></text:p>
              <text:list>
                <text:list-item>
                  <text:p text:style-name="P567"><text:span text:style-name="T873">Dokud bude západka vytažená, mříž C3</text:span> půjde zvednou silou.</text:p>
                </text:list-item>
              </text:list>
            </text:list-item>
          </text:list>
        </text:list-item>
        <text:list-item>
          <text:p text:style-name="P269">U rumpálu jsou dvě mrtvoly elfů.</text:p>
          <text:list>
            <text:list-item>
              <text:p text:style-name="P269"><text:soft-page-break/><text:span text:style-name="T886">Jeden má ruce </text:span>na rumpálu, <text:span text:style-name="T886">jako kdyby se jím snažil do poslední chvíle točit. Druhý leží v chodbě o pár kroků dál.</text:span></text:p>
            </text:list-item>
            <text:list-item>
              <text:p text:style-name="P568"><text:span text:style-name="T280">Oba mají </text:span><text:span text:style-name="T178">otevřená ústa, jako kdyby lapal</text:span><text:span text:style-name="T280">i</text:span><text:span text:style-name="T178"> po dechu.</text:span></text:p>
            </text:list-item>
            <text:list-item>
              <text:p text:style-name="P569"><text:span text:style-name="T36">Oba </text:span><text:span text:style-name="T18">m</text:span><text:span text:style-name="T36">ají</text:span><text:span text:style-name="T18"> prosté cestovní šaty.</text:span></text:p>
            </text:list-item>
            <text:list-item>
              <text:p text:style-name="P270">Jeden má na hrudi <text:span text:style-name="T906">ošklivou popáleninu</text:span>.</text:p>
              <text:list>
                <text:list-item>
                  <text:p text:style-name="P271">Okraje díry v šatech nejsou zčernalé, takže to zřejmě nebyl oheň.</text:p>
                </text:list-item>
              </text:list>
            </text:list-item>
            <text:list-item>
              <text:p text:style-name="P570">Každý z nich má <text:span text:style-name="T905">u pasu dýku (karty) a</text:span> přes rameno toulec.</text:p>
              <text:list>
                <text:list-item>
                  <text:p text:style-name="P570">V jednom jsou 3 šípy, ve druhém 4.</text:p>
                  <text:list>
                    <text:list-item>
                      <text:p text:style-name="P571">Jsou to kvalitní šípy s ocelovým hrotem.</text:p>
                    </text:list-item>
                  </text:list>
                </text:list-item>
              </text:list>
            </text:list-item>
            <text:list-item>
              <text:p text:style-name="P572">Jeden z nich má v jednom uchu <text:span text:style-name="T945">stříbrnou</text:span> <text:span text:style-name="T178">náušnici s perlou</text:span> (karta)</text:p>
            </text:list-item>
            <text:list-item>
              <text:p text:style-name="P573">U sebe mají:</text:p>
              <text:list>
                <text:list-item>
                  <text:p text:style-name="P574">Po kapsách dohromady 16 st</text:p>
                </text:list-item>
                <text:list-item>
                  <text:p text:style-name="P575">Dřevěnou flétnu</text:p>
                </text:list-item>
                <text:list-item>
                  <text:p text:style-name="P576">Pytlík s karamelovými bombóny</text:p>
                </text:list-item>
                <text:list-item>
                  <text:p text:style-name="P577">Troud a křesadlo</text:p>
                </text:list-item>
                <text:list-item>
                  <text:p text:style-name="P577"><text:span text:style-name="T943">Lojové svíčky</text:span> na <text:span text:style-name="T943">1</text:span> den svícení</text:p>
                </text:list-item>
              </text:list>
            </text:list-item>
          </text:list>
        </text:list-item>
        <text:list-item>
          <text:p text:style-name="P578"><text:span text:style-name="T294">Na zemi vedle rumpálu stojí</text:span><text:span text:style-name="T946"> </text:span><text:span text:style-name="T294">l</text:span><text:span text:style-name="T178">ucern</text:span><text:span text:style-name="T294">a</text:span><text:span text:style-name="T178"> na svíci</text:span> <text:span text:style-name="T946">(karta </text:span><text:span text:style-name="T294">lucerna</text:span><text:span text:style-name="T946">).</text:span></text:p>
          <text:list>
            <text:list-item>
              <text:p text:style-name="P579"><text:soft-page-break/>Uvnitř je zcela vyhořelá <text:span text:style-name="T944">lojová</text:span> svíčka</text:p>
            </text:list-item>
          </text:list>
        </text:list-item>
        <text:list-item>
          <text:p text:style-name="P570"><text:span text:style-name="T178">Vedle jsou o zeď opřené dva </text:span><text:span text:style-name="T333">krátké luky</text:span> (karty).</text:p>
        </text:list-item>
        <text:list-item>
          <text:p text:style-name="P272">Na zemi <text:span text:style-name="T942">opodál</text:span> je položený <text:span text:style-name="T333">kotouč lana </text:span><text:span text:style-name="T512">(karta </text:span><text:span text:style-name="T1016">lano</text:span><text:span text:style-name="T512">)</text:span>.</text:p>
          <text:list>
            <text:list-item>
              <text:p text:style-name="P580">Je to <text:span text:style-name="T930">5</text:span> metrů kvalitního lana od provazníka ve městě.</text:p>
            </text:list-item>
          </text:list>
        </text:list-item>
      </text:list>
      <text:h text:style-name="P195" text:outline-level="3">B1<text:span text:style-name="T900">2</text:span> – umývárna</text:h>
      <text:p text:style-name="P39">V místnosti je stolek s umývadlem, vedle něj vědro na vodu.</text:p>
      <text:list xml:id="list945389718" text:style-name="L53">
        <text:list-item>
          <text:p text:style-name="P582"><text:span text:style-name="T178">Ze zdi </text:span><text:span text:style-name="T259">čouhá</text:span><text:span text:style-name="T178"> </text:span><text:span text:style-name="T259">měděná</text:span><text:span text:style-name="T178"> trubka s páčkou.</text:span></text:p>
          <text:list>
            <text:list-item>
              <text:p text:style-name="P581"><text:span text:style-name="T471">Po otočení páčkou z trubky teče voda</text:span><text:span text:style-name="T472">.</text:span></text:p>
            </text:list-item>
          </text:list>
        </text:list-item>
      </text:list>
      <text:h text:style-name="P196" text:outline-level="3">B1<text:span text:style-name="T901">3</text:span> – <text:span text:style-name="T799">komnata pána tvrze</text:span></text:h>
      <text:p text:style-name="P75"><text:span text:style-name="Emphasis"><text:span text:style-name="T914">V místnosti je:</text:span></text:span></text:p>
      <text:list xml:id="list3108900693" text:style-name="L54">
        <text:list-item>
          <text:p text:style-name="P584"><text:span text:style-name="Emphasis"><text:span text:style-name="T914">Postel</text:span></text:span></text:p>
          <text:list>
            <text:list-item>
              <text:p text:style-name="P585"><text:span text:style-name="Emphasis"><text:span text:style-name="T513">Velká a s vyřezávaným čelem.</text:span></text:span></text:p>
            </text:list-item>
          </text:list>
        </text:list-item>
        <text:list-item>
          <text:p text:style-name="P584"><text:span text:style-name="Emphasis"><text:span text:style-name="T980">Skříň </text:span></text:span><text:span text:style-name="Emphasis"><text:span text:style-name="T514">(prázdná)</text:span></text:span></text:p>
        </text:list-item>
        <text:list-item>
          <text:p text:style-name="P584"><text:span text:style-name="Emphasis"><text:span text:style-name="T916">Velký psací stůl s dřevěnou židlí</text:span></text:span></text:p>
          <text:list>
            <text:list-item>
              <text:p text:style-name="P586"><text:span text:style-name="Emphasis"><text:span text:style-name="T980">Má velký šuplík</text:span></text:span></text:p>
              <text:list>
                <text:list-item>
                  <text:p text:style-name="P586"><text:span text:style-name="Emphasis"><text:span text:style-name="T484">Uvnitř je:</text:span></text:span></text:p>
                  <text:list>
                    <text:list-item>
                      <text:p text:style-name="P587"><text:span text:style-name="Emphasis"><text:span text:style-name="T481">Dopis o přidělení nehmotného strážce (rekvizita </text:span></text:span><text:span text:style-name="Emphasis"><text:span text:style-name="T548">B13-r1</text:span></text:span><text:span text:style-name="Emphasis"><text:span text:style-name="T481">).</text:span></text:span></text:p>
                    </text:list-item>
                    <text:list-item>
                      <text:p text:style-name="P588"><text:span text:style-name="Emphasis"><text:span text:style-name="T482">Dopis o převelení sochařského mistra do této tvrze </text:span></text:span><text:span text:style-name="Emphasis"><text:span text:style-name="T481">(rekvizita </text:span></text:span><text:span text:style-name="Emphasis"><text:span text:style-name="T548">B13-r</text:span></text:span><text:span text:style-name="Emphasis"><text:span text:style-name="T549">2</text:span></text:span><text:span text:style-name="Emphasis"><text:span text:style-name="T481">).</text:span></text:span></text:p>
                    </text:list-item>
                    <text:list-item>
                      <text:p text:style-name="P589"><text:soft-page-break/><text:span text:style-name="Emphasis"><text:span text:style-name="T483">Rozkaz k opuštění tvrze</text:span></text:span><text:span text:style-name="Emphasis"><text:span text:style-name="T482"> </text:span></text:span><text:span text:style-name="Emphasis"><text:span text:style-name="T481">(rekvizita </text:span></text:span><text:span text:style-name="Emphasis"><text:span text:style-name="T548">B13-r</text:span></text:span><text:span text:style-name="Emphasis"><text:span text:style-name="T550">3</text:span></text:span><text:span text:style-name="Emphasis"><text:span text:style-name="T481">).</text:span></text:span></text:p>
                    </text:list-item>
                  </text:list>
                </text:list-item>
              </text:list>
            </text:list-item>
          </text:list>
        </text:list-item>
      </text:list>
      <text:p text:style-name="P72"><text:span text:style-name="Emphasis"><text:span text:style-name="T622">Na stěně naproti vchodu je nápis ve staroelfštině:</text:span></text:span></text:p>
      <text:list xml:id="list607838596" text:style-name="L55">
        <text:list-item>
          <text:list>
            <text:list-item>
              <text:list>
                <text:list-header>
                  <text:p text:style-name="P722"><text:span text:style-name="T323">„Klaním se před Tebou, Belerone, </text:span><text:span text:style-name="T324">jenž jsi </text:span><text:span text:style-name="T325">pro nás vzorem</text:span><text:span text:style-name="T323"> cti, spravedlnosti a věrnosti“.</text:span></text:p>
                </text:list-header>
              </text:list>
            </text:list-item>
          </text:list>
        </text:list-item>
      </text:list>
      <text:list xml:id="list3081711518" text:style-name="L56">
        <text:list-item>
          <text:list>
            <text:list-item>
              <text:p text:style-name="P596"><text:span text:style-name="Emphasis"><text:span text:style-name="T573">P</text:span></text:span><text:span text:style-name="Emphasis"><text:span text:style-name="T566">ostavy </text:span></text:span><text:span text:style-name="Emphasis"><text:span text:style-name="T568">nápisu</text:span></text:span><text:span text:style-name="Emphasis"><text:span text:style-name="T566"> </text:span></text:span><text:span text:style-name="Emphasis"><text:span text:style-name="T567">kupodivu</text:span></text:span><text:span text:style-name="Emphasis"><text:span text:style-name="T566"> rozumí, a to i když neumí číst.</text:span></text:span></text:p>
            </text:list-item>
          </text:list>
        </text:list-item>
      </text:list>
      <text:p text:style-name="P108">V severní stěně místnosti jsou tajné dveře.</text:p>
      <text:list xml:id="list3226515733" text:style-name="L57">
        <text:list-item>
          <text:p text:style-name="P597"><text:span text:style-name="T855">(</text:span><text:span text:style-name="T844">N</text:span><text:span text:style-name="T843">ápis (modlitba k Beleronovi) tedy ve skutečnosti </text:span><text:span text:style-name="T851">není na stěně, ale</text:span><text:span text:style-name="T843"> na tajných dveřích.</text:span><text:span text:style-name="T855">)</text:span></text:p>
        </text:list-item>
        <text:list-item>
          <text:p text:style-name="P449"><text:span text:style-name="T844">Když postavy prohledají tuto místnost </text:span><text:span text:style-name="T850">nebo přímo severní stěnu</text:span><text:span text:style-name="T844">, najdou spáru ve tvaru dveří.</text:span></text:p>
          <text:list>
            <text:list-item>
              <text:p text:style-name="P598"><text:span text:style-name="T844">S</text:span><text:span text:style-name="T843">těna zde na poklepání zní dutě, ale ne moc výrazně – je to zřejmě poměrně silná deska.</text:span></text:p>
            </text:list-item>
          </text:list>
        </text:list-item>
        <text:list-item>
          <text:p text:style-name="P599"><text:span text:style-name="T844">D</text:span><text:span text:style-name="T843">veře se otevírají tím, že na ně někdo zatlačí.</text:span></text:p>
          <text:list>
            <text:list-item>
              <text:p text:style-name="P600">Po otevření se začnou samy pomalu zavírat.</text:p>
              <text:list>
                <text:list-item>
                  <text:p text:style-name="P600">Z druhé strany mají madlo, takže je lze i odtamtud otevřít.</text:p>
                </text:list-item>
              </text:list>
            </text:list-item>
          </text:list>
        </text:list-item>
      </text:list>
      <text:p text:style-name="Example_20_Header">Poznámka:</text:p>
      <text:p text:style-name="Example"><text:span text:style-name="T844">K těmto </text:span><text:span text:style-name="T852">tajným</text:span><text:span text:style-name="T844"> dveřím není </text:span><text:span text:style-name="T845">nikde žádná nápověda, </text:span><text:span text:style-name="T847">ale</text:span><text:span text:style-name="T845"> po prozkoumání celého zbytku podzemí si hráči téměř určitě všimnou, že jim </text:span><text:span text:style-name="T853">v prostředním patře věže</text:span><text:span text:style-name="T845"> na mapě zbývá prázdné místo</text:span><text:span text:style-name="T848">.</text:span><text:span text:style-name="T845"><text:line-break/><text:tab/></text:span><text:span text:style-name="T846">Kdyby se k tomu </text:span><text:span text:style-name="T854">přesto</text:span><text:span text:style-name="T846"> neměli, tak jim připomeň, že stále mají silný nutkavý pocit něco nalézt, kvůli kterému sem přišli. </text:span><text:span text:style-name="T849">Dodej také,</text:span><text:span text:style-name="T848"> že cítí, že jsou opravdu blízko (nepoznají ale směr ani přesnou vzdálenost)</text:span><text:span text:style-name="T846">. </text:span><text:span text:style-name="T848">Přinejhorším mohou prohledat úplně celé podzemí – zabere jim to sice pár dní, ale času mají dost.</text:span></text:p>
      <text:h text:style-name="Heading_20_3" text:outline-level="3"><text:soft-page-break/><text:span text:style-name="T625">B14 – svatyně</text:span> <text:span text:style-name="T625">boha Belerona</text:span></text:h>
      <text:p text:style-name="P51"><text:span text:style-name="T626">V místnosti je tlumené světlo. </text:span>Uprostřed na <text:span text:style-name="T923">žulovém</text:span> podstavci <text:span text:style-name="T627">klečí mramorová</text:span> socha bojovníka s čelem opřeným o jílec meče, <text:span text:style-name="T647">na krku má zavěšený amulet ve tvaru štítu</text:span><text:span text:style-name="T341"> (karta </text:span><text:span text:style-name="T1017">elfský amulet</text:span><text:span text:style-name="T341">)</text:span>. <text:span text:style-name="T628">Na stěnách je zářící stříbrnou linií vyobrazeno pět postav.</text:span></text:p>
      <text:list xml:id="list3887635396" text:style-name="L58">
        <text:list-item>
          <text:p text:style-name="P499"><text:span text:style-name="T542">Když </text:span><text:span text:style-name="T552">se</text:span><text:span text:style-name="T542"> do </text:span><text:span text:style-name="T543">svatyně</text:span><text:span text:style-name="T542"> někdo </text:span><text:span text:style-name="T552">pokusí</text:span><text:span text:style-name="T542"> vstoup</text:span><text:span text:style-name="T552">it</text:span><text:span text:style-name="T542">, přivolá to </text:span><text:span text:style-name="T544">z hradeb pevnosti</text:span><text:span text:style-name="T542"> přízrak</text:span><text:span text:style-name="T333"> </text:span><text:span text:style-name="T340">(viz A</text:span><text:span text:style-name="T447">3</text:span><text:span text:style-name="T340">)</text:span><text:span text:style-name="T553">, </text:span><text:span text:style-name="T554">který mu zastoupí cestu</text:span><text:span text:style-name="T574">.</text:span></text:p>
          <text:list>
            <text:list-item>
              <text:p text:style-name="P485">Přízrak se sem teleportuje, takže se objeví okamžitě.</text:p>
              <text:list>
                <text:list-item>
                  <text:p text:style-name="P485"><text:span text:style-name="T639">Pokud má alespoň jedna z postav na krku </text:span><text:span text:style-name="T187">Beleronův amulet</text:span><text:span text:style-name="T639">, přízrak řekne: </text:span><text:span text:style-name="T178">„</text:span><text:span text:style-name="T185">Vítej, služebníku Beleronův</text:span><text:span text:style-name="T178">“</text:span>,<text:span text:style-name="T640"> nechá postavy vejít a zmizí.</text:span></text:p>
                </text:list-item>
                <text:list-item>
                  <text:p text:style-name="P485"><text:span text:style-name="T640">V opačném případě řekne: </text:span><text:span text:style-name="T186">„Do svatyně mohou vstoupit jen služebníci </text:span><text:span text:style-name="T297">našeho pána</text:span><text:span text:style-name="T186"> Belerona“, </text:span><text:span text:style-name="T629">zastoupí jim cestu, zaujme bojový postoj a namíří na ně hrot svého přízračného kopí.</text:span></text:p>
                  <text:list>
                    <text:list-item>
                      <text:p text:style-name="P486">Nic dalšího neřekne, ani když na něj postavy budou mluvit staroeflsky.</text:p>
                      <text:list>
                        <text:list-item>
                          <text:p text:style-name="P486"><text:span text:style-name="T924">J</text:span>ediná možnost, jak s ním komunikovat, je použít kouzl<text:span text:style-name="T646">o</text:span> <text:span text:style-name="T293">p</text:span><text:span text:style-name="T178">řenos myšlenek </text:span><text:span text:style-name="T981">(viz dále).</text:span></text:p>
                        </text:list-item>
                      </text:list>
                    </text:list-item>
                    <text:list-item>
                      <text:p text:style-name="P487">Pokud se <text:span text:style-name="T982">postavy</text:span> budou dál snažit dostat dovnitř, zaútočí na ně.</text:p>
                    </text:list-item>
                  </text:list>
                </text:list-item>
              </text:list>
            </text:list-item>
          </text:list>
        </text:list-item>
      </text:list>
      <text:p text:style-name="P96"><text:span text:style-name="T4">Jak mohou </text:span><text:span text:style-name="T102">postavy</text:span><text:span text:style-name="T4"> dosáhnout toho, aby je přízrak pustil do </text:span><text:span text:style-name="T101">svatyně</text:span><text:span text:style-name="T4">:</text:span></text:p>
      <text:list xml:id="list1307751702" text:style-name="L59">
        <text:list-item>
          <text:p text:style-name="P500">Použít kouzlo <text:span text:style-name="T293">p</text:span><text:span text:style-name="T178">řenos myšlenek</text:span> a promluvit si s ním.</text:p>
          <text:list>
            <text:list-item>
              <text:p text:style-name="P501"><text:soft-page-break/>Při použití tohoto kouzla <text:span text:style-name="T925">si postavy s</text:span> přízrak<text:span text:style-name="T925">em rozumí,</text:span> přestože <text:span text:style-name="T925">on</text:span> mluví staroelfsky <text:span text:style-name="T925">a ony ne</text:span>.</text:p>
            </text:list-item>
            <text:list-item>
              <text:p text:style-name="P502"><text:span text:style-name="T921">Nechá se přemluvit čímkoliv</text:span> alespoň trochu uvěřiteln<text:span text:style-name="T920">ým</text:span> – třeba že ho volá velitel pevnosti.</text:p>
            </text:list-item>
          </text:list>
        </text:list-item>
        <text:list-item>
          <text:p text:style-name="P503">Mít na krku <text:span text:style-name="T178">Beleronův amulet</text:span>.</text:p>
        </text:list-item>
        <text:list-item>
          <text:p text:style-name="P504">„<text:span text:style-name="T642">Odeklít“ přízrak zničením amuletu ve tvaru štítu, který má socha uprostřed svatyně kolem krku.</text:span></text:p>
        </text:list-item>
      </text:list>
      <text:list xml:id="list133048455777218" text:continue-list="list3887635396" text:style-name="L58">
        <text:list-item>
          <text:list>
            <text:list-item>
              <text:p text:style-name="P488">Tento amulet obsahuje esenci <text:span text:style-name="T926">přízraku</text:span>. Když ho někdo rozbije, strážce zmizí.</text:p>
            </text:list-item>
          </text:list>
        </text:list-item>
      </text:list>
      <text:list xml:id="list133050152687271" text:continue-list="list1307751702" text:style-name="L59">
        <text:list-item>
          <text:list>
            <text:list-item>
              <text:p text:style-name="P505">Amulet <text:span text:style-name="T644">mohou postavy</text:span> <text:span text:style-name="T643">z krku sochy například</text:span> sundat nějakou tyčí <text:span text:style-name="T645">(přízrak tyč nemůže chytit, protože je nehmotný), nebo prostě amulet sebrat a utéct</text:span>.</text:p>
              <text:list>
                <text:list-item>
                  <text:p text:style-name="P506">Vběhnout do místnost, sundat amulet a vyběhnout ven zabere tři kola (po která bude na postavu přízrak útočit).</text:p>
                </text:list-item>
              </text:list>
            </text:list-item>
          </text:list>
        </text:list-item>
        <text:list-item>
          <text:p text:style-name="P602"><text:span text:style-name="T115">Mohou jej také zabít</text:span><text:span text:style-name="T4">, ale jen pokud mají výbavu z jiných </text:span><text:span text:style-name="T115">dobrodružství – bez duševních kouzel nebo magických zbraní mu nemají jak ublížit (viz kapitola </text:span><text:span text:style-name="T117">Boj s nehmotným protivníkem</text:span><text:span text:style-name="T126"> v příručce </text:span><text:span text:style-name="T117">Dakara: dungeoncrawl</text:span><text:span text:style-name="T126">)</text:span><text:span text:style-name="T4">.</text:span></text:p>
          <text:list>
            <text:list-item>
              <text:p text:style-name="P603"><text:span text:style-name="T704">J</text:span>e nehmotný.</text:p>
            </text:list-item>
            <text:list-item>
              <text:p text:style-name="P604">Způsobuje duševní zranění. </text:p>
              <text:list>
                <text:list-item>
                  <text:p text:style-name="P605"><text:span text:style-name="T983">Pokud způsobí</text:span> vážné zranění, <text:span text:style-name="T983">zasažený bude mít </text:span>dočasn<text:span text:style-name="T983">ou</text:span> ztrát<text:span text:style-name="T984">u</text:span> paměti <text:span text:style-name="T984">(vyléčí se vydatným odpočinkem).</text:span></text:p>
                </text:list-item>
              </text:list>
            </text:list-item>
            <text:list-item>
              <text:p text:style-name="P606"><text:soft-page-break/>Pokud nikdo vyřazené nebo zmatené (ztrátou paměti) postavy <text:span text:style-name="T985">okamžitě</text:span> nevytáhne ze svatyně, přízrak je dorazí.</text:p>
            </text:list-item>
            <text:list-item>
              <text:p text:style-name="P310"><text:span text:style-name="T43">Je pomalý</text:span><text:span text:style-name="T42">, dá se mu snadno utéct.</text:span></text:p>
            </text:list-item>
          </text:list>
        </text:list-item>
      </text:list>
      <text:p text:style-name="P52"><text:span text:style-name="T100">P</text:span><text:span text:style-name="T4">rohledání místnosti</text:span><text:span text:style-name="T41"> (poté, co si postavy nějak poradí s přízrakem):</text:span></text:p>
      <text:list xml:id="list133048916735702" text:continue-list="list133048455777218" text:style-name="L58">
        <text:list-item>
          <text:p text:style-name="P442">Meč, který socha drží, je kamenný, pro postavy nepoužitelný.</text:p>
        </text:list-item>
        <text:list-item>
          <text:p text:style-name="P311">Na podstavci pod sochou je napsáno:</text:p>
          <text:list>
            <text:list-header>
              <text:p text:style-name="P312">„Jen ten, kdo se skloní před všemi bohy <text:span text:style-name="T919">Řádu</text:span>, je hoden daru našeho pána Belerona.“</text:p>
            </text:list-header>
          </text:list>
        </text:list-item>
        <text:list-item>
          <text:p text:style-name="P273">Obrazy na stěnách jsou:</text:p>
          <text:list>
            <text:list-item>
              <text:p text:style-name="P370"><text:span text:style-name="Emphasis"><text:span text:style-name="T488">Postarší </text:span></text:span><text:span text:style-name="Emphasis"><text:span text:style-name="T493">elfka</text:span></text:span><text:span text:style-name="Emphasis"><text:span text:style-name="T488"> s č</text:span></text:span><text:span text:style-name="Emphasis"><text:span text:style-name="T333">elenk</text:span></text:span><text:span text:style-name="Emphasis"><text:span text:style-name="T488">ou</text:span></text:span><text:span text:style-name="Emphasis"><text:span text:style-name="T333"> z hvězd, </text:span></text:span><text:span text:style-name="Emphasis"><text:span text:style-name="T490">holí</text:span></text:span><text:span text:style-name="Emphasis"><text:span text:style-name="T333"> a otevřen</text:span></text:span><text:span text:style-name="Emphasis"><text:span text:style-name="T488">ou</text:span></text:span><text:span text:style-name="Emphasis"><text:span text:style-name="T333"> knih</text:span></text:span><text:span text:style-name="Emphasis"><text:span text:style-name="T488">ou.</text:span></text:span></text:p>
            </text:list-item>
            <text:list-item>
              <text:p text:style-name="P371"><text:span text:style-name="Emphasis"><text:span text:style-name="T492">Trpaslík </text:span></text:span><text:span text:style-name="Emphasis"><text:span text:style-name="T496">v kovářské zástěře</text:span></text:span><text:span text:style-name="Emphasis"><text:span text:style-name="T491"> s kladivem v jedné ruce a měšcem ve druhé.</text:span></text:span></text:p>
            </text:list-item>
            <text:list-item>
              <text:p text:style-name="P274"><text:span text:style-name="Emphasis"><text:span text:style-name="T488">Bojovník ve zbroji v</text:span></text:span><text:span text:style-name="T333"> </text:span><text:span text:style-name="T489">p</text:span><text:span text:style-name="T333">oklek</text:span><text:span text:style-name="T489">u</text:span><text:span text:style-name="T333"> s čelem opřeným o jílec meče.</text:span></text:p>
            </text:list-item>
            <text:list-item>
              <text:p text:style-name="P275"><text:span text:style-name="T333">Trpaslice s kusem horského křišťálu v jedné ruce a </text:span><text:span text:style-name="T495">dýmající zkumavkou</text:span><text:span text:style-name="T333"> ve druhé.</text:span></text:p>
            </text:list-item>
            <text:list-item>
              <text:p text:style-name="P601"><text:span text:style-name="T59">N</text:span><text:span text:style-name="T60">ahá </text:span><text:span text:style-name="T61">mladá</text:span><text:span text:style-name="T60"> </text:span><text:span text:style-name="T62">elfka</text:span><text:span text:style-name="T60"> s dlouhým lukem </text:span><text:span text:style-name="T59">sedící</text:span><text:span text:style-name="T60"> na zádech majestátního jelena.</text:span></text:p>
            </text:list-item>
          </text:list>
        </text:list-item>
      </text:list>
      <text:p text:style-name="P53">Interakce <text:span text:style-name="T641">s obrazy</text:span></text:p>
      <text:p text:style-name="P56">Pokaždé, když někdo vysloví správnou formuli u správného obrazu, tento obraz se rozsvítí jasněji.</text:p>
      <text:list xml:id="list133048541439452" text:continue-list="list607838596" text:style-name="L55">
        <text:list-item>
          <text:p text:style-name="P473"><text:soft-page-break/>Správné formule jsou:</text:p>
          <text:list>
            <text:list-item>
              <text:p text:style-name="P474">U obrazu <text:span text:style-name="T918">postarší ženy</text:span> s čelenkou z hvězd, <text:span text:style-name="T918">holí a otevřenou knihou</text:span>:</text:p>
              <text:list>
                <text:list-header>
                  <text:p text:style-name="P590"><text:span text:style-name="Emphasis"><text:span text:style-name="T591">„Klaním se před Tebou, Astro, stvořitelko hvězd, strážkyně moudrosti věků a tajemných umění.“</text:span></text:span></text:p>
                </text:list-header>
              </text:list>
            </text:list-item>
            <text:list-item>
              <text:p text:style-name="P591"><text:span text:style-name="Emphasis"><text:span text:style-name="T492">U obrazu trpaslíka</text:span></text:span><text:span text:style-name="Emphasis"><text:span text:style-name="T491"> v kovářské zástěře s kladivem a měšcem:</text:span></text:span></text:p>
              <text:list>
                <text:list-header>
                  <text:p text:style-name="P591"><text:span text:style-name="Emphasis"><text:span text:style-name="T292">„Klaním se před tebou, Nirvi, pane obchodu a řemesel.“</text:span></text:span></text:p>
                </text:list-header>
              </text:list>
            </text:list-item>
            <text:list-item>
              <text:p text:style-name="P592"><text:span text:style-name="Emphasis"><text:span text:style-name="T338">U obrazu bojovníka v pokleku s čelem opřeným o jílec meče:</text:span></text:span></text:p>
              <text:list>
                <text:list-header>
                  <text:p text:style-name="P592"><text:span text:style-name="T323">„Klaním se před Tebou, Belerone, </text:span><text:span text:style-name="T324">jenž jsi </text:span><text:span text:style-name="T325">pro nás vzorem</text:span><text:span text:style-name="T323"> cti, spravedlnosti a věrnosti“.</text:span></text:p>
                </text:list-header>
              </text:list>
            </text:list-item>
            <text:list-item>
              <text:p text:style-name="P593"><text:span text:style-name="T564">U </text:span><text:span text:style-name="T565">obrazu </text:span><text:span text:style-name="T570">trpaslice</text:span><text:span text:style-name="T565"> </text:span><text:span text:style-name="T569">s </text:span><text:span text:style-name="T572">horským křišťálem</text:span><text:span text:style-name="T569"> a </text:span><text:span text:style-name="T571">dýmající zkumavkou</text:span><text:span text:style-name="T569">:</text:span></text:p>
              <text:list>
                <text:list-header>
                  <text:p text:style-name="P592"><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94"><text:span text:style-name="Emphasis"><text:span text:style-name="T336">U obrazu nahé </text:span></text:span><text:span text:style-name="Emphasis"><text:span text:style-name="T337">mladé</text:span></text:span><text:span text:style-name="Emphasis"><text:span text:style-name="T336"> </text:span></text:span><text:span text:style-name="Emphasis"><text:span text:style-name="T494">elfky</text:span></text:span><text:span text:style-name="Emphasis"><text:span text:style-name="T337"> </text:span></text:span><text:span text:style-name="Emphasis"><text:span text:style-name="T60">s lukem </text:span></text:span><text:span text:style-name="Emphasis"><text:span text:style-name="T63">jedoucí na jelenovi</text:span></text:span><text:span text:style-name="Emphasis"><text:span text:style-name="T60">:</text:span></text:span></text:p>
              <text:list>
                <text:list-header>
                  <text:p text:style-name="P372"><text:span text:style-name="Emphasis"><text:span text:style-name="T99">„Klaním se před Tebou, Raio, paní divočiny. Tobě vděčíme za léčivé dary lesa.“</text:span></text:span></text:p>
                </text:list-header>
              </text:list>
            </text:list-item>
          </text:list>
        </text:list-item>
        <text:list-item>
          <text:p text:style-name="P493">Pokud někdo obejde všech pět obrazů a u každého z nich nahlas řekne správnou formuli, v místnosti se jasně zableskne a na jílci meče sochy uprostřed místnosti se objeví jasně zářící krystal.</text:p>
          <text:list>
            <text:list-item>
              <text:p text:style-name="P475">Na pořadí, v jakém budou formule vysloveny, nezáleží.</text:p>
            </text:list-item>
            <text:list-item>
              <text:p text:style-name="P476"><text:soft-page-break/><text:span text:style-name="T927">Nezáleží ani na tom</text:span>, v jakém jazyce jsou vysloveny.</text:p>
            </text:list-item>
            <text:list-item>
              <text:p text:style-name="P489">Všechny formule musí vyslovit jedna osoba.</text:p>
            </text:list-item>
            <text:list-item>
              <text:p text:style-name="P490">Kvůli tomuto krystalu sem postavy přišly.</text:p>
              <text:list>
                <text:list-item>
                  <text:p text:style-name="P491"><text:span text:style-name="T928">Každý</text:span>, kdo se ho dotkn<text:span text:style-name="T928">e</text:span>, pocítí náhlý příliv síly. Je to elektrizující, úžasný pocit.</text:p>
                  <text:list>
                    <text:list-item>
                      <text:p text:style-name="P373"><text:span text:style-name="T89">Postava tím získá 1 bod zkušenosti. Pokud to stačí na novou úroveň, </text:span><text:span text:style-name="T94">což určitě stačí, pokud </text:span><text:span text:style-name="T96">je</text:span><text:span text:style-name="T95"> </text:span><text:span text:style-name="T94">tohle </text:span><text:span text:style-name="T95">je jej</text:span><text:span text:style-name="T96">í</text:span><text:span text:style-name="T94"> první dobrodružství</text:span><text:span text:style-name="T89">, tak tím </text:span><text:span text:style-name="T97">rovnou</text:span><text:span text:style-name="T89"> </text:span><text:span text:style-name="T98">postoupí</text:span><text:span text:style-name="T89"> (viz kapitola </text:span><text:span text:style-name="T91">P</text:span><text:span text:style-name="T92">os</text:span><text:span text:style-name="T91">tup na vyšší úroveň</text:span><text:span text:style-name="T90"> v příručce </text:span><text:span text:style-name="T91">Dakara: dungeoncrawl</text:span><text:span text:style-name="T89">).</text:span></text:p>
                    </text:list-item>
                    <text:list-item>
                      <text:p text:style-name="P374"><text:span text:style-name="T93">Po d</text:span><text:span text:style-name="T89">otyk</text:span><text:span text:style-name="T93">u</text:span><text:span text:style-name="T89"> krystalu také zmizí pocit, že sem postavu něco táhne.</text:span></text:p>
                    </text:list-item>
                  </text:list>
                </text:list-item>
                <text:list-item>
                  <text:p text:style-name="P492">Pro každou postavu bude krystal účinkovat jen jednou.</text:p>
                </text:list-item>
                <text:list-item>
                  <text:p text:style-name="P595"><text:span text:style-name="T74">Dobrodružství </text:span><text:span text:style-name="T76">zde</text:span><text:span text:style-name="T74"> nutně nekončí, hráči mohou ještě chtít prozkoumat zbytek podzemí. </text:span><text:span text:style-name="T73">Pokud už tu ale nic zajímavého k prozkoumání není, tak jim to řekni, nenech je marně hledat.</text:span></text:p>
                  <text:list>
                    <text:list-item>
                      <text:p text:style-name="P607"><text:span text:style-name="T75">Až</text:span><text:span text:style-name="T72"> se hráči rozhodnou podzemí opustit, přejdi ke kapitole </text:span><text:span text:style-name="T87">Konec dobrodružství</text:span><text:span text:style-name="T72"> na konci této příručky.</text:span></text:p>
                    </text:list-item>
                  </text:list>
                </text:list-item>
              </text:list>
            </text:list-item>
          </text:list>
        </text:list-item>
      </text:list>
      <text:h text:style-name="Heading_20_2" text:outline-level="2"><text:bookmark-start text:name="__RefHeading___Toc2928_1905480466"/><text:soft-page-break/>Druhé podzemní patro<text:bookmark-end text:name="__RefHeading___Toc2928_1905480466"/></text:h>
      <text:h text:style-name="P197" text:outline-level="3"><text:span text:style-name="T5">C</text:span><text:span text:style-name="T4">1 – </text:span><text:span text:style-name="T109">ústí chodby</text:span><text:span text:style-name="T4"> do studny</text:span></text:h>
      <text:p text:style-name="P20"><text:span text:style-name="T170">D</text:span><text:span text:style-name="T4">o stěny studny ústí </text:span><text:span text:style-name="T169">chodba</text:span><text:span text:style-name="T107">.</text:span></text:p>
      <text:list xml:id="list748849356" text:style-name="L60">
        <text:list-item>
          <text:p text:style-name="P495">Studna pokračuje ještě asi dalších 5 metrů do hloubky.</text:p>
          <text:list>
            <text:list-item>
              <text:p text:style-name="P276"><text:span text:style-name="T110">Pavučiny jsou tam nepoškozené,</text:span><text:span text:style-name="T4"> </text:span><text:span text:style-name="T110">zato v boční chodbě je v nich díra, jako by tam někdo nedávno vlekl velký předmět</text:span><text:span text:style-name="T4">.</text:span></text:p>
            </text:list-item>
          </text:list>
        </text:list-item>
        <text:list-item>
          <text:p text:style-name="P608"><text:span text:style-name="T45">Husté pavučiny </text:span><text:span text:style-name="T47">potrhané u země tažením velkého předmětu jsou</text:span><text:span text:style-name="T45"> v celé chodbě až do C</text:span><text:span text:style-name="T46">4</text:span><text:span text:style-name="T45">.</text:span></text:p>
          <text:list>
            <text:list-item>
              <text:p text:style-name="P609"><text:span text:style-name="T44">I </text:span><text:span text:style-name="T41">v těchto pavučinách jsou malí pavouci různých velikostí, kteří pro postavy nejsou nebezpeční.</text:span></text:p>
            </text:list-item>
          </text:list>
        </text:list-item>
      </text:list>
      <text:h text:style-name="P198" text:outline-level="3"><text:span text:style-name="T108">C</text:span><text:span text:style-name="T139">2</text:span><text:span text:style-name="T4"> – </text:span><text:span text:style-name="T109">chodba </text:span><text:span text:style-name="T139">s pavučinami</text:span></text:h>
      <text:p text:style-name="P92"><text:span text:style-name="T21">C</text:span><text:span text:style-name="T18">hodba je protkána závěji hustých, silných pavučin. U země je v nich ale díra, jako kdyby tudy někdo nedávno vlekl nějaký těžký předmět.</text:span></text:p>
      <text:list xml:id="list1944294217" text:style-name="L61">
        <text:list-item>
          <text:p text:style-name="P610"><text:span text:style-name="T41">Díra v pavučinách vede od ústí </text:span><text:span text:style-name="T48">chodby</text:span><text:span text:style-name="T41"> do studny (C1) do místnosti s pavouky (C</text:span><text:span text:style-name="T49">4</text:span><text:span text:style-name="T41">).</text:span></text:p>
        </text:list-item>
        <text:list-item>
          <text:p text:style-name="P611"><text:span text:style-name="T41">Pavučiny ne</text:span><text:span text:style-name="T111">jsou tak pevné, aby se jimi </text:span><text:span text:style-name="T142">postavy</text:span><text:span text:style-name="T111"> nedokázal</text:span><text:span text:style-name="T142">y</text:span><text:span text:style-name="T111"> prodrat, ale </text:span><text:span text:style-name="T142">rozhodně to nebude příjemný zážitek </text:span><text:span text:style-name="T143">a postup to výrazně zpomalí</text:span><text:span text:style-name="T111">.</text:span></text:p>
        </text:list-item>
      </text:list>
      <text:h text:style-name="P199" text:outline-level="3">C<text:span text:style-name="T722">3</text:span> – mříž</text:h>
      <text:p text:style-name="P113"><text:span text:style-name="T19">C</text:span><text:span text:style-name="T20">hodbu přehrazuje masivní zarezlá mříž.</text:span></text:p>
      <text:list xml:id="list366785590" text:style-name="L62">
        <text:list-item>
          <text:list>
            <text:list-item>
              <text:p text:style-name="P612"><text:soft-page-break/><text:span text:style-name="T67">Pokud postavy přišly z jihu </text:span><text:span text:style-name="T68">(tedy studnou z nádvoří pevnosti)</text:span><text:span text:style-name="T67">:</text:span></text:p>
              <text:list>
                <text:list-item>
                  <text:p text:style-name="P612"><text:span text:style-name="T20">Za mříží je</text:span><text:span text:style-name="T19"> mnohem méně pavučin.</text:span></text:p>
                </text:list-item>
              </text:list>
            </text:list-item>
            <text:list-item>
              <text:p text:style-name="P612"><text:span text:style-name="T69">P</text:span><text:span text:style-name="T67">okud postavy přišly ze severu </text:span><text:span text:style-name="T68">(tedy po schodech z prvního podzemního patra)</text:span><text:span text:style-name="T67">:</text:span></text:p>
              <text:list>
                <text:list-item>
                  <text:p text:style-name="P612"><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3342160168" text:style-name="L63">
        <text:list-item>
          <text:p text:style-name="P496"><text:span text:style-name="T986">Mříž j</text:span>e zasazená do svislých drážek vytesaných do skalní stěny. Je částečně zvednutá, zřejmě je ji tedy možné vytáhnout nahoru.</text:p>
          <text:list>
            <text:list-item>
              <text:p text:style-name="P477"><text:span text:style-name="T655">Víc se ovšem z</text:span>vednout nedá.</text:p>
              <text:list>
                <text:list-item>
                  <text:p text:style-name="P478">(Protože zvedací mechanismus o patro výš je zaaretován západkou.)</text:p>
                </text:list-item>
              </text:list>
            </text:list-item>
          </text:list>
        </text:list-item>
        <text:list-item>
          <text:p text:style-name="P507"><text:span text:style-name="T196">D</text:span><text:span text:style-name="T178">á se pod ní </text:span><text:span text:style-name="T193">velmi těsně</text:span><text:span text:style-name="T178"> protáhnout. Na spodní straně má </text:span><text:span text:style-name="T194">ovšem</text:span><text:span text:style-name="T178"> ostr</text:span><text:span text:style-name="T195">é</text:span><text:span text:style-name="T178"> bodce a z</text:span><text:span text:style-name="T197">řejmě </text:span><text:span text:style-name="T198">je</text:span><text:span text:style-name="T178"> pekelně těžká. </text:span><text:span text:style-name="T199">Kdyby na někoho spadla, bude s ním nepochybně konec.</text:span></text:p>
          <text:list>
            <text:list-item>
              <text:p text:style-name="P479"><text:span text:style-name="T4">Komentář o bodcích je jen na postrašení, mříž </text:span><text:span text:style-name="T655">se</text:span><text:span text:style-name="T4"> ani nehne.</text:span></text:p>
            </text:list-item>
          </text:list>
        </text:list-item>
      </text:list>
      <text:list xml:id="list4157432369" text:style-name="L64">
        <text:list-item>
          <text:p text:style-name="P613"><text:span text:style-name="T119">Pokud postavy </text:span><text:span text:style-name="T120">začnou podlézat mříž a</text:span><text:span text:style-name="T119"> ne</text:span><text:span text:style-name="T121">vyčisti</text:span><text:span text:style-name="T119">ly místnost C</text:span><text:span text:style-name="T122">4</text:span><text:span text:style-name="T119">, </text:span><text:span text:style-name="T123">přijdou</text:span><text:span text:style-name="T119"> odtamtud obří pavou</text:span><text:span text:style-name="T124">ci</text:span><text:span text:style-name="T119"> a napadn</text:span><text:span text:style-name="T124">ou</text:span><text:span text:style-name="T119"> je </text:span><text:span text:style-name="T155">(</text:span><text:span text:style-name="T156">o boji s pavouky </text:span><text:span text:style-name="T155">viz C</text:span><text:span text:style-name="T157">4</text:span><text:span text:style-name="T155">)</text:span><text:span text:style-name="T119">.</text:span></text:p>
          <text:list>
            <text:list-item>
              <text:p text:style-name="P613"><text:span text:style-name="T158">Pavouci </text:span><text:span text:style-name="T159">jsou moc velcí, pod mříží neprolezou</text:span><text:span text:style-name="T158">.</text:span></text:p>
            </text:list-item>
          </text:list>
        </text:list-item>
      </text:list>
      <text:list xml:id="list3820757475" text:style-name="L65">
        <text:list-item>
          <text:list>
            <text:list-item>
              <text:p text:style-name="P480"><text:span text:style-name="T154">Každé kolo může pod mříží prolézt </text:span><text:span text:style-name="T598">jen</text:span><text:span text:style-name="T154"> jedna postava.</text:span></text:p>
            </text:list-item>
          </text:list>
        </text:list-item>
      </text:list>
      <text:h text:style-name="Heading_20_3" text:outline-level="3"><text:soft-page-break/><text:span text:style-name="T654">C4 - d</text:span>oupě obří<text:span text:style-name="T653">c</text:span>h pavouk<text:span text:style-name="T653">ů</text:span></text:h>
      <text:p text:style-name="P54">Místnost je plná velkých, hustých pavučin. V zadní části <text:span text:style-name="T987">jsou skrz ně vidět obrysy</text:span> ně<text:span text:style-name="T757">kolik</text:span> velk<text:span text:style-name="T757">ých</text:span> předmět<text:span text:style-name="T757">ů</text:span>.</text:p>
      <text:list xml:id="list3201676403" text:style-name="L66">
        <text:list-item>
          <text:p text:style-name="P614"><text:span text:style-name="T4">Tři z těchto „předmětů“ jsou </text:span><text:span text:style-name="T18">obří pavouci</text:span><text:span text:style-name="T4"> (karta), pokud tedy už na postavy nevyběhli </text:span><text:span text:style-name="T152">(viz C3)</text:span><text:span text:style-name="T4">.</text:span></text:p>
        </text:list-item>
        <text:list-item>
          <text:p text:style-name="P615"><text:span text:style-name="T141">Čtvrtý předmět je v</text:span><text:span text:style-name="T4">ysátá, do pavučin zamotaná mrtvola elfa.</text:span></text:p>
          <text:list>
            <text:list-item>
              <text:p text:style-name="P497">Na sobě má prosté cestovní šaty.</text:p>
            </text:list-item>
            <text:list-item>
              <text:p text:style-name="P508"><text:span text:style-name="T988">U</text:span> sebe <text:span text:style-name="T988">má</text:span>:</text:p>
              <text:list>
                <text:list-item>
                  <text:p text:style-name="P616">Měšec s 5 st</text:p>
                </text:list-item>
                <text:list-item>
                  <text:p text:style-name="P556">Kožené pouzdro na svitky</text:p>
                  <text:list>
                    <text:list-item>
                      <text:p text:style-name="P556"><text:span text:style-name="T4">Uvnitř je svitek s </text:span><text:span text:style-name="T153">kouzlem</text:span><text:span text:style-name="T4"> </text:span><text:span text:style-name="T35">v</text:span><text:span text:style-name="T25">zplanutí</text:span><text:span text:style-name="T4"> (karta).</text:span></text:p>
                    </text:list-item>
                    <text:list-item>
                      <text:p text:style-name="P450"><text:span text:style-name="T4">Když postavy pavučiny zapálí </text:span><text:span text:style-name="T154">(před tím, než mrtvolu vytáhnou ven)</text:span><text:span text:style-name="T4">, svitek shoří.</text:span></text:p>
                    </text:list-item>
                  </text:list>
                </text:list-item>
              </text:list>
            </text:list-item>
          </text:list>
        </text:list-item>
      </text:list>
      <text:p text:style-name="P97"><text:span text:style-name="T5">B</text:span><text:span text:style-name="T4">oj s pavouky:</text:span></text:p>
      <text:list xml:id="list133048770724698" text:continue-list="list1944294217" text:style-name="L61">
        <text:list-item>
          <text:list>
            <text:list-item>
              <text:p text:style-name="P375"><text:span text:style-name="T143">Pokud se postavy prodírají pavučinami, </text:span><text:span text:style-name="T111">budou mít </text:span><text:span text:style-name="T142">v případném boji</text:span><text:span text:style-name="T111"> nevýhodu (-1).</text:span></text:p>
              <text:list>
                <text:list-item>
                  <text:p text:style-name="P481">Pavouci se skrz <text:span text:style-name="T989">ně</text:span> pohybují bez nevýhody.</text:p>
                </text:list-item>
              </text:list>
            </text:list-item>
          </text:list>
        </text:list-item>
      </text:list>
      <text:list xml:id="list1354995990" text:style-name="L67">
        <text:list-item>
          <text:p text:style-name="P617"><text:span text:style-name="T111">P</text:span><text:span text:style-name="T4">avučiny je </text:span><text:span text:style-name="T144">samozřejmě</text:span><text:span text:style-name="T4"> možné vyčistit – </text:span><text:span text:style-name="T114">například </text:span><text:span text:style-name="T171">holí</text:span><text:span text:style-name="T114">.</text:span></text:p>
        </text:list-item>
        <text:list-item>
          <text:p text:style-name="P618"><text:span text:style-name="T4">Dají se </text:span><text:span text:style-name="T113">také</text:span><text:span text:style-name="T4"> zapálit, v tom případě ale samozřejmě pavou</text:span><text:span text:style-name="T112">ci</text:span><text:span text:style-name="T4"> zaútočí (pokud přeži</text:span><text:span text:style-name="T112">jí</text:span><text:span text:style-name="T4"> oheň).</text:span></text:p>
          <text:list>
            <text:list-item>
              <text:p text:style-name="P509"><text:soft-page-break/>Hořící pavučiny zraňují za 4dz po dobu dvou kol (pak jsou spálené na prach).</text:p>
            </text:list-item>
          </text:list>
        </text:list-item>
      </text:list>
      <text:h text:style-name="P200" text:outline-level="3">C<text:span text:style-name="T727">5</text:span> –<text:span text:style-name="T630"> spodní patro boční věže</text:span></text:h>
      <text:p text:style-name="P102"><text:span text:style-name="T178">Na </text:span><text:span text:style-name="T201">schodech</text:span><text:span text:style-name="T178"> </text:span><text:span text:style-name="T202">je</text:span><text:span text:style-name="T178"> pět mrtvých orků. </text:span><text:span text:style-name="T203">Od </text:span><text:span text:style-name="T298">vchodu do</text:span><text:span text:style-name="T203"> místnosti</text:span><text:span text:style-name="T663"> </text:span><text:span text:style-name="T203">k nim vedou zaschlé stopy krve. </text:span><text:span text:style-name="T237">Další mrtvý ork je za schodištěm. Vypadá to, že spadl z poškozených schodů o patro výš.</text:span><text:span text:style-name="T203"> </text:span><text:span text:style-name="T234">Před schodištěm</text:span><text:span text:style-name="T232"> </text:span><text:span text:style-name="T233">je</text:span><text:span text:style-name="T231"> poházených několik zbraní </text:span><text:span text:style-name="T309">a štítů</text:span><text:span text:style-name="T231">.</text:span></text:p>
      <text:list xml:id="list970474754" text:style-name="L68">
        <text:list-item>
          <text:p text:style-name="P376">Poházené zbraně <text:span text:style-name="T1013">a štíty</text:span> jsou:</text:p>
          <text:list>
            <text:list-item>
              <text:p text:style-name="P377">2 <text:span text:style-name="T178">kamenné palice</text:span> (karta), <text:span text:style-name="T771">3</text:span> <text:span text:style-name="T178">jednoruční kyje</text:span> (karta <text:span text:style-name="T318">kyj</text:span>), jeden <text:span text:style-name="T178">dvojruční kyj</text:span> (karta), <text:span text:style-name="T1014">2 </text:span><text:span text:style-name="T310">orkské štíty</text:span><text:span text:style-name="T1014"> (karta),</text:span> <text:span text:style-name="T283">meč</text:span><text:span text:style-name="T789"> (karta), </text:span><text:span text:style-name="T283">dýka</text:span><text:span text:style-name="T789"> (karta)</text:span></text:p>
              <text:list>
                <text:list-item>
                  <text:p text:style-name="P378">Meč a dýka jsou kvalitní zbraně vyrobené kovářem ve městě.</text:p>
                  <text:list>
                    <text:list-header>
                      <text:p text:style-name="P379">(Orkové je vzali elfovi, kterého zabili před můstkem k věži.)</text:p>
                    </text:list-header>
                  </text:list>
                </text:list-item>
              </text:list>
            </text:list-item>
          </text:list>
        </text:list-item>
      </text:list>
      <text:list xml:id="list1764438901" text:style-name="L69">
        <text:list-item>
          <text:p text:style-name="P620"><text:span text:style-name="T240">Mrtví orkové</text:span><text:span text:style-name="T229"> </text:span><text:span text:style-name="T238">na schodišti</text:span><text:span text:style-name="T229"> j</text:span><text:span text:style-name="T178">sou na jedné hromadě, vš</text:span><text:span text:style-name="T284">i</text:span><text:span text:style-name="T239">ch</text:span><text:span text:style-name="T240">ni</text:span><text:span text:style-name="T178"> hlavou nahoru do schodů. Skoro to vypadá, že se snažili </text:span><text:span text:style-name="T235">vyběhnout</text:span><text:span text:style-name="T178"> po schodech –</text:span><text:span text:style-name="T230"> což ovšem nemohli, protože jsou </text:span><text:span text:style-name="T236">tam</text:span><text:span text:style-name="T230"> pobořené</text:span><text:span text:style-name="T759"> (viz B6)</text:span>.<text:span text:style-name="T178"> </text:span><text:span text:style-name="T241">Odtamtud zřejmě spadl šestý ork.</text:span></text:p>
          <text:list>
            <text:list-item>
              <text:p text:style-name="P277"><text:span text:style-name="T770">Všichni m</text:span>ají otevřená ústa a drží <text:span text:style-name="T760">se</text:span> za krk, jako kdyby se dusili.</text:p>
              <text:list>
                <text:list-item>
                  <text:p text:style-name="P278">Všichni mají na těle bodné rány, zřejmě s někým bojovali. Dva z nich mají zhruba ve výšce pasu ve zbroji vypálenou kruhovou díru a pod ní ošklivou popáleninu.</text:p>
                  <text:list>
                    <text:list-item>
                      <text:p text:style-name="P621"><text:soft-page-break/>Žádné z těchto zranění <text:span text:style-name="T758">nevypadá smrtelně</text:span>.</text:p>
                    </text:list-item>
                  </text:list>
                </text:list-item>
              </text:list>
            </text:list-item>
            <text:list-item>
              <text:p text:style-name="P619"><text:span text:style-name="T381">Každý z </text:span><text:span text:style-name="T401">mrtvých orků</text:span><text:span text:style-name="T381"> má o</text:span><text:span text:style-name="T380">blečenou lehkou orkskou zbroj</text:span><text:span text:style-name="T378">,</text:span><text:span text:style-name="T381"> </text:span><text:span text:style-name="T388">na provaze </text:span><text:span text:style-name="T381">p</text:span><text:span text:style-name="T379">řes rameno </text:span><text:span text:style-name="T389">zavěšený </text:span><text:span text:style-name="T382">měch na vodu</text:span><text:span text:style-name="T384">,</text:span><text:span text:style-name="T382"> </text:span><text:span text:style-name="T384">n</text:span><text:span text:style-name="T383">a opasku kožený pytlík se sušeným masem </text:span><text:span text:style-name="T385">a u </text:span><text:span text:style-name="T387">pasu</text:span><text:span text:style-name="T386"> </text:span><text:span text:style-name="T213">pazourkový nůž</text:span><text:span text:style-name="T386"> (karta).</text:span></text:p>
              <text:list>
                <text:list-item>
                  <text:p text:style-name="P445"><text:span text:style-name="T381">Orkská zbroj je p</text:span><text:span text:style-name="T386">ro postavy moc velká.</text:span></text:p>
                </text:list-item>
              </text:list>
            </text:list-item>
            <text:list-item>
              <text:p text:style-name="P622">Dále u sebe mají:</text:p>
              <text:list>
                <text:list-item>
                  <text:p text:style-name="P623"><text:span text:style-name="T370">V</text:span><text:span text:style-name="T333">elkou </text:span><text:span text:style-name="T539">čtvercovou</text:span><text:span text:style-name="T333"> stříbrnou minci </text:span><text:span text:style-name="T536">(karta </text:span><text:span text:style-name="T317">čt</text:span><text:span text:style-name="T319">vercová</text:span><text:span text:style-name="T317"> mince</text:span><text:span text:style-name="T536">)</text:span><text:span text:style-name="T333">.</text:span></text:p>
                </text:list-item>
                <text:list-item>
                  <text:p text:style-name="P624">Pytlík se šesti hracími kostkami – na stěnách mají místo čísel <text:span text:style-name="T803">nějaké</text:span> symboly.<text:tab/></text:p>
                  <text:list>
                    <text:list-header>
                      <text:p text:style-name="P624"><text:span text:style-name="T990">(</text:span>Jsou to <text:span text:style-name="T761">znaky ze starého orkského</text:span> klínové<text:span text:style-name="T761">ho</text:span> <text:span text:style-name="T761">písma – což tady postavy nemají jak zjistit)</text:span>.</text:p>
                    </text:list-header>
                  </text:list>
                </text:list-item>
                <text:list-item>
                  <text:p text:style-name="P625">Jeden z nich má za zbrojí zastrčený měšec <text:span text:style-name="T991">s přetrženou šňůrkou</text:span>.</text:p>
                  <text:list>
                    <text:list-item>
                      <text:p text:style-name="P625">Uvnitř jsou 3 zl a 6 st.</text:p>
                      <text:list>
                        <text:list-item>
                          <text:p text:style-name="P625">Jsou to mince, kterými se platí ve městě.</text:p>
                        </text:list-item>
                      </text:list>
                    </text:list-item>
                  </text:list>
                </text:list-item>
                <text:list-item>
                  <text:p text:style-name="P626"><text:span text:style-name="T762">Jeden z nich má kolem krku náhrdelník z polodrahokamů</text:span> <text:span text:style-name="T1018">(karta </text:span><text:span text:style-name="T320">náhrdelník</text:span><text:span text:style-name="T1018">)</text:span>.</text:p>
                  <text:list>
                    <text:list-item>
                      <text:p text:style-name="P627">Je to orkská práce, ale <text:span text:style-name="T763">překvapivě dobrá.</text:span></text:p>
                    </text:list-item>
                  </text:list>
                </text:list-item>
              </text:list>
            </text:list-item>
          </text:list>
        </text:list-item>
      </text:list>
      <text:p text:style-name="P24">Prohledání místnosti:</text:p>
      <text:p text:style-name="P19">Na východní stěně je ve výšce zhruba metr nad zemí ve zdi malý <text:span text:style-name="T648">kruhový</text:span> otvor.</text:p>
      <text:list xml:id="list952472689" text:style-name="L70">
        <text:list-item>
          <text:p text:style-name="P279"><text:span text:style-name="T649">Je široký a hluboký zhruba tak, že by se do něj vešel prst</text:span>.</text:p>
        </text:list-item>
        <text:list-item>
          <text:p text:style-name="P280"><text:soft-page-break/>Má zčernalé okraje.</text:p>
          <text:list>
            <text:list-item>
              <text:p text:style-name="P281"><text:span text:style-name="T764">J</text:span>sou mastné a špiní, jako kdyby byly od sazí.</text:p>
            </text:list-item>
            <text:list-item>
              <text:p text:style-name="P628">Odtud vyletuje ohnivá šipka p<text:span text:style-name="T772">o šlápnutí</text:span> na některou z dlaždic v C<text:span text:style-name="T765">6</text:span>.</text:p>
            </text:list-item>
          </text:list>
        </text:list-item>
      </text:list>
      <text:h text:style-name="P213" text:outline-level="4">C<text:span text:style-name="T728">5</text:span>-d1</text:h>
      <text:p text:style-name="P25">Masivní kamenná deska za<text:span text:style-name="T692">sunut</text:span>á do severní stěny <text:span text:style-name="T694">chodby</text:span><text:span text:style-name="T333"> </text:span><text:span text:style-name="T368">(otevřené tajné </text:span><text:span text:style-name="T369">d</text:span><text:span text:style-name="T368">veře)</text:span>.</text:p>
      <text:list xml:id="list2923866408" text:style-name="L71">
        <text:list-item>
          <text:p text:style-name="P629">Dveře se otevírají a zavírají skryt<text:span text:style-name="T773">ými</text:span> páčk<text:span text:style-name="T773">ami.</text:span></text:p>
          <text:list>
            <text:list-item>
              <text:p text:style-name="P630">Jedna je na boku <text:span text:style-name="T992">točitého</text:span> schodiště směrem ke stěně věže (na mapě je to modrá značka na schodišti<text:span text:style-name="T993">)</text:span>.</text:p>
            </text:list-item>
            <text:list-item>
              <text:p text:style-name="P631">Dr<text:span text:style-name="T774">u</text:span>há je <text:span text:style-name="T774">ve spáře mezi dlaždicemi</text:span> na severní stěně chodby C6 (<text:span text:style-name="T776">o</text:span>pět modrá <text:span text:style-name="T775">značka </text:span>na mapě).</text:p>
            </text:list-item>
          </text:list>
        </text:list-item>
        <text:list-item>
          <text:p text:style-name="P632">Mechanismus je stále funkční. Po zavření <text:span text:style-name="T693">je</text:span> deska <text:span text:style-name="T693">nerozeznatelná od stěny věže.</text:span></text:p>
        </text:list-item>
      </text:list>
      <text:h text:style-name="P200" text:outline-level="3">C<text:span text:style-name="T729">6</text:span> – spouštěcí dlaždice pasti</text:h>
      <text:p text:style-name="P62">Než začneš <text:span text:style-name="T777">číst dál</text:span>, zeptej se hráčů, v jakém jdou pořadí.</text:p>
      <text:p text:style-name="P26"><text:span text:style-name="T813">Chodbou se táhnou</text:span> zaschlé stopy krve.</text:p>
      <text:list xml:id="list1359205967" text:style-name="L72">
        <text:list-item>
          <text:p text:style-name="P633">Vedou od jižních dveří v místnosti C<text:span text:style-name="T729">7</text:span> k mrtvolám orků na schodech v místnosti C<text:span text:style-name="T729">5</text:span>.</text:p>
        </text:list-item>
      </text:list>
      <text:p text:style-name="P94">Modře označené dlaždice spouští past.</text:p>
      <text:list xml:id="list133048492438774" text:continue-numbering="true" text:style-name="L72">
        <text:list-item>
          <text:p text:style-name="P634">Lze si jich všimnout jen při velmi důkladném a pomalém prohledávání podlahy.</text:p>
        </text:list-item>
      </text:list>
      <text:list xml:id="list3715922034" text:style-name="L73">
        <text:list-item>
          <text:p text:style-name="P635"><text:soft-page-break/><text:span text:style-name="T766">Při spuštění pasti libovolnou ze dvou dlaždic současně vystřelí jedna ohnivá šipka z</text:span>e <text:span text:style-name="T631">zdi v místnosti C</text:span><text:span text:style-name="T730">5</text:span><text:span text:style-name="T631"> a druhá ze zdi v místnosti C</text:span><text:span text:style-name="T730">7</text:span><text:span text:style-name="T631"> (viz modré značky na mapě).</text:span></text:p>
          <text:list>
            <text:list-item>
              <text:p text:style-name="P636">Obě šipky proletí celou chodbou C6 ve výšce metr nad zemí. Uprostřed chodby se tedy potkají a každá nakonec narazí do zdi tam, odkud ta druhá vystřelila (pokud tedy nezasáhne něco po cestě).</text:p>
            </text:list-item>
          </text:list>
        </text:list-item>
        <text:list-item>
          <text:p text:style-name="P637"><text:span text:style-name="T632">Každá šipka</text:span> má <text:span text:style-name="T180">útok</text:span><text:span text:style-name="T346"> </text:span><text:span text:style-name="T347">6/2</text:span><text:span text:style-name="T348">k</text:span><text:span text:style-name="T347">z </text:span><text:span text:style-name="T660">ohněm</text:span><text:span text:style-name="T347"> proti Finese.</text:span></text:p>
          <text:list>
            <text:list-item>
              <text:p text:style-name="P638">Každá zraní jen <text:span text:style-name="T767">jednou</text:span>, ale když před ní někdo uhne, může pořád <text:span text:style-name="T633">zasáhnout</text:span> <text:span text:style-name="T634">dalšího</text:span> v řadě.</text:p>
            </text:list-item>
            <text:list-item>
              <text:p text:style-name="P639">Šipky <text:span text:style-name="T768">budou střílet, dokud bude někdo stát na dlaždicích, ale</text:span> nejvýše jednou za kolo.</text:p>
            </text:list-item>
          </text:list>
        </text:list-item>
      </text:list>
      <text:h text:style-name="P200" text:outline-level="3">C<text:span text:style-name="T731">7</text:span> – vstupní obranná místnost</text:h>
      <text:p text:style-name="P98"><text:span text:style-name="T181">Ve </text:span><text:span text:style-name="T188">výklencích</text:span><text:span text:style-name="T181"> stojí </text:span><text:span text:style-name="T178">sochy </text:span><text:span text:style-name="T182">e</text:span><text:span text:style-name="T299">l</text:span><text:span text:style-name="T182">fích vojáků</text:span><text:span text:style-name="T342"> </text:span><text:span text:style-name="T343"><text:s/></text:span><text:span text:style-name="T344">(</text:span><text:span text:style-name="T345">na mapě ‚</text:span><text:span text:style-name="T344">S‘)</text:span><text:span text:style-name="T178">.</text:span></text:p>
      <text:list xml:id="list2215204047" text:style-name="L74">
        <text:list-item>
          <text:p text:style-name="P282">Mají kopí <text:span text:style-name="T670">a velké štíty</text:span>.</text:p>
          <text:list>
            <text:list-item>
              <text:p text:style-name="P640"><text:span text:style-name="T670">Kopí i štíty jsou z kamene</text:span>, <text:span text:style-name="T670">pro postavy jsou nepoužitelné</text:span>.</text:p>
            </text:list-item>
          </text:list>
        </text:list-item>
        <text:list-item>
          <text:p text:style-name="P284">Obě jsou poškozené, ta jižní ale mnohem víc<text:span text:style-name="T670"> – chybí jí mimo jiné půlka hlavy.</text:span></text:p>
        </text:list-item>
      </text:list>
      <text:p text:style-name="P66"><text:span text:style-name="T815">Severní socha obživne, j</text:span>akmile někdo vstoupí do místnosti, <text:span text:style-name="T810">nebo na ni zaútočí.</text:span></text:p>
      <text:list xml:id="list1236305471" text:style-name="L75">
        <text:list-item>
          <text:p text:style-name="P642"><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78">, </text:span><text:span text:style-name="T81">socha</text:span><text:span text:style-name="T78"> řekne: </text:span><text:span text:style-name="T16">„</text:span><text:span text:style-name="T17">Vítej, služebníku Beleronův</text:span><text:span text:style-name="T16">“</text:span><text:span text:style-name="T79"> </text:span><text:span text:style-name="T81">a</text:span><text:span text:style-name="T80"> nechá </text:span><text:span text:style-name="T86">je</text:span><text:span text:style-name="T80"> </text:span><text:span text:style-name="T81">projít</text:span><text:span text:style-name="T80">.</text:span></text:p>
        </text:list-item>
        <text:list-item>
          <text:p text:style-name="P643"><text:soft-page-break/><text:span text:style-name="T80">P</text:span><text:span text:style-name="T77">okud nikdo na krku </text:span><text:span text:style-name="T14">Beleronův amulet</text:span><text:span text:style-name="T77"> nemá, socha místo toho řekne: </text:span><text:span text:style-name="T250">„</text:span><text:span text:style-name="T208">Objekt je uzavřen, </text:span><text:span text:style-name="T252">průchod</text:span><text:span text:style-name="T250"> zakázán“ </text:span><text:span text:style-name="T251">a</text:span><text:span text:style-name="T333"> napadne každého, kdo ji neposlechne.</text:span></text:p>
        </text:list-item>
        <text:list-item>
          <text:p text:style-name="P644"><text:span text:style-name="T333">Když se postavy budou chovat jak</text:span><text:span text:style-name="T438">o útočníci nebo</text:span><text:span text:style-name="T333"> vandalové, socha je </text:span><text:span text:style-name="T437">bez řečí</text:span><text:span text:style-name="T333"> napadne nehledě na amulet.</text:span></text:p>
        </text:list-item>
      </text:list>
      <text:list xml:id="list133049132492090" text:continue-list="list2215204047" text:style-name="L74">
        <text:list-item>
          <text:p text:style-name="P285">Socha mluví neznámou, melodickou řečí, ale kupodivu jí bez problémů rozumíte.</text:p>
          <text:list>
            <text:list-item>
              <text:p text:style-name="P380"><text:span text:style-name="T778">Mluví staroelfsky</text:span>.</text:p>
            </text:list-item>
            <text:list-item>
              <text:p text:style-name="P381">Nic víc postavám neřekne.</text:p>
            </text:list-item>
          </text:list>
        </text:list-item>
      </text:list>
      <text:p text:style-name="P308">Boj se sochou</text:p>
      <text:list xml:id="list133048885223020" text:continue-numbering="true" text:style-name="L74">
        <text:list-item>
          <text:p text:style-name="P645"><text:span text:style-name="T671">Socha ví o</text:span> ohnivé šipce prostřelující střed chodby, takže si tam nestoup<text:span text:style-name="T671">á (viz spouštěcí dlaždice v C6)</text:span>.</text:p>
        </text:list-item>
        <text:list-item>
          <text:p text:style-name="P717">Socha je velmi silný protivník. Není jednoduché ji zranit, protože je kamenná a má tedy vysokou zbroj (3). Sama o sobě je navíc silnější než libovolná z postav.</text:p>
          <text:list>
            <text:list-item>
              <text:p text:style-name="P720">Socha je zranitelná drtivými zbraněmi: kovářským kladivem, orským kyjem nebo palicí, a podobně (zásah takovou zbraní způsobí o 2 větší zranění).</text:p>
              <text:list>
                <text:list-item>
                  <text:p text:style-name="P718">Pokud <text:span text:style-name="T1034">někdo</text:span> sochu zasáhne drtivou zbraní, nezapomeň popsat větší účinek: „<text:span text:style-name="T178">Po zásahu se v kameni objevily tenké pukliny“</text:span>.</text:p>
                </text:list-item>
              </text:list>
            </text:list-item>
            <text:list-item>
              <text:p text:style-name="P719">Pokud hráči dobře neznají pravidla, připomeň jim, že kromě obyčejných útoků mohou:</text:p>
              <text:list>
                <text:list-item>
                  <text:p text:style-name="P719"><text:span text:style-name="T1031">Ú</text:span>tok <text:span text:style-name="T1031">si</text:span> připravovat (třeba tím, že sochu oběhnou a dostanou se jí do zad – akce <text:span text:style-name="T178">příprava</text:span>).</text:p>
                </text:list-item>
                <text:list-item>
                  <text:p text:style-name="P719"><text:soft-page-break/><text:span text:style-name="T1031">Snažit se soše podrazit nohy (akce </text:span><text:span text:style-name="T321">znevýhodnění</text:span><text:span text:style-name="T1030">).</text:span></text:p>
                </text:list-item>
                <text:list-item>
                  <text:p text:style-name="P719"><text:span text:style-name="T1031">Někam ji zatlačit (akce </text:span><text:span text:style-name="T321">zatlačení</text:span><text:span text:style-name="T1030">).</text:span></text:p>
                </text:list-item>
                <text:list-item>
                  <text:p text:style-name="P719"><text:span text:style-name="T1030">Vzájemně se bránit (akce </text:span><text:span text:style-name="T321">zabránění</text:span><text:span text:style-name="T1030">).</text:span></text:p>
                </text:list-item>
                <text:list-item>
                  <text:p text:style-name="P719"><text:span text:style-name="T1031">A mohou také získat situační výhodu čistě tím, že sochu obstoupí</text:span></text:p>
                  <text:list>
                    <text:list-item>
                      <text:p text:style-name="P719"><text:span text:style-name="T1031">Ten, na koho socha útočí, výhodu nemá, ostatní ji mohou obstoupit a výhodu tak získat.</text:span></text:p>
                    </text:list-item>
                    <text:list-item>
                      <text:p text:style-name="P719"><text:span text:style-name="T1031">Socha ovšem není hloupá a když se jí tohle stane, pokusí se ustoupit zády ke stěně, nebo do svého výklenku – hráči ji v tom opět mohou bránit (akce </text:span><text:span text:style-name="T322">zabránění</text:span><text:span text:style-name="T1031">).</text:span></text:p>
                    </text:list-item>
                  </text:list>
                </text:list-item>
              </text:list>
            </text:list-item>
          </text:list>
        </text:list-item>
        <text:list-item>
          <text:p text:style-name="P717">Když postavy utečou do chodby, socha je nebude pronásledovat.</text:p>
        </text:list-item>
        <text:list-item>
          <text:p text:style-name="P717">Pokud se ji budou snažit z chodby ostřelovat, aniž by s ní někdo bojoval v místnosti, stáhne se do svého výklenku, kam na ni z chodby není vidět.</text:p>
        </text:list-item>
      </text:list>
      <text:p text:style-name="P35">Na zemi v místnosti jsou různě velké <text:span text:style-name="T814">kusy</text:span> kamene – zřejmě <text:span text:style-name="T814">odlomené z</text:span> poškozených soch.</text:p>
      <text:list xml:id="list1184429509" text:style-name="L76">
        <text:list-item>
          <text:p text:style-name="P382">Jeden z úlomků je půlka hlavy jižní sochy.</text:p>
        </text:list-item>
      </text:list>
      <text:p text:style-name="P27">Ve západní stěně jsou ve výšce lidských ramen dvě svislé štěrbiny široké zhruba tři prsty a vysoké zhruba loket.</text:p>
      <text:list xml:id="list3546579141" text:style-name="L77">
        <text:list-item>
          <text:p text:style-name="P383"><text:span text:style-name="T994">Zblízka</text:span> je vidět, že se směrem dovnitř <text:span text:style-name="T779">(do do C8)</text:span> rozšiřují.</text:p>
        </text:list-item>
        <text:list-item>
          <text:p text:style-name="P384"><text:span text:style-name="T816">Když si někdo skrz střílny posvítí do C8, uvidí tam</text:span> výklenky se sochami (ne moc dobře, je tam tma <text:span text:style-name="T780">a úhel střílen je poměrně ostrý, takže je z nich vidět jen část</text:span>).</text:p>
          <text:list>
            <text:list-item>
              <text:p text:style-name="P384"><text:soft-page-break/>Na sochy je skrz střílny možné střílet (s nevýhodou, <text:span text:style-name="T817">ale jako nehybný cíl se brání 0 + 1k6</text:span>). <text:span text:style-name="T995">P</text:span>o první ráně <text:span text:style-name="T818">ovšem</text:span> oživnou a <text:span text:style-name="T662">uhnou</text:span> z výstřelu.</text:p>
            </text:list-item>
          </text:list>
        </text:list-item>
      </text:list>
      <text:h text:style-name="P214" text:outline-level="4">C<text:span text:style-name="T732">7</text:span><text:span text:style-name="T664">-d</text:span>1</text:h>
      <text:p text:style-name="P28"><text:span text:style-name="T650">Zavřené b</text:span>ytelné dveře.</text:p>
      <text:list xml:id="list3270481343" text:style-name="L78">
        <text:list-item>
          <text:p text:style-name="P646">Jsou zavřené na závoru z místnosti C<text:span text:style-name="T733">8</text:span>. Z místnosti C<text:span text:style-name="T733">7</text:span> tedy nejdou nijak otevřít.</text:p>
        </text:list-item>
      </text:list>
      <text:list xml:id="list3962481370" text:style-name="L79">
        <text:list-item>
          <text:p text:style-name="P647">K vyražení je potřeba beranidlo <text:span text:style-name="T821">nebo jiný vhodný nástroj</text:span>.</text:p>
        </text:list-item>
      </text:list>
      <text:h text:style-name="P214" text:outline-level="4">C<text:span text:style-name="T732">7</text:span><text:span text:style-name="T664">-d</text:span>2</text:h>
      <text:p text:style-name="P29">Vyražené bytelné dveře.</text:p>
      <text:list xml:id="list2144367736" text:style-name="L80">
        <text:list-item>
          <text:p text:style-name="P385">P<text:span text:style-name="T138">řed vyražením</text:span> byly zavřené na závoru z místnosti C<text:span text:style-name="T734">8</text:span>.</text:p>
        </text:list-item>
      </text:list>
      <text:h text:style-name="P200" text:outline-level="3">C<text:span text:style-name="T746">8</text:span> – <text:span text:style-name="T635">obranné postavení</text:span></text:h>
      <text:p text:style-name="P93">Když někdo bude chtít projít <text:span text:style-name="T656">některými ze dvou dveří </text:span>z C<text:span text:style-name="T746">7</text:span> do C<text:span text:style-name="T746">8</text:span>, všimne <text:span text:style-name="T657">si</text:span>:</text:p>
      <text:list xml:id="list4195105732" text:style-name="L81">
        <text:list-item>
          <text:p text:style-name="P286">Na protější stěně se ti něco nezdá. Není tam ale dobře vidět, je <text:span text:style-name="T781">tam</text:span> tma a vaše světlo <text:span text:style-name="T819">není dost silné</text:span>.</text:p>
        </text:list-item>
      </text:list>
      <text:list xml:id="list297842004" text:style-name="L82">
        <text:list-item>
          <text:p text:style-name="P649"><text:span text:style-name="T558">S lepším světlem tam </text:span><text:span text:style-name="T560">je vidět</text:span><text:span text:style-name="T556"> mal</text:span><text:span text:style-name="T561">á</text:span><text:span text:style-name="T558"> </text:span><text:span text:style-name="T559">zčernal</text:span><text:span text:style-name="T561">á</text:span><text:span text:style-name="T556"> dír</text:span><text:span text:style-name="T561">ka</text:span><text:span text:style-name="T556"> (viz značka pasti na mapě)</text:span><text:span text:style-name="T557">, stejn</text:span><text:span text:style-name="T561">á</text:span><text:span text:style-name="T557"> jako v místnosti C6.</text:span></text:p>
        </text:list-item>
        <text:list-item>
          <text:p text:style-name="P437">Spouštěcích dlaždic <text:span text:style-name="T820">(moře označených na mapě)</text:span> si lze všimnout jen při velmi důkladném a pomalém prohledávání podlahy.</text:p>
        </text:list-item>
      </text:list>
      <text:p text:style-name="P63">Stoupnutí na <text:span text:style-name="T661">některou</text:span> z modře označených dlaždic spustí past:</text:p>
      <text:list xml:id="list756412812" text:style-name="L83">
        <text:list-item>
          <text:p text:style-name="P386"><text:soft-page-break/>Z protější stěny vyletí ohnivá šipka:</text:p>
          <text:list>
            <text:list-item>
              <text:p text:style-name="P388">Letí vodorovně metr nad zemí.</text:p>
            </text:list-item>
            <text:list-item>
              <text:p text:style-name="P387"><text:span text:style-name="T178">Útok</text:span> <text:span text:style-name="T658">6/2kz </text:span><text:span text:style-name="T659">ohněm</text:span><text:span text:style-name="T658"> proti Finese.</text:span></text:p>
            </text:list-item>
            <text:list-item>
              <text:p text:style-name="P389">Šipk<text:span text:style-name="T768">a</text:span> <text:span text:style-name="T768">bude střílet, dokud bude někdo stát na dlaždici, ale</text:span> nejvýše jednou za kolo.</text:p>
            </text:list-item>
          </text:list>
        </text:list-item>
      </text:list>
      <text:p text:style-name="P98"><text:span text:style-name="T181">Ve </text:span><text:span text:style-name="T188">výklencích</text:span><text:span text:style-name="T181"> stojí </text:span><text:span text:style-name="T178">sochy </text:span><text:span text:style-name="T183">elfích vojáků</text:span><text:span text:style-name="T343"> </text:span><text:span text:style-name="T344">(</text:span><text:span text:style-name="T345">na mapě ‚</text:span><text:span text:style-name="T344">S‘)</text:span><text:span text:style-name="T178">.</text:span></text:p>
      <text:list xml:id="list3778839610" text:style-name="L84">
        <text:list-item>
          <text:p text:style-name="P287">Jsou viditelně poškozené.</text:p>
        </text:list-item>
        <text:list-item>
          <text:p text:style-name="P283">Mají kopí <text:span text:style-name="T670">a velké štíty</text:span>.</text:p>
          <text:list>
            <text:list-item>
              <text:p text:style-name="P641"><text:span text:style-name="T670">Kopí i štíty jsou z kamene</text:span>, <text:span text:style-name="T670">pro postavy jsou nepoužitelné</text:span>.</text:p>
            </text:list-item>
          </text:list>
        </text:list-item>
      </text:list>
      <text:p text:style-name="P95">Když někdo vstoupí do místnosti C8, nebo když některou ze soch napadne, obě obživnou:</text:p>
      <text:list xml:id="list3797831620" text:style-name="L85">
        <text:list-item>
          <text:p text:style-name="P650"><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811">, sochy si jich nebudou všímat.</text:span></text:p>
        </text:list-item>
        <text:list-item>
          <text:p text:style-name="P651"><text:span text:style-name="T439">Když se postavy budou chovat jak</text:span><text:span text:style-name="T438">o útočníci nebo</text:span><text:span text:style-name="T439"> vandalové</text:span>, sochy je napadnou nehledě na amulet.</text:p>
        </text:list-item>
      </text:list>
      <text:list xml:id="list3853061676" text:style-name="L86">
        <text:list-item>
          <text:p text:style-name="P652"><text:span text:style-name="T812">Sochy vědí o pastech, takže se budou držet mimo oblast, kterou ohrožují. Mohou se také pokusit někoho natlačit na spouštěcí dlaždice (akce </text:span><text:span text:style-name="T253">zatlačení</text:span><text:span text:style-name="T812">).</text:span></text:p>
        </text:list-item>
      </text:list>
      <text:p text:style-name="P99"><text:span text:style-name="T189">V</text:span><text:span text:style-name="T178">e výhodní zdi jsou dvě střílny</text:span><text:span text:style-name="T333"> </text:span><text:span text:style-name="T440">(vedou do C7)</text:span><text:span text:style-name="T178">.</text:span></text:p>
      <text:p text:style-name="P100"><text:span text:style-name="T189">Před </text:span><text:span text:style-name="T190">jižními dveřmi (C</text:span><text:span text:style-name="T226">8</text:span><text:span text:style-name="T242">-</text:span><text:span text:style-name="T200">d</text:span><text:span text:style-name="T204">2</text:span><text:span text:style-name="T190">)</text:span><text:span text:style-name="T189"> leží </text:span><text:span text:style-name="T190">na zemi</text:span><text:span text:style-name="T189"> kus stropního trámu, zřejmě přineseného z </text:span><text:span text:style-name="T254">trosek</text:span><text:span text:style-name="T189"> pevnosti a použitého jako beranidlo.</text:span></text:p>
      <text:p text:style-name="Example_20_Header"><text:soft-page-break/><text:span text:style-name="T227">Pozn</text:span><text:span text:style-name="T228">ámka:</text:span></text:p>
      <text:p text:style-name="Example"><text:span text:style-name="T399">Dveře C8-d1 a C8-d2 mají vzduchotěsnou chlopeň</text:span><text:span text:style-name="T393">, aby bylo možné vypustit jedovatý plyn do místnosti C8 </text:span><text:span text:style-name="T394">a neotrávili se obránci v C9 a </text:span><text:span text:style-name="T396">ve</text:span><text:span text:style-name="T394"> zbytku </text:span><text:span text:style-name="T396">podzemí</text:span><text:span text:style-name="T391">.</text:span><text:span text:style-name="T392"> </text:span><text:span text:style-name="T395">Orkové ovšem dveře </text:span><text:span text:style-name="T399">C8-d2</text:span><text:span text:style-name="T395"> rozbili beranidlem, </text:span><text:span text:style-name="T419">takže </text:span><text:span text:style-name="T441">se plyn skrz ně dostal</text:span><text:span text:style-name="T419">.</text:span></text:p>
      <text:h text:style-name="P214" text:outline-level="4">C<text:span text:style-name="T748">8-d1</text:span></text:h>
      <text:p text:style-name="P28"><text:span text:style-name="T650">Zavřené b</text:span>ytelné dveře.</text:p>
      <text:list xml:id="list133050039008996" text:continue-list="list3270481343" text:style-name="L78">
        <text:list-item>
          <text:p text:style-name="P646">Jsou zavřené na závoru z chodby do místnosti C<text:span text:style-name="T753">16</text:span>. Z místnosti C<text:span text:style-name="T749">8</text:span> tedy nejdou nijak otevřít.</text:p>
          <text:list>
            <text:list-item>
              <text:p text:style-name="P648">K vyražení je potřeba beranidlo <text:span text:style-name="T821">nebo jiný vhodný nástroj</text:span>.</text:p>
            </text:list-item>
          </text:list>
        </text:list-item>
      </text:list>
      <text:list xml:id="list1116625125" text:style-name="L87">
        <text:list-item>
          <text:p text:style-name="P653"><text:span text:style-name="T397">Směrem z místnosti C</text:span><text:span text:style-name="T400">16</text:span><text:span text:style-name="T397"> je kolem rámu </text:span><text:span text:style-name="T398">dveří</text:span><text:span text:style-name="T397"> chlopeň, která pevně doléhá k futrům.</text:span></text:p>
        </text:list-item>
      </text:list>
      <text:h text:style-name="P214" text:outline-level="4">C<text:span text:style-name="T748">8-d2</text:span></text:h>
      <text:p text:style-name="P90"><text:span text:style-name="T189">B</text:span><text:span text:style-name="T178">ytelné, </text:span><text:span text:style-name="T192">poškozené</text:span><text:span text:style-name="T178"> dveře.</text:span></text:p>
      <text:list xml:id="list1754108995" text:style-name="L88">
        <text:list-item>
          <text:p text:style-name="P654"><text:span text:style-name="T178">Jsou viditelně popraskané a promáčknuté, </text:span><text:span text:style-name="T191">jako by do nich z</text:span><text:span text:style-name="T243">e severu</text:span><text:span text:style-name="T191"> </text:span><text:span text:style-name="T420">(tedy směrem z </text:span><text:span text:style-name="T421">místnosti C</text:span><text:span text:style-name="T422">8</text:span><text:span text:style-name="T420">)</text:span><text:span text:style-name="T191"> něco několikrát udeřilo nadlidskou silou</text:span><text:span text:style-name="T178">.</text:span></text:p>
        </text:list-item>
        <text:list-item>
          <text:p text:style-name="P390">Směrem z místnosti C<text:span text:style-name="T752">9</text:span> je kolem <text:span text:style-name="T751">rámu</text:span> <text:span text:style-name="T750">dveří</text:span> chlopeň, která pevně doléhá k futrům.</text:p>
        </text:list-item>
        <text:list-item>
          <text:p text:style-name="P391">Dveře jsou stále zavřené na závoru <text:span text:style-name="T651">z místnosti C9</text:span>.</text:p>
          <text:list>
            <text:list-item>
              <text:p text:style-name="P392">Závora už nejde jednoduše odsunout, brání v tom prohnut<text:span text:style-name="T652">í</text:span> dveř<text:span text:style-name="T652">í</text:span>. Je možné j<text:span text:style-name="T652">i</text:span> odmontovat, urazit, a podobně.</text:p>
            </text:list-item>
            <text:list-item>
              <text:p text:style-name="P393">K vyražení je potřeba beranidlo <text:span text:style-name="T821">nebo jiný vhodný nástroj</text:span>.</text:p>
            </text:list-item>
          </text:list>
        </text:list-item>
      </text:list>
      <text:h text:style-name="P201" text:outline-level="3"><text:soft-page-break/>C<text:span text:style-name="T724">9 – prázdná místnost</text:span></text:h>
      <text:p text:style-name="P55">Místnost je prázdná.</text:p>
      <text:p text:style-name="P76"><text:span text:style-name="Emphasis"><text:span text:style-name="T622">Na severní stěně je nápis ve staroelfštině:</text:span></text:span></text:p>
      <text:list xml:id="list2218259672" text:style-name="L89">
        <text:list-header>
          <text:p text:style-name="P655"><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930132855" text:style-name="L90">
        <text:list-item>
          <text:list>
            <text:list-item>
              <text:p text:style-name="P498"><text:span text:style-name="Emphasis"><text:span text:style-name="T497">P</text:span></text:span><text:span text:style-name="Emphasis"><text:span text:style-name="T452">ostavy mu </text:span></text:span><text:span text:style-name="Emphasis"><text:span text:style-name="T454">kupodivu</text:span></text:span><text:span text:style-name="Emphasis"><text:span text:style-name="T452"> rozumí, a to i když neumí číst.</text:span></text:span></text:p>
            </text:list-item>
          </text:list>
        </text:list-item>
      </text:list>
      <text:h text:style-name="P214" text:outline-level="4">C<text:span text:style-name="T726">9</text:span><text:span text:style-name="T689">-</text:span>d1</text:h>
      <text:p text:style-name="P30">Zavřené dveře <text:span text:style-name="T782">s klikou</text:span>.</text:p>
      <text:list xml:id="list2992486975" text:style-name="L91">
        <text:list-item>
          <text:p text:style-name="P288">Jdou otevřít, ale jde to ztuha.</text:p>
        </text:list-item>
      </text:list>
      <text:p text:style-name="P103"><text:span text:style-name="T333">Pokud postavy </text:span><text:span text:style-name="T442">při</text:span><text:span text:style-name="T515">chází</text:span><text:span text:style-name="T333"> z C9:</text:span></text:p>
      <text:list xml:id="list2514738173" text:style-name="L92">
        <text:list-item>
          <text:p text:style-name="P658">Za dveřmi je zával – část se <text:s/>ho vysype do místnosti.</text:p>
          <text:list>
            <text:list-item>
              <text:p text:style-name="P658">Nahoře pod horním futrem je vidět mezera, zával zřejmě tedy nesahá až ke stropu.</text:p>
            </text:list-item>
            <text:list-item>
              <text:p text:style-name="P659">Je možné ho prokopat (škvíru rozšířit).</text:p>
            </text:list-item>
          </text:list>
        </text:list-item>
      </text:list>
      <text:h text:style-name="P202" text:outline-level="3">C10 – částečně zavalená místnost</text:h>
      <text:p text:style-name="P86"><text:span text:style-name="T329">Je </text:span><text:span text:style-name="T330">tu</text:span><text:span text:style-name="T329"> cítit silný zápach, zřejmě tu něco žije.</text:span></text:p>
      <text:p text:style-name="P114"><text:span text:style-name="T178">Východní třetina místnosti je </text:span><text:span text:style-name="T246">zhruba do výšky jednoho a půl metru</text:span><text:span text:style-name="T178"> zasypaná sutí.</text:span></text:p>
      <text:p text:style-name="P64"><text:span text:style-name="T690">Postavy napadnou </text:span>2 mláďata plivajícího ještěra <text:span text:style-name="T595">(karty)</text:span></text:p>
      <text:list xml:id="list971197695" text:style-name="L93">
        <text:list-item>
          <text:p text:style-name="P394">Nejdříve plivnutím žíraviny (viz karta <text:span text:style-name="T316">mládě plivajícího ještěra</text:span>), pak na blízko.</text:p>
        </text:list-item>
        <text:list-item>
          <text:p text:style-name="P395"><text:soft-page-break/>Ještěři po tmě nevidí, ale postavy nejspíš budou mít světlo.</text:p>
          <text:list>
            <text:list-item>
              <text:p text:style-name="P395">Pokud ne, ještěři dokáží bojovat i po tmě (po sluchu a <text:span text:style-name="T997">po </text:span>čichu). Budou na to mít velkou nevýhodu, ale postavy <text:span text:style-name="T997">nejspíš</text:span> taky, takže si nikdo postihy počítat nebude.</text:p>
            </text:list-item>
          </text:list>
        </text:list-item>
        <text:list-item>
          <text:p text:style-name="P397">Když <text:span text:style-name="T822">bude</text:span> některé z <text:span text:style-name="T998">mláďat</text:span> zraněno, <text:span text:style-name="T687">pokusí se utéct</text:span> buď do jednoho z tunelů ve zdi <text:span text:style-name="T783">(viz dále)</text:span> nebo do hnízda v C<text:span text:style-name="T783">11</text:span>.</text:p>
        </text:list-item>
      </text:list>
      <text:p text:style-name="P58"><text:span text:style-name="T784">P</text:span>okud postavy přišly z tohoto patra (tedy nikoliv dírou ve stropě):</text:p>
      <text:list xml:id="list137893839" text:style-name="L94">
        <text:list-item>
          <text:p text:style-name="P660"><text:span text:style-name="T210">N</text:span><text:span text:style-name="T211">ad </text:span><text:span text:style-name="T246">závalem</text:span><text:span text:style-name="T211"> </text:span><text:span text:style-name="T212">chybí</text:span><text:span text:style-name="T211"> strop.</text:span></text:p>
          <text:list>
            <text:list-item>
              <text:p text:style-name="P661"><text:span text:style-name="T211">V</text:span><text:span text:style-name="T212">ypadá to, že vznikl propadnutím podlahy v místnosti o patro výš.</text:span></text:p>
              <text:list>
                <text:list-item>
                  <text:p text:style-name="P398">Lze tudy vy<text:span text:style-name="T823">šplhat</text:span> do B<text:span text:style-name="T996">4</text:span>.</text:p>
                </text:list-item>
              </text:list>
            </text:list-item>
          </text:list>
        </text:list-item>
      </text:list>
      <text:p text:style-name="P104"><text:span text:style-name="T423">A</text:span><text:span text:style-name="T333">ť přišly odkudkoliv:</text:span></text:p>
      <text:p text:style-name="P116"><text:span text:style-name="T244">Přes suť je</text:span><text:span text:style-name="T210"> vidět hodní část </text:span><text:span text:style-name="T245">východních</text:span><text:span text:style-name="T210"> dveří </text:span><text:span text:style-name="T424">(C9-d1)</text:span><text:span text:style-name="T210">.</text:span></text:p>
      <text:list xml:id="list3752170463" text:style-name="L95">
        <text:list-item>
          <text:p text:style-name="P399">Dveře není možné otevřít bez prokopání závalu (alespoň ke klice).</text:p>
        </text:list-item>
      </text:list>
      <text:p text:style-name="P117"><text:span text:style-name="T301">V jihovýchodním rohu jsou nad závalem </text:span><text:span text:style-name="T302">ve stěně</text:span><text:span text:style-name="T301"> místnosti </text:span><text:span text:style-name="T303">různě široké otvory</text:span><text:span text:style-name="T301">. Další podobné díry jsou o kus výš, zhruba v úrovni původního stropu.</text:span></text:p>
      <text:list xml:id="list829356260" text:style-name="L96">
        <text:list-item>
          <text:p text:style-name="P662">Jsou to ústí spletitých tunelů vyhrabaných v podloží pevnosti.</text:p>
          <text:list>
            <text:list-item>
              <text:p text:style-name="P662">Těmi nejširšími se protáhne kudůk nebo štíhlý elf.</text:p>
              <text:list>
                <text:list-item>
                  <text:p text:style-name="P663">Ústí venku u paty skály, na které pevnost stojí.</text:p>
                </text:list-item>
                <text:list-item>
                  <text:p text:style-name="P664"><text:soft-page-break/>Vyhrabal je plivající ještěr z C11. Mláďata tudy mohou utéct ven z podzemí.</text:p>
                </text:list-item>
              </text:list>
            </text:list-item>
          </text:list>
        </text:list-item>
      </text:list>
      <text:p text:style-name="P73"><text:span text:style-name="Emphasis"><text:span text:style-name="T622">Na jižní stěně je nápis ve staroelfštině. Část ho zakrývá zával, takže z něj jde přečíst jen:</text:span></text:span></text:p>
      <text:list xml:id="list1359883573" text:style-name="L97">
        <text:list-header>
          <text:p text:style-name="P665"><text:span text:style-name="Emphasis"><text:span text:style-name="T591">„Klaním se před Tebou, Ra...“</text:span></text:span></text:p>
          <text:list>
            <text:list-item>
              <text:p text:style-name="P666"><text:span text:style-name="Emphasis"><text:span text:style-name="T497">P</text:span></text:span><text:span text:style-name="Emphasis"><text:span text:style-name="T452">ostavy mu </text:span></text:span><text:span text:style-name="Emphasis"><text:span text:style-name="T454">kupodivu</text:span></text:span><text:span text:style-name="Emphasis"><text:span text:style-name="T452"> rozumí, a to i když neumí číst.</text:span></text:span></text:p>
            </text:list-item>
          </text:list>
        </text:list-header>
        <text:list-item>
          <text:p text:style-name="P665"><text:span text:style-name="Emphasis"><text:span text:style-name="T451">Po odhrabání závalu j</text:span></text:span><text:span text:style-name="Emphasis"><text:span text:style-name="T453">de</text:span></text:span><text:span text:style-name="Emphasis"><text:span text:style-name="T451"> přečíst celý:</text:span></text:span></text:p>
          <text:p text:style-name="P665"><text:span text:style-name="Emphasis"><text:span text:style-name="T591">„Klaním se před Tebou, Raio, paní divočiny.<text:line-break/>Tobě vděčíme za léčivé dary lesa.“</text:span></text:span></text:p>
        </text:list-item>
      </text:list>
      <text:h text:style-name="P215" text:outline-level="4">C<text:span text:style-name="T874">10-d1</text:span></text:h>
      <text:p text:style-name="P115"><text:span text:style-name="T273">Z</text:span><text:span text:style-name="T178">avřené </text:span><text:span text:style-name="T300">obyčejné</text:span><text:span text:style-name="T178"> dveře </text:span><text:span text:style-name="T274">s klikou</text:span><text:span text:style-name="T178">.</text:span></text:p>
      <text:list xml:id="list3004844948" text:style-name="L98">
        <text:list-item>
          <text:p text:style-name="P400">Jdou normálně otevřít.</text:p>
        </text:list-item>
      </text:list>
      <text:h text:style-name="P203" text:outline-level="3">C<text:span text:style-name="T723">11</text:span> – sklad luceren <text:span text:style-name="T682">a dílna na výrobu svic</text:span></text:h>
      <text:p text:style-name="P59"><text:span text:style-name="T580">Je </text:span><text:span text:style-name="T581">tu</text:span><text:span text:style-name="T580"> cítit silný zápach</text:span> (<text:span text:style-name="T688">stejný jako v C10</text:span>).</text:p>
      <text:p text:style-name="P22"><text:span text:style-name="T824">N</text:span>a polici <text:span text:style-name="T824">zavěšené na severní stěně jsou</text:span> <text:span text:style-name="T683">dvě </text:span>lucerny <text:span text:style-name="T333">(kart</text:span><text:span text:style-name="T538">a </text:span><text:span text:style-name="T1019">elfská lucerna</text:span><text:span text:style-name="T333">)</text:span>.</text:p>
      <text:p text:style-name="P23">U jižní stěny je pracovní stůl <text:span text:style-name="T914">a dřevěná židle</text:span>.</text:p>
      <text:list xml:id="list2895906487" text:style-name="L99">
        <text:list-item>
          <text:p text:style-name="P401">Na něm jsou:</text:p>
          <text:list>
            <text:list-item>
              <text:p text:style-name="P401">Formy na svíčky, nůžky, <text:span text:style-name="T684">špachtle, rydla.</text:span></text:p>
            </text:list-item>
            <text:list-item>
              <text:p text:style-name="P401"><text:span text:style-name="T685">Několik prázdných</text:span> <text:span text:style-name="T685">špulek.</text:span></text:p>
              <text:list>
                <text:list-header>
                  <text:p text:style-name="P402"><text:span text:style-name="T825">(</text:span>Původně na nich byl knot, ale dávno se rozpadl<text:span text:style-name="T825">)</text:span>.</text:p>
                </text:list-header>
              </text:list>
            </text:list-item>
            <text:list-item>
              <text:p text:style-name="P403"><text:soft-page-break/><text:span text:style-name="T785">Nádoba</text:span> se zbytkem vosku.</text:p>
              <text:list>
                <text:list-item>
                  <text:p text:style-name="P403">Dá se z něj vyrobit 6 svic <text:span text:style-name="T826">(každá svítí 6 hodin)</text:span>.</text:p>
                </text:list-item>
              </text:list>
            </text:list-item>
          </text:list>
        </text:list-item>
      </text:list>
      <text:p text:style-name="P18">V západní části místnosti je hromada suti.</text:p>
      <text:list xml:id="list1835032427" text:style-name="L100">
        <text:list-item>
          <text:p text:style-name="P289">Na ní je velké hnízdo.</text:p>
        </text:list-item>
      </text:list>
      <text:list xml:id="list137545961" text:style-name="L101">
        <text:list-item>
          <text:p text:style-name="P667"><text:span text:style-name="T686">V hnízdě jsou 3 vejce </text:span><text:span text:style-name="T516">plivajícího ještěra</text:span><text:span text:style-name="T686">.</text:span></text:p>
        </text:list-item>
        <text:list-item>
          <text:p text:style-name="P668">Vedle hnízda jsou na hromadě ohlodané zbytky srnce.</text:p>
        </text:list-item>
      </text:list>
      <text:list xml:id="list133049660027965" text:continue-list="list930132855" text:style-name="L90">
        <text:list-item>
          <text:list>
            <text:list-item>
              <text:p text:style-name="P669"><text:span text:style-name="Emphasis"><text:span text:style-name="T497">P</text:span></text:span><text:span text:style-name="Emphasis"><text:span text:style-name="T452">ostavy mu </text:span></text:span><text:span text:style-name="Emphasis"><text:span text:style-name="T454">kupodivu</text:span></text:span><text:span text:style-name="Emphasis"><text:span text:style-name="T452"> rozumí, a to i když neumí číst.</text:span></text:span></text:p>
            </text:list-item>
          </text:list>
        </text:list-item>
        <text:list-item>
          <text:p text:style-name="P656"><text:span text:style-name="T582">Hnízdo </text:span><text:span text:style-name="T583">se zlověstným syčením</text:span><text:span text:style-name="T582"> zuřivě brání dospělý</text:span><text:span text:style-name="T590"> </text:span><text:span text:style-name="T331">plivající ještě</text:span><text:span text:style-name="T327">r</text:span><text:span text:style-name="T999"> (karta).</text:span></text:p>
          <text:list>
            <text:list-item>
              <text:p text:style-name="P670">Když ho postavy nechají být a nebudou se k hnízdu přibližovat, nebude si jich všímat.</text:p>
            </text:list-item>
            <text:list-item>
              <text:p text:style-name="P671">Ještěr je v hnízdě částečně skrytý – má výhodu (+1) proti střelbě. Může se také schovat úplně, aby si připravil další plivnutí žíraviny.</text:p>
            </text:list-item>
            <text:list-item>
              <text:p text:style-name="P657"><text:span text:style-name="T517">Ještě</text:span><text:span text:style-name="T518">r</text:span><text:span text:style-name="T517"> po tmě nevidí, ale postavy nejspíš budou mít světlo.</text:span></text:p>
              <text:list>
                <text:list-item>
                  <text:p text:style-name="P657"><text:span text:style-name="T517">Pokud ne, ještě</text:span><text:span text:style-name="T518">r</text:span><text:span text:style-name="T517"> dokáž</text:span><text:span text:style-name="T518">e</text:span><text:span text:style-name="T517"> bojovat i po tmě (po sluchu a </text:span><text:span text:style-name="T518">po</text:span><text:span text:style-name="T517"> čichu). Bud</text:span><text:span text:style-name="T518">e</text:span><text:span text:style-name="T517"> na to mít velkou nevýhodu, ale postavy </text:span><text:span text:style-name="T518">nejspíš </text:span><text:span text:style-name="T517">taky, takže si nikdo postihy počítat nebude.</text:span></text:p>
                </text:list-item>
              </text:list>
            </text:list-item>
          </text:list>
        </text:list-item>
      </text:list>
      <text:p text:style-name="P77"><text:span text:style-name="Emphasis"><text:span text:style-name="T622">Na stěně naproti vchodu je nápis ve staroelfštině:</text:span></text:span></text:p>
      <text:list xml:id="list2925975293" text:style-name="L102">
        <text:list-header>
          <text:p text:style-name="P396"><text:span text:style-name="Emphasis"><text:span text:style-name="T292">„Klaním se před tebou, Nirvi, pane obchodu a řemesel.“</text:span></text:span></text:p>
        </text:list-header>
      </text:list>
      <text:h text:style-name="P204" text:outline-level="3"><text:soft-page-break/>C12 – <text:span text:style-name="T830">toaleta</text:span></text:h>
      <text:p text:style-name="P43">Do místnosti vedou <text:span text:style-name="T1000">obyčejné</text:span> dveře s klikou.</text:p>
      <text:p text:style-name="P40"><text:span text:style-name="T859">Uvnitř je a</text:span>natomicky tvarovaná kamenná lavice s kruhovou dírou uprostřed.</text:p>
      <text:h text:style-name="P205" text:outline-level="3">C13 – <text:span text:style-name="T883">obytná </text:span>místnost mistra sochaře</text:h>
      <text:p text:style-name="P46">Dveře do místnosti mají kliku a zámek a jsou zamčené.</text:p>
      <text:list xml:id="list2451328116" text:style-name="L103">
        <text:list-item>
          <text:p text:style-name="P538"><text:span text:style-name="T506">D</text:span><text:span text:style-name="T333">o zámku pasuje </text:span><text:span text:style-name="T507">klíč </text:span><text:span text:style-name="T333">s </text:span><text:span text:style-name="T520">písmenem</text:span><text:span text:style-name="T333"> ‚</text:span><text:span text:style-name="T735">S’.</text:span></text:p>
          <text:list>
            <text:list-item>
              <text:p text:style-name="P672"><text:span text:style-name="T506">J</text:span><text:span text:style-name="T485">e na k</text:span><text:span text:style-name="T519">roužku</text:span><text:span text:style-name="T485"> s klíči </text:span><text:span text:style-name="T486">ve</text:span><text:span text:style-name="T485"> dveřích </text:span><text:span text:style-name="T487">do</text:span><text:span text:style-name="T736"> </text:span><text:span text:style-name="T58">dílny</text:span><text:span text:style-name="T485"> B1.</text:span></text:p>
            </text:list-item>
          </text:list>
        </text:list-item>
      </text:list>
      <text:p text:style-name="P36">V místnosti je:</text:p>
      <text:list xml:id="list2918668360" text:style-name="L104">
        <text:list-item>
          <text:p text:style-name="P290">Postel</text:p>
          <text:list>
            <text:list-item>
              <text:p text:style-name="P546">Matrace i pokrývky se už dávno rozpadly v prach.</text:p>
            </text:list-item>
          </text:list>
        </text:list-item>
        <text:list-item>
          <text:p text:style-name="P290">Noční stolek</text:p>
          <text:list>
            <text:list-item>
              <text:p text:style-name="P404">Na něm stojí malý kovový kelímek.</text:p>
            </text:list-item>
          </text:list>
        </text:list-item>
        <text:list-item>
          <text:p text:style-name="P292">Truhla</text:p>
          <text:list>
            <text:list-item>
              <text:p text:style-name="P405">Je zamčená visacím zámkem.</text:p>
              <text:list>
                <text:list-item>
                  <text:p text:style-name="P405">Dá se urazit nebo třeba odemknout paklíčem.</text:p>
                </text:list-item>
              </text:list>
            </text:list-item>
            <text:list-item>
              <text:p text:style-name="P673"><text:span text:style-name="T1004">Uvnitř</text:span> <text:span text:style-name="T829">je balík papírů pečlivě zabalený do koženého obalu</text:span>:</text:p>
              <text:list>
                <text:list-item>
                  <text:p text:style-name="P406">Skicy různých soch</text:p>
                  <text:list>
                    <text:list-item>
                      <text:p text:style-name="P674">Na většině z nich jsou elfové, jedna ale zobrazuje trpaslici <text:span text:style-name="T1003">(sochu v B1)</text:span>.</text:p>
                    </text:list-item>
                  </text:list>
                </text:list-item>
                <text:list-item>
                  <text:p text:style-name="P293"><text:soft-page-break/>Dopis od velmistra sochařského kolegia<text:span text:style-name="T333"> (rekvizita </text:span><text:span text:style-name="T551">C13-r1</text:span><text:span text:style-name="T333">)</text:span>.</text:p>
                </text:list-item>
              </text:list>
            </text:list-item>
          </text:list>
        </text:list-item>
      </text:list>
      <text:h text:style-name="P206" text:outline-level="3">C14 – <text:span text:style-name="T883">obytná místnost mága</text:span></text:h>
      <text:p text:style-name="P37">V místnosti je:</text:p>
      <text:list xml:id="list133050169157619" text:continue-numbering="true" text:style-name="L104">
        <text:list-item>
          <text:p text:style-name="P291">Postel</text:p>
          <text:list>
            <text:list-item>
              <text:p text:style-name="P547"><text:span text:style-name="T885">V silné</text:span><text:span text:style-name="T150"> vrstvě prachu je zapadlý nějaký kovový předmět.</text:span></text:p>
              <text:list>
                <text:list-item>
                  <text:p text:style-name="P675">Je to<text:span text:style-name="T739">:</text:span> <text:span text:style-name="T178">ocelový klíč s </text:span><text:span text:style-name="T305">vyryt</text:span><text:span text:style-name="T306">ý</text:span><text:span text:style-name="T305">m</text:span><text:span text:style-name="T178"> elfsk</text:span><text:span text:style-name="T305">ým</text:span><text:span text:style-name="T304"> písmen</text:span><text:span text:style-name="T305">em</text:span><text:span text:style-name="T178"> ‚A‘</text:span>.</text:p>
                  <text:p text:style-name="P676">(Otevírá dveře do laboratoře C15.)</text:p>
                </text:list-item>
              </text:list>
            </text:list-item>
          </text:list>
        </text:list-item>
        <text:list-item>
          <text:p text:style-name="P291">Noční stolek</text:p>
        </text:list-item>
        <text:list-item>
          <text:p text:style-name="P294">Okovaná truhla</text:p>
          <text:list>
            <text:list-item>
              <text:p text:style-name="P295"><text:span text:style-name="T876">Má</text:span> na sobě <text:span text:style-name="T876">vytepané</text:span> <text:span text:style-name="T876">stříbrné</text:span> elfské runy.</text:p>
            </text:list-item>
            <text:list-item>
              <text:p text:style-name="P407"><text:span text:style-name="T903">N</text:span>a dotek brní.</text:p>
              <text:list>
                <text:list-header>
                  <text:p text:style-name="P408">(Protože je magická.)</text:p>
                </text:list-header>
              </text:list>
            </text:list-item>
            <text:list-item>
              <text:p text:style-name="P440"><text:span text:style-name="T878">Truhlu chrání magická past</text:span>.</text:p>
              <text:list>
                <text:list-item>
                  <text:p text:style-name="P409">P<text:span text:style-name="T879">ři pokusu truhlu poškodit nebo vypáčit přes použitý nástroj přeskočí výboj </text:span><text:span text:style-name="T880">bleskem</text:span><text:span text:style-name="T879"> 7/3kz proti Finese.</text:span></text:p>
                  <text:list>
                    <text:list-item>
                      <text:p text:style-name="P410">Pokud nástroj není celý kovový (třeba krumpáč nebo kladivo s kovovou násadou), zasažen<text:span text:style-name="T881">ý</text:span> má na obranu <text:span text:style-name="T1005">výhodu</text:span> (+1).</text:p>
                    </text:list-item>
                    <text:list-item>
                      <text:p text:style-name="P410">Když není kovový vůbec (např. kamenná palice), tak má dokonce velkou výhodu (+2).</text:p>
                    </text:list-item>
                    <text:list-item>
                      <text:p text:style-name="P411"><text:soft-page-break/>Když <text:span text:style-name="T882">v</text:span>ůbec nedojde ke kontaktu (třeba když někdo truhlu pustí z výšky na zem), past se neaktivuje.</text:p>
                    </text:list-item>
                  </text:list>
                </text:list-item>
              </text:list>
            </text:list-item>
            <text:list-item>
              <text:p text:style-name="P412">Nemá zámek – je zavřená kouzlem.</text:p>
              <text:list>
                <text:list-item>
                  <text:p text:style-name="P413">Otevírací formule je „<text:span text:style-name="T279">Era solren“</text:span><text:span text:style-name="T877">.</text:span></text:p>
                  <text:list>
                    <text:list-header>
                      <text:p text:style-name="P414"><text:span text:style-name="T1006">(</text:span>Formuli mohou hráči nalézt <text:span text:style-name="T1006">na svitku (C15-r2) v laboratoři C15</text:span>.<text:span text:style-name="T1006">)</text:span></text:p>
                    </text:list-header>
                  </text:list>
                </text:list-item>
              </text:list>
            </text:list-item>
            <text:list-item>
              <text:p text:style-name="P296"><text:span text:style-name="T333">Uvnitř </text:span><text:span text:style-name="T469">truhly</text:span><text:span text:style-name="T333"> </text:span><text:span text:style-name="T468">je </text:span><text:span text:style-name="T875">elfská lyra</text:span><text:span text:style-name="T467"> </text:span><text:span text:style-name="T468">(karta)</text:span></text:p>
            </text:list-item>
          </text:list>
        </text:list-item>
      </text:list>
      <text:h text:style-name="P207" text:outline-level="3">C1<text:span text:style-name="T747">5</text:span> –<text:span text:style-name="T638"> laboratoř</text:span></text:h>
      <text:p text:style-name="P109">Do <text:span text:style-name="T151">místnosti</text:span> <text:span text:style-name="T4">vedou bytelné zamčené dveře.</text:span></text:p>
      <text:list xml:id="list2752758477" text:style-name="L105">
        <text:list-item>
          <text:p text:style-name="P677"><text:span text:style-name="T51">K vyražení je potřeba beranidlo </text:span><text:span text:style-name="T52">nebo jiný vhodný nástroj</text:span><text:span text:style-name="T51">.</text:span></text:p>
        </text:list-item>
        <text:list-item>
          <text:p text:style-name="P482">Zámek je příliš složitý na otevření paklíčem.</text:p>
        </text:list-item>
      </text:list>
      <text:list xml:id="list3186757575" text:style-name="L106">
        <text:list-item>
          <text:p text:style-name="P678"><text:span text:style-name="T53">P</text:span><text:span text:style-name="T50">asuje </text:span><text:span text:style-name="T53">do něj</text:span><text:span text:style-name="T50"> </text:span><text:span text:style-name="T23">ocelový klíč s </text:span><text:span text:style-name="T37">vyryt</text:span><text:span text:style-name="T39">ý</text:span><text:span text:style-name="T37">m</text:span><text:span text:style-name="T23"> elfsk</text:span><text:span text:style-name="T37">ým</text:span><text:span text:style-name="T38"> písmen</text:span><text:span text:style-name="T37">em</text:span><text:span text:style-name="T23"> ‚A‘.</text:span></text:p>
          <text:list>
            <text:list-item>
              <text:p text:style-name="P483">Klíč leží na posteli v obytné místnosti mága (C14).</text:p>
            </text:list-item>
          </text:list>
        </text:list-item>
      </text:list>
      <text:p text:style-name="P33">U stěn stojí:</text:p>
      <text:list xml:id="list3352522370" text:style-name="L107">
        <text:list-item>
          <text:p text:style-name="P297">Prázdná knihovna</text:p>
        </text:list-item>
        <text:list-item>
          <text:p text:style-name="P299">Skříň</text:p>
          <text:list>
            <text:list-item>
              <text:p text:style-name="P679"><text:span text:style-name="T443">Uvnitř jsou </text:span><text:span text:style-name="T275">p</text:span><text:span text:style-name="T276">řesýpací hodiny</text:span><text:span text:style-name="T521"> </text:span><text:span text:style-name="T522">(karta)</text:span><text:span text:style-name="T521">.</text:span></text:p>
            </text:list-item>
          </text:list>
        </text:list-item>
      </text:list>
      <text:list xml:id="list1221868328" text:style-name="L108">
        <text:list-item>
          <text:p text:style-name="P300">Velká truhla s masivním visacím zámkem</text:p>
          <text:list>
            <text:list-item>
              <text:p text:style-name="P415">Zámek jde otevřít šperhákem, urazit, něčím vypáčit, a podobně.</text:p>
            </text:list-item>
            <text:list-item>
              <text:p text:style-name="P416"><text:soft-page-break/>Uvnitř je:</text:p>
              <text:list>
                <text:list-item>
                  <text:p text:style-name="P417">Velký pytel plný jemného písku</text:p>
                </text:list-item>
                <text:list-item>
                  <text:p text:style-name="P680"><text:span text:style-name="T523">V</text:span><text:span text:style-name="T524">elk</text:span><text:span text:style-name="T523">ý</text:span><text:span text:style-name="T524"> krystal horského křišťálu </text:span><text:span text:style-name="T523">(karta </text:span><text:span text:style-name="T307">horský křišťál</text:span><text:span text:style-name="T523">)</text:span></text:p>
                </text:list-item>
                <text:list-item>
                  <text:p text:style-name="P301"><text:span text:style-name="T913">Lektvar ohnivého dechu</text:span><text:span text:style-name="T457"> </text:span><text:span text:style-name="T480">(karta)</text:span></text:p>
                </text:list-item>
              </text:list>
            </text:list-item>
          </text:list>
        </text:list-item>
        <text:list-item>
          <text:p text:style-name="P298">Stůl <text:span text:style-name="T915">a dřevěná židle</text:span></text:p>
          <text:list>
            <text:list-item>
              <text:p text:style-name="P681"><text:span text:style-name="T458">Na stole </text:span><text:span text:style-name="T459">stojí</text:span><text:span text:style-name="T458">:</text:span></text:p>
              <text:list>
                <text:list-item>
                  <text:p text:style-name="P302"><text:span text:style-name="T1007">mosazný s</text:span>vícen<text:span text:style-name="T333"> </text:span><text:span text:style-name="T527">(karta)</text:span></text:p>
                </text:list-item>
                <text:list-item>
                  <text:p text:style-name="P418"><text:span text:style-name="T1007">p</text:span>sací potřeby</text:p>
                </text:list-item>
                <text:list-item>
                  <text:p text:style-name="P682"><text:span text:style-name="T527">l</text:span><text:span text:style-name="T526">ahvička se stříbrným inkoustem </text:span><text:span text:style-name="T525">(karta </text:span><text:span text:style-name="T308">stříbrný inkoust</text:span><text:span text:style-name="T525">)</text:span></text:p>
                </text:list-item>
              </text:list>
            </text:list-item>
            <text:list-item>
              <text:p text:style-name="P683"><text:span text:style-name="T278">Ve stole</text:span><text:span text:style-name="T277"> je šuplík.</text:span></text:p>
              <text:list>
                <text:list-item>
                  <text:p text:style-name="P303">Je překvapivě mělký na to, jak velký prostor zabírá.</text:p>
                  <text:list>
                    <text:list-item>
                      <text:p text:style-name="P681"><text:span text:style-name="T460">Uvnitř</text:span><text:span text:style-name="T458"> je:</text:span></text:p>
                      <text:list>
                        <text:list-item>
                          <text:p text:style-name="P684"><text:span text:style-name="T461">S</text:span><text:span text:style-name="T462">vitek </text:span><text:span text:style-name="T184">Pojednání o božských atributech</text:span><text:span text:style-name="T463"> (rekvizita </text:span><text:span text:style-name="T547">c15-r1</text:span><text:span text:style-name="T463">).</text:span></text:p>
                        </text:list-item>
                      </text:list>
                    </text:list-item>
                    <text:list-item>
                      <text:p text:style-name="P685"><text:span text:style-name="T466">M</text:span><text:span text:style-name="T464">á dvojité dno.</text:span></text:p>
                      <text:list>
                        <text:list-item>
                          <text:p text:style-name="P685"><text:span text:style-name="T464">Uvnitř je </text:span><text:span text:style-name="T465">svitek </text:span><text:span text:style-name="T290">očarování rukavic</text:span><text:span text:style-name="T476"> (karta)</text:span></text:p>
                          <text:list>
                            <text:list-item>
                              <text:p text:style-name="P304"><text:span text:style-name="T476">T</text:span><text:span text:style-name="T464">ento svitek </text:span><text:span text:style-name="T478">mohou</text:span><text:span text:style-name="T464"> postavy použít, až když seženou ingredience uvedené na kartě. Musí také </text:span><text:span text:style-name="T478">mít</text:span><text:span text:style-name="T464"> obyčejné rukavice, které budou očarovávat – třeba ty, kte</text:span><text:soft-page-break/><text:span text:style-name="T464">ré jsou součástí zbroje mrtvého elfa v A7. </text:span><text:span text:style-name="T478">Použitím svitku se z těchto rukavic stanou kouzelné </text:span><text:span text:style-name="T912">nabíjecí rukavice</text:span><text:span text:style-name="T479"> (karta). Svitek se tím spotřebuje (lze ho použít jen jednou).</text:span></text:p>
                            </text:list-item>
                          </text:list>
                        </text:list-item>
                      </text:list>
                    </text:list-item>
                  </text:list>
                </text:list-item>
              </text:list>
            </text:list-item>
          </text:list>
        </text:list-item>
      </text:list>
      <text:p text:style-name="P32">Na stěnách jsou pověšené obrazy.</text:p>
      <text:list xml:id="list1725587670" text:style-name="L109">
        <text:list-item>
          <text:p text:style-name="P686"><text:span text:style-name="T247">Na západní straně:</text:span><text:span text:style-name="T791"> </text:span>Údolí s vodopádem.</text:p>
          <text:p text:style-name="P686"><text:span text:style-name="T247">Na severní straně:</text:span><text:span text:style-name="T791"> </text:span>Letící orel.</text:p>
        </text:list-item>
        <text:list-item>
          <text:p text:style-name="P687"><text:span text:style-name="T178">Na východní straně:</text:span> Horské štíty.</text:p>
          <text:list>
            <text:list-item>
              <text:p text:style-name="P688"><text:span text:style-name="T856">Pod obrazem </text:span><text:span text:style-name="T857">horských štítů</text:span><text:span text:style-name="T856"> je </text:span><text:span text:style-name="T858">ve stěně zabudovaná schránka</text:span><text:span text:style-name="T795"> </text:span>(modrá značka na mapě)<text:span text:style-name="T790">. Po sundání obrazu je vidět její přední strana.</text:span></text:p>
            </text:list-item>
          </text:list>
        </text:list-item>
      </text:list>
      <text:list xml:id="list2269464736" text:style-name="L110">
        <text:list-item>
          <text:p text:style-name="P691">Jsou na ní následující symboly:</text:p>
          <text:list>
            <text:list-item>
              <text:p text:style-name="P691">Trojúhelník, kruh, čtverec, spirála, kříž.</text:p>
              <text:list>
                <text:list-item>
                  <text:p text:style-name="P692">Schránka se otevře, když někdo stiskne symbol <text:span text:style-name="T178">čtverce</text:span>, potom <text:span text:style-name="T178">kříže</text:span> a nakonec <text:span text:style-name="T178">trojúhelníku</text:span>.</text:p>
                  <text:list>
                    <text:list-item>
                      <text:p text:style-name="P693">Na tom, jaké symboly byly stisknuté před tím, nezáleží.</text:p>
                    </text:list-item>
                  </text:list>
                </text:list-item>
                <text:list-item>
                  <text:p text:style-name="P694">Když někdo stiskne špatný symbol, vyjede z něj <text:span text:style-name="T794">jako prst dlouhá</text:span> jehlice s <text:span text:style-name="T793">jedem</text:span>:</text:p>
                  <text:list>
                    <text:list-item>
                      <text:p text:style-name="P689">Jedná se o vlčí mor (rostlinný jed):</text:p>
                      <text:list>
                        <text:list-item>
                          <text:p text:style-name="P695"><text:span text:style-name="T827">síla 5, </text:span>latence <text:span text:style-name="T796">15</text:span> <text:span text:style-name="T796">minut,</text:span> <text:span text:style-name="T792">působení 3 hodiny.</text:span></text:p>
                        </text:list-item>
                        <text:list-item>
                          <text:p text:style-name="P689"><text:soft-page-break/><text:span text:style-name="T178">Příznaky:</text:span> Pocit znecitlivění a mravenčení zasažené části, pocení, průjem, silné zvracení, úzkost, zimnice, později <text:span text:style-name="T1008">případně</text:span> smrt zástavou srdce nebo udušením.</text:p>
                        </text:list-item>
                      </text:list>
                    </text:list-item>
                  </text:list>
                </text:list-item>
                <text:list-item>
                  <text:p text:style-name="P696">Z každé jehlice, která nikoho neotrávila, je možné získat jednu dávku tohoto jedu.</text:p>
                </text:list-item>
              </text:list>
            </text:list-item>
          </text:list>
        </text:list-item>
        <text:list-item>
          <text:p text:style-name="P697">Uvnitř schránky je:</text:p>
          <text:list>
            <text:list-item>
              <text:p text:style-name="P419">Malá skleněná lahvička.</text:p>
              <text:list>
                <text:list-item>
                  <text:p text:style-name="P698"><text:span text:style-name="T477">J</text:span><text:span text:style-name="T333">e to </text:span><text:span text:style-name="T178">sérotvorný flakón</text:span><text:span text:style-name="T333"> (karta)</text:span></text:p>
                </text:list-item>
              </text:list>
            </text:list-item>
            <text:list-item>
              <text:p text:style-name="P699">Svitek s oznámením o doručení bezpečnostní truhly (rekvizita <text:span text:style-name="T584">c15-r2</text:span>).</text:p>
              <text:list>
                <text:list-header>
                  <text:p text:style-name="P690"><text:span text:style-name="T1009">(Formule uvedená na svitku, </text:span><text:span text:style-name="T470">„</text:span><text:span text:style-name="T279">Era solren“,</text:span><text:span text:style-name="T911"> otevírá truhlu v mágově obytné místnosti C14).</text:span></text:p>
                </text:list-header>
              </text:list>
            </text:list-item>
          </text:list>
        </text:list-item>
      </text:list>
      <text:h text:style-name="P208" text:outline-level="3">C16 – umývárna</text:h>
      <text:p text:style-name="P39">V místnosti je stolek s umývadlem, vedle něj vědro na vodu.</text:p>
      <text:list xml:id="list133048631854460" text:continue-list="list945389718" text:style-name="L53">
        <text:list-item>
          <text:p text:style-name="P305">Na stolku je zbytek mýdla.</text:p>
        </text:list-item>
        <text:list-item>
          <text:p text:style-name="P583"><text:span text:style-name="T178">Ze zdi </text:span><text:span text:style-name="T259">čouhá</text:span><text:span text:style-name="T178"> </text:span><text:span text:style-name="T259">měděná</text:span><text:span text:style-name="T178"> trubka s páčkou.</text:span></text:p>
          <text:list>
            <text:list-item>
              <text:p text:style-name="P349"><text:span text:style-name="T835">Po otočení páčkou z trubky teče voda</text:span>.</text:p>
            </text:list-item>
          </text:list>
        </text:list-item>
      </text:list>
      <text:h text:style-name="P209" text:outline-level="3">C1<text:span text:style-name="T830">7</text:span> – zbrojnice</text:h>
      <text:p text:style-name="P45">Dveře do místnosti jsou bytelné a otevřené.</text:p>
      <text:list xml:id="list2240498000" text:style-name="L111">
        <text:list-item>
          <text:p text:style-name="P420"><text:soft-page-break/>Mají kliku a zámek.</text:p>
          <text:list>
            <text:list-item>
              <text:p text:style-name="P368">Pasuje do něj <text:span text:style-name="T178">klíč s elfským písmenem ‚</text:span><text:span text:style-name="T742">Z</text:span><text:span text:style-name="T178">‘</text:span>, který má u sebe mrtvá el<text:span text:style-name="T1010">f</text:span>ka v B9.</text:p>
            </text:list-item>
          </text:list>
        </text:list-item>
      </text:list>
      <text:p text:style-name="P38">U stěn jsou prázdné stojany na zbraně.</text:p>
      <text:p text:style-name="P34">Na <text:span text:style-name="T786">východní </text:span>stěně j<text:span text:style-name="T805">sou dvě páky</text:span>. <text:span text:style-name="T806">Nad každou z nich je tabulka s nápisem.</text:span></text:p>
      <text:list xml:id="list2482593869" text:style-name="L112">
        <text:list-item>
          <text:p text:style-name="P700"><text:span text:style-name="T426">Nápis</text:span><text:span text:style-name="T428">y</text:span><text:span text:style-name="T426"> j</text:span><text:span text:style-name="T428">sou</text:span><text:span text:style-name="T426"> ve staroelfštině, </text:span><text:span text:style-name="T427">postavy </text:span><text:span text:style-name="T428">jim</text:span><text:span text:style-name="T427"> ale rozumí.</text:span></text:p>
        </text:list-item>
        <text:list-item>
          <text:p text:style-name="P421"><text:span text:style-name="T808">Na obou pákách jsou západky</text:span>.</text:p>
          <text:list>
            <text:list-item>
              <text:p text:style-name="P422">Obě jsou vytaženy, <text:span text:style-name="T828">páky je tedy možné překlápět</text:span>.</text:p>
            </text:list-item>
          </text:list>
        </text:list-item>
        <text:list-item>
          <text:p text:style-name="P423">Nad <text:span text:style-name="T809">levou</text:span> pákou je <text:span text:style-name="T807">napsáno</text:span>:</text:p>
          <text:list>
            <text:list-header>
              <text:p text:style-name="P306">„Nebezpečí úrazu.<text:line-break/><text:tab/><text:span text:style-name="T807">Před aktivací obranných opatření se ujistěte, že v objektu nikdo není.</text:span>“</text:p>
            </text:list-header>
          </text:list>
        </text:list-item>
      </text:list>
      <text:list xml:id="list1608432523" text:style-name="L113">
        <text:list-item>
          <text:p text:style-name="P424">Nad <text:span text:style-name="T809">pravou</text:span> pákou je <text:span text:style-name="T807">napsáno:</text:span></text:p>
          <text:list>
            <text:list-header>
              <text:p text:style-name="P307">„<text:span text:style-name="T636">Smrtelné nebezpečí.<text:line-break/><text:tab/>Před použitím se ujistěte, že ve vstupní hale a ve věži nikdo nezůstal a že oboje bezpečnostní dveře jsou zavřené a utěsněné.</text:span>“</text:p>
            </text:list-header>
          </text:list>
        </text:list-item>
      </text:list>
      <text:p text:style-name="P70">Zatáhnutí za levou páku vypne pasti v C6 a C8 (po šlápnutí na spouštěcí dlaždice ze stěn nebudou vylétat ohnivé střely).</text:p>
      <text:list xml:id="list4080420352" text:style-name="L114">
        <text:list-item>
          <text:p text:style-name="P438">Překlopením páky zpět se pasti opět aktivují.</text:p>
        </text:list-item>
      </text:list>
      <text:p text:style-name="P65">Když <text:span text:style-name="T809">někdo zatáhne </text:span>za <text:span text:style-name="T809">pravou</text:span> <text:span text:style-name="T809">páku</text:span>:</text:p>
      <text:list xml:id="list2932323835" text:style-name="L115">
        <text:list-item>
          <text:p text:style-name="P701"><text:span text:style-name="T248">Ze stěny za pákou se ozvalo zaklapání nějakého mechanismu. </text:span><text:span text:style-name="T249">O chvíli později je někde v dálce slyšet syčení.</text:span></text:p>
        </text:list-item>
        <text:list-item>
          <text:p text:style-name="P701"><text:soft-page-break/><text:span text:style-name="T404">Páka vypustí</text:span><text:span text:style-name="T339"> jedovatý plyn do místností C</text:span><text:span text:style-name="T404">7</text:span><text:span text:style-name="T339"> a C</text:span><text:span text:style-name="T404">8</text:span><text:span text:style-name="T339">. </text:span><text:span text:style-name="T404">Odtamtud se začne šířit celým podzemím a zabije všechno živé. Přežijí jen ti, kdo včas utečou ven z podzemí.</text:span></text:p>
        </text:list-item>
        <text:list-item>
          <text:p text:style-name="P702"><text:span text:style-name="T545">Z</text:span><text:span text:style-name="T546">ačni počítat čas na kola.</text:span></text:p>
          <text:list>
            <text:list-item>
              <text:p text:style-name="P703"><text:span text:style-name="T429">Každé kolo se plyn rozšíří do </text:span><text:span text:style-name="T415">bezprostředně sousedních místností (šíří se ve vlně):</text:span></text:p>
              <text:list>
                <text:list-item>
                  <text:p text:style-name="P703"><text:span text:style-name="T429">V prvním kole z C8 do C9 (a pokud jsou otevřené dveře C8</text:span><text:span text:style-name="T416">-</text:span><text:span text:style-name="T429">d1, tak i do C16), v dalším kole do C10 (a </text:span><text:span text:style-name="T416">pokud jsou otevřené dveře C8-d1, tak i</text:span><text:span text:style-name="T429"> do C1</text:span><text:span text:style-name="T532">7</text:span><text:span text:style-name="T429"> a nahoru po schodech do B5, </text:span><text:span text:style-name="T533">B6 a B9</text:span><text:span text:style-name="T416">),</text:span><text:span text:style-name="T429"> </text:span><text:span text:style-name="T528">a</text:span><text:span text:style-name="T429">td.</text:span></text:p>
                </text:list-item>
                <text:list-item>
                  <text:p text:style-name="P704"><text:span text:style-name="T430">Stejnou rychlostí se pohybují i postavy (za jedno kolo se tedy dostanou zhruba z jedné místnosti do druhé). </text:span><text:span text:style-name="T417">Když běží chodbou, je to zhruba 8 čtverců na mapě za kolo.</text:span></text:p>
                  <text:list>
                    <text:list-item>
                      <text:p text:style-name="P704"><text:span text:style-name="T430">Podlézání pod mříží C3 zabere </text:span><text:span text:style-name="T434">jedno kolo za každou postavu</text:span><text:span text:style-name="T430">.</text:span></text:p>
                    </text:list-item>
                    <text:list-item>
                      <text:p text:style-name="P705"><text:span text:style-name="T431">Šplhání studnou (z C1 do A</text:span><text:span text:style-name="T531">4</text:span><text:span text:style-name="T431">) nahoru trvá pět kol, </text:span><text:span text:style-name="T435">šplhat ale může víc postav za sebou.</text:span><text:span text:style-name="T431"> </text:span><text:span text:style-name="T529">P</text:span><text:span text:style-name="T431">lynu to zabere jen jedno kolo.</text:span></text:p>
                    </text:list-item>
                    <text:list-item>
                      <text:p text:style-name="P705"><text:span text:style-name="T431">Šplhání po </text:span><text:span text:style-name="T436">zborcených</text:span><text:span text:style-name="T431"> schodech ve věži (B</text:span><text:span text:style-name="T530">7</text:span><text:span text:style-name="T431">) zabere </text:span><text:span text:style-name="T436">2</text:span><text:span text:style-name="T431"> kola </text:span><text:span text:style-name="T436">za každou šplhající postavu.</text:span><text:span text:style-name="T431"> </text:span><text:span text:style-name="T529">P</text:span><text:span text:style-name="T431">lyn to zvládne za jedno </text:span><text:span text:style-name="T408">kolo</text:span><text:span text:style-name="T431">.</text:span></text:p>
                    </text:list-item>
                  </text:list>
                </text:list-item>
              </text:list>
            </text:list-item>
            <text:list-item>
              <text:p text:style-name="P425"><text:span text:style-name="T1011">Pokud jsou</text:span> postavy <text:span text:style-name="T1011">v daném kole</text:span> v místnosti, kam se ještě plyn nedostal, tak se jim nic neděje.</text:p>
            </text:list-item>
            <text:list-item>
              <text:p text:style-name="P706"><text:span text:style-name="T429">Za každé kolo strávené v zamořené místnosti </text:span><text:span text:style-name="T406">se posunou po následující stupnici – na začátku každého kola jim řekni, co se jim děje:</text:span></text:p>
            </text:list-item>
          </text:list>
        </text:list-item>
      </text:list>
      <text:list xml:id="list2901333922" text:style-name="L116">
        <text:list-item>
          <text:list>
            <text:list-item>
              <text:list>
                <text:list-item>
                  <text:list>
                    <text:list-item>
                      <text:p text:style-name="P426"><text:soft-page-break/>Začínají vám slzet oči.</text:p>
                    </text:list-item>
                    <text:list-item>
                      <text:p text:style-name="P426">Spustila se vám silná rýma.</text:p>
                    </text:list-item>
                    <text:list-item>
                      <text:p text:style-name="P426">Začínají vás pálit oči.</text:p>
                    </text:list-item>
                    <text:list-item>
                      <text:p text:style-name="P707"><text:span text:style-name="T404">Začíná vá</text:span><text:span text:style-name="T414">s</text:span><text:span text:style-name="T404"> škrábat v krku.</text:span></text:p>
                    </text:list-item>
                    <text:list-item>
                      <text:p text:style-name="P426">Začíná vám červenat kůže na tváři.</text:p>
                    </text:list-item>
                    <text:list-item>
                      <text:p text:style-name="P426">Začíná vás pálit kůže na tváři.</text:p>
                    </text:list-item>
                    <text:list-item>
                      <text:p text:style-name="P426">Začíná se vám špatně dýchat.</text:p>
                    </text:list-item>
                    <text:list-item>
                      <text:p text:style-name="P426">Začíná vás pálit kůže po celém těle.</text:p>
                    </text:list-item>
                    <text:list-item>
                      <text:p text:style-name="P426">Začínáte se dusit.</text:p>
                    </text:list-item>
                    <text:list-item>
                      <text:p text:style-name="P708"><text:span text:style-name="T404">U</text:span><text:span text:style-name="T333">padáte do bezvědomí.</text:span></text:p>
                    </text:list-item>
                  </text:list>
                </text:list-item>
              </text:list>
            </text:list-item>
          </text:list>
        </text:list-item>
      </text:list>
      <text:list xml:id="list2060360342" text:style-name="L117">
        <text:list-item>
          <text:p text:style-name="P427">Plyn je bez barvy a bez zápachu, takže kromě těchto účinků postavy nemají jak poznat, kde je a kde není.</text:p>
        </text:list-item>
        <text:list-item>
          <text:p text:style-name="P428"><text:span text:style-name="T1012">Při útěku se p</text:span>ozice <text:span text:style-name="T1012">na</text:span> stupnic<text:span text:style-name="T1012">i</text:span> <text:span text:style-name="T1012">nevrací na začátek</text:span>. Když jsou postavy například na druhém stupni, pak vběhnou do místnosti bez plynu a pak do další s plynem, posunou se na třetí stupeň stupnice.</text:p>
        </text:list-item>
        <text:list-item>
          <text:p text:style-name="P709"><text:span text:style-name="T444">Snaž se</text:span><text:span text:style-name="T404"> vytvořit v hráčích pocit, že jim jde o čas a o život. Netlač na ně moc, </text:span><text:span text:style-name="T406">průběžné ohlašování zhoršujících se účinků by mělo </text:span><text:span text:style-name="T407">stačit</text:span><text:span text:style-name="T406">. </text:span><text:span text:style-name="T407">Nenech je ale příliš dlouho rozmýšlet.</text:span></text:p>
        </text:list-item>
        <text:list-item>
          <text:p text:style-name="P710"><text:span text:style-name="T405">Vypuštění plynu zabije všechno živé v podzemí, </text:span><text:span text:style-name="T410">co ještě nepobily postavy,</text:span><text:span text:style-name="T405"> což </text:span><text:span text:style-name="T411">mohou být</text:span><text:span text:style-name="T405">:</text:span></text:p>
          <text:list>
            <text:list-item>
              <text:p text:style-name="P710"><text:span text:style-name="T405">Ještěři </text:span><text:span text:style-name="T402">v </text:span><text:span text:style-name="T534">C10 a</text:span><text:span text:style-name="T402"> C11.</text:span></text:p>
            </text:list-item>
            <text:list-item>
              <text:p text:style-name="P710"><text:soft-page-break/><text:span text:style-name="T405">Pavouci v </text:span><text:span text:style-name="T402">C4.</text:span></text:p>
            </text:list-item>
            <text:list-item>
              <text:p text:style-name="P710"><text:span text:style-name="T405">Huňáči </text:span><text:span text:style-name="T403">v B</text:span><text:span text:style-name="T535">5</text:span><text:span text:style-name="T405"> utečou, stihnou ale odnést jen dvě koťata (každý jedno).</text:span></text:p>
            </text:list-item>
            <text:list-item>
              <text:p text:style-name="P711"><text:span text:style-name="T432">Hráčské postavy </text:span><text:span text:style-name="T409">(p</text:span><text:span text:style-name="T432">okud nestihnou utéct</text:span><text:span text:style-name="T409">)</text:span><text:span text:style-name="T432">.</text:span></text:p>
            </text:list-item>
          </text:list>
        </text:list-item>
        <text:list-item>
          <text:p text:style-name="P712"><text:span text:style-name="T412">Mimik v </text:span><text:span text:style-name="T498">B10</text:span><text:span text:style-name="T412"> je magický tvor a nepotřebuje dýchat, takže jed mu nic neudělá. </text:span><text:span text:style-name="T413">To samé platí pro všechny sochy.</text:span></text:p>
        </text:list-item>
        <text:list-item>
          <text:p text:style-name="P713"><text:span text:style-name="T413">P</text:span><text:span text:style-name="T433">lyn z podzemí za několik dní vyvětrá.</text:span></text:p>
          <text:list>
            <text:list-item>
              <text:p text:style-name="P713"><text:span text:style-name="T418">Přeživší p</text:span><text:span text:style-name="T433">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1"><text:span text:style-name="T4">Dobrodružství </text:span><text:span text:style-name="T104">s</text:span><text:span text:style-name="T4">končí, </text:span><text:span text:style-name="T173">až</text:span><text:span text:style-name="T4"> když se </text:span><text:span text:style-name="T105">pro to hráči rozhodnou </text:span><text:span text:style-name="T174">(pokud už ale v podzemí nic zajímavého není, tak jim to řekni, nenech je marně hledat)</text:span><text:span text:style-name="T4">.</text:span></text:p>
      <text:list xml:id="list252023069" text:style-name="L118">
        <text:list-item>
          <text:p text:style-name="P714"><text:span text:style-name="T4">Před </text:span><text:span text:style-name="T106">koncem hry ještě</text:span><text:span text:style-name="T4"> </text:span><text:span text:style-name="T145">odehrajte</text:span><text:span text:style-name="T4"> prodej </text:span><text:span text:style-name="T146">nalezených pokladů</text:span><text:span text:style-name="T103">.</text:span></text:p>
          <text:list>
            <text:list-item>
              <text:p text:style-name="P716"><text:span text:style-name="T103">N</text:span><text:span text:style-name="T4">emusíte to hrát v roli, stačí posčítat ceny nalezených pokladů</text:span><text:span text:style-name="T175">, které se hráči rozhodnou prodat</text:span><text:span text:style-name="T4">.</text:span></text:p>
            </text:list-item>
            <text:list-item>
              <text:p text:style-name="P716"><text:span text:style-name="T4">Udělej to i v případě, že s těmito postavami neplánujete hrát další dobrodružství – </text:span><text:span text:style-name="T147">ocenit nalezené poklady je důležité, </text:span><text:span text:style-name="T176">jsou to v podstatě vítězné body</text:span><text:span text:style-name="T147">.</text:span></text:p>
            </text:list-item>
          </text:list>
        </text:list-item>
        <text:list-item>
          <text:p text:style-name="P715"><text:span text:style-name="T104">Pokud plánujete se stejnými postavami pokračovat do dalších dobrodružství, můžete rovnou </text:span><text:span text:style-name="T148">odehrát</text:span><text:span text:style-name="T104"> i nákupy</text:span><text:span text:style-name="T4"> (viz </text:span><text:span text:style-name="T116">Cen</text:span><text:span text:style-name="T125">a pokladů</text:span><text:span text:style-name="T4">).</text:span></text:p>
        </text:list-item>
      </text:list>
      <text:h text:style-name="P212" text:outline-level="2"><text:bookmark-start text:name="__RefHeading___Toc5831_1424409582"/>Cena pokladů<text:bookmark-end text:name="__RefHeading___Toc5831_1424409582"/></text:h>
      <text:p text:style-name="P119">Prodávat magické předměty je problematické – ve městě, odkud postavy pochází, totiž nikdo o existenci magie neví a výjimkou lektvarů nikdo kromě postav tyto předměty nedokáže použít. Pokud budou hráči trvat na tom, že tyto předměty prodají, hoď 1k6, abys zjistil, kolik jim za ně zrovna ten který obchodník dá.<text:line-break/><text:tab/><text:span text:style-name="T745">Pokud budou cht</text:span><text:span text:style-name="T177">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32"><text:span text:style-name="T1021">Magické p</text:span>ředměty <text:span text:style-name="T1022">(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36"><text:span text:style-name="T1023">1</text:span>k6 st</text:p>
          </table:table-cell>
          <table:table-cell table:style-name="Tabulka1.A2" office:value-type="string">
            <text:p text:style-name="P136"/>
          </table:table-cell>
          <table:table-cell table:style-name="Tabulka1.A2" office:value-type="string">
            <text:p text:style-name="Table_20_Contents">nabíjecí rukavice</text:p>
          </table:table-cell>
          <table:table-cell table:style-name="Tabulka1.A2" office:value-type="string">
            <text:p text:style-name="P136"><text:span text:style-name="T1023">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36"><text:span text:style-name="T1023">1</text:span>k6 st</text:p>
          </table:table-cell>
          <table:table-cell table:style-name="Tabulka1.A2" office:value-type="string">
            <text:p text:style-name="P136"/>
          </table:table-cell>
          <table:table-cell table:style-name="Tabulka1.A2" office:value-type="string">
            <text:p text:style-name="Table_20_Contents">očarování rukavic</text:p>
          </table:table-cell>
          <table:table-cell table:style-name="Tabulka1.A2" office:value-type="string">
            <text:p text:style-name="P136"><text:span text:style-name="T1023">1</text:span>k6 st</text:p>
          </table:table-cell>
        </table:table-row>
        <table:table-row>
          <table:table-cell table:style-name="Tabulka1.A2" office:value-type="string">
            <text:p text:style-name="Table_20_Contents">kulový blesk</text:p>
          </table:table-cell>
          <table:table-cell table:style-name="Tabulka1.A2" office:value-type="string">
            <text:p text:style-name="P136"><text:span text:style-name="T1023">1</text:span>k6 st</text:p>
          </table:table-cell>
          <table:table-cell table:style-name="Tabulka1.A2" office:value-type="string">
            <text:p text:style-name="P136"/>
          </table:table-cell>
          <table:table-cell table:style-name="Tabulka1.A2" office:value-type="string">
            <text:p text:style-name="Table_20_Contents">přenos myšlenek</text:p>
          </table:table-cell>
          <table:table-cell table:style-name="Tabulka1.A2" office:value-type="string">
            <text:p text:style-name="P136"><text:span text:style-name="T1023">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36"><text:span text:style-name="T1023">1</text:span>k6 zl</text:p>
          </table:table-cell>
          <table:table-cell table:style-name="Tabulka1.A2" office:value-type="string">
            <text:p text:style-name="P136"/>
          </table:table-cell>
          <table:table-cell table:style-name="Tabulka1.A2" office:value-type="string">
            <text:p text:style-name="Table_20_Contents">sérotvorný flakón</text:p>
          </table:table-cell>
          <table:table-cell table:style-name="Tabulka1.A2" office:value-type="string">
            <text:p text:style-name="P136"><text:span text:style-name="T1023">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36"><text:span text:style-name="T1023">1</text:span>k6 zl</text:p>
          </table:table-cell>
          <table:table-cell table:style-name="Tabulka1.A6" office:value-type="string">
            <text:p text:style-name="P136"/>
          </table:table-cell>
          <table:table-cell table:style-name="Tabulka1.A6" office:value-type="string">
            <text:p text:style-name="Table_20_Contents">vzplanutí</text:p>
          </table:table-cell>
          <table:table-cell table:style-name="Tabulka1.A6" office:value-type="string">
            <text:p text:style-name="P136"><text:span text:style-name="T1023">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34">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73">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71">3 st</text:p>
          </table:table-cell>
        </table:table-row>
        <table:table-row>
          <table:table-cell table:style-name="Table1.A2" office:value-type="string">
            <text:p text:style-name="Table_20_Contents">dlouhý luk</text:p>
          </table:table-cell>
          <table:table-cell table:style-name="Table1.A2" office:value-type="string">
            <text:p text:style-name="P169">1 zl</text:p>
          </table:table-cell>
          <table:table-cell table:style-name="Table1.A2" office:value-type="string">
            <text:p text:style-name="Table_20_Contents"/>
          </table:table-cell>
          <table:table-cell table:style-name="Table1.A2" office:value-type="string">
            <text:p text:style-name="P131">lano (5 metrů)</text:p>
          </table:table-cell>
          <table:table-cell table:style-name="Table1.A2" office:value-type="string">
            <text:p text:style-name="P158">2 st</text:p>
          </table:table-cell>
        </table:table-row>
        <table:table-row>
          <table:table-cell table:style-name="Table1.A2" office:value-type="string">
            <text:p text:style-name="Table_20_Contents"><text:span text:style-name="T540">dřevěná krabička s hnědým práškem </text:span><text:span text:style-name="T541">(2 st za krabičku, 4 st za každou dávku prášku)</text:span></text:p>
          </table:table-cell>
          <table:table-cell table:style-name="Table1.A2" office:value-type="string">
            <text:p text:style-name="P135"><text:span text:style-name="T1026">4,</text:span><text:span text:style-name="T744">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77">2 zl</text:p>
          </table:table-cell>
        </table:table-row>
        <table:table-row>
          <table:table-cell table:style-name="Table1.A2" office:value-type="string">
            <text:p text:style-name="Table_20_Contents">dvojruční kyj</text:p>
          </table:table-cell>
          <table:table-cell table:style-name="Table1.A2" office:value-type="string">
            <text:p text:style-name="P178">4 mk</text:p>
          </table:table-cell>
          <table:table-cell table:style-name="Table1.A2" office:value-type="string">
            <text:p text:style-name="Table_20_Contents"/>
          </table:table-cell>
          <table:table-cell table:style-name="Table1.A2" office:value-type="string">
            <text:p text:style-name="P131">lucerna na svíci</text:p>
          </table:table-cell>
          <table:table-cell table:style-name="Table1.A2" office:value-type="string">
            <text:p text:style-name="P162">1 st</text:p>
          </table:table-cell>
        </table:table-row>
        <table:table-row>
          <table:table-cell table:style-name="Table1.A2" office:value-type="string">
            <text:p text:style-name="Table_20_Contents">dýka</text:p>
          </table:table-cell>
          <table:table-cell table:style-name="Table1.A2" office:value-type="string">
            <text:p text:style-name="P170">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68">1,5 zl</text:p>
          </table:table-cell>
        </table:table-row>
        <table:table-row>
          <table:table-cell table:style-name="Table1.A2" office:value-type="string">
            <text:p text:style-name="Table_20_Contents">elfská dýka</text:p>
          </table:table-cell>
          <table:table-cell table:style-name="Table1.A2" office:value-type="string">
            <text:p text:style-name="P166">1 zl</text:p>
          </table:table-cell>
          <table:table-cell table:style-name="Table1.A2" office:value-type="string">
            <text:p text:style-name="Table_20_Contents"/>
          </table:table-cell>
          <table:table-cell table:style-name="Table1.A2" office:value-type="string">
            <text:p text:style-name="P131">náhrdelník z polodrahokamů</text:p>
          </table:table-cell>
          <table:table-cell table:style-name="Table1.A2" office:value-type="string">
            <text:p text:style-name="P156">1 zl</text:p>
          </table:table-cell>
        </table:table-row>
        <table:table-row>
          <table:table-cell table:style-name="Table1.A2" office:value-type="string">
            <text:p text:style-name="Table_20_Contents">elfská lucerna</text:p>
          </table:table-cell>
          <table:table-cell table:style-name="Table1.A2" office:value-type="string">
            <text:p text:style-name="P172">2 st</text:p>
          </table:table-cell>
          <table:table-cell table:style-name="Table1.A2" office:value-type="string">
            <text:p text:style-name="Table_20_Contents"/>
          </table:table-cell>
          <table:table-cell table:style-name="Table1.A2" office:value-type="string">
            <text:p text:style-name="P131">náušnice s perlou</text:p>
          </table:table-cell>
          <table:table-cell table:style-name="Table1.A2" office:value-type="string">
            <text:p text:style-name="P161"><text:span text:style-name="T1028">1</text:span> zl</text:p>
          </table:table-cell>
        </table:table-row>
        <table:table-row>
          <table:table-cell table:style-name="Table1.A2" office:value-type="string">
            <text:p text:style-name="Table_20_Contents">elfská lyra</text:p>
          </table:table-cell>
          <table:table-cell table:style-name="Table1.A2" office:value-type="string">
            <text:p text:style-name="P165">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79">4 st</text:p>
          </table:table-cell>
        </table:table-row>
        <table:table-row>
          <table:table-cell table:style-name="Table1.A2" office:value-type="string">
            <text:p text:style-name="Table_20_Contents">elfský meč</text:p>
          </table:table-cell>
          <table:table-cell table:style-name="Table1.A2" office:value-type="string">
            <text:p text:style-name="P167">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80">2 mk</text:p>
          </table:table-cell>
        </table:table-row>
        <table:table-row>
          <table:table-cell table:style-name="Table1.A2" office:value-type="string">
            <text:p text:style-name="Table_20_Contents">horský křišťál</text:p>
          </table:table-cell>
          <table:table-cell table:style-name="Table1.A2" office:value-type="string">
            <text:p text:style-name="P163">5 st</text:p>
          </table:table-cell>
          <table:table-cell table:style-name="Table1.A2" office:value-type="string">
            <text:p text:style-name="Table_20_Contents"/>
          </table:table-cell>
          <table:table-cell table:style-name="Table1.A2" office:value-type="string">
            <text:p text:style-name="P131">průbojník</text:p>
          </table:table-cell>
          <table:table-cell table:style-name="Table1.A2" office:value-type="string">
            <text:p text:style-name="P159"><text:span text:style-name="T1027">2</text:span> st</text:p>
          </table:table-cell>
        </table:table-row>
        <table:table-row>
          <table:table-cell table:style-name="Table1.A2" office:value-type="string">
            <text:p text:style-name="Table_20_Contents">jednoruční kyj</text:p>
          </table:table-cell>
          <table:table-cell table:style-name="Table1.A2" office:value-type="string">
            <text:p text:style-name="P178">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64">2 zl</text:p>
          </table:table-cell>
        </table:table-row>
        <table:table-row>
          <table:table-cell table:style-name="Table1.A2" office:value-type="string">
            <text:p text:style-name="Table_20_Contents">kamenická palice</text:p>
          </table:table-cell>
          <table:table-cell table:style-name="Table1.A2" office:value-type="string">
            <text:p text:style-name="P175">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74">1 zl</text:p>
          </table:table-cell>
        </table:table-row>
        <table:table-row>
          <table:table-cell table:style-name="Table1.A2" office:value-type="string">
            <text:p text:style-name="Table_20_Contents">kamenická špice</text:p>
          </table:table-cell>
          <table:table-cell table:style-name="Table1.A2" office:value-type="string">
            <text:p text:style-name="P175">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63">2 zl</text:p>
          </table:table-cell>
        </table:table-row>
        <table:table-row>
          <table:table-cell table:style-name="Table1.A2" office:value-type="string">
            <text:p text:style-name="Table_20_Contents">kamenické dláto</text:p>
          </table:table-cell>
          <table:table-cell table:style-name="Table1.A2" office:value-type="string">
            <text:p text:style-name="P175">2 st</text:p>
          </table:table-cell>
          <table:table-cell table:style-name="Table1.A2" office:value-type="string">
            <text:p text:style-name="Table_20_Contents"/>
          </table:table-cell>
          <table:table-cell table:style-name="Table1.A2" office:value-type="string">
            <text:p text:style-name="P131">velká čtvercová mince</text:p>
          </table:table-cell>
          <table:table-cell table:style-name="Table1.A2" office:value-type="string">
            <text:p text:style-name="P157">5 st</text:p>
          </table:table-cell>
        </table:table-row>
        <table:table-row>
          <table:table-cell table:style-name="Table1.A2" office:value-type="string">
            <text:p text:style-name="Table_20_Contents">kamenná palice</text:p>
          </table:table-cell>
          <table:table-cell table:style-name="Table1.A2" office:value-type="string">
            <text:p text:style-name="P176"><text:span text:style-name="T1029">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60">6 zl</text:p>
          </table:table-cell>
        </table:table-row>
        <table:table-row>
          <table:table-cell table:style-name="Table1.A17" office:value-type="string">
            <text:p text:style-name="Table_20_Contents">kovářské kladivo</text:p>
          </table:table-cell>
          <table:table-cell table:style-name="Table1.A17" office:value-type="string">
            <text:p text:style-name="P175">5 st</text:p>
          </table:table-cell>
          <table:table-cell table:style-name="Table1.A17" office:value-type="string">
            <text:p text:style-name="Table_20_Contents"/>
          </table:table-cell>
          <table:table-cell table:style-name="Table1.A17" office:value-type="string">
            <text:p text:style-name="P131"/>
          </table:table-cell>
          <table:table-cell table:style-name="Table1.A17" office:value-type="string">
            <text:p text:style-name="P135"/>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33">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52">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49"><text:span text:style-name="T743">2</text:span> st</text:p>
          </table:table-cell>
        </table:table-row>
        <table:table-row>
          <table:table-cell table:style-name="Table2.A2" office:value-type="string">
            <text:p text:style-name="Table_20_Contents">dřevěná flétna</text:p>
          </table:table-cell>
          <table:table-cell table:style-name="Table2.A2" office:value-type="string">
            <text:p text:style-name="P139">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48"><text:span text:style-name="T743">2</text:span> st</text:p>
          </table:table-cell>
        </table:table-row>
        <table:table-row>
          <table:table-cell table:style-name="Table2.A2" office:value-type="string">
            <text:p text:style-name="Table_20_Contents">hrst klínků</text:p>
          </table:table-cell>
          <table:table-cell table:style-name="Table2.A2" office:value-type="string">
            <text:p text:style-name="P151">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54">1 zl</text:p>
          </table:table-cell>
        </table:table-row>
        <table:table-row>
          <table:table-cell table:style-name="Table2.A2" office:value-type="string">
            <text:p text:style-name="Table_20_Contents">keramická miska</text:p>
          </table:table-cell>
          <table:table-cell table:style-name="Table2.A2" office:value-type="string">
            <text:p text:style-name="P146">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48"><text:span text:style-name="T743">2</text:span> st</text:p>
          </table:table-cell>
        </table:table-row>
        <table:table-row>
          <table:table-cell table:style-name="Table2.A2" office:value-type="string">
            <text:p text:style-name="Table_20_Contents">keramický talíř</text:p>
          </table:table-cell>
          <table:table-cell table:style-name="Table2.A2" office:value-type="string">
            <text:p text:style-name="P146">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38"><text:span text:style-name="T743">2</text:span> st</text:p>
          </table:table-cell>
        </table:table-row>
        <table:table-row>
          <table:table-cell table:style-name="Table2.A2" office:value-type="string">
            <text:p text:style-name="Table_20_Contents">kleště</text:p>
          </table:table-cell>
          <table:table-cell table:style-name="Table2.A2" office:value-type="string">
            <text:p text:style-name="P148"><text:span text:style-name="T743">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45">1 st</text:p>
          </table:table-cell>
        </table:table-row>
        <table:table-row>
          <table:table-cell table:style-name="Table2.A2" office:value-type="string">
            <text:p text:style-name="Table_20_Contents">kožené pouzdro na svitky</text:p>
          </table:table-cell>
          <table:table-cell table:style-name="Table2.A2" office:value-type="string">
            <text:p text:style-name="P141">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49"><text:span text:style-name="T743">2</text:span> st</text:p>
          </table:table-cell>
        </table:table-row>
        <table:table-row>
          <table:table-cell table:style-name="Table2.A2" office:value-type="string">
            <text:p text:style-name="Table_20_Contents">kružítko</text:p>
          </table:table-cell>
          <table:table-cell table:style-name="Table2.A2" office:value-type="string">
            <text:p text:style-name="P150"><text:span text:style-name="T743">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38"><text:span text:style-name="T743">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53">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40">1 st</text:p>
          </table:table-cell>
        </table:table-row>
        <table:table-row>
          <table:table-cell table:style-name="Table2.A2" office:value-type="string">
            <text:p text:style-name="Table_20_Contents">léčitelské potřeby</text:p>
          </table:table-cell>
          <table:table-cell table:style-name="Table2.A2" office:value-type="string">
            <text:p text:style-name="P140">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43"><text:span text:style-name="T1025">1</text:span> zl</text:p>
          </table:table-cell>
        </table:table-row>
        <table:table-row>
          <table:table-cell table:style-name="Table2.A2" office:value-type="string">
            <text:p text:style-name="Table_20_Contents">lehká orkská zbroj</text:p>
          </table:table-cell>
          <table:table-cell table:style-name="Table2.A2" office:value-type="string">
            <text:p text:style-name="P155">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47">4 st</text:p>
          </table:table-cell>
        </table:table-row>
        <table:table-row>
          <table:table-cell table:style-name="Table2.A2" office:value-type="string">
            <text:p text:style-name="Table_20_Contents">malá kovadlina</text:p>
          </table:table-cell>
          <table:table-cell table:style-name="Table2.A2" office:value-type="string">
            <text:p text:style-name="P144">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47">6 st</text:p>
          </table:table-cell>
        </table:table-row>
        <table:table-row>
          <table:table-cell table:style-name="Table2.A2" office:value-type="string">
            <text:p text:style-name="Table_20_Contents">malý železný vozík</text:p>
          </table:table-cell>
          <table:table-cell table:style-name="Table2.A2" office:value-type="string">
            <text:p text:style-name="P144">5 st</text:p>
          </table:table-cell>
          <table:table-cell table:style-name="Table2.A2" office:value-type="string">
            <text:p text:style-name="Table_20_Contents"/>
          </table:table-cell>
          <table:table-cell table:style-name="Table2.A2" office:value-type="string">
            <text:p text:style-name="P129">vlčí mor <text:span text:style-name="T1024">(1 dávka)</text:span></text:p>
          </table:table-cell>
          <table:table-cell table:style-name="Table2.A2" office:value-type="string">
            <text:p text:style-name="P137">5 st</text:p>
          </table:table-cell>
        </table:table-row>
        <table:table-row>
          <table:table-cell table:style-name="Table2.A2" office:value-type="string">
            <text:p text:style-name="Table_20_Contents">mosazný svícen</text:p>
          </table:table-cell>
          <table:table-cell table:style-name="Table2.A2" office:value-type="string">
            <text:p text:style-name="P142">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38">2 st</text:p>
          </table:table-cell>
        </table:table-row>
        <table:table-row>
          <table:table-cell table:style-name="Table2.A16" office:value-type="string">
            <text:p text:style-name="Table_20_Contents">nůžky</text:p>
          </table:table-cell>
          <table:table-cell table:style-name="Table2.A16" office:value-type="string">
            <text:p text:style-name="P138"><text:span text:style-name="T743">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49"><text:span text:style-name="T743">2</text:span> st</text:p>
          </table:table-cell>
        </table:table-row>
      </table:table>
      <text:p text:style-name="P129"/>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4T13:30:47.733000000</dc:date>
    <meta:print-date>2113-01-01T00:00:00</meta:print-date>
    <meta:editing-cycles>13059</meta:editing-cycles>
    <meta:editing-duration>P37DT1M58S</meta:editing-duration>
    <meta:generator>LibreOffice/5.3.2.2$Windows_X86_64 LibreOffice_project/6cd4f1ef626f15116896b1d8e1398b56da0d0ee1</meta:generator>
    <meta:document-statistic meta:table-count="3" meta:image-count="0" meta:object-count="0" meta:page-count="65" meta:paragraph-count="982" meta:word-count="9801" meta:character-count="55287" meta:non-whitespace-character-count="46995"/>
  </office:meta>
</office:document-meta>
</file>